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58cm"/>
    </style:style>
    <style:style style:name="co2" style:family="table-column">
      <style:table-column-properties fo:break-before="auto" style:column-width="4.149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nslation_after_rot" table:style-name="ta1">
        <table:shapes>
          <draw:frame draw:z-index="0" draw:style-name="gr1" draw:text-style-name="P1" svg:width="18.739cm" svg:height="10.54cm" svg:x="3.791cm" svg:y="3.553cm">
            <draw:object draw:notify-on-update-of-ranges="translation_after_rot.A1:translation_after_rot.A1 translation_after_rot.A2:translation_after_rot.A931 translation_after_rot.B1:translation_after_rot.B1 translation_after_rot.B2:translation_after_rot.B931 translation_after_rot.C1:translation_after_rot.C1 translation_after_rot.C2:translation_after_rot.C9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z</text:p>
          </table:table-cell>
        </table:table-row>
        <table:table-row table:style-name="ro1">
          <table:table-cell office:value-type="float" office:value="-0.118545398504999" calcext:value-type="float">
            <text:p>-0.118545398504999</text:p>
          </table:table-cell>
          <table:table-cell office:value-type="float" office:value="0.0654199443634759" calcext:value-type="float">
            <text:p>0.0654199443634759</text:p>
          </table:table-cell>
          <table:table-cell office:value-type="float" office:value="1.14033430360861" calcext:value-type="float">
            <text:p>1.14033430360861</text:p>
          </table:table-cell>
        </table:table-row>
        <table:table-row table:style-name="ro1">
          <table:table-cell office:value-type="float" office:value="-0.121242301859045" calcext:value-type="float">
            <text:p>-0.121242301859045</text:p>
          </table:table-cell>
          <table:table-cell office:value-type="float" office:value="0.0657098600992345" calcext:value-type="float">
            <text:p>0.0657098600992345</text:p>
          </table:table-cell>
          <table:table-cell office:value-type="float" office:value="1.13985662683563" calcext:value-type="float">
            <text:p>1.13985662683563</text:p>
          </table:table-cell>
        </table:table-row>
        <table:table-row table:style-name="ro1">
          <table:table-cell office:value-type="float" office:value="-0.115095026956851" calcext:value-type="float">
            <text:p>-0.115095026956851</text:p>
          </table:table-cell>
          <table:table-cell office:value-type="float" office:value="0.0695110166068855" calcext:value-type="float">
            <text:p>0.0695110166068855</text:p>
          </table:table-cell>
          <table:table-cell office:value-type="float" office:value="1.14051757346419" calcext:value-type="float">
            <text:p>1.14051757346419</text:p>
          </table:table-cell>
        </table:table-row>
        <table:table-row table:style-name="ro1">
          <table:table-cell office:value-type="float" office:value="-0.114153168179366" calcext:value-type="float">
            <text:p>-0.114153168179366</text:p>
          </table:table-cell>
          <table:table-cell office:value-type="float" office:value="0.0621639405316879" calcext:value-type="float">
            <text:p>0.0621639405316879</text:p>
          </table:table-cell>
          <table:table-cell office:value-type="float" office:value="1.14058346616513" calcext:value-type="float">
            <text:p>1.14058346616513</text:p>
          </table:table-cell>
        </table:table-row>
        <table:table-row table:style-name="ro1">
          <table:table-cell office:value-type="float" office:value="-0.126832382023232" calcext:value-type="float">
            <text:p>-0.126832382023232</text:p>
          </table:table-cell>
          <table:table-cell office:value-type="float" office:value="0.0722897360921432" calcext:value-type="float">
            <text:p>0.0722897360921432</text:p>
          </table:table-cell>
          <table:table-cell office:value-type="float" office:value="1.13801209012615" calcext:value-type="float">
            <text:p>1.13801209012615</text:p>
          </table:table-cell>
        </table:table-row>
        <table:table-row table:style-name="ro1">
          <table:table-cell office:value-type="float" office:value="-0.127137224072899" calcext:value-type="float">
            <text:p>-0.127137224072899</text:p>
          </table:table-cell>
          <table:table-cell office:value-type="float" office:value="0.070481338212556" calcext:value-type="float">
            <text:p>0.070481338212556</text:p>
          </table:table-cell>
          <table:table-cell office:value-type="float" office:value="1.13894880060762" calcext:value-type="float">
            <text:p>1.13894880060762</text:p>
          </table:table-cell>
        </table:table-row>
        <table:table-row table:style-name="ro1">
          <table:table-cell office:value-type="float" office:value="-0.120948907957918" calcext:value-type="float">
            <text:p>-0.120948907957918</text:p>
          </table:table-cell>
          <table:table-cell office:value-type="float" office:value="0.0826788477251444" calcext:value-type="float">
            <text:p>0.0826788477251444</text:p>
          </table:table-cell>
          <table:table-cell office:value-type="float" office:value="1.138404547514" calcext:value-type="float">
            <text:p>1.138404547514</text:p>
          </table:table-cell>
        </table:table-row>
        <table:table-row table:style-name="ro1">
          <table:table-cell office:value-type="float" office:value="-0.126250218838326" calcext:value-type="float">
            <text:p>-0.126250218838326</text:p>
          </table:table-cell>
          <table:table-cell office:value-type="float" office:value="0.0749313821543537" calcext:value-type="float">
            <text:p>0.0749313821543537</text:p>
          </table:table-cell>
          <table:table-cell office:value-type="float" office:value="1.13861353996671" calcext:value-type="float">
            <text:p>1.13861353996671</text:p>
          </table:table-cell>
        </table:table-row>
        <table:table-row table:style-name="ro1">
          <table:table-cell office:value-type="float" office:value="-0.108152580166984" calcext:value-type="float">
            <text:p>-0.108152580166984</text:p>
          </table:table-cell>
          <table:table-cell office:value-type="float" office:value="0.0649237913972898" calcext:value-type="float">
            <text:p>0.0649237913972898</text:p>
          </table:table-cell>
          <table:table-cell office:value-type="float" office:value="1.14272730075512" calcext:value-type="float">
            <text:p>1.14272730075512</text:p>
          </table:table-cell>
        </table:table-row>
        <table:table-row table:style-name="ro1">
          <table:table-cell office:value-type="float" office:value="-0.123773771143119" calcext:value-type="float">
            <text:p>-0.123773771143119</text:p>
          </table:table-cell>
          <table:table-cell office:value-type="float" office:value="0.0728477700428321" calcext:value-type="float">
            <text:p>0.0728477700428321</text:p>
          </table:table-cell>
          <table:table-cell office:value-type="float" office:value="1.14029056588123" calcext:value-type="float">
            <text:p>1.14029056588123</text:p>
          </table:table-cell>
        </table:table-row>
        <table:table-row table:style-name="ro1">
          <table:table-cell office:value-type="float" office:value="-0.117869836710497" calcext:value-type="float">
            <text:p>-0.117869836710497</text:p>
          </table:table-cell>
          <table:table-cell office:value-type="float" office:value="0.0773811560130097" calcext:value-type="float">
            <text:p>0.0773811560130097</text:p>
          </table:table-cell>
          <table:table-cell office:value-type="float" office:value="1.14136191600655" calcext:value-type="float">
            <text:p>1.14136191600655</text:p>
          </table:table-cell>
        </table:table-row>
        <table:table-row table:style-name="ro1">
          <table:table-cell office:value-type="float" office:value="-0.123505540163775" calcext:value-type="float">
            <text:p>-0.123505540163775</text:p>
          </table:table-cell>
          <table:table-cell office:value-type="float" office:value="0.0734217801809084" calcext:value-type="float">
            <text:p>0.0734217801809084</text:p>
          </table:table-cell>
          <table:table-cell office:value-type="float" office:value="1.1405027820482" calcext:value-type="float">
            <text:p>1.1405027820482</text:p>
          </table:table-cell>
        </table:table-row>
        <table:table-row table:style-name="ro1">
          <table:table-cell office:value-type="float" office:value="-0.115701341219317" calcext:value-type="float">
            <text:p>-0.115701341219317</text:p>
          </table:table-cell>
          <table:table-cell office:value-type="float" office:value="0.0734398456457458" calcext:value-type="float">
            <text:p>0.0734398456457458</text:p>
          </table:table-cell>
          <table:table-cell office:value-type="float" office:value="1.14241333375091" calcext:value-type="float">
            <text:p>1.14241333375091</text:p>
          </table:table-cell>
        </table:table-row>
        <table:table-row table:style-name="ro1">
          <table:table-cell office:value-type="float" office:value="-0.123538403754715" calcext:value-type="float">
            <text:p>-0.123538403754715</text:p>
          </table:table-cell>
          <table:table-cell office:value-type="float" office:value="0.0747654559885866" calcext:value-type="float">
            <text:p>0.0747654559885866</text:p>
          </table:table-cell>
          <table:table-cell office:value-type="float" office:value="1.14127950809341" calcext:value-type="float">
            <text:p>1.14127950809341</text:p>
          </table:table-cell>
        </table:table-row>
        <table:table-row table:style-name="ro1">
          <table:table-cell office:value-type="float" office:value="-0.117001981897054" calcext:value-type="float">
            <text:p>-0.117001981897054</text:p>
          </table:table-cell>
          <table:table-cell office:value-type="float" office:value="0.078995030342294" calcext:value-type="float">
            <text:p>0.078995030342294</text:p>
          </table:table-cell>
          <table:table-cell office:value-type="float" office:value="1.14148441513332" calcext:value-type="float">
            <text:p>1.14148441513332</text:p>
          </table:table-cell>
        </table:table-row>
        <table:table-row table:style-name="ro1">
          <table:table-cell office:value-type="float" office:value="-0.115257987721426" calcext:value-type="float">
            <text:p>-0.115257987721426</text:p>
          </table:table-cell>
          <table:table-cell office:value-type="float" office:value="0.0858972053055863" calcext:value-type="float">
            <text:p>0.0858972053055863</text:p>
          </table:table-cell>
          <table:table-cell office:value-type="float" office:value="1.14170364369663" calcext:value-type="float">
            <text:p>1.14170364369663</text:p>
          </table:table-cell>
        </table:table-row>
        <table:table-row table:style-name="ro1">
          <table:table-cell office:value-type="float" office:value="-0.114991822187365" calcext:value-type="float">
            <text:p>-0.114991822187365</text:p>
          </table:table-cell>
          <table:table-cell office:value-type="float" office:value="0.0702067978912787" calcext:value-type="float">
            <text:p>0.0702067978912787</text:p>
          </table:table-cell>
          <table:table-cell office:value-type="float" office:value="1.14358380790459" calcext:value-type="float">
            <text:p>1.14358380790459</text:p>
          </table:table-cell>
        </table:table-row>
        <table:table-row table:style-name="ro1">
          <table:table-cell office:value-type="float" office:value="-0.109217691814069" calcext:value-type="float">
            <text:p>-0.109217691814069</text:p>
          </table:table-cell>
          <table:table-cell office:value-type="float" office:value="0.070924150600784" calcext:value-type="float">
            <text:p>0.070924150600784</text:p>
          </table:table-cell>
          <table:table-cell office:value-type="float" office:value="1.14428673397276" calcext:value-type="float">
            <text:p>1.14428673397276</text:p>
          </table:table-cell>
        </table:table-row>
        <table:table-row table:style-name="ro1">
          <table:table-cell office:value-type="float" office:value="-0.127431833779101" calcext:value-type="float">
            <text:p>-0.127431833779101</text:p>
          </table:table-cell>
          <table:table-cell office:value-type="float" office:value="0.0633444003649032" calcext:value-type="float">
            <text:p>0.0633444003649032</text:p>
          </table:table-cell>
          <table:table-cell office:value-type="float" office:value="1.14303915430816" calcext:value-type="float">
            <text:p>1.14303915430816</text:p>
          </table:table-cell>
        </table:table-row>
        <table:table-row table:style-name="ro1">
          <table:table-cell office:value-type="float" office:value="-0.121376008716666" calcext:value-type="float">
            <text:p>-0.121376008716666</text:p>
          </table:table-cell>
          <table:table-cell office:value-type="float" office:value="0.0644677647944978" calcext:value-type="float">
            <text:p>0.0644677647944978</text:p>
          </table:table-cell>
          <table:table-cell office:value-type="float" office:value="1.14427353482464" calcext:value-type="float">
            <text:p>1.14427353482464</text:p>
          </table:table-cell>
        </table:table-row>
        <table:table-row table:style-name="ro1">
          <table:table-cell office:value-type="float" office:value="-0.117559634695583" calcext:value-type="float">
            <text:p>-0.117559634695583</text:p>
          </table:table-cell>
          <table:table-cell office:value-type="float" office:value="0.0764417229602866" calcext:value-type="float">
            <text:p>0.0764417229602866</text:p>
          </table:table-cell>
          <table:table-cell office:value-type="float" office:value="1.14396178793423" calcext:value-type="float">
            <text:p>1.14396178793423</text:p>
          </table:table-cell>
        </table:table-row>
        <table:table-row table:style-name="ro1">
          <table:table-cell office:value-type="float" office:value="-0.109287886726158" calcext:value-type="float">
            <text:p>-0.109287886726158</text:p>
          </table:table-cell>
          <table:table-cell office:value-type="float" office:value="0.0773278925870782" calcext:value-type="float">
            <text:p>0.0773278925870782</text:p>
          </table:table-cell>
          <table:table-cell office:value-type="float" office:value="1.14548816857655" calcext:value-type="float">
            <text:p>1.14548816857655</text:p>
          </table:table-cell>
        </table:table-row>
        <table:table-row table:style-name="ro1">
          <table:table-cell office:value-type="float" office:value="-0.113002452816189" calcext:value-type="float">
            <text:p>-0.113002452816189</text:p>
          </table:table-cell>
          <table:table-cell office:value-type="float" office:value="0.0733076892359526" calcext:value-type="float">
            <text:p>0.0733076892359526</text:p>
          </table:table-cell>
          <table:table-cell office:value-type="float" office:value="1.14606925600394" calcext:value-type="float">
            <text:p>1.14606925600394</text:p>
          </table:table-cell>
        </table:table-row>
        <table:table-row table:style-name="ro1">
          <table:table-cell office:value-type="float" office:value="-0.126007784566759" calcext:value-type="float">
            <text:p>-0.126007784566759</text:p>
          </table:table-cell>
          <table:table-cell office:value-type="float" office:value="0.0667219370245359" calcext:value-type="float">
            <text:p>0.0667219370245359</text:p>
          </table:table-cell>
          <table:table-cell office:value-type="float" office:value="1.14532721175088" calcext:value-type="float">
            <text:p>1.14532721175088</text:p>
          </table:table-cell>
        </table:table-row>
        <table:table-row table:style-name="ro1">
          <table:table-cell office:value-type="float" office:value="-0.115346073016272" calcext:value-type="float">
            <text:p>-0.115346073016272</text:p>
          </table:table-cell>
          <table:table-cell office:value-type="float" office:value="0.070035168954203" calcext:value-type="float">
            <text:p>0.070035168954203</text:p>
          </table:table-cell>
          <table:table-cell office:value-type="float" office:value="1.14614165593098" calcext:value-type="float">
            <text:p>1.14614165593098</text:p>
          </table:table-cell>
        </table:table-row>
        <table:table-row table:style-name="ro1">
          <table:table-cell office:value-type="float" office:value="-0.123793193837525" calcext:value-type="float">
            <text:p>-0.123793193837525</text:p>
          </table:table-cell>
          <table:table-cell office:value-type="float" office:value="0.074074485203711" calcext:value-type="float">
            <text:p>0.074074485203711</text:p>
          </table:table-cell>
          <table:table-cell office:value-type="float" office:value="1.14617210229415" calcext:value-type="float">
            <text:p>1.14617210229415</text:p>
          </table:table-cell>
        </table:table-row>
        <table:table-row table:style-name="ro1">
          <table:table-cell office:value-type="float" office:value="-0.123261772426307" calcext:value-type="float">
            <text:p>-0.123261772426307</text:p>
          </table:table-cell>
          <table:table-cell office:value-type="float" office:value="0.0724850892677257" calcext:value-type="float">
            <text:p>0.0724850892677257</text:p>
          </table:table-cell>
          <table:table-cell office:value-type="float" office:value="1.1468664670741" calcext:value-type="float">
            <text:p>1.1468664670741</text:p>
          </table:table-cell>
        </table:table-row>
        <table:table-row table:style-name="ro1">
          <table:table-cell office:value-type="float" office:value="-0.126612996267391" calcext:value-type="float">
            <text:p>-0.126612996267391</text:p>
          </table:table-cell>
          <table:table-cell office:value-type="float" office:value="0.0761693897487958" calcext:value-type="float">
            <text:p>0.0761693897487958</text:p>
          </table:table-cell>
          <table:table-cell office:value-type="float" office:value="1.1468056284446" calcext:value-type="float">
            <text:p>1.1468056284446</text:p>
          </table:table-cell>
        </table:table-row>
        <table:table-row table:style-name="ro1">
          <table:table-cell office:value-type="float" office:value="-0.130708118566923" calcext:value-type="float">
            <text:p>-0.130708118566923</text:p>
          </table:table-cell>
          <table:table-cell office:value-type="float" office:value="0.0601428294587496" calcext:value-type="float">
            <text:p>0.0601428294587496</text:p>
          </table:table-cell>
          <table:table-cell office:value-type="float" office:value="1.14897021034914" calcext:value-type="float">
            <text:p>1.14897021034914</text:p>
          </table:table-cell>
        </table:table-row>
        <table:table-row table:style-name="ro1">
          <table:table-cell office:value-type="float" office:value="-0.127052877088536" calcext:value-type="float">
            <text:p>-0.127052877088536</text:p>
          </table:table-cell>
          <table:table-cell office:value-type="float" office:value="0.0731779313411637" calcext:value-type="float">
            <text:p>0.0731779313411637</text:p>
          </table:table-cell>
          <table:table-cell office:value-type="float" office:value="1.14870222248663" calcext:value-type="float">
            <text:p>1.14870222248663</text:p>
          </table:table-cell>
        </table:table-row>
        <table:table-row table:style-name="ro1">
          <table:table-cell office:value-type="float" office:value="-0.13999230496969" calcext:value-type="float">
            <text:p>-0.13999230496969</text:p>
          </table:table-cell>
          <table:table-cell office:value-type="float" office:value="0.0741662669507457" calcext:value-type="float">
            <text:p>0.0741662669507457</text:p>
          </table:table-cell>
          <table:table-cell office:value-type="float" office:value="1.14743238909688" calcext:value-type="float">
            <text:p>1.14743238909688</text:p>
          </table:table-cell>
        </table:table-row>
        <table:table-row table:style-name="ro1">
          <table:table-cell office:value-type="float" office:value="-0.124438376360044" calcext:value-type="float">
            <text:p>-0.124438376360044</text:p>
          </table:table-cell>
          <table:table-cell office:value-type="float" office:value="0.081902941329525" calcext:value-type="float">
            <text:p>0.081902941329525</text:p>
          </table:table-cell>
          <table:table-cell office:value-type="float" office:value="1.14926930564898" calcext:value-type="float">
            <text:p>1.14926930564898</text:p>
          </table:table-cell>
        </table:table-row>
        <table:table-row table:style-name="ro1">
          <table:table-cell office:value-type="float" office:value="-0.128060981366394" calcext:value-type="float">
            <text:p>-0.128060981366394</text:p>
          </table:table-cell>
          <table:table-cell office:value-type="float" office:value="0.0747369619258467" calcext:value-type="float">
            <text:p>0.0747369619258467</text:p>
          </table:table-cell>
          <table:table-cell office:value-type="float" office:value="1.14971336889237" calcext:value-type="float">
            <text:p>1.14971336889237</text:p>
          </table:table-cell>
        </table:table-row>
        <table:table-row table:style-name="ro1">
          <table:table-cell office:value-type="float" office:value="-0.130770183426455" calcext:value-type="float">
            <text:p>-0.130770183426455</text:p>
          </table:table-cell>
          <table:table-cell office:value-type="float" office:value="0.0728136803470372" calcext:value-type="float">
            <text:p>0.0728136803470372</text:p>
          </table:table-cell>
          <table:table-cell office:value-type="float" office:value="1.14973768807888" calcext:value-type="float">
            <text:p>1.14973768807888</text:p>
          </table:table-cell>
        </table:table-row>
        <table:table-row table:style-name="ro1">
          <table:table-cell office:value-type="float" office:value="-0.140827094876874" calcext:value-type="float">
            <text:p>-0.140827094876874</text:p>
          </table:table-cell>
          <table:table-cell office:value-type="float" office:value="0.071297344925907" calcext:value-type="float">
            <text:p>0.071297344925907</text:p>
          </table:table-cell>
          <table:table-cell office:value-type="float" office:value="1.14898790782478" calcext:value-type="float">
            <text:p>1.14898790782478</text:p>
          </table:table-cell>
        </table:table-row>
        <table:table-row table:style-name="ro1">
          <table:table-cell office:value-type="float" office:value="-0.137441446329461" calcext:value-type="float">
            <text:p>-0.137441446329461</text:p>
          </table:table-cell>
          <table:table-cell office:value-type="float" office:value="0.0706097096733664" calcext:value-type="float">
            <text:p>0.0706097096733664</text:p>
          </table:table-cell>
          <table:table-cell office:value-type="float" office:value="1.15210706826789" calcext:value-type="float">
            <text:p>1.15210706826789</text:p>
          </table:table-cell>
        </table:table-row>
        <table:table-row table:style-name="ro1">
          <table:table-cell office:value-type="float" office:value="-0.135296992807857" calcext:value-type="float">
            <text:p>-0.135296992807857</text:p>
          </table:table-cell>
          <table:table-cell office:value-type="float" office:value="0.0617307070750976" calcext:value-type="float">
            <text:p>0.0617307070750976</text:p>
          </table:table-cell>
          <table:table-cell office:value-type="float" office:value="1.15404756980217" calcext:value-type="float">
            <text:p>1.15404756980217</text:p>
          </table:table-cell>
        </table:table-row>
        <table:table-row table:style-name="ro1">
          <table:table-cell office:value-type="float" office:value="-0.139004984695754" calcext:value-type="float">
            <text:p>-0.139004984695754</text:p>
          </table:table-cell>
          <table:table-cell office:value-type="float" office:value="0.0646588174267321" calcext:value-type="float">
            <text:p>0.0646588174267321</text:p>
          </table:table-cell>
          <table:table-cell office:value-type="float" office:value="1.15449096072449" calcext:value-type="float">
            <text:p>1.15449096072449</text:p>
          </table:table-cell>
        </table:table-row>
        <table:table-row table:style-name="ro1">
          <table:table-cell office:value-type="float" office:value="-0.139553900108719" calcext:value-type="float">
            <text:p>-0.139553900108719</text:p>
          </table:table-cell>
          <table:table-cell office:value-type="float" office:value="0.0541113792257014" calcext:value-type="float">
            <text:p>0.0541113792257014</text:p>
          </table:table-cell>
          <table:table-cell office:value-type="float" office:value="1.15725807741494" calcext:value-type="float">
            <text:p>1.15725807741494</text:p>
          </table:table-cell>
        </table:table-row>
        <table:table-row table:style-name="ro1">
          <table:table-cell office:value-type="float" office:value="-0.142862350548941" calcext:value-type="float">
            <text:p>-0.142862350548941</text:p>
          </table:table-cell>
          <table:table-cell office:value-type="float" office:value="0.0597975264143766" calcext:value-type="float">
            <text:p>0.0597975264143766</text:p>
          </table:table-cell>
          <table:table-cell office:value-type="float" office:value="1.15811695983975" calcext:value-type="float">
            <text:p>1.15811695983975</text:p>
          </table:table-cell>
        </table:table-row>
        <table:table-row table:style-name="ro1">
          <table:table-cell office:value-type="float" office:value="-0.134912955014879" calcext:value-type="float">
            <text:p>-0.134912955014879</text:p>
          </table:table-cell>
          <table:table-cell office:value-type="float" office:value="0.0575433851936257" calcext:value-type="float">
            <text:p>0.0575433851936257</text:p>
          </table:table-cell>
          <table:table-cell office:value-type="float" office:value="1.15946466361224" calcext:value-type="float">
            <text:p>1.15946466361224</text:p>
          </table:table-cell>
        </table:table-row>
        <table:table-row table:style-name="ro1">
          <table:table-cell office:value-type="float" office:value="-0.142387442042804" calcext:value-type="float">
            <text:p>-0.142387442042804</text:p>
          </table:table-cell>
          <table:table-cell office:value-type="float" office:value="0.0553483775259843" calcext:value-type="float">
            <text:p>0.0553483775259843</text:p>
          </table:table-cell>
          <table:table-cell office:value-type="float" office:value="1.15931766084577" calcext:value-type="float">
            <text:p>1.15931766084577</text:p>
          </table:table-cell>
        </table:table-row>
        <table:table-row table:style-name="ro1">
          <table:table-cell office:value-type="float" office:value="-0.154402484481508" calcext:value-type="float">
            <text:p>-0.154402484481508</text:p>
          </table:table-cell>
          <table:table-cell office:value-type="float" office:value="0.0628918964026961" calcext:value-type="float">
            <text:p>0.0628918964026961</text:p>
          </table:table-cell>
          <table:table-cell office:value-type="float" office:value="1.15747845455943" calcext:value-type="float">
            <text:p>1.15747845455943</text:p>
          </table:table-cell>
        </table:table-row>
        <table:table-row table:style-name="ro1">
          <table:table-cell office:value-type="float" office:value="-0.152623423335003" calcext:value-type="float">
            <text:p>-0.152623423335003</text:p>
          </table:table-cell>
          <table:table-cell office:value-type="float" office:value="0.0562533063800763" calcext:value-type="float">
            <text:p>0.0562533063800763</text:p>
          </table:table-cell>
          <table:table-cell office:value-type="float" office:value="1.16008852828186" calcext:value-type="float">
            <text:p>1.16008852828186</text:p>
          </table:table-cell>
        </table:table-row>
        <table:table-row table:style-name="ro1">
          <table:table-cell office:value-type="float" office:value="-0.163749022172303" calcext:value-type="float">
            <text:p>-0.163749022172303</text:p>
          </table:table-cell>
          <table:table-cell office:value-type="float" office:value="0.0585346690655375" calcext:value-type="float">
            <text:p>0.0585346690655375</text:p>
          </table:table-cell>
          <table:table-cell office:value-type="float" office:value="1.15971909646442" calcext:value-type="float">
            <text:p>1.15971909646442</text:p>
          </table:table-cell>
        </table:table-row>
        <table:table-row table:style-name="ro1">
          <table:table-cell office:value-type="float" office:value="-0.150264129774337" calcext:value-type="float">
            <text:p>-0.150264129774337</text:p>
          </table:table-cell>
          <table:table-cell office:value-type="float" office:value="0.057954217773116" calcext:value-type="float">
            <text:p>0.057954217773116</text:p>
          </table:table-cell>
          <table:table-cell office:value-type="float" office:value="1.16428499084811" calcext:value-type="float">
            <text:p>1.16428499084811</text:p>
          </table:table-cell>
        </table:table-row>
        <table:table-row table:style-name="ro1">
          <table:table-cell office:value-type="float" office:value="-0.148120246469629" calcext:value-type="float">
            <text:p>-0.148120246469629</text:p>
          </table:table-cell>
          <table:table-cell office:value-type="float" office:value="0.0658827774496633" calcext:value-type="float">
            <text:p>0.0658827774496633</text:p>
          </table:table-cell>
          <table:table-cell office:value-type="float" office:value="1.1648845742296" calcext:value-type="float">
            <text:p>1.1648845742296</text:p>
          </table:table-cell>
        </table:table-row>
        <table:table-row table:style-name="ro1">
          <table:table-cell office:value-type="float" office:value="-0.159053357424503" calcext:value-type="float">
            <text:p>-0.159053357424503</text:p>
          </table:table-cell>
          <table:table-cell office:value-type="float" office:value="0.0561360821975048" calcext:value-type="float">
            <text:p>0.0561360821975048</text:p>
          </table:table-cell>
          <table:table-cell office:value-type="float" office:value="1.16401858462557" calcext:value-type="float">
            <text:p>1.16401858462557</text:p>
          </table:table-cell>
        </table:table-row>
        <table:table-row table:style-name="ro1">
          <table:table-cell office:value-type="float" office:value="-0.161867127832631" calcext:value-type="float">
            <text:p>-0.161867127832631</text:p>
          </table:table-cell>
          <table:table-cell office:value-type="float" office:value="0.0606769343777771" calcext:value-type="float">
            <text:p>0.0606769343777771</text:p>
          </table:table-cell>
          <table:table-cell office:value-type="float" office:value="1.16362593868887" calcext:value-type="float">
            <text:p>1.16362593868887</text:p>
          </table:table-cell>
        </table:table-row>
        <table:table-row table:style-name="ro1">
          <table:table-cell office:value-type="float" office:value="-0.145700593057184" calcext:value-type="float">
            <text:p>-0.145700593057184</text:p>
          </table:table-cell>
          <table:table-cell office:value-type="float" office:value="0.0372742222072558" calcext:value-type="float">
            <text:p>0.0372742222072558</text:p>
          </table:table-cell>
          <table:table-cell office:value-type="float" office:value="1.16825752169073" calcext:value-type="float">
            <text:p>1.16825752169073</text:p>
          </table:table-cell>
        </table:table-row>
        <table:table-row table:style-name="ro1">
          <table:table-cell office:value-type="float" office:value="-0.161454201796572" calcext:value-type="float">
            <text:p>-0.161454201796572</text:p>
          </table:table-cell>
          <table:table-cell office:value-type="float" office:value="0.0504204739217333" calcext:value-type="float">
            <text:p>0.0504204739217333</text:p>
          </table:table-cell>
          <table:table-cell office:value-type="float" office:value="1.16470480867641" calcext:value-type="float">
            <text:p>1.16470480867641</text:p>
          </table:table-cell>
        </table:table-row>
        <table:table-row table:style-name="ro1">
          <table:table-cell office:value-type="float" office:value="-0.159479283058241" calcext:value-type="float">
            <text:p>-0.159479283058241</text:p>
          </table:table-cell>
          <table:table-cell office:value-type="float" office:value="0.0524708018972632" calcext:value-type="float">
            <text:p>0.0524708018972632</text:p>
          </table:table-cell>
          <table:table-cell office:value-type="float" office:value="1.16479061264321" calcext:value-type="float">
            <text:p>1.16479061264321</text:p>
          </table:table-cell>
        </table:table-row>
        <table:table-row table:style-name="ro1">
          <table:table-cell office:value-type="float" office:value="-0.148644815544771" calcext:value-type="float">
            <text:p>-0.148644815544771</text:p>
          </table:table-cell>
          <table:table-cell office:value-type="float" office:value="0.0372978673555365" calcext:value-type="float">
            <text:p>0.0372978673555365</text:p>
          </table:table-cell>
          <table:table-cell office:value-type="float" office:value="1.16908485543629" calcext:value-type="float">
            <text:p>1.16908485543629</text:p>
          </table:table-cell>
        </table:table-row>
        <table:table-row table:style-name="ro1">
          <table:table-cell office:value-type="float" office:value="-0.152430175290426" calcext:value-type="float">
            <text:p>-0.152430175290426</text:p>
          </table:table-cell>
          <table:table-cell office:value-type="float" office:value="0.0328787959899939" calcext:value-type="float">
            <text:p>0.0328787959899939</text:p>
          </table:table-cell>
          <table:table-cell office:value-type="float" office:value="1.16917615887994" calcext:value-type="float">
            <text:p>1.16917615887994</text:p>
          </table:table-cell>
        </table:table-row>
        <table:table-row table:style-name="ro1">
          <table:table-cell office:value-type="float" office:value="-0.155896998953015" calcext:value-type="float">
            <text:p>-0.155896998953015</text:p>
          </table:table-cell>
          <table:table-cell office:value-type="float" office:value="0.0361756624182502" calcext:value-type="float">
            <text:p>0.0361756624182502</text:p>
          </table:table-cell>
          <table:table-cell office:value-type="float" office:value="1.16658766812977" calcext:value-type="float">
            <text:p>1.16658766812977</text:p>
          </table:table-cell>
        </table:table-row>
        <table:table-row table:style-name="ro1">
          <table:table-cell office:value-type="float" office:value="-0.158968225415911" calcext:value-type="float">
            <text:p>-0.158968225415911</text:p>
          </table:table-cell>
          <table:table-cell office:value-type="float" office:value="0.0350006624499688" calcext:value-type="float">
            <text:p>0.0350006624499688</text:p>
          </table:table-cell>
          <table:table-cell office:value-type="float" office:value="1.16557413957968" calcext:value-type="float">
            <text:p>1.16557413957968</text:p>
          </table:table-cell>
        </table:table-row>
        <table:table-row table:style-name="ro1">
          <table:table-cell office:value-type="float" office:value="-0.160332472788339" calcext:value-type="float">
            <text:p>-0.160332472788339</text:p>
          </table:table-cell>
          <table:table-cell office:value-type="float" office:value="0.0248691304376708" calcext:value-type="float">
            <text:p>0.0248691304376708</text:p>
          </table:table-cell>
          <table:table-cell office:value-type="float" office:value="1.16637813526914" calcext:value-type="float">
            <text:p>1.16637813526914</text:p>
          </table:table-cell>
        </table:table-row>
        <table:table-row table:style-name="ro1">
          <table:table-cell office:value-type="float" office:value="-0.164063789554446" calcext:value-type="float">
            <text:p>-0.164063789554446</text:p>
          </table:table-cell>
          <table:table-cell office:value-type="float" office:value="0.0326938768958817" calcext:value-type="float">
            <text:p>0.0326938768958817</text:p>
          </table:table-cell>
          <table:table-cell office:value-type="float" office:value="1.16599538068592" calcext:value-type="float">
            <text:p>1.16599538068592</text:p>
          </table:table-cell>
        </table:table-row>
        <table:table-row table:style-name="ro1">
          <table:table-cell office:value-type="float" office:value="-0.168239011809582" calcext:value-type="float">
            <text:p>-0.168239011809582</text:p>
          </table:table-cell>
          <table:table-cell office:value-type="float" office:value="0.0321475559843377" calcext:value-type="float">
            <text:p>0.0321475559843377</text:p>
          </table:table-cell>
          <table:table-cell office:value-type="float" office:value="1.1666530808936" calcext:value-type="float">
            <text:p>1.1666530808936</text:p>
          </table:table-cell>
        </table:table-row>
        <table:table-row table:style-name="ro1">
          <table:table-cell office:value-type="float" office:value="-0.178317504138089" calcext:value-type="float">
            <text:p>-0.178317504138089</text:p>
          </table:table-cell>
          <table:table-cell office:value-type="float" office:value="0.0241473029363341" calcext:value-type="float">
            <text:p>0.0241473029363341</text:p>
          </table:table-cell>
          <table:table-cell office:value-type="float" office:value="1.1657798125076" calcext:value-type="float">
            <text:p>1.1657798125076</text:p>
          </table:table-cell>
        </table:table-row>
        <table:table-row table:style-name="ro1">
          <table:table-cell office:value-type="float" office:value="-0.167515156964161" calcext:value-type="float">
            <text:p>-0.167515156964161</text:p>
          </table:table-cell>
          <table:table-cell office:value-type="float" office:value="0.0355892463793211" calcext:value-type="float">
            <text:p>0.0355892463793211</text:p>
          </table:table-cell>
          <table:table-cell office:value-type="float" office:value="1.16798009439465" calcext:value-type="float">
            <text:p>1.16798009439465</text:p>
          </table:table-cell>
        </table:table-row>
        <table:table-row table:style-name="ro1">
          <table:table-cell office:value-type="float" office:value="-0.160804198768709" calcext:value-type="float">
            <text:p>-0.160804198768709</text:p>
          </table:table-cell>
          <table:table-cell office:value-type="float" office:value="0.0346743191425203" calcext:value-type="float">
            <text:p>0.0346743191425203</text:p>
          </table:table-cell>
          <table:table-cell office:value-type="float" office:value="1.16961912852396" calcext:value-type="float">
            <text:p>1.16961912852396</text:p>
          </table:table-cell>
        </table:table-row>
        <table:table-row table:style-name="ro1">
          <table:table-cell office:value-type="float" office:value="-0.176005972911344" calcext:value-type="float">
            <text:p>-0.176005972911344</text:p>
          </table:table-cell>
          <table:table-cell office:value-type="float" office:value="0.029135868770035" calcext:value-type="float">
            <text:p>0.029135868770035</text:p>
          </table:table-cell>
          <table:table-cell office:value-type="float" office:value="1.16591523064143" calcext:value-type="float">
            <text:p>1.16591523064143</text:p>
          </table:table-cell>
        </table:table-row>
        <table:table-row table:style-name="ro1">
          <table:table-cell office:value-type="float" office:value="-0.166461385523343" calcext:value-type="float">
            <text:p>-0.166461385523343</text:p>
          </table:table-cell>
          <table:table-cell office:value-type="float" office:value="0.0319015297074197" calcext:value-type="float">
            <text:p>0.0319015297074197</text:p>
          </table:table-cell>
          <table:table-cell office:value-type="float" office:value="1.16855032242716" calcext:value-type="float">
            <text:p>1.16855032242716</text:p>
          </table:table-cell>
        </table:table-row>
        <table:table-row table:style-name="ro1">
          <table:table-cell office:value-type="float" office:value="-0.157620285440878" calcext:value-type="float">
            <text:p>-0.157620285440878</text:p>
          </table:table-cell>
          <table:table-cell office:value-type="float" office:value="0.0347409817813874" calcext:value-type="float">
            <text:p>0.0347409817813874</text:p>
          </table:table-cell>
          <table:table-cell office:value-type="float" office:value="1.16988170339721" calcext:value-type="float">
            <text:p>1.16988170339721</text:p>
          </table:table-cell>
        </table:table-row>
        <table:table-row table:style-name="ro1">
          <table:table-cell office:value-type="float" office:value="-0.156500737633675" calcext:value-type="float">
            <text:p>-0.156500737633675</text:p>
          </table:table-cell>
          <table:table-cell office:value-type="float" office:value="0.0348991566715312" calcext:value-type="float">
            <text:p>0.0348991566715312</text:p>
          </table:table-cell>
          <table:table-cell office:value-type="float" office:value="1.17067934073754" calcext:value-type="float">
            <text:p>1.17067934073754</text:p>
          </table:table-cell>
        </table:table-row>
        <table:table-row table:style-name="ro1">
          <table:table-cell office:value-type="float" office:value="-0.14753209838786" calcext:value-type="float">
            <text:p>-0.14753209838786</text:p>
          </table:table-cell>
          <table:table-cell office:value-type="float" office:value="0.0491387778548935" calcext:value-type="float">
            <text:p>0.0491387778548935</text:p>
          </table:table-cell>
          <table:table-cell office:value-type="float" office:value="1.16999924014966" calcext:value-type="float">
            <text:p>1.16999924014966</text:p>
          </table:table-cell>
        </table:table-row>
        <table:table-row table:style-name="ro1">
          <table:table-cell office:value-type="float" office:value="-0.154842936661617" calcext:value-type="float">
            <text:p>-0.154842936661617</text:p>
          </table:table-cell>
          <table:table-cell office:value-type="float" office:value="0.0284425531932643" calcext:value-type="float">
            <text:p>0.0284425531932643</text:p>
          </table:table-cell>
          <table:table-cell office:value-type="float" office:value="1.16796177291257" calcext:value-type="float">
            <text:p>1.16796177291257</text:p>
          </table:table-cell>
        </table:table-row>
        <table:table-row table:style-name="ro1">
          <table:table-cell office:value-type="float" office:value="-0.160222405916963" calcext:value-type="float">
            <text:p>-0.160222405916963</text:p>
          </table:table-cell>
          <table:table-cell office:value-type="float" office:value="0.0359402449245796" calcext:value-type="float">
            <text:p>0.0359402449245796</text:p>
          </table:table-cell>
          <table:table-cell office:value-type="float" office:value="1.16620189677086" calcext:value-type="float">
            <text:p>1.16620189677086</text:p>
          </table:table-cell>
        </table:table-row>
        <table:table-row table:style-name="ro1">
          <table:table-cell office:value-type="float" office:value="-0.140243860560954" calcext:value-type="float">
            <text:p>-0.140243860560954</text:p>
          </table:table-cell>
          <table:table-cell office:value-type="float" office:value="0.0458590576456905" calcext:value-type="float">
            <text:p>0.0458590576456905</text:p>
          </table:table-cell>
          <table:table-cell office:value-type="float" office:value="1.16892151491683" calcext:value-type="float">
            <text:p>1.16892151491683</text:p>
          </table:table-cell>
        </table:table-row>
        <table:table-row table:style-name="ro1">
          <table:table-cell office:value-type="float" office:value="-0.168524579853293" calcext:value-type="float">
            <text:p>-0.168524579853293</text:p>
          </table:table-cell>
          <table:table-cell office:value-type="float" office:value="0.0572860149005369" calcext:value-type="float">
            <text:p>0.0572860149005369</text:p>
          </table:table-cell>
          <table:table-cell office:value-type="float" office:value="1.16266630734199" calcext:value-type="float">
            <text:p>1.16266630734199</text:p>
          </table:table-cell>
        </table:table-row>
        <table:table-row table:style-name="ro1">
          <table:table-cell office:value-type="float" office:value="-0.17407337247321" calcext:value-type="float">
            <text:p>-0.17407337247321</text:p>
          </table:table-cell>
          <table:table-cell office:value-type="float" office:value="0.0702080001073981" calcext:value-type="float">
            <text:p>0.0702080001073981</text:p>
          </table:table-cell>
          <table:table-cell office:value-type="float" office:value="1.1611901980677" calcext:value-type="float">
            <text:p>1.1611901980677</text:p>
          </table:table-cell>
        </table:table-row>
        <table:table-row table:style-name="ro1">
          <table:table-cell office:value-type="float" office:value="-0.174179480853485" calcext:value-type="float">
            <text:p>-0.174179480853485</text:p>
          </table:table-cell>
          <table:table-cell office:value-type="float" office:value="0.0807041748481967" calcext:value-type="float">
            <text:p>0.0807041748481967</text:p>
          </table:table-cell>
          <table:table-cell office:value-type="float" office:value="1.16002807680494" calcext:value-type="float">
            <text:p>1.16002807680494</text:p>
          </table:table-cell>
        </table:table-row>
        <table:table-row table:style-name="ro1">
          <table:table-cell office:value-type="float" office:value="-0.159274444592105" calcext:value-type="float">
            <text:p>-0.159274444592105</text:p>
          </table:table-cell>
          <table:table-cell office:value-type="float" office:value="0.0720682464297674" calcext:value-type="float">
            <text:p>0.0720682464297674</text:p>
          </table:table-cell>
          <table:table-cell office:value-type="float" office:value="1.16554781718979" calcext:value-type="float">
            <text:p>1.16554781718979</text:p>
          </table:table-cell>
        </table:table-row>
        <table:table-row table:style-name="ro1">
          <table:table-cell office:value-type="float" office:value="-0.172504955654982" calcext:value-type="float">
            <text:p>-0.172504955654982</text:p>
          </table:table-cell>
          <table:table-cell office:value-type="float" office:value="0.0957557621281933" calcext:value-type="float">
            <text:p>0.0957557621281933</text:p>
          </table:table-cell>
          <table:table-cell office:value-type="float" office:value="1.16034268446596" calcext:value-type="float">
            <text:p>1.16034268446596</text:p>
          </table:table-cell>
        </table:table-row>
        <table:table-row table:style-name="ro1">
          <table:table-cell office:value-type="float" office:value="-0.19910712912418" calcext:value-type="float">
            <text:p>-0.19910712912418</text:p>
          </table:table-cell>
          <table:table-cell office:value-type="float" office:value="0.165652862468405" calcext:value-type="float">
            <text:p>0.165652862468405</text:p>
          </table:table-cell>
          <table:table-cell office:value-type="float" office:value="1.1377652297882" calcext:value-type="float">
            <text:p>1.1377652297882</text:p>
          </table:table-cell>
        </table:table-row>
        <table:table-row table:style-name="ro1">
          <table:table-cell office:value-type="float" office:value="-0.236253903016766" calcext:value-type="float">
            <text:p>-0.236253903016766</text:p>
          </table:table-cell>
          <table:table-cell office:value-type="float" office:value="0.100121338481905" calcext:value-type="float">
            <text:p>0.100121338481905</text:p>
          </table:table-cell>
          <table:table-cell office:value-type="float" office:value="1.13515373675496" calcext:value-type="float">
            <text:p>1.13515373675496</text:p>
          </table:table-cell>
        </table:table-row>
        <table:table-row table:style-name="ro1">
          <table:table-cell office:value-type="float" office:value="-0.162030988923138" calcext:value-type="float">
            <text:p>-0.162030988923138</text:p>
          </table:table-cell>
          <table:table-cell office:value-type="float" office:value="0.0744200912539725" calcext:value-type="float">
            <text:p>0.0744200912539725</text:p>
          </table:table-cell>
          <table:table-cell office:value-type="float" office:value="1.16178058056181" calcext:value-type="float">
            <text:p>1.16178058056181</text:p>
          </table:table-cell>
        </table:table-row>
        <table:table-row table:style-name="ro1">
          <table:table-cell office:value-type="float" office:value="-0.126228364383252" calcext:value-type="float">
            <text:p>-0.126228364383252</text:p>
          </table:table-cell>
          <table:table-cell office:value-type="float" office:value="0.0425721367279267" calcext:value-type="float">
            <text:p>0.0425721367279267</text:p>
          </table:table-cell>
          <table:table-cell office:value-type="float" office:value="1.1685913540267" calcext:value-type="float">
            <text:p>1.1685913540267</text:p>
          </table:table-cell>
        </table:table-row>
        <table:table-row table:style-name="ro1">
          <table:table-cell office:value-type="float" office:value="-0.125486651773709" calcext:value-type="float">
            <text:p>-0.125486651773709</text:p>
          </table:table-cell>
          <table:table-cell office:value-type="float" office:value="0.0624746916470374" calcext:value-type="float">
            <text:p>0.0624746916470374</text:p>
          </table:table-cell>
          <table:table-cell office:value-type="float" office:value="1.16748675833097" calcext:value-type="float">
            <text:p>1.16748675833097</text:p>
          </table:table-cell>
        </table:table-row>
        <table:table-row table:style-name="ro1">
          <table:table-cell office:value-type="float" office:value="-0.105988143166874" calcext:value-type="float">
            <text:p>-0.105988143166874</text:p>
          </table:table-cell>
          <table:table-cell office:value-type="float" office:value="0.050157860906157" calcext:value-type="float">
            <text:p>0.050157860906157</text:p>
          </table:table-cell>
          <table:table-cell office:value-type="float" office:value="1.17085740354197" calcext:value-type="float">
            <text:p>1.17085740354197</text:p>
          </table:table-cell>
        </table:table-row>
        <table:table-row table:style-name="ro1">
          <table:table-cell office:value-type="float" office:value="-0.119765946597414" calcext:value-type="float">
            <text:p>-0.119765946597414</text:p>
          </table:table-cell>
          <table:table-cell office:value-type="float" office:value="0.0625119756034854" calcext:value-type="float">
            <text:p>0.0625119756034854</text:p>
          </table:table-cell>
          <table:table-cell office:value-type="float" office:value="1.1669471924746" calcext:value-type="float">
            <text:p>1.1669471924746</text:p>
          </table:table-cell>
        </table:table-row>
        <table:table-row table:style-name="ro1">
          <table:table-cell office:value-type="float" office:value="-0.124467969662979" calcext:value-type="float">
            <text:p>-0.124467969662979</text:p>
          </table:table-cell>
          <table:table-cell office:value-type="float" office:value="0.0526876352100678" calcext:value-type="float">
            <text:p>0.0526876352100678</text:p>
          </table:table-cell>
          <table:table-cell office:value-type="float" office:value="1.16616986409146" calcext:value-type="float">
            <text:p>1.16616986409146</text:p>
          </table:table-cell>
        </table:table-row>
        <table:table-row table:style-name="ro1">
          <table:table-cell office:value-type="float" office:value="-0.130345259091286" calcext:value-type="float">
            <text:p>-0.130345259091286</text:p>
          </table:table-cell>
          <table:table-cell office:value-type="float" office:value="0.054583734634065" calcext:value-type="float">
            <text:p>0.054583734634065</text:p>
          </table:table-cell>
          <table:table-cell office:value-type="float" office:value="1.16408802919283" calcext:value-type="float">
            <text:p>1.16408802919283</text:p>
          </table:table-cell>
        </table:table-row>
        <table:table-row table:style-name="ro1">
          <table:table-cell office:value-type="float" office:value="-0.12618638162011" calcext:value-type="float">
            <text:p>-0.12618638162011</text:p>
          </table:table-cell>
          <table:table-cell office:value-type="float" office:value="0.0548800808461013" calcext:value-type="float">
            <text:p>0.0548800808461013</text:p>
          </table:table-cell>
          <table:table-cell office:value-type="float" office:value="1.16480013390347" calcext:value-type="float">
            <text:p>1.16480013390347</text:p>
          </table:table-cell>
        </table:table-row>
        <table:table-row table:style-name="ro1">
          <table:table-cell office:value-type="float" office:value="-0.135310231520781" calcext:value-type="float">
            <text:p>-0.135310231520781</text:p>
          </table:table-cell>
          <table:table-cell office:value-type="float" office:value="0.0637823689786988" calcext:value-type="float">
            <text:p>0.0637823689786988</text:p>
          </table:table-cell>
          <table:table-cell office:value-type="float" office:value="1.16194776677863" calcext:value-type="float">
            <text:p>1.16194776677863</text:p>
          </table:table-cell>
        </table:table-row>
        <table:table-row table:style-name="ro1">
          <table:table-cell office:value-type="float" office:value="-0.122346658617415" calcext:value-type="float">
            <text:p>-0.122346658617415</text:p>
          </table:table-cell>
          <table:table-cell office:value-type="float" office:value="0.0517027235525688" calcext:value-type="float">
            <text:p>0.0517027235525688</text:p>
          </table:table-cell>
          <table:table-cell office:value-type="float" office:value="1.16528730451348" calcext:value-type="float">
            <text:p>1.16528730451348</text:p>
          </table:table-cell>
        </table:table-row>
        <table:table-row table:style-name="ro1">
          <table:table-cell office:value-type="float" office:value="-0.112094484706836" calcext:value-type="float">
            <text:p>-0.112094484706836</text:p>
          </table:table-cell>
          <table:table-cell office:value-type="float" office:value="0.0616590025908706" calcext:value-type="float">
            <text:p>0.0616590025908706</text:p>
          </table:table-cell>
          <table:table-cell office:value-type="float" office:value="1.1667645532347" calcext:value-type="float">
            <text:p>1.1667645532347</text:p>
          </table:table-cell>
        </table:table-row>
        <table:table-row table:style-name="ro1">
          <table:table-cell office:value-type="float" office:value="-0.124475167103177" calcext:value-type="float">
            <text:p>-0.124475167103177</text:p>
          </table:table-cell>
          <table:table-cell office:value-type="float" office:value="0.0597963023004592" calcext:value-type="float">
            <text:p>0.0597963023004592</text:p>
          </table:table-cell>
          <table:table-cell office:value-type="float" office:value="1.16470093050761" calcext:value-type="float">
            <text:p>1.16470093050761</text:p>
          </table:table-cell>
        </table:table-row>
        <table:table-row table:style-name="ro1">
          <table:table-cell office:value-type="float" office:value="-0.122878056010085" calcext:value-type="float">
            <text:p>-0.122878056010085</text:p>
          </table:table-cell>
          <table:table-cell office:value-type="float" office:value="0.0536373179021452" calcext:value-type="float">
            <text:p>0.0536373179021452</text:p>
          </table:table-cell>
          <table:table-cell office:value-type="float" office:value="1.16616771561841" calcext:value-type="float">
            <text:p>1.16616771561841</text:p>
          </table:table-cell>
        </table:table-row>
        <table:table-row table:style-name="ro1">
          <table:table-cell office:value-type="float" office:value="-0.130818324584422" calcext:value-type="float">
            <text:p>-0.130818324584422</text:p>
          </table:table-cell>
          <table:table-cell office:value-type="float" office:value="0.0532914295977062" calcext:value-type="float">
            <text:p>0.0532914295977062</text:p>
          </table:table-cell>
          <table:table-cell office:value-type="float" office:value="1.1647988525544" calcext:value-type="float">
            <text:p>1.1647988525544</text:p>
          </table:table-cell>
        </table:table-row>
        <table:table-row table:style-name="ro1">
          <table:table-cell office:value-type="float" office:value="-0.128551210960533" calcext:value-type="float">
            <text:p>-0.128551210960533</text:p>
          </table:table-cell>
          <table:table-cell office:value-type="float" office:value="0.0538804180687433" calcext:value-type="float">
            <text:p>0.0538804180687433</text:p>
          </table:table-cell>
          <table:table-cell office:value-type="float" office:value="1.16556705939673" calcext:value-type="float">
            <text:p>1.16556705939673</text:p>
          </table:table-cell>
        </table:table-row>
        <table:table-row table:style-name="ro1">
          <table:table-cell office:value-type="float" office:value="-0.124198937123008" calcext:value-type="float">
            <text:p>-0.124198937123008</text:p>
          </table:table-cell>
          <table:table-cell office:value-type="float" office:value="0.0600224647072949" calcext:value-type="float">
            <text:p>0.0600224647072949</text:p>
          </table:table-cell>
          <table:table-cell office:value-type="float" office:value="1.16646667238621" calcext:value-type="float">
            <text:p>1.16646667238621</text:p>
          </table:table-cell>
        </table:table-row>
        <table:table-row table:style-name="ro1">
          <table:table-cell office:value-type="float" office:value="-0.117267540379566" calcext:value-type="float">
            <text:p>-0.117267540379566</text:p>
          </table:table-cell>
          <table:table-cell office:value-type="float" office:value="0.0470434722620105" calcext:value-type="float">
            <text:p>0.0470434722620105</text:p>
          </table:table-cell>
          <table:table-cell office:value-type="float" office:value="1.16901197235583" calcext:value-type="float">
            <text:p>1.16901197235583</text:p>
          </table:table-cell>
        </table:table-row>
        <table:table-row table:style-name="ro1">
          <table:table-cell office:value-type="float" office:value="-0.126014268359065" calcext:value-type="float">
            <text:p>-0.126014268359065</text:p>
          </table:table-cell>
          <table:table-cell office:value-type="float" office:value="0.052286495596049" calcext:value-type="float">
            <text:p>0.052286495596049</text:p>
          </table:table-cell>
          <table:table-cell office:value-type="float" office:value="1.16732012406865" calcext:value-type="float">
            <text:p>1.16732012406865</text:p>
          </table:table-cell>
        </table:table-row>
        <table:table-row table:style-name="ro1">
          <table:table-cell office:value-type="float" office:value="-0.12756540686822" calcext:value-type="float">
            <text:p>-0.12756540686822</text:p>
          </table:table-cell>
          <table:table-cell office:value-type="float" office:value="0.0597508127380196" calcext:value-type="float">
            <text:p>0.0597508127380196</text:p>
          </table:table-cell>
          <table:table-cell office:value-type="float" office:value="1.1663229910119" calcext:value-type="float">
            <text:p>1.1663229910119</text:p>
          </table:table-cell>
        </table:table-row>
        <table:table-row table:style-name="ro1">
          <table:table-cell office:value-type="float" office:value="-0.11678602230737" calcext:value-type="float">
            <text:p>-0.11678602230737</text:p>
          </table:table-cell>
          <table:table-cell office:value-type="float" office:value="0.0547396570732827" calcext:value-type="float">
            <text:p>0.0547396570732827</text:p>
          </table:table-cell>
          <table:table-cell office:value-type="float" office:value="1.16798676931204" calcext:value-type="float">
            <text:p>1.16798676931204</text:p>
          </table:table-cell>
        </table:table-row>
        <table:table-row table:style-name="ro1">
          <table:table-cell office:value-type="float" office:value="-0.114438142262595" calcext:value-type="float">
            <text:p>-0.114438142262595</text:p>
          </table:table-cell>
          <table:table-cell office:value-type="float" office:value="0.0508690948259596" calcext:value-type="float">
            <text:p>0.0508690948259596</text:p>
          </table:table-cell>
          <table:table-cell office:value-type="float" office:value="1.16903675738563" calcext:value-type="float">
            <text:p>1.16903675738563</text:p>
          </table:table-cell>
        </table:table-row>
        <table:table-row table:style-name="ro1">
          <table:table-cell office:value-type="float" office:value="-0.114629427352681" calcext:value-type="float">
            <text:p>-0.114629427352681</text:p>
          </table:table-cell>
          <table:table-cell office:value-type="float" office:value="0.0527270972819381" calcext:value-type="float">
            <text:p>0.0527270972819381</text:p>
          </table:table-cell>
          <table:table-cell office:value-type="float" office:value="1.16817824558496" calcext:value-type="float">
            <text:p>1.16817824558496</text:p>
          </table:table-cell>
        </table:table-row>
        <table:table-row table:style-name="ro1">
          <table:table-cell office:value-type="float" office:value="-0.108642707385208" calcext:value-type="float">
            <text:p>-0.108642707385208</text:p>
          </table:table-cell>
          <table:table-cell office:value-type="float" office:value="0.0513513000685173" calcext:value-type="float">
            <text:p>0.0513513000685173</text:p>
          </table:table-cell>
          <table:table-cell office:value-type="float" office:value="1.16888391848562" calcext:value-type="float">
            <text:p>1.16888391848562</text:p>
          </table:table-cell>
        </table:table-row>
        <table:table-row table:style-name="ro1">
          <table:table-cell office:value-type="float" office:value="-0.115972186000792" calcext:value-type="float">
            <text:p>-0.115972186000792</text:p>
          </table:table-cell>
          <table:table-cell office:value-type="float" office:value="0.0489482196934359" calcext:value-type="float">
            <text:p>0.0489482196934359</text:p>
          </table:table-cell>
          <table:table-cell office:value-type="float" office:value="1.16682515414631" calcext:value-type="float">
            <text:p>1.16682515414631</text:p>
          </table:table-cell>
        </table:table-row>
        <table:table-row table:style-name="ro1">
          <table:table-cell office:value-type="float" office:value="-0.116353236036649" calcext:value-type="float">
            <text:p>-0.116353236036649</text:p>
          </table:table-cell>
          <table:table-cell office:value-type="float" office:value="0.0514176256718665" calcext:value-type="float">
            <text:p>0.0514176256718665</text:p>
          </table:table-cell>
          <table:table-cell office:value-type="float" office:value="1.16592129648346" calcext:value-type="float">
            <text:p>1.16592129648346</text:p>
          </table:table-cell>
        </table:table-row>
        <table:table-row table:style-name="ro1">
          <table:table-cell office:value-type="float" office:value="-0.110816408291226" calcext:value-type="float">
            <text:p>-0.110816408291226</text:p>
          </table:table-cell>
          <table:table-cell office:value-type="float" office:value="0.0538706483691627" calcext:value-type="float">
            <text:p>0.0538706483691627</text:p>
          </table:table-cell>
          <table:table-cell office:value-type="float" office:value="1.16578222775571" calcext:value-type="float">
            <text:p>1.16578222775571</text:p>
          </table:table-cell>
        </table:table-row>
        <table:table-row table:style-name="ro1">
          <table:table-cell office:value-type="float" office:value="-0.108700642992913" calcext:value-type="float">
            <text:p>-0.108700642992913</text:p>
          </table:table-cell>
          <table:table-cell office:value-type="float" office:value="0.0515177044922748" calcext:value-type="float">
            <text:p>0.0515177044922748</text:p>
          </table:table-cell>
          <table:table-cell office:value-type="float" office:value="1.16565261780555" calcext:value-type="float">
            <text:p>1.16565261780555</text:p>
          </table:table-cell>
        </table:table-row>
        <table:table-row table:style-name="ro1">
          <table:table-cell office:value-type="float" office:value="-0.117055219819473" calcext:value-type="float">
            <text:p>-0.117055219819473</text:p>
          </table:table-cell>
          <table:table-cell office:value-type="float" office:value="0.0706420176373621" calcext:value-type="float">
            <text:p>0.0706420176373621</text:p>
          </table:table-cell>
          <table:table-cell office:value-type="float" office:value="1.16123247256829" calcext:value-type="float">
            <text:p>1.16123247256829</text:p>
          </table:table-cell>
        </table:table-row>
        <table:table-row table:style-name="ro1">
          <table:table-cell office:value-type="float" office:value="-0.112395874355817" calcext:value-type="float">
            <text:p>-0.112395874355817</text:p>
          </table:table-cell>
          <table:table-cell office:value-type="float" office:value="0.0576750447674873" calcext:value-type="float">
            <text:p>0.0576750447674873</text:p>
          </table:table-cell>
          <table:table-cell office:value-type="float" office:value="1.16008704355092" calcext:value-type="float">
            <text:p>1.16008704355092</text:p>
          </table:table-cell>
        </table:table-row>
        <table:table-row table:style-name="ro1">
          <table:table-cell office:value-type="float" office:value="-0.0943440626516712" calcext:value-type="float">
            <text:p>-0.0943440626516712</text:p>
          </table:table-cell>
          <table:table-cell office:value-type="float" office:value="0.0580643769212876" calcext:value-type="float">
            <text:p>0.0580643769212876</text:p>
          </table:table-cell>
          <table:table-cell office:value-type="float" office:value="1.15953550967256" calcext:value-type="float">
            <text:p>1.15953550967256</text:p>
          </table:table-cell>
        </table:table-row>
        <table:table-row table:style-name="ro1">
          <table:table-cell office:value-type="float" office:value="-0.104511336051257" calcext:value-type="float">
            <text:p>-0.104511336051257</text:p>
          </table:table-cell>
          <table:table-cell office:value-type="float" office:value="0.0481236281314535" calcext:value-type="float">
            <text:p>0.0481236281314535</text:p>
          </table:table-cell>
          <table:table-cell office:value-type="float" office:value="1.15659549126408" calcext:value-type="float">
            <text:p>1.15659549126408</text:p>
          </table:table-cell>
        </table:table-row>
        <table:table-row table:style-name="ro1">
          <table:table-cell office:value-type="float" office:value="-0.0987903425496539" calcext:value-type="float">
            <text:p>-0.0987903425496539</text:p>
          </table:table-cell>
          <table:table-cell office:value-type="float" office:value="0.0641642686693904" calcext:value-type="float">
            <text:p>0.0641642686693904</text:p>
          </table:table-cell>
          <table:table-cell office:value-type="float" office:value="1.15397501221683" calcext:value-type="float">
            <text:p>1.15397501221683</text:p>
          </table:table-cell>
        </table:table-row>
        <table:table-row table:style-name="ro1">
          <table:table-cell office:value-type="float" office:value="-0.103738922384076" calcext:value-type="float">
            <text:p>-0.103738922384076</text:p>
          </table:table-cell>
          <table:table-cell office:value-type="float" office:value="0.0521869718581113" calcext:value-type="float">
            <text:p>0.0521869718581113</text:p>
          </table:table-cell>
          <table:table-cell office:value-type="float" office:value="1.15113263593423" calcext:value-type="float">
            <text:p>1.15113263593423</text:p>
          </table:table-cell>
        </table:table-row>
        <table:table-row table:style-name="ro1">
          <table:table-cell office:value-type="float" office:value="-0.103054738315519" calcext:value-type="float">
            <text:p>-0.103054738315519</text:p>
          </table:table-cell>
          <table:table-cell office:value-type="float" office:value="0.0514126217405787" calcext:value-type="float">
            <text:p>0.0514126217405787</text:p>
          </table:table-cell>
          <table:table-cell office:value-type="float" office:value="1.14922789744586" calcext:value-type="float">
            <text:p>1.14922789744586</text:p>
          </table:table-cell>
        </table:table-row>
        <table:table-row table:style-name="ro1">
          <table:table-cell office:value-type="float" office:value="-0.110775945832109" calcext:value-type="float">
            <text:p>-0.110775945832109</text:p>
          </table:table-cell>
          <table:table-cell office:value-type="float" office:value="0.0480268620902855" calcext:value-type="float">
            <text:p>0.0480268620902855</text:p>
          </table:table-cell>
          <table:table-cell office:value-type="float" office:value="1.14527839712204" calcext:value-type="float">
            <text:p>1.14527839712204</text:p>
          </table:table-cell>
        </table:table-row>
        <table:table-row table:style-name="ro1">
          <table:table-cell office:value-type="float" office:value="-0.100408569502017" calcext:value-type="float">
            <text:p>-0.100408569502017</text:p>
          </table:table-cell>
          <table:table-cell office:value-type="float" office:value="0.052686129365899" calcext:value-type="float">
            <text:p>0.052686129365899</text:p>
          </table:table-cell>
          <table:table-cell office:value-type="float" office:value="1.14326576295012" calcext:value-type="float">
            <text:p>1.14326576295012</text:p>
          </table:table-cell>
        </table:table-row>
        <table:table-row table:style-name="ro1">
          <table:table-cell office:value-type="float" office:value="-0.0916856156745896" calcext:value-type="float">
            <text:p>-0.0916856156745896</text:p>
          </table:table-cell>
          <table:table-cell office:value-type="float" office:value="0.0476802331380409" calcext:value-type="float">
            <text:p>0.0476802331380409</text:p>
          </table:table-cell>
          <table:table-cell office:value-type="float" office:value="1.14167289850435" calcext:value-type="float">
            <text:p>1.14167289850435</text:p>
          </table:table-cell>
        </table:table-row>
        <table:table-row table:style-name="ro1">
          <table:table-cell office:value-type="float" office:value="-0.10225881204523" calcext:value-type="float">
            <text:p>-0.10225881204523</text:p>
          </table:table-cell>
          <table:table-cell office:value-type="float" office:value="0.0509847839199564" calcext:value-type="float">
            <text:p>0.0509847839199564</text:p>
          </table:table-cell>
          <table:table-cell office:value-type="float" office:value="1.13670990353366" calcext:value-type="float">
            <text:p>1.13670990353366</text:p>
          </table:table-cell>
        </table:table-row>
        <table:table-row table:style-name="ro1">
          <table:table-cell office:value-type="float" office:value="-0.0954381020381124" calcext:value-type="float">
            <text:p>-0.0954381020381124</text:p>
          </table:table-cell>
          <table:table-cell office:value-type="float" office:value="0.0615489798256858" calcext:value-type="float">
            <text:p>0.0615489798256858</text:p>
          </table:table-cell>
          <table:table-cell office:value-type="float" office:value="1.13318857442695" calcext:value-type="float">
            <text:p>1.13318857442695</text:p>
          </table:table-cell>
        </table:table-row>
        <table:table-row table:style-name="ro1">
          <table:table-cell office:value-type="float" office:value="-0.0881698688938653" calcext:value-type="float">
            <text:p>-0.0881698688938653</text:p>
          </table:table-cell>
          <table:table-cell office:value-type="float" office:value="0.0578682622822512" calcext:value-type="float">
            <text:p>0.0578682622822512</text:p>
          </table:table-cell>
          <table:table-cell office:value-type="float" office:value="1.13106800241277" calcext:value-type="float">
            <text:p>1.13106800241277</text:p>
          </table:table-cell>
        </table:table-row>
        <table:table-row table:style-name="ro1">
          <table:table-cell office:value-type="float" office:value="-0.0842541513984837" calcext:value-type="float">
            <text:p>-0.0842541513984837</text:p>
          </table:table-cell>
          <table:table-cell office:value-type="float" office:value="0.0468521046301012" calcext:value-type="float">
            <text:p>0.0468521046301012</text:p>
          </table:table-cell>
          <table:table-cell office:value-type="float" office:value="1.12810371122459" calcext:value-type="float">
            <text:p>1.12810371122459</text:p>
          </table:table-cell>
        </table:table-row>
        <table:table-row table:style-name="ro1">
          <table:table-cell office:value-type="float" office:value="-0.0910023780922122" calcext:value-type="float">
            <text:p>-0.0910023780922122</text:p>
          </table:table-cell>
          <table:table-cell office:value-type="float" office:value="0.0410150818502726" calcext:value-type="float">
            <text:p>0.0410150818502726</text:p>
          </table:table-cell>
          <table:table-cell office:value-type="float" office:value="1.12442103791317" calcext:value-type="float">
            <text:p>1.12442103791317</text:p>
          </table:table-cell>
        </table:table-row>
        <table:table-row table:style-name="ro1">
          <table:table-cell office:value-type="float" office:value="-0.0781898437763396" calcext:value-type="float">
            <text:p>-0.0781898437763396</text:p>
          </table:table-cell>
          <table:table-cell office:value-type="float" office:value="0.0537083454200006" calcext:value-type="float">
            <text:p>0.0537083454200006</text:p>
          </table:table-cell>
          <table:table-cell office:value-type="float" office:value="1.12102350795533" calcext:value-type="float">
            <text:p>1.12102350795533</text:p>
          </table:table-cell>
        </table:table-row>
        <table:table-row table:style-name="ro1">
          <table:table-cell office:value-type="float" office:value="-0.0803612051584344" calcext:value-type="float">
            <text:p>-0.0803612051584344</text:p>
          </table:table-cell>
          <table:table-cell office:value-type="float" office:value="0.0426693362707448" calcext:value-type="float">
            <text:p>0.0426693362707448</text:p>
          </table:table-cell>
          <table:table-cell office:value-type="float" office:value="1.11786024317977" calcext:value-type="float">
            <text:p>1.11786024317977</text:p>
          </table:table-cell>
        </table:table-row>
        <table:table-row table:style-name="ro1">
          <table:table-cell office:value-type="float" office:value="-0.0804263431868791" calcext:value-type="float">
            <text:p>-0.0804263431868791</text:p>
          </table:table-cell>
          <table:table-cell office:value-type="float" office:value="0.0436524717320785" calcext:value-type="float">
            <text:p>0.0436524717320785</text:p>
          </table:table-cell>
          <table:table-cell office:value-type="float" office:value="1.1138744689006" calcext:value-type="float">
            <text:p>1.1138744689006</text:p>
          </table:table-cell>
        </table:table-row>
        <table:table-row table:style-name="ro1">
          <table:table-cell office:value-type="float" office:value="-0.0911469405843338" calcext:value-type="float">
            <text:p>-0.0911469405843338</text:p>
          </table:table-cell>
          <table:table-cell office:value-type="float" office:value="0.0408332613279509" calcext:value-type="float">
            <text:p>0.0408332613279509</text:p>
          </table:table-cell>
          <table:table-cell office:value-type="float" office:value="1.10916828981483" calcext:value-type="float">
            <text:p>1.10916828981483</text:p>
          </table:table-cell>
        </table:table-row>
        <table:table-row table:style-name="ro1">
          <table:table-cell office:value-type="float" office:value="-0.0810192771907286" calcext:value-type="float">
            <text:p>-0.0810192771907286</text:p>
          </table:table-cell>
          <table:table-cell office:value-type="float" office:value="0.0612715291887545" calcext:value-type="float">
            <text:p>0.0612715291887545</text:p>
          </table:table-cell>
          <table:table-cell office:value-type="float" office:value="1.10610604656856" calcext:value-type="float">
            <text:p>1.10610604656856</text:p>
          </table:table-cell>
        </table:table-row>
        <table:table-row table:style-name="ro1">
          <table:table-cell office:value-type="float" office:value="-0.0843151288105784" calcext:value-type="float">
            <text:p>-0.0843151288105784</text:p>
          </table:table-cell>
          <table:table-cell office:value-type="float" office:value="0.0497428520169963" calcext:value-type="float">
            <text:p>0.0497428520169963</text:p>
          </table:table-cell>
          <table:table-cell office:value-type="float" office:value="1.10348892774064" calcext:value-type="float">
            <text:p>1.10348892774064</text:p>
          </table:table-cell>
        </table:table-row>
        <table:table-row table:style-name="ro1">
          <table:table-cell office:value-type="float" office:value="-0.0843557443946519" calcext:value-type="float">
            <text:p>-0.0843557443946519</text:p>
          </table:table-cell>
          <table:table-cell office:value-type="float" office:value="0.0425197800062758" calcext:value-type="float">
            <text:p>0.0425197800062758</text:p>
          </table:table-cell>
          <table:table-cell office:value-type="float" office:value="1.10119033193436" calcext:value-type="float">
            <text:p>1.10119033193436</text:p>
          </table:table-cell>
        </table:table-row>
        <table:table-row table:style-name="ro1">
          <table:table-cell office:value-type="float" office:value="-0.085119915984465" calcext:value-type="float">
            <text:p>-0.085119915984465</text:p>
          </table:table-cell>
          <table:table-cell office:value-type="float" office:value="0.0462444619807692" calcext:value-type="float">
            <text:p>0.0462444619807692</text:p>
          </table:table-cell>
          <table:table-cell office:value-type="float" office:value="1.09849113850071" calcext:value-type="float">
            <text:p>1.09849113850071</text:p>
          </table:table-cell>
        </table:table-row>
        <table:table-row table:style-name="ro1">
          <table:table-cell office:value-type="float" office:value="-0.0736957939186397" calcext:value-type="float">
            <text:p>-0.0736957939186397</text:p>
          </table:table-cell>
          <table:table-cell office:value-type="float" office:value="0.0460449671897444" calcext:value-type="float">
            <text:p>0.0460449671897444</text:p>
          </table:table-cell>
          <table:table-cell office:value-type="float" office:value="1.0971298028674" calcext:value-type="float">
            <text:p>1.0971298028674</text:p>
          </table:table-cell>
        </table:table-row>
        <table:table-row table:style-name="ro1">
          <table:table-cell office:value-type="float" office:value="-0.0725581448638363" calcext:value-type="float">
            <text:p>-0.0725581448638363</text:p>
          </table:table-cell>
          <table:table-cell office:value-type="float" office:value="0.0509077188086167" calcext:value-type="float">
            <text:p>0.0509077188086167</text:p>
          </table:table-cell>
          <table:table-cell office:value-type="float" office:value="1.09464833903519" calcext:value-type="float">
            <text:p>1.09464833903519</text:p>
          </table:table-cell>
        </table:table-row>
        <table:table-row table:style-name="ro1">
          <table:table-cell office:value-type="float" office:value="-0.0686069816076071" calcext:value-type="float">
            <text:p>-0.0686069816076071</text:p>
          </table:table-cell>
          <table:table-cell office:value-type="float" office:value="0.0456725393599865" calcext:value-type="float">
            <text:p>0.0456725393599865</text:p>
          </table:table-cell>
          <table:table-cell office:value-type="float" office:value="1.09464544909073" calcext:value-type="float">
            <text:p>1.09464544909073</text:p>
          </table:table-cell>
        </table:table-row>
        <table:table-row table:style-name="ro1">
          <table:table-cell office:value-type="float" office:value="-0.0711829716780491" calcext:value-type="float">
            <text:p>-0.0711829716780491</text:p>
          </table:table-cell>
          <table:table-cell office:value-type="float" office:value="0.0484988327915155" calcext:value-type="float">
            <text:p>0.0484988327915155</text:p>
          </table:table-cell>
          <table:table-cell office:value-type="float" office:value="1.09360126580078" calcext:value-type="float">
            <text:p>1.09360126580078</text:p>
          </table:table-cell>
        </table:table-row>
        <table:table-row table:style-name="ro1">
          <table:table-cell office:value-type="float" office:value="-0.0580721457941855" calcext:value-type="float">
            <text:p>-0.0580721457941855</text:p>
          </table:table-cell>
          <table:table-cell office:value-type="float" office:value="0.0487224953120738" calcext:value-type="float">
            <text:p>0.0487224953120738</text:p>
          </table:table-cell>
          <table:table-cell office:value-type="float" office:value="1.09250750409238" calcext:value-type="float">
            <text:p>1.09250750409238</text:p>
          </table:table-cell>
        </table:table-row>
        <table:table-row table:style-name="ro1">
          <table:table-cell office:value-type="float" office:value="-0.0623988914584976" calcext:value-type="float">
            <text:p>-0.0623988914584976</text:p>
          </table:table-cell>
          <table:table-cell office:value-type="float" office:value="0.0414295217524467" calcext:value-type="float">
            <text:p>0.0414295217524467</text:p>
          </table:table-cell>
          <table:table-cell office:value-type="float" office:value="1.0919874993413" calcext:value-type="float">
            <text:p>1.0919874993413</text:p>
          </table:table-cell>
        </table:table-row>
        <table:table-row table:style-name="ro1">
          <table:table-cell office:value-type="float" office:value="-0.0662096559690209" calcext:value-type="float">
            <text:p>-0.0662096559690209</text:p>
          </table:table-cell>
          <table:table-cell office:value-type="float" office:value="0.0520420184140628" calcext:value-type="float">
            <text:p>0.0520420184140628</text:p>
          </table:table-cell>
          <table:table-cell office:value-type="float" office:value="1.09051883327997" calcext:value-type="float">
            <text:p>1.09051883327997</text:p>
          </table:table-cell>
        </table:table-row>
        <table:table-row table:style-name="ro1">
          <table:table-cell office:value-type="float" office:value="-0.074258058975202" calcext:value-type="float">
            <text:p>-0.074258058975202</text:p>
          </table:table-cell>
          <table:table-cell office:value-type="float" office:value="0.0555102253978787" calcext:value-type="float">
            <text:p>0.0555102253978787</text:p>
          </table:table-cell>
          <table:table-cell office:value-type="float" office:value="1.08945108191711" calcext:value-type="float">
            <text:p>1.08945108191711</text:p>
          </table:table-cell>
        </table:table-row>
        <table:table-row table:style-name="ro1">
          <table:table-cell office:value-type="float" office:value="-0.0606122974389951" calcext:value-type="float">
            <text:p>-0.0606122974389951</text:p>
          </table:table-cell>
          <table:table-cell office:value-type="float" office:value="0.0507274824095374" calcext:value-type="float">
            <text:p>0.0507274824095374</text:p>
          </table:table-cell>
          <table:table-cell office:value-type="float" office:value="1.09019554071915" calcext:value-type="float">
            <text:p>1.09019554071915</text:p>
          </table:table-cell>
        </table:table-row>
        <table:table-row table:style-name="ro1">
          <table:table-cell office:value-type="float" office:value="-0.0626319044889598" calcext:value-type="float">
            <text:p>-0.0626319044889598</text:p>
          </table:table-cell>
          <table:table-cell office:value-type="float" office:value="0.0522914371668569" calcext:value-type="float">
            <text:p>0.0522914371668569</text:p>
          </table:table-cell>
          <table:table-cell office:value-type="float" office:value="1.08937027510925" calcext:value-type="float">
            <text:p>1.08937027510925</text:p>
          </table:table-cell>
        </table:table-row>
        <table:table-row table:style-name="ro1">
          <table:table-cell office:value-type="float" office:value="-0.0595156225286103" calcext:value-type="float">
            <text:p>-0.0595156225286103</text:p>
          </table:table-cell>
          <table:table-cell office:value-type="float" office:value="0.0600240924005626" calcext:value-type="float">
            <text:p>0.0600240924005626</text:p>
          </table:table-cell>
          <table:table-cell office:value-type="float" office:value="1.08919462012649" calcext:value-type="float">
            <text:p>1.08919462012649</text:p>
          </table:table-cell>
        </table:table-row>
        <table:table-row table:style-name="ro1">
          <table:table-cell office:value-type="float" office:value="-0.0616113884043974" calcext:value-type="float">
            <text:p>-0.0616113884043974</text:p>
          </table:table-cell>
          <table:table-cell office:value-type="float" office:value="0.0509986438835451" calcext:value-type="float">
            <text:p>0.0509986438835451</text:p>
          </table:table-cell>
          <table:table-cell office:value-type="float" office:value="1.09033844238163" calcext:value-type="float">
            <text:p>1.09033844238163</text:p>
          </table:table-cell>
        </table:table-row>
        <table:table-row table:style-name="ro1">
          <table:table-cell office:value-type="float" office:value="-0.0654458151687089" calcext:value-type="float">
            <text:p>-0.0654458151687089</text:p>
          </table:table-cell>
          <table:table-cell office:value-type="float" office:value="0.0533922343566674" calcext:value-type="float">
            <text:p>0.0533922343566674</text:p>
          </table:table-cell>
          <table:table-cell office:value-type="float" office:value="1.09065010387651" calcext:value-type="float">
            <text:p>1.09065010387651</text:p>
          </table:table-cell>
        </table:table-row>
        <table:table-row table:style-name="ro1">
          <table:table-cell office:value-type="float" office:value="-0.0749939564543492" calcext:value-type="float">
            <text:p>-0.0749939564543492</text:p>
          </table:table-cell>
          <table:table-cell office:value-type="float" office:value="0.0486332370067917" calcext:value-type="float">
            <text:p>0.0486332370067917</text:p>
          </table:table-cell>
          <table:table-cell office:value-type="float" office:value="1.0912923585715" calcext:value-type="float">
            <text:p>1.0912923585715</text:p>
          </table:table-cell>
        </table:table-row>
        <table:table-row table:style-name="ro1">
          <table:table-cell office:value-type="float" office:value="-0.0768345266080467" calcext:value-type="float">
            <text:p>-0.0768345266080467</text:p>
          </table:table-cell>
          <table:table-cell office:value-type="float" office:value="0.0525156625566117" calcext:value-type="float">
            <text:p>0.0525156625566117</text:p>
          </table:table-cell>
          <table:table-cell office:value-type="float" office:value="1.09133759669639" calcext:value-type="float">
            <text:p>1.09133759669639</text:p>
          </table:table-cell>
        </table:table-row>
        <table:table-row table:style-name="ro1">
          <table:table-cell office:value-type="float" office:value="-0.0636599095493196" calcext:value-type="float">
            <text:p>-0.0636599095493196</text:p>
          </table:table-cell>
          <table:table-cell office:value-type="float" office:value="0.0530025895136433" calcext:value-type="float">
            <text:p>0.0530025895136433</text:p>
          </table:table-cell>
          <table:table-cell office:value-type="float" office:value="1.09469440881475" calcext:value-type="float">
            <text:p>1.09469440881475</text:p>
          </table:table-cell>
        </table:table-row>
        <table:table-row table:style-name="ro1">
          <table:table-cell office:value-type="float" office:value="-0.0846202024411967" calcext:value-type="float">
            <text:p>-0.0846202024411967</text:p>
          </table:table-cell>
          <table:table-cell office:value-type="float" office:value="0.0620233804080505" calcext:value-type="float">
            <text:p>0.0620233804080505</text:p>
          </table:table-cell>
          <table:table-cell office:value-type="float" office:value="1.09375949580634" calcext:value-type="float">
            <text:p>1.09375949580634</text:p>
          </table:table-cell>
        </table:table-row>
        <table:table-row table:style-name="ro1">
          <table:table-cell office:value-type="float" office:value="-0.0958670257125486" calcext:value-type="float">
            <text:p>-0.0958670257125486</text:p>
          </table:table-cell>
          <table:table-cell office:value-type="float" office:value="0.051289433408037" calcext:value-type="float">
            <text:p>0.051289433408037</text:p>
          </table:table-cell>
          <table:table-cell office:value-type="float" office:value="1.09502250903922" calcext:value-type="float">
            <text:p>1.09502250903922</text:p>
          </table:table-cell>
        </table:table-row>
        <table:table-row table:style-name="ro1">
          <table:table-cell office:value-type="float" office:value="-0.0941983935368192" calcext:value-type="float">
            <text:p>-0.0941983935368192</text:p>
          </table:table-cell>
          <table:table-cell office:value-type="float" office:value="0.0608299705306378" calcext:value-type="float">
            <text:p>0.0608299705306378</text:p>
          </table:table-cell>
          <table:table-cell office:value-type="float" office:value="1.09604043922344" calcext:value-type="float">
            <text:p>1.09604043922344</text:p>
          </table:table-cell>
        </table:table-row>
        <table:table-row table:style-name="ro1">
          <table:table-cell office:value-type="float" office:value="-0.0939436454953216" calcext:value-type="float">
            <text:p>-0.0939436454953216</text:p>
          </table:table-cell>
          <table:table-cell office:value-type="float" office:value="0.0599774692585158" calcext:value-type="float">
            <text:p>0.0599774692585158</text:p>
          </table:table-cell>
          <table:table-cell office:value-type="float" office:value="1.09798680106357" calcext:value-type="float">
            <text:p>1.09798680106357</text:p>
          </table:table-cell>
        </table:table-row>
        <table:table-row table:style-name="ro1">
          <table:table-cell office:value-type="float" office:value="-0.107387208115463" calcext:value-type="float">
            <text:p>-0.107387208115463</text:p>
          </table:table-cell>
          <table:table-cell office:value-type="float" office:value="0.0489938915891592" calcext:value-type="float">
            <text:p>0.0489938915891592</text:p>
          </table:table-cell>
          <table:table-cell office:value-type="float" office:value="1.09824998946373" calcext:value-type="float">
            <text:p>1.09824998946373</text:p>
          </table:table-cell>
        </table:table-row>
        <table:table-row table:style-name="ro1">
          <table:table-cell office:value-type="float" office:value="-0.104755060232568" calcext:value-type="float">
            <text:p>-0.104755060232568</text:p>
          </table:table-cell>
          <table:table-cell office:value-type="float" office:value="0.0508133729663733" calcext:value-type="float">
            <text:p>0.0508133729663733</text:p>
          </table:table-cell>
          <table:table-cell office:value-type="float" office:value="1.10021537628586" calcext:value-type="float">
            <text:p>1.10021537628586</text:p>
          </table:table-cell>
        </table:table-row>
        <table:table-row table:style-name="ro1">
          <table:table-cell office:value-type="float" office:value="-0.132072605806545" calcext:value-type="float">
            <text:p>-0.132072605806545</text:p>
          </table:table-cell>
          <table:table-cell office:value-type="float" office:value="0.0566386117807933" calcext:value-type="float">
            <text:p>0.0566386117807933</text:p>
          </table:table-cell>
          <table:table-cell office:value-type="float" office:value="1.09700810037859" calcext:value-type="float">
            <text:p>1.09700810037859</text:p>
          </table:table-cell>
        </table:table-row>
        <table:table-row table:style-name="ro1">
          <table:table-cell office:value-type="float" office:value="-0.129110493149681" calcext:value-type="float">
            <text:p>-0.129110493149681</text:p>
          </table:table-cell>
          <table:table-cell office:value-type="float" office:value="0.055081403916282" calcext:value-type="float">
            <text:p>0.055081403916282</text:p>
          </table:table-cell>
          <table:table-cell office:value-type="float" office:value="1.10036702537351" calcext:value-type="float">
            <text:p>1.10036702537351</text:p>
          </table:table-cell>
        </table:table-row>
        <table:table-row table:style-name="ro1">
          <table:table-cell office:value-type="float" office:value="-0.1278989663458" calcext:value-type="float">
            <text:p>-0.1278989663458</text:p>
          </table:table-cell>
          <table:table-cell office:value-type="float" office:value="0.0566725334481662" calcext:value-type="float">
            <text:p>0.0566725334481662</text:p>
          </table:table-cell>
          <table:table-cell office:value-type="float" office:value="1.10338217716336" calcext:value-type="float">
            <text:p>1.10338217716336</text:p>
          </table:table-cell>
        </table:table-row>
        <table:table-row table:style-name="ro1">
          <table:table-cell office:value-type="float" office:value="-0.136298805571365" calcext:value-type="float">
            <text:p>-0.136298805571365</text:p>
          </table:table-cell>
          <table:table-cell office:value-type="float" office:value="0.0530693107448824" calcext:value-type="float">
            <text:p>0.0530693107448824</text:p>
          </table:table-cell>
          <table:table-cell office:value-type="float" office:value="1.10590592737871" calcext:value-type="float">
            <text:p>1.10590592737871</text:p>
          </table:table-cell>
        </table:table-row>
        <table:table-row table:style-name="ro1">
          <table:table-cell office:value-type="float" office:value="-0.143822157536938" calcext:value-type="float">
            <text:p>-0.143822157536938</text:p>
          </table:table-cell>
          <table:table-cell office:value-type="float" office:value="0.0540358672257501" calcext:value-type="float">
            <text:p>0.0540358672257501</text:p>
          </table:table-cell>
          <table:table-cell office:value-type="float" office:value="1.10767704766414" calcext:value-type="float">
            <text:p>1.10767704766414</text:p>
          </table:table-cell>
        </table:table-row>
        <table:table-row table:style-name="ro1">
          <table:table-cell office:value-type="float" office:value="-0.158186715212171" calcext:value-type="float">
            <text:p>-0.158186715212171</text:p>
          </table:table-cell>
          <table:table-cell office:value-type="float" office:value="0.0487240169603396" calcext:value-type="float">
            <text:p>0.0487240169603396</text:p>
          </table:table-cell>
          <table:table-cell office:value-type="float" office:value="1.10776905633676" calcext:value-type="float">
            <text:p>1.10776905633676</text:p>
          </table:table-cell>
        </table:table-row>
        <table:table-row table:style-name="ro1">
          <table:table-cell office:value-type="float" office:value="-0.160005089482529" calcext:value-type="float">
            <text:p>-0.160005089482529</text:p>
          </table:table-cell>
          <table:table-cell office:value-type="float" office:value="0.0596670005229232" calcext:value-type="float">
            <text:p>0.0596670005229232</text:p>
          </table:table-cell>
          <table:table-cell office:value-type="float" office:value="1.11026372953233" calcext:value-type="float">
            <text:p>1.11026372953233</text:p>
          </table:table-cell>
        </table:table-row>
        <table:table-row table:style-name="ro1">
          <table:table-cell office:value-type="float" office:value="-0.170047806786861" calcext:value-type="float">
            <text:p>-0.170047806786861</text:p>
          </table:table-cell>
          <table:table-cell office:value-type="float" office:value="0.0545507724174725" calcext:value-type="float">
            <text:p>0.0545507724174725</text:p>
          </table:table-cell>
          <table:table-cell office:value-type="float" office:value="1.11095418522849" calcext:value-type="float">
            <text:p>1.11095418522849</text:p>
          </table:table-cell>
        </table:table-row>
        <table:table-row table:style-name="ro1">
          <table:table-cell office:value-type="float" office:value="-0.181005014167261" calcext:value-type="float">
            <text:p>-0.181005014167261</text:p>
          </table:table-cell>
          <table:table-cell office:value-type="float" office:value="0.0586319940116734" calcext:value-type="float">
            <text:p>0.0586319940116734</text:p>
          </table:table-cell>
          <table:table-cell office:value-type="float" office:value="1.11104438739099" calcext:value-type="float">
            <text:p>1.11104438739099</text:p>
          </table:table-cell>
        </table:table-row>
        <table:table-row table:style-name="ro1">
          <table:table-cell office:value-type="float" office:value="-0.186539970429079" calcext:value-type="float">
            <text:p>-0.186539970429079</text:p>
          </table:table-cell>
          <table:table-cell office:value-type="float" office:value="0.0684183603173909" calcext:value-type="float">
            <text:p>0.0684183603173909</text:p>
          </table:table-cell>
          <table:table-cell office:value-type="float" office:value="1.11285413515749" calcext:value-type="float">
            <text:p>1.11285413515749</text:p>
          </table:table-cell>
        </table:table-row>
        <table:table-row table:style-name="ro1">
          <table:table-cell office:value-type="float" office:value="-0.197819884903981" calcext:value-type="float">
            <text:p>-0.197819884903981</text:p>
          </table:table-cell>
          <table:table-cell office:value-type="float" office:value="0.0567799045253698" calcext:value-type="float">
            <text:p>0.0567799045253698</text:p>
          </table:table-cell>
          <table:table-cell office:value-type="float" office:value="1.11337026947493" calcext:value-type="float">
            <text:p>1.11337026947493</text:p>
          </table:table-cell>
        </table:table-row>
        <table:table-row table:style-name="ro1">
          <table:table-cell office:value-type="float" office:value="-0.203679409389902" calcext:value-type="float">
            <text:p>-0.203679409389902</text:p>
          </table:table-cell>
          <table:table-cell office:value-type="float" office:value="0.0622637450715251" calcext:value-type="float">
            <text:p>0.0622637450715251</text:p>
          </table:table-cell>
          <table:table-cell office:value-type="float" office:value="1.11467772055774" calcext:value-type="float">
            <text:p>1.11467772055774</text:p>
          </table:table-cell>
        </table:table-row>
        <table:table-row table:style-name="ro1">
          <table:table-cell office:value-type="float" office:value="-0.204251741559011" calcext:value-type="float">
            <text:p>-0.204251741559011</text:p>
          </table:table-cell>
          <table:table-cell office:value-type="float" office:value="0.0639758822736058" calcext:value-type="float">
            <text:p>0.0639758822736058</text:p>
          </table:table-cell>
          <table:table-cell office:value-type="float" office:value="1.1167675399618" calcext:value-type="float">
            <text:p>1.1167675399618</text:p>
          </table:table-cell>
        </table:table-row>
        <table:table-row table:style-name="ro1">
          <table:table-cell office:value-type="float" office:value="-0.205875678400695" calcext:value-type="float">
            <text:p>-0.205875678400695</text:p>
          </table:table-cell>
          <table:table-cell office:value-type="float" office:value="0.0699897916540534" calcext:value-type="float">
            <text:p>0.0699897916540534</text:p>
          </table:table-cell>
          <table:table-cell office:value-type="float" office:value="1.11871493424559" calcext:value-type="float">
            <text:p>1.11871493424559</text:p>
          </table:table-cell>
        </table:table-row>
        <table:table-row table:style-name="ro1">
          <table:table-cell office:value-type="float" office:value="-0.206837641709201" calcext:value-type="float">
            <text:p>-0.206837641709201</text:p>
          </table:table-cell>
          <table:table-cell office:value-type="float" office:value="0.0702121481230853" calcext:value-type="float">
            <text:p>0.0702121481230853</text:p>
          </table:table-cell>
          <table:table-cell office:value-type="float" office:value="1.12071923967492" calcext:value-type="float">
            <text:p>1.12071923967492</text:p>
          </table:table-cell>
        </table:table-row>
        <table:table-row table:style-name="ro1">
          <table:table-cell office:value-type="float" office:value="-0.212293906042216" calcext:value-type="float">
            <text:p>-0.212293906042216</text:p>
          </table:table-cell>
          <table:table-cell office:value-type="float" office:value="0.0683203330575028" calcext:value-type="float">
            <text:p>0.0683203330575028</text:p>
          </table:table-cell>
          <table:table-cell office:value-type="float" office:value="1.12130161887185" calcext:value-type="float">
            <text:p>1.12130161887185</text:p>
          </table:table-cell>
        </table:table-row>
        <table:table-row table:style-name="ro1">
          <table:table-cell office:value-type="float" office:value="-0.21711476674855" calcext:value-type="float">
            <text:p>-0.21711476674855</text:p>
          </table:table-cell>
          <table:table-cell office:value-type="float" office:value="0.0687272556140983" calcext:value-type="float">
            <text:p>0.0687272556140983</text:p>
          </table:table-cell>
          <table:table-cell office:value-type="float" office:value="1.12325574583617" calcext:value-type="float">
            <text:p>1.12325574583617</text:p>
          </table:table-cell>
        </table:table-row>
        <table:table-row table:style-name="ro1">
          <table:table-cell office:value-type="float" office:value="-0.211288306668424" calcext:value-type="float">
            <text:p>-0.211288306668424</text:p>
          </table:table-cell>
          <table:table-cell office:value-type="float" office:value="0.0698700763887583" calcext:value-type="float">
            <text:p>0.0698700763887583</text:p>
          </table:table-cell>
          <table:table-cell office:value-type="float" office:value="1.126545425679" calcext:value-type="float">
            <text:p>1.126545425679</text:p>
          </table:table-cell>
        </table:table-row>
        <table:table-row table:style-name="ro1">
          <table:table-cell office:value-type="float" office:value="-0.219301473840871" calcext:value-type="float">
            <text:p>-0.219301473840871</text:p>
          </table:table-cell>
          <table:table-cell office:value-type="float" office:value="0.0730066991801944" calcext:value-type="float">
            <text:p>0.0730066991801944</text:p>
          </table:table-cell>
          <table:table-cell office:value-type="float" office:value="1.12495402157868" calcext:value-type="float">
            <text:p>1.12495402157868</text:p>
          </table:table-cell>
        </table:table-row>
        <table:table-row table:style-name="ro1">
          <table:table-cell office:value-type="float" office:value="-0.220226832540307" calcext:value-type="float">
            <text:p>-0.220226832540307</text:p>
          </table:table-cell>
          <table:table-cell office:value-type="float" office:value="0.0691939095201467" calcext:value-type="float">
            <text:p>0.0691939095201467</text:p>
          </table:table-cell>
          <table:table-cell office:value-type="float" office:value="1.12666386570653" calcext:value-type="float">
            <text:p>1.12666386570653</text:p>
          </table:table-cell>
        </table:table-row>
        <table:table-row table:style-name="ro1">
          <table:table-cell office:value-type="float" office:value="-0.220903572803432" calcext:value-type="float">
            <text:p>-0.220903572803432</text:p>
          </table:table-cell>
          <table:table-cell office:value-type="float" office:value="0.068278204364277" calcext:value-type="float">
            <text:p>0.068278204364277</text:p>
          </table:table-cell>
          <table:table-cell office:value-type="float" office:value="1.12772754933639" calcext:value-type="float">
            <text:p>1.12772754933639</text:p>
          </table:table-cell>
        </table:table-row>
        <table:table-row table:style-name="ro1">
          <table:table-cell office:value-type="float" office:value="-0.219633461617741" calcext:value-type="float">
            <text:p>-0.219633461617741</text:p>
          </table:table-cell>
          <table:table-cell office:value-type="float" office:value="0.0668672567685722" calcext:value-type="float">
            <text:p>0.0668672567685722</text:p>
          </table:table-cell>
          <table:table-cell office:value-type="float" office:value="1.12902734124569" calcext:value-type="float">
            <text:p>1.12902734124569</text:p>
          </table:table-cell>
        </table:table-row>
        <table:table-row table:style-name="ro1">
          <table:table-cell office:value-type="float" office:value="-0.214592212360944" calcext:value-type="float">
            <text:p>-0.214592212360944</text:p>
          </table:table-cell>
          <table:table-cell office:value-type="float" office:value="0.0699641284031504" calcext:value-type="float">
            <text:p>0.0699641284031504</text:p>
          </table:table-cell>
          <table:table-cell office:value-type="float" office:value="1.13147441973391" calcext:value-type="float">
            <text:p>1.13147441973391</text:p>
          </table:table-cell>
        </table:table-row>
        <table:table-row table:style-name="ro1">
          <table:table-cell office:value-type="float" office:value="-0.221273214173944" calcext:value-type="float">
            <text:p>-0.221273214173944</text:p>
          </table:table-cell>
          <table:table-cell office:value-type="float" office:value="0.0682927878237121" calcext:value-type="float">
            <text:p>0.0682927878237121</text:p>
          </table:table-cell>
          <table:table-cell office:value-type="float" office:value="1.13075206312032" calcext:value-type="float">
            <text:p>1.13075206312032</text:p>
          </table:table-cell>
        </table:table-row>
        <table:table-row table:style-name="ro1">
          <table:table-cell office:value-type="float" office:value="-0.209143925438668" calcext:value-type="float">
            <text:p>-0.209143925438668</text:p>
          </table:table-cell>
          <table:table-cell office:value-type="float" office:value="0.0753797544992754" calcext:value-type="float">
            <text:p>0.0753797544992754</text:p>
          </table:table-cell>
          <table:table-cell office:value-type="float" office:value="1.13342448554553" calcext:value-type="float">
            <text:p>1.13342448554553</text:p>
          </table:table-cell>
        </table:table-row>
        <table:table-row table:style-name="ro1">
          <table:table-cell office:value-type="float" office:value="-0.207607687652468" calcext:value-type="float">
            <text:p>-0.207607687652468</text:p>
          </table:table-cell>
          <table:table-cell office:value-type="float" office:value="0.0722229356738581" calcext:value-type="float">
            <text:p>0.0722229356738581</text:p>
          </table:table-cell>
          <table:table-cell office:value-type="float" office:value="1.13669858840521" calcext:value-type="float">
            <text:p>1.13669858840521</text:p>
          </table:table-cell>
        </table:table-row>
        <table:table-row table:style-name="ro1">
          <table:table-cell office:value-type="float" office:value="-0.201711559869373" calcext:value-type="float">
            <text:p>-0.201711559869373</text:p>
          </table:table-cell>
          <table:table-cell office:value-type="float" office:value="0.0800106720848036" calcext:value-type="float">
            <text:p>0.0800106720848036</text:p>
          </table:table-cell>
          <table:table-cell office:value-type="float" office:value="1.1392435443373" calcext:value-type="float">
            <text:p>1.1392435443373</text:p>
          </table:table-cell>
        </table:table-row>
        <table:table-row table:style-name="ro1">
          <table:table-cell office:value-type="float" office:value="-0.182843442705466" calcext:value-type="float">
            <text:p>-0.182843442705466</text:p>
          </table:table-cell>
          <table:table-cell office:value-type="float" office:value="0.0752302967727769" calcext:value-type="float">
            <text:p>0.0752302967727769</text:p>
          </table:table-cell>
          <table:table-cell office:value-type="float" office:value="1.14471181034318" calcext:value-type="float">
            <text:p>1.14471181034318</text:p>
          </table:table-cell>
        </table:table-row>
        <table:table-row table:style-name="ro1">
          <table:table-cell office:value-type="float" office:value="-0.178363384960338" calcext:value-type="float">
            <text:p>-0.178363384960338</text:p>
          </table:table-cell>
          <table:table-cell office:value-type="float" office:value="0.0800639623536349" calcext:value-type="float">
            <text:p>0.0800639623536349</text:p>
          </table:table-cell>
          <table:table-cell office:value-type="float" office:value="1.14689680862857" calcext:value-type="float">
            <text:p>1.14689680862857</text:p>
          </table:table-cell>
        </table:table-row>
        <table:table-row table:style-name="ro1">
          <table:table-cell office:value-type="float" office:value="-0.180869602411686" calcext:value-type="float">
            <text:p>-0.180869602411686</text:p>
          </table:table-cell>
          <table:table-cell office:value-type="float" office:value="0.0825334513803637" calcext:value-type="float">
            <text:p>0.0825334513803637</text:p>
          </table:table-cell>
          <table:table-cell office:value-type="float" office:value="1.14678064442287" calcext:value-type="float">
            <text:p>1.14678064442287</text:p>
          </table:table-cell>
        </table:table-row>
        <table:table-row table:style-name="ro1">
          <table:table-cell office:value-type="float" office:value="-0.171635941686443" calcext:value-type="float">
            <text:p>-0.171635941686443</text:p>
          </table:table-cell>
          <table:table-cell office:value-type="float" office:value="0.0778143293996311" calcext:value-type="float">
            <text:p>0.0778143293996311</text:p>
          </table:table-cell>
          <table:table-cell office:value-type="float" office:value="1.15149292890004" calcext:value-type="float">
            <text:p>1.15149292890004</text:p>
          </table:table-cell>
        </table:table-row>
        <table:table-row table:style-name="ro1">
          <table:table-cell office:value-type="float" office:value="-0.158208343666235" calcext:value-type="float">
            <text:p>-0.158208343666235</text:p>
          </table:table-cell>
          <table:table-cell office:value-type="float" office:value="0.0872407862261099" calcext:value-type="float">
            <text:p>0.0872407862261099</text:p>
          </table:table-cell>
          <table:table-cell office:value-type="float" office:value="1.15461690893157" calcext:value-type="float">
            <text:p>1.15461690893157</text:p>
          </table:table-cell>
        </table:table-row>
        <table:table-row table:style-name="ro1">
          <table:table-cell office:value-type="float" office:value="-0.14948496760145" calcext:value-type="float">
            <text:p>-0.14948496760145</text:p>
          </table:table-cell>
          <table:table-cell office:value-type="float" office:value="0.0682282066910432" calcext:value-type="float">
            <text:p>0.0682282066910432</text:p>
          </table:table-cell>
          <table:table-cell office:value-type="float" office:value="1.16129282464906" calcext:value-type="float">
            <text:p>1.16129282464906</text:p>
          </table:table-cell>
        </table:table-row>
        <table:table-row table:style-name="ro1">
          <table:table-cell office:value-type="float" office:value="-0.116802146391656" calcext:value-type="float">
            <text:p>-0.116802146391656</text:p>
          </table:table-cell>
          <table:table-cell office:value-type="float" office:value="0.0877584815815016" calcext:value-type="float">
            <text:p>0.0877584815815016</text:p>
          </table:table-cell>
          <table:table-cell office:value-type="float" office:value="1.16475538753531" calcext:value-type="float">
            <text:p>1.16475538753531</text:p>
          </table:table-cell>
        </table:table-row>
        <table:table-row table:style-name="ro1">
          <table:table-cell office:value-type="float" office:value="-0.127388102169666" calcext:value-type="float">
            <text:p>-0.127388102169666</text:p>
          </table:table-cell>
          <table:table-cell office:value-type="float" office:value="0.0881983291721158" calcext:value-type="float">
            <text:p>0.0881983291721158</text:p>
          </table:table-cell>
          <table:table-cell office:value-type="float" office:value="1.16397941768674" calcext:value-type="float">
            <text:p>1.16397941768674</text:p>
          </table:table-cell>
        </table:table-row>
        <table:table-row table:style-name="ro1">
          <table:table-cell office:value-type="float" office:value="-0.0882949849680607" calcext:value-type="float">
            <text:p>-0.0882949849680607</text:p>
          </table:table-cell>
          <table:table-cell office:value-type="float" office:value="0.0838588913581758" calcext:value-type="float">
            <text:p>0.0838588913581758</text:p>
          </table:table-cell>
          <table:table-cell office:value-type="float" office:value="1.17277571840742" calcext:value-type="float">
            <text:p>1.17277571840742</text:p>
          </table:table-cell>
        </table:table-row>
        <table:table-row table:style-name="ro1">
          <table:table-cell office:value-type="float" office:value="-0.110113483804032" calcext:value-type="float">
            <text:p>-0.110113483804032</text:p>
          </table:table-cell>
          <table:table-cell office:value-type="float" office:value="0.0658582892372375" calcext:value-type="float">
            <text:p>0.0658582892372375</text:p>
          </table:table-cell>
          <table:table-cell office:value-type="float" office:value="1.1740489448296" calcext:value-type="float">
            <text:p>1.1740489448296</text:p>
          </table:table-cell>
        </table:table-row>
        <table:table-row table:style-name="ro1">
          <table:table-cell office:value-type="float" office:value="-0.0752812409540394" calcext:value-type="float">
            <text:p>-0.0752812409540394</text:p>
          </table:table-cell>
          <table:table-cell office:value-type="float" office:value="0.0548773708238946" calcext:value-type="float">
            <text:p>0.0548773708238946</text:p>
          </table:table-cell>
          <table:table-cell office:value-type="float" office:value="1.18099900347232" calcext:value-type="float">
            <text:p>1.18099900347232</text:p>
          </table:table-cell>
        </table:table-row>
        <table:table-row table:style-name="ro1">
          <table:table-cell office:value-type="float" office:value="-0.0378998782170508" calcext:value-type="float">
            <text:p>-0.0378998782170508</text:p>
          </table:table-cell>
          <table:table-cell office:value-type="float" office:value="0.081742166726093" calcext:value-type="float">
            <text:p>0.081742166726093</text:p>
          </table:table-cell>
          <table:table-cell office:value-type="float" office:value="1.18489099648872" calcext:value-type="float">
            <text:p>1.18489099648872</text:p>
          </table:table-cell>
        </table:table-row>
        <table:table-row table:style-name="ro1">
          <table:table-cell office:value-type="float" office:value="-0.054891024413745" calcext:value-type="float">
            <text:p>-0.054891024413745</text:p>
          </table:table-cell>
          <table:table-cell office:value-type="float" office:value="0.0739699637463924" calcext:value-type="float">
            <text:p>0.0739699637463924</text:p>
          </table:table-cell>
          <table:table-cell office:value-type="float" office:value="1.18837465735277" calcext:value-type="float">
            <text:p>1.18837465735277</text:p>
          </table:table-cell>
        </table:table-row>
        <table:table-row table:style-name="ro1">
          <table:table-cell office:value-type="float" office:value="-0.0321491206044089" calcext:value-type="float">
            <text:p>-0.0321491206044089</text:p>
          </table:table-cell>
          <table:table-cell office:value-type="float" office:value="0.0736078975124934" calcext:value-type="float">
            <text:p>0.0736078975124934</text:p>
          </table:table-cell>
          <table:table-cell office:value-type="float" office:value="1.19157355878864" calcext:value-type="float">
            <text:p>1.19157355878864</text:p>
          </table:table-cell>
        </table:table-row>
        <table:table-row table:style-name="ro1">
          <table:table-cell office:value-type="float" office:value="0.0415990487685094" calcext:value-type="float">
            <text:p>0.0415990487685094</text:p>
          </table:table-cell>
          <table:table-cell office:value-type="float" office:value="0.100522951298502" calcext:value-type="float">
            <text:p>0.100522951298502</text:p>
          </table:table-cell>
          <table:table-cell office:value-type="float" office:value="1.19325375576993" calcext:value-type="float">
            <text:p>1.19325375576993</text:p>
          </table:table-cell>
        </table:table-row>
        <table:table-row table:style-name="ro1">
          <table:table-cell office:value-type="float" office:value="0.0649052878516181" calcext:value-type="float">
            <text:p>0.0649052878516181</text:p>
          </table:table-cell>
          <table:table-cell office:value-type="float" office:value="0.105310166295701" calcext:value-type="float">
            <text:p>0.105310166295701</text:p>
          </table:table-cell>
          <table:table-cell office:value-type="float" office:value="1.19464198295947" calcext:value-type="float">
            <text:p>1.19464198295947</text:p>
          </table:table-cell>
        </table:table-row>
        <table:table-row table:style-name="ro1">
          <table:table-cell office:value-type="float" office:value="0.0725898159253195" calcext:value-type="float">
            <text:p>0.0725898159253195</text:p>
          </table:table-cell>
          <table:table-cell office:value-type="float" office:value="0.0797862371548299" calcext:value-type="float">
            <text:p>0.0797862371548299</text:p>
          </table:table-cell>
          <table:table-cell office:value-type="float" office:value="1.2025807099583" calcext:value-type="float">
            <text:p>1.2025807099583</text:p>
          </table:table-cell>
        </table:table-row>
        <table:table-row table:style-name="ro1">
          <table:table-cell office:value-type="float" office:value="0.0668861637584445" calcext:value-type="float">
            <text:p>0.0668861637584445</text:p>
          </table:table-cell>
          <table:table-cell office:value-type="float" office:value="0.0831975666267895" calcext:value-type="float">
            <text:p>0.0831975666267895</text:p>
          </table:table-cell>
          <table:table-cell office:value-type="float" office:value="1.2080763726349" calcext:value-type="float">
            <text:p>1.2080763726349</text:p>
          </table:table-cell>
        </table:table-row>
        <table:table-row table:style-name="ro1">
          <table:table-cell office:value-type="float" office:value="0.0761068246952957" calcext:value-type="float">
            <text:p>0.0761068246952957</text:p>
          </table:table-cell>
          <table:table-cell office:value-type="float" office:value="0.0671647104890896" calcext:value-type="float">
            <text:p>0.0671647104890896</text:p>
          </table:table-cell>
          <table:table-cell office:value-type="float" office:value="1.21494313638084" calcext:value-type="float">
            <text:p>1.21494313638084</text:p>
          </table:table-cell>
        </table:table-row>
        <table:table-row table:style-name="ro1">
          <table:table-cell office:value-type="float" office:value="0.0819428957172998" calcext:value-type="float">
            <text:p>0.0819428957172998</text:p>
          </table:table-cell>
          <table:table-cell office:value-type="float" office:value="0.0634445470842494" calcext:value-type="float">
            <text:p>0.0634445470842494</text:p>
          </table:table-cell>
          <table:table-cell office:value-type="float" office:value="1.22091948316413" calcext:value-type="float">
            <text:p>1.22091948316413</text:p>
          </table:table-cell>
        </table:table-row>
        <table:table-row table:style-name="ro1">
          <table:table-cell office:value-type="float" office:value="0.0744744234745971" calcext:value-type="float">
            <text:p>0.0744744234745971</text:p>
          </table:table-cell>
          <table:table-cell office:value-type="float" office:value="0.0429218136551213" calcext:value-type="float">
            <text:p>0.0429218136551213</text:p>
          </table:table-cell>
          <table:table-cell office:value-type="float" office:value="1.22866037302975" calcext:value-type="float">
            <text:p>1.22866037302975</text:p>
          </table:table-cell>
        </table:table-row>
        <table:table-row table:style-name="ro1">
          <table:table-cell office:value-type="float" office:value="0.104324039138853" calcext:value-type="float">
            <text:p>0.104324039138853</text:p>
          </table:table-cell>
          <table:table-cell office:value-type="float" office:value="0.047289229105263" calcext:value-type="float">
            <text:p>0.047289229105263</text:p>
          </table:table-cell>
          <table:table-cell office:value-type="float" office:value="1.23002998004181" calcext:value-type="float">
            <text:p>1.23002998004181</text:p>
          </table:table-cell>
        </table:table-row>
        <table:table-row table:style-name="ro1">
          <table:table-cell office:value-type="float" office:value="0.121473933447616" calcext:value-type="float">
            <text:p>0.121473933447616</text:p>
          </table:table-cell>
          <table:table-cell office:value-type="float" office:value="0.0622964819852314" calcext:value-type="float">
            <text:p>0.0622964819852314</text:p>
          </table:table-cell>
          <table:table-cell office:value-type="float" office:value="1.23258516462199" calcext:value-type="float">
            <text:p>1.23258516462199</text:p>
          </table:table-cell>
        </table:table-row>
        <table:table-row table:style-name="ro1">
          <table:table-cell office:value-type="float" office:value="0.146919948864136" calcext:value-type="float">
            <text:p>0.146919948864136</text:p>
          </table:table-cell>
          <table:table-cell office:value-type="float" office:value="0.0861049510908021" calcext:value-type="float">
            <text:p>0.0861049510908021</text:p>
          </table:table-cell>
          <table:table-cell office:value-type="float" office:value="1.2306624909362" calcext:value-type="float">
            <text:p>1.2306624909362</text:p>
          </table:table-cell>
        </table:table-row>
        <table:table-row table:style-name="ro1">
          <table:table-cell office:value-type="float" office:value="0.147507144456993" calcext:value-type="float">
            <text:p>0.147507144456993</text:p>
          </table:table-cell>
          <table:table-cell office:value-type="float" office:value="0.0722917369612589" calcext:value-type="float">
            <text:p>0.0722917369612589</text:p>
          </table:table-cell>
          <table:table-cell office:value-type="float" office:value="1.23909830466944" calcext:value-type="float">
            <text:p>1.23909830466944</text:p>
          </table:table-cell>
        </table:table-row>
        <table:table-row table:style-name="ro1">
          <table:table-cell office:value-type="float" office:value="0.162188393600615" calcext:value-type="float">
            <text:p>0.162188393600615</text:p>
          </table:table-cell>
          <table:table-cell office:value-type="float" office:value="0.0803971804036494" calcext:value-type="float">
            <text:p>0.0803971804036494</text:p>
          </table:table-cell>
          <table:table-cell office:value-type="float" office:value="1.24063307584443" calcext:value-type="float">
            <text:p>1.24063307584443</text:p>
          </table:table-cell>
        </table:table-row>
        <table:table-row table:style-name="ro1">
          <table:table-cell office:value-type="float" office:value="0.172952909061258" calcext:value-type="float">
            <text:p>0.172952909061258</text:p>
          </table:table-cell>
          <table:table-cell office:value-type="float" office:value="0.0863582752759039" calcext:value-type="float">
            <text:p>0.0863582752759039</text:p>
          </table:table-cell>
          <table:table-cell office:value-type="float" office:value="1.24267610386407" calcext:value-type="float">
            <text:p>1.24267610386407</text:p>
          </table:table-cell>
        </table:table-row>
        <table:table-row table:style-name="ro1">
          <table:table-cell office:value-type="float" office:value="0.176459943692776" calcext:value-type="float">
            <text:p>0.176459943692776</text:p>
          </table:table-cell>
          <table:table-cell office:value-type="float" office:value="0.0991029848351889" calcext:value-type="float">
            <text:p>0.0991029848351889</text:p>
          </table:table-cell>
          <table:table-cell office:value-type="float" office:value="1.24477581362142" calcext:value-type="float">
            <text:p>1.24477581362142</text:p>
          </table:table-cell>
        </table:table-row>
        <table:table-row table:style-name="ro1">
          <table:table-cell office:value-type="float" office:value="0.177776430374378" calcext:value-type="float">
            <text:p>0.177776430374378</text:p>
          </table:table-cell>
          <table:table-cell office:value-type="float" office:value="0.0781745548354592" calcext:value-type="float">
            <text:p>0.0781745548354592</text:p>
          </table:table-cell>
          <table:table-cell office:value-type="float" office:value="1.25170766463461" calcext:value-type="float">
            <text:p>1.25170766463461</text:p>
          </table:table-cell>
        </table:table-row>
        <table:table-row table:style-name="ro1">
          <table:table-cell office:value-type="float" office:value="0.179032249374346" calcext:value-type="float">
            <text:p>0.179032249374346</text:p>
          </table:table-cell>
          <table:table-cell office:value-type="float" office:value="0.0693850911038959" calcext:value-type="float">
            <text:p>0.0693850911038959</text:p>
          </table:table-cell>
          <table:table-cell office:value-type="float" office:value="1.25371853727001" calcext:value-type="float">
            <text:p>1.25371853727001</text:p>
          </table:table-cell>
        </table:table-row>
        <table:table-row table:style-name="ro1">
          <table:table-cell office:value-type="float" office:value="0.203275984096092" calcext:value-type="float">
            <text:p>0.203275984096092</text:p>
          </table:table-cell>
          <table:table-cell office:value-type="float" office:value="0.0553263086776752" calcext:value-type="float">
            <text:p>0.0553263086776752</text:p>
          </table:table-cell>
          <table:table-cell office:value-type="float" office:value="1.25148135668536" calcext:value-type="float">
            <text:p>1.25148135668536</text:p>
          </table:table-cell>
        </table:table-row>
        <table:table-row table:style-name="ro1">
          <table:table-cell office:value-type="float" office:value="0.20817951720225" calcext:value-type="float">
            <text:p>0.20817951720225</text:p>
          </table:table-cell>
          <table:table-cell office:value-type="float" office:value="0.0748752366164814" calcext:value-type="float">
            <text:p>0.0748752366164814</text:p>
          </table:table-cell>
          <table:table-cell office:value-type="float" office:value="1.25178199205103" calcext:value-type="float">
            <text:p>1.25178199205103</text:p>
          </table:table-cell>
        </table:table-row>
        <table:table-row table:style-name="ro1">
          <table:table-cell office:value-type="float" office:value="0.221529155210919" calcext:value-type="float">
            <text:p>0.221529155210919</text:p>
          </table:table-cell>
          <table:table-cell office:value-type="float" office:value="0.0614228979517215" calcext:value-type="float">
            <text:p>0.0614228979517215</text:p>
          </table:table-cell>
          <table:table-cell office:value-type="float" office:value="1.25317748733635" calcext:value-type="float">
            <text:p>1.25317748733635</text:p>
          </table:table-cell>
        </table:table-row>
        <table:table-row table:style-name="ro1">
          <table:table-cell office:value-type="float" office:value="0.231704184199918" calcext:value-type="float">
            <text:p>0.231704184199918</text:p>
          </table:table-cell>
          <table:table-cell office:value-type="float" office:value="0.0579959269026026" calcext:value-type="float">
            <text:p>0.0579959269026026</text:p>
          </table:table-cell>
          <table:table-cell office:value-type="float" office:value="1.25369756708163" calcext:value-type="float">
            <text:p>1.25369756708163</text:p>
          </table:table-cell>
        </table:table-row>
        <table:table-row table:style-name="ro1">
          <table:table-cell office:value-type="float" office:value="0.234565671753366" calcext:value-type="float">
            <text:p>0.234565671753366</text:p>
          </table:table-cell>
          <table:table-cell office:value-type="float" office:value="0.0619755564126186" calcext:value-type="float">
            <text:p>0.0619755564126186</text:p>
          </table:table-cell>
          <table:table-cell office:value-type="float" office:value="1.25641881171674" calcext:value-type="float">
            <text:p>1.25641881171674</text:p>
          </table:table-cell>
        </table:table-row>
        <table:table-row table:style-name="ro1">
          <table:table-cell office:value-type="float" office:value="0.256678021949273" calcext:value-type="float">
            <text:p>0.256678021949273</text:p>
          </table:table-cell>
          <table:table-cell office:value-type="float" office:value="0.0668953950462124" calcext:value-type="float">
            <text:p>0.0668953950462124</text:p>
          </table:table-cell>
          <table:table-cell office:value-type="float" office:value="1.25284687970886" calcext:value-type="float">
            <text:p>1.25284687970886</text:p>
          </table:table-cell>
        </table:table-row>
        <table:table-row table:style-name="ro1">
          <table:table-cell office:value-type="float" office:value="0.261086263742255" calcext:value-type="float">
            <text:p>0.261086263742255</text:p>
          </table:table-cell>
          <table:table-cell office:value-type="float" office:value="0.074450615556915" calcext:value-type="float">
            <text:p>0.074450615556915</text:p>
          </table:table-cell>
          <table:table-cell office:value-type="float" office:value="1.25407781578614" calcext:value-type="float">
            <text:p>1.25407781578614</text:p>
          </table:table-cell>
        </table:table-row>
        <table:table-row table:style-name="ro1">
          <table:table-cell office:value-type="float" office:value="0.277523351857389" calcext:value-type="float">
            <text:p>0.277523351857389</text:p>
          </table:table-cell>
          <table:table-cell office:value-type="float" office:value="0.0654373753408453" calcext:value-type="float">
            <text:p>0.0654373753408453</text:p>
          </table:table-cell>
          <table:table-cell office:value-type="float" office:value="1.25062409331596" calcext:value-type="float">
            <text:p>1.25062409331596</text:p>
          </table:table-cell>
        </table:table-row>
        <table:table-row table:style-name="ro1">
          <table:table-cell office:value-type="float" office:value="0.2787827353363" calcext:value-type="float">
            <text:p>0.2787827353363</text:p>
          </table:table-cell>
          <table:table-cell office:value-type="float" office:value="0.049143864040037" calcext:value-type="float">
            <text:p>0.049143864040037</text:p>
          </table:table-cell>
          <table:table-cell office:value-type="float" office:value="1.25455130909893" calcext:value-type="float">
            <text:p>1.25455130909893</text:p>
          </table:table-cell>
        </table:table-row>
        <table:table-row table:style-name="ro1">
          <table:table-cell office:value-type="float" office:value="0.292838117425754" calcext:value-type="float">
            <text:p>0.292838117425754</text:p>
          </table:table-cell>
          <table:table-cell office:value-type="float" office:value="0.0666866280024848" calcext:value-type="float">
            <text:p>0.0666866280024848</text:p>
          </table:table-cell>
          <table:table-cell office:value-type="float" office:value="1.25133192140005" calcext:value-type="float">
            <text:p>1.25133192140005</text:p>
          </table:table-cell>
        </table:table-row>
        <table:table-row table:style-name="ro1">
          <table:table-cell office:value-type="float" office:value="0.300021362433646" calcext:value-type="float">
            <text:p>0.300021362433646</text:p>
          </table:table-cell>
          <table:table-cell office:value-type="float" office:value="0.061267214265995" calcext:value-type="float">
            <text:p>0.061267214265995</text:p>
          </table:table-cell>
          <table:table-cell office:value-type="float" office:value="1.25130658477999" calcext:value-type="float">
            <text:p>1.25130658477999</text:p>
          </table:table-cell>
        </table:table-row>
        <table:table-row table:style-name="ro1">
          <table:table-cell office:value-type="float" office:value="0.313455526337963" calcext:value-type="float">
            <text:p>0.313455526337963</text:p>
          </table:table-cell>
          <table:table-cell office:value-type="float" office:value="0.0585630951253534" calcext:value-type="float">
            <text:p>0.0585630951253534</text:p>
          </table:table-cell>
          <table:table-cell office:value-type="float" office:value="1.2496417032971" calcext:value-type="float">
            <text:p>1.2496417032971</text:p>
          </table:table-cell>
        </table:table-row>
        <table:table-row table:style-name="ro1">
          <table:table-cell office:value-type="float" office:value="0.317065396485815" calcext:value-type="float">
            <text:p>0.317065396485815</text:p>
          </table:table-cell>
          <table:table-cell office:value-type="float" office:value="0.059097636091636" calcext:value-type="float">
            <text:p>0.059097636091636</text:p>
          </table:table-cell>
          <table:table-cell office:value-type="float" office:value="1.25048414849298" calcext:value-type="float">
            <text:p>1.25048414849298</text:p>
          </table:table-cell>
        </table:table-row>
        <table:table-row table:style-name="ro1">
          <table:table-cell office:value-type="float" office:value="0.331582232639519" calcext:value-type="float">
            <text:p>0.331582232639519</text:p>
          </table:table-cell>
          <table:table-cell office:value-type="float" office:value="0.0660440890158438" calcext:value-type="float">
            <text:p>0.0660440890158438</text:p>
          </table:table-cell>
          <table:table-cell office:value-type="float" office:value="1.24820812407951" calcext:value-type="float">
            <text:p>1.24820812407951</text:p>
          </table:table-cell>
        </table:table-row>
        <table:table-row table:style-name="ro1">
          <table:table-cell office:value-type="float" office:value="0.329535549096638" calcext:value-type="float">
            <text:p>0.329535549096638</text:p>
          </table:table-cell>
          <table:table-cell office:value-type="float" office:value="0.0678137700542868" calcext:value-type="float">
            <text:p>0.0678137700542868</text:p>
          </table:table-cell>
          <table:table-cell office:value-type="float" office:value="1.25349272633764" calcext:value-type="float">
            <text:p>1.25349272633764</text:p>
          </table:table-cell>
        </table:table-row>
        <table:table-row table:style-name="ro1">
          <table:table-cell office:value-type="float" office:value="0.341440806751939" calcext:value-type="float">
            <text:p>0.341440806751939</text:p>
          </table:table-cell>
          <table:table-cell office:value-type="float" office:value="0.0605844281062421" calcext:value-type="float">
            <text:p>0.0605844281062421</text:p>
          </table:table-cell>
          <table:table-cell office:value-type="float" office:value="1.25286248587947" calcext:value-type="float">
            <text:p>1.25286248587947</text:p>
          </table:table-cell>
        </table:table-row>
        <table:table-row table:style-name="ro1">
          <table:table-cell office:value-type="float" office:value="0.352369792774564" calcext:value-type="float">
            <text:p>0.352369792774564</text:p>
          </table:table-cell>
          <table:table-cell office:value-type="float" office:value="0.0516135285986637" calcext:value-type="float">
            <text:p>0.0516135285986637</text:p>
          </table:table-cell>
          <table:table-cell office:value-type="float" office:value="1.25368338543376" calcext:value-type="float">
            <text:p>1.25368338543376</text:p>
          </table:table-cell>
        </table:table-row>
        <table:table-row table:style-name="ro1">
          <table:table-cell office:value-type="float" office:value="0.357275931444796" calcext:value-type="float">
            <text:p>0.357275931444796</text:p>
          </table:table-cell>
          <table:table-cell office:value-type="float" office:value="0.0617895276645069" calcext:value-type="float">
            <text:p>0.0617895276645069</text:p>
          </table:table-cell>
          <table:table-cell office:value-type="float" office:value="1.25688451986551" calcext:value-type="float">
            <text:p>1.25688451986551</text:p>
          </table:table-cell>
        </table:table-row>
        <table:table-row table:style-name="ro1">
          <table:table-cell office:value-type="float" office:value="0.365384619135799" calcext:value-type="float">
            <text:p>0.365384619135799</text:p>
          </table:table-cell>
          <table:table-cell office:value-type="float" office:value="0.0734221730613402" calcext:value-type="float">
            <text:p>0.0734221730613402</text:p>
          </table:table-cell>
          <table:table-cell office:value-type="float" office:value="1.25786407621004" calcext:value-type="float">
            <text:p>1.25786407621004</text:p>
          </table:table-cell>
        </table:table-row>
        <table:table-row table:style-name="ro1">
          <table:table-cell office:value-type="float" office:value="0.373515462143003" calcext:value-type="float">
            <text:p>0.373515462143003</text:p>
          </table:table-cell>
          <table:table-cell office:value-type="float" office:value="0.072938006791016" calcext:value-type="float">
            <text:p>0.072938006791016</text:p>
          </table:table-cell>
          <table:table-cell office:value-type="float" office:value="1.26033735594099" calcext:value-type="float">
            <text:p>1.26033735594099</text:p>
          </table:table-cell>
        </table:table-row>
        <table:table-row table:style-name="ro1">
          <table:table-cell office:value-type="float" office:value="0.383896959376711" calcext:value-type="float">
            <text:p>0.383896959376711</text:p>
          </table:table-cell>
          <table:table-cell office:value-type="float" office:value="0.0641512827644213" calcext:value-type="float">
            <text:p>0.0641512827644213</text:p>
          </table:table-cell>
          <table:table-cell office:value-type="float" office:value="1.26536375254795" calcext:value-type="float">
            <text:p>1.26536375254795</text:p>
          </table:table-cell>
        </table:table-row>
        <table:table-row table:style-name="ro1">
          <table:table-cell office:value-type="float" office:value="0.397100050660497" calcext:value-type="float">
            <text:p>0.397100050660497</text:p>
          </table:table-cell>
          <table:table-cell office:value-type="float" office:value="0.0650258096382148" calcext:value-type="float">
            <text:p>0.0650258096382148</text:p>
          </table:table-cell>
          <table:table-cell office:value-type="float" office:value="1.27046326326979" calcext:value-type="float">
            <text:p>1.27046326326979</text:p>
          </table:table-cell>
        </table:table-row>
        <table:table-row table:style-name="ro1">
          <table:table-cell office:value-type="float" office:value="0.405674825022272" calcext:value-type="float">
            <text:p>0.405674825022272</text:p>
          </table:table-cell>
          <table:table-cell office:value-type="float" office:value="0.0633244849741804" calcext:value-type="float">
            <text:p>0.0633244849741804</text:p>
          </table:table-cell>
          <table:table-cell office:value-type="float" office:value="1.27832284061482" calcext:value-type="float">
            <text:p>1.27832284061482</text:p>
          </table:table-cell>
        </table:table-row>
        <table:table-row table:style-name="ro1">
          <table:table-cell office:value-type="float" office:value="0.409223902305327" calcext:value-type="float">
            <text:p>0.409223902305327</text:p>
          </table:table-cell>
          <table:table-cell office:value-type="float" office:value="0.0664565524390905" calcext:value-type="float">
            <text:p>0.0664565524390905</text:p>
          </table:table-cell>
          <table:table-cell office:value-type="float" office:value="1.28941671099495" calcext:value-type="float">
            <text:p>1.28941671099495</text:p>
          </table:table-cell>
        </table:table-row>
        <table:table-row table:style-name="ro1">
          <table:table-cell office:value-type="float" office:value="0.417299500309215" calcext:value-type="float">
            <text:p>0.417299500309215</text:p>
          </table:table-cell>
          <table:table-cell office:value-type="float" office:value="0.0682351253109704" calcext:value-type="float">
            <text:p>0.0682351253109704</text:p>
          </table:table-cell>
          <table:table-cell office:value-type="float" office:value="1.29932717359709" calcext:value-type="float">
            <text:p>1.29932717359709</text:p>
          </table:table-cell>
        </table:table-row>
        <table:table-row table:style-name="ro1">
          <table:table-cell office:value-type="float" office:value="0.422692322859652" calcext:value-type="float">
            <text:p>0.422692322859652</text:p>
          </table:table-cell>
          <table:table-cell office:value-type="float" office:value="0.0691727128584693" calcext:value-type="float">
            <text:p>0.0691727128584693</text:p>
          </table:table-cell>
          <table:table-cell office:value-type="float" office:value="1.30890787399434" calcext:value-type="float">
            <text:p>1.30890787399434</text:p>
          </table:table-cell>
        </table:table-row>
        <table:table-row table:style-name="ro1">
          <table:table-cell office:value-type="float" office:value="0.429641357446657" calcext:value-type="float">
            <text:p>0.429641357446657</text:p>
          </table:table-cell>
          <table:table-cell office:value-type="float" office:value="0.0690421831467547" calcext:value-type="float">
            <text:p>0.0690421831467547</text:p>
          </table:table-cell>
          <table:table-cell office:value-type="float" office:value="1.31954454163646" calcext:value-type="float">
            <text:p>1.31954454163646</text:p>
          </table:table-cell>
        </table:table-row>
        <table:table-row table:style-name="ro1">
          <table:table-cell office:value-type="float" office:value="0.439398915350465" calcext:value-type="float">
            <text:p>0.439398915350465</text:p>
          </table:table-cell>
          <table:table-cell office:value-type="float" office:value="0.071401975844279" calcext:value-type="float">
            <text:p>0.071401975844279</text:p>
          </table:table-cell>
          <table:table-cell office:value-type="float" office:value="1.32777652423926" calcext:value-type="float">
            <text:p>1.32777652423926</text:p>
          </table:table-cell>
        </table:table-row>
        <table:table-row table:style-name="ro1">
          <table:table-cell office:value-type="float" office:value="0.455408677858063" calcext:value-type="float">
            <text:p>0.455408677858063</text:p>
          </table:table-cell>
          <table:table-cell office:value-type="float" office:value="0.070360570153448" calcext:value-type="float">
            <text:p>0.070360570153448</text:p>
          </table:table-cell>
          <table:table-cell office:value-type="float" office:value="1.33336632742767" calcext:value-type="float">
            <text:p>1.33336632742767</text:p>
          </table:table-cell>
        </table:table-row>
        <table:table-row table:style-name="ro1">
          <table:table-cell office:value-type="float" office:value="0.454072199649613" calcext:value-type="float">
            <text:p>0.454072199649613</text:p>
          </table:table-cell>
          <table:table-cell office:value-type="float" office:value="0.0722931024048714" calcext:value-type="float">
            <text:p>0.0722931024048714</text:p>
          </table:table-cell>
          <table:table-cell office:value-type="float" office:value="1.35108305657702" calcext:value-type="float">
            <text:p>1.35108305657702</text:p>
          </table:table-cell>
        </table:table-row>
        <table:table-row table:style-name="ro1">
          <table:table-cell office:value-type="float" office:value="0.467350745302031" calcext:value-type="float">
            <text:p>0.467350745302031</text:p>
          </table:table-cell>
          <table:table-cell office:value-type="float" office:value="0.0732653399829134" calcext:value-type="float">
            <text:p>0.0732653399829134</text:p>
          </table:table-cell>
          <table:table-cell office:value-type="float" office:value="1.36005216347831" calcext:value-type="float">
            <text:p>1.36005216347831</text:p>
          </table:table-cell>
        </table:table-row>
        <table:table-row table:style-name="ro1">
          <table:table-cell office:value-type="float" office:value="0.471960578802119" calcext:value-type="float">
            <text:p>0.471960578802119</text:p>
          </table:table-cell>
          <table:table-cell office:value-type="float" office:value="0.0698199943452296" calcext:value-type="float">
            <text:p>0.0698199943452296</text:p>
          </table:table-cell>
          <table:table-cell office:value-type="float" office:value="1.37268931752025" calcext:value-type="float">
            <text:p>1.37268931752025</text:p>
          </table:table-cell>
        </table:table-row>
        <table:table-row table:style-name="ro1">
          <table:table-cell office:value-type="float" office:value="0.471711547902598" calcext:value-type="float">
            <text:p>0.471711547902598</text:p>
          </table:table-cell>
          <table:table-cell office:value-type="float" office:value="0.0630132195384728" calcext:value-type="float">
            <text:p>0.0630132195384728</text:p>
          </table:table-cell>
          <table:table-cell office:value-type="float" office:value="1.38910395071277" calcext:value-type="float">
            <text:p>1.38910395071277</text:p>
          </table:table-cell>
        </table:table-row>
        <table:table-row table:style-name="ro1">
          <table:table-cell office:value-type="float" office:value="0.483556552291197" calcext:value-type="float">
            <text:p>0.483556552291197</text:p>
          </table:table-cell>
          <table:table-cell office:value-type="float" office:value="0.0540803910994059" calcext:value-type="float">
            <text:p>0.0540803910994059</text:p>
          </table:table-cell>
          <table:table-cell office:value-type="float" office:value="1.39894609343133" calcext:value-type="float">
            <text:p>1.39894609343133</text:p>
          </table:table-cell>
        </table:table-row>
        <table:table-row table:style-name="ro1">
          <table:table-cell office:value-type="float" office:value="0.49064015885635" calcext:value-type="float">
            <text:p>0.49064015885635</text:p>
          </table:table-cell>
          <table:table-cell office:value-type="float" office:value="0.04716958474132" calcext:value-type="float">
            <text:p>0.04716958474132</text:p>
          </table:table-cell>
          <table:table-cell office:value-type="float" office:value="1.41166969622749" calcext:value-type="float">
            <text:p>1.41166969622749</text:p>
          </table:table-cell>
        </table:table-row>
        <table:table-row table:style-name="ro1">
          <table:table-cell office:value-type="float" office:value="0.501356010664985" calcext:value-type="float">
            <text:p>0.501356010664985</text:p>
          </table:table-cell>
          <table:table-cell office:value-type="float" office:value="0.064080950375944" calcext:value-type="float">
            <text:p>0.064080950375944</text:p>
          </table:table-cell>
          <table:table-cell office:value-type="float" office:value="1.41975557869804" calcext:value-type="float">
            <text:p>1.41975557869804</text:p>
          </table:table-cell>
        </table:table-row>
        <table:table-row table:style-name="ro1">
          <table:table-cell office:value-type="float" office:value="0.506249625279857" calcext:value-type="float">
            <text:p>0.506249625279857</text:p>
          </table:table-cell>
          <table:table-cell office:value-type="float" office:value="0.064718073337555" calcext:value-type="float">
            <text:p>0.064718073337555</text:p>
          </table:table-cell>
          <table:table-cell office:value-type="float" office:value="1.43197583823446" calcext:value-type="float">
            <text:p>1.43197583823446</text:p>
          </table:table-cell>
        </table:table-row>
        <table:table-row table:style-name="ro1">
          <table:table-cell office:value-type="float" office:value="0.506907792686672" calcext:value-type="float">
            <text:p>0.506907792686672</text:p>
          </table:table-cell>
          <table:table-cell office:value-type="float" office:value="0.0739872494247606" calcext:value-type="float">
            <text:p>0.0739872494247606</text:p>
          </table:table-cell>
          <table:table-cell office:value-type="float" office:value="1.44752686043918" calcext:value-type="float">
            <text:p>1.44752686043918</text:p>
          </table:table-cell>
        </table:table-row>
        <table:table-row table:style-name="ro1">
          <table:table-cell office:value-type="float" office:value="0.51523712641624" calcext:value-type="float">
            <text:p>0.51523712641624</text:p>
          </table:table-cell>
          <table:table-cell office:value-type="float" office:value="0.0779995901563775" calcext:value-type="float">
            <text:p>0.0779995901563775</text:p>
          </table:table-cell>
          <table:table-cell office:value-type="float" office:value="1.45917859898866" calcext:value-type="float">
            <text:p>1.45917859898866</text:p>
          </table:table-cell>
        </table:table-row>
        <table:table-row table:style-name="ro1">
          <table:table-cell office:value-type="float" office:value="0.516075643298525" calcext:value-type="float">
            <text:p>0.516075643298525</text:p>
          </table:table-cell>
          <table:table-cell office:value-type="float" office:value="0.0691813979996323" calcext:value-type="float">
            <text:p>0.0691813979996323</text:p>
          </table:table-cell>
          <table:table-cell office:value-type="float" office:value="1.47271931786786" calcext:value-type="float">
            <text:p>1.47271931786786</text:p>
          </table:table-cell>
        </table:table-row>
        <table:table-row table:style-name="ro1">
          <table:table-cell office:value-type="float" office:value="0.519912999287019" calcext:value-type="float">
            <text:p>0.519912999287019</text:p>
          </table:table-cell>
          <table:table-cell office:value-type="float" office:value="0.0628868286451994" calcext:value-type="float">
            <text:p>0.0628868286451994</text:p>
          </table:table-cell>
          <table:table-cell office:value-type="float" office:value="1.48584094148077" calcext:value-type="float">
            <text:p>1.48584094148077</text:p>
          </table:table-cell>
        </table:table-row>
        <table:table-row table:style-name="ro1">
          <table:table-cell office:value-type="float" office:value="0.517176572947575" calcext:value-type="float">
            <text:p>0.517176572947575</text:p>
          </table:table-cell>
          <table:table-cell office:value-type="float" office:value="0.0764422192453181" calcext:value-type="float">
            <text:p>0.0764422192453181</text:p>
          </table:table-cell>
          <table:table-cell office:value-type="float" office:value="1.50014613750093" calcext:value-type="float">
            <text:p>1.50014613750093</text:p>
          </table:table-cell>
        </table:table-row>
        <table:table-row table:style-name="ro1">
          <table:table-cell office:value-type="float" office:value="0.520532637056367" calcext:value-type="float">
            <text:p>0.520532637056367</text:p>
          </table:table-cell>
          <table:table-cell office:value-type="float" office:value="0.0778937527733182" calcext:value-type="float">
            <text:p>0.0778937527733182</text:p>
          </table:table-cell>
          <table:table-cell office:value-type="float" office:value="1.50916058904347" calcext:value-type="float">
            <text:p>1.50916058904347</text:p>
          </table:table-cell>
        </table:table-row>
        <table:table-row table:style-name="ro1">
          <table:table-cell office:value-type="float" office:value="0.525002508991032" calcext:value-type="float">
            <text:p>0.525002508991032</text:p>
          </table:table-cell>
          <table:table-cell office:value-type="float" office:value="0.079440629832763" calcext:value-type="float">
            <text:p>0.079440629832763</text:p>
          </table:table-cell>
          <table:table-cell office:value-type="float" office:value="1.51734371014175" calcext:value-type="float">
            <text:p>1.51734371014175</text:p>
          </table:table-cell>
        </table:table-row>
        <table:table-row table:style-name="ro1">
          <table:table-cell office:value-type="float" office:value="0.526136623682891" calcext:value-type="float">
            <text:p>0.526136623682891</text:p>
          </table:table-cell>
          <table:table-cell office:value-type="float" office:value="0.0871237817892603" calcext:value-type="float">
            <text:p>0.0871237817892603</text:p>
          </table:table-cell>
          <table:table-cell office:value-type="float" office:value="1.5276427008219" calcext:value-type="float">
            <text:p>1.5276427008219</text:p>
          </table:table-cell>
        </table:table-row>
        <table:table-row table:style-name="ro1">
          <table:table-cell office:value-type="float" office:value="0.523736371334747" calcext:value-type="float">
            <text:p>0.523736371334747</text:p>
          </table:table-cell>
          <table:table-cell office:value-type="float" office:value="0.0838591399720269" calcext:value-type="float">
            <text:p>0.0838591399720269</text:p>
          </table:table-cell>
          <table:table-cell office:value-type="float" office:value="1.53553710840656" calcext:value-type="float">
            <text:p>1.53553710840656</text:p>
          </table:table-cell>
        </table:table-row>
        <table:table-row table:style-name="ro1">
          <table:table-cell office:value-type="float" office:value="0.524589589536485" calcext:value-type="float">
            <text:p>0.524589589536485</text:p>
          </table:table-cell>
          <table:table-cell office:value-type="float" office:value="0.0836191345393547" calcext:value-type="float">
            <text:p>0.0836191345393547</text:p>
          </table:table-cell>
          <table:table-cell office:value-type="float" office:value="1.54548099578873" calcext:value-type="float">
            <text:p>1.54548099578873</text:p>
          </table:table-cell>
        </table:table-row>
        <table:table-row table:style-name="ro1">
          <table:table-cell office:value-type="float" office:value="0.511696293872896" calcext:value-type="float">
            <text:p>0.511696293872896</text:p>
          </table:table-cell>
          <table:table-cell office:value-type="float" office:value="0.0891378467883108" calcext:value-type="float">
            <text:p>0.0891378467883108</text:p>
          </table:table-cell>
          <table:table-cell office:value-type="float" office:value="1.55955405786387" calcext:value-type="float">
            <text:p>1.55955405786387</text:p>
          </table:table-cell>
        </table:table-row>
        <table:table-row table:style-name="ro1">
          <table:table-cell office:value-type="float" office:value="0.500353229523786" calcext:value-type="float">
            <text:p>0.500353229523786</text:p>
          </table:table-cell>
          <table:table-cell office:value-type="float" office:value="0.102695884996311" calcext:value-type="float">
            <text:p>0.102695884996311</text:p>
          </table:table-cell>
          <table:table-cell office:value-type="float" office:value="1.56821946093894" calcext:value-type="float">
            <text:p>1.56821946093894</text:p>
          </table:table-cell>
        </table:table-row>
        <table:table-row table:style-name="ro1">
          <table:table-cell office:value-type="float" office:value="0.492205165842687" calcext:value-type="float">
            <text:p>0.492205165842687</text:p>
          </table:table-cell>
          <table:table-cell office:value-type="float" office:value="0.0826387898089694" calcext:value-type="float">
            <text:p>0.0826387898089694</text:p>
          </table:table-cell>
          <table:table-cell office:value-type="float" office:value="1.57974235881962" calcext:value-type="float">
            <text:p>1.57974235881962</text:p>
          </table:table-cell>
        </table:table-row>
        <table:table-row table:style-name="ro1">
          <table:table-cell office:value-type="float" office:value="0.492538955097024" calcext:value-type="float">
            <text:p>0.492538955097024</text:p>
          </table:table-cell>
          <table:table-cell office:value-type="float" office:value="0.110082559985509" calcext:value-type="float">
            <text:p>0.110082559985509</text:p>
          </table:table-cell>
          <table:table-cell office:value-type="float" office:value="1.58312315106192" calcext:value-type="float">
            <text:p>1.58312315106192</text:p>
          </table:table-cell>
        </table:table-row>
        <table:table-row table:style-name="ro1">
          <table:table-cell office:value-type="float" office:value="0.482656152272882" calcext:value-type="float">
            <text:p>0.482656152272882</text:p>
          </table:table-cell>
          <table:table-cell office:value-type="float" office:value="0.119312921810745" calcext:value-type="float">
            <text:p>0.119312921810745</text:p>
          </table:table-cell>
          <table:table-cell office:value-type="float" office:value="1.58940740244934" calcext:value-type="float">
            <text:p>1.58940740244934</text:p>
          </table:table-cell>
        </table:table-row>
        <table:table-row table:style-name="ro1">
          <table:table-cell office:value-type="float" office:value="0.479133280195746" calcext:value-type="float">
            <text:p>0.479133280195746</text:p>
          </table:table-cell>
          <table:table-cell office:value-type="float" office:value="0.1146340099604" calcext:value-type="float">
            <text:p>0.1146340099604</text:p>
          </table:table-cell>
          <table:table-cell office:value-type="float" office:value="1.59445477422534" calcext:value-type="float">
            <text:p>1.59445477422534</text:p>
          </table:table-cell>
        </table:table-row>
        <table:table-row table:style-name="ro1">
          <table:table-cell office:value-type="float" office:value="0.472224975048892" calcext:value-type="float">
            <text:p>0.472224975048892</text:p>
          </table:table-cell>
          <table:table-cell office:value-type="float" office:value="0.120411827235731" calcext:value-type="float">
            <text:p>0.120411827235731</text:p>
          </table:table-cell>
          <table:table-cell office:value-type="float" office:value="1.5977714457656" calcext:value-type="float">
            <text:p>1.5977714457656</text:p>
          </table:table-cell>
        </table:table-row>
        <table:table-row table:style-name="ro1">
          <table:table-cell office:value-type="float" office:value="0.458878318243152" calcext:value-type="float">
            <text:p>0.458878318243152</text:p>
          </table:table-cell>
          <table:table-cell office:value-type="float" office:value="0.124151037589663" calcext:value-type="float">
            <text:p>0.124151037589663</text:p>
          </table:table-cell>
          <table:table-cell office:value-type="float" office:value="1.60607751668833" calcext:value-type="float">
            <text:p>1.60607751668833</text:p>
          </table:table-cell>
        </table:table-row>
        <table:table-row table:style-name="ro1">
          <table:table-cell office:value-type="float" office:value="0.45010190301123" calcext:value-type="float">
            <text:p>0.45010190301123</text:p>
          </table:table-cell>
          <table:table-cell office:value-type="float" office:value="0.108573427295411" calcext:value-type="float">
            <text:p>0.108573427295411</text:p>
          </table:table-cell>
          <table:table-cell office:value-type="float" office:value="1.61441092258006" calcext:value-type="float">
            <text:p>1.61441092258006</text:p>
          </table:table-cell>
        </table:table-row>
        <table:table-row table:style-name="ro1">
          <table:table-cell office:value-type="float" office:value="0.425409492725286" calcext:value-type="float">
            <text:p>0.425409492725286</text:p>
          </table:table-cell>
          <table:table-cell office:value-type="float" office:value="0.110069258552442" calcext:value-type="float">
            <text:p>0.110069258552442</text:p>
          </table:table-cell>
          <table:table-cell office:value-type="float" office:value="1.62481969824876" calcext:value-type="float">
            <text:p>1.62481969824876</text:p>
          </table:table-cell>
        </table:table-row>
        <table:table-row table:style-name="ro1">
          <table:table-cell office:value-type="float" office:value="0.412833400387571" calcext:value-type="float">
            <text:p>0.412833400387571</text:p>
          </table:table-cell>
          <table:table-cell office:value-type="float" office:value="0.10421516583954" calcext:value-type="float">
            <text:p>0.10421516583954</text:p>
          </table:table-cell>
          <table:table-cell office:value-type="float" office:value="1.63149667411696" calcext:value-type="float">
            <text:p>1.63149667411696</text:p>
          </table:table-cell>
        </table:table-row>
        <table:table-row table:style-name="ro1">
          <table:table-cell office:value-type="float" office:value="0.414746458280233" calcext:value-type="float">
            <text:p>0.414746458280233</text:p>
          </table:table-cell>
          <table:table-cell office:value-type="float" office:value="0.110829070301295" calcext:value-type="float">
            <text:p>0.110829070301295</text:p>
          </table:table-cell>
          <table:table-cell office:value-type="float" office:value="1.63442536918781" calcext:value-type="float">
            <text:p>1.63442536918781</text:p>
          </table:table-cell>
        </table:table-row>
        <table:table-row table:style-name="ro1">
          <table:table-cell office:value-type="float" office:value="0.392954116013188" calcext:value-type="float">
            <text:p>0.392954116013188</text:p>
          </table:table-cell>
          <table:table-cell office:value-type="float" office:value="0.102761428017231" calcext:value-type="float">
            <text:p>0.102761428017231</text:p>
          </table:table-cell>
          <table:table-cell office:value-type="float" office:value="1.64461216761856" calcext:value-type="float">
            <text:p>1.64461216761856</text:p>
          </table:table-cell>
        </table:table-row>
        <table:table-row table:style-name="ro1">
          <table:table-cell office:value-type="float" office:value="0.376783406554091" calcext:value-type="float">
            <text:p>0.376783406554091</text:p>
          </table:table-cell>
          <table:table-cell office:value-type="float" office:value="0.0733738742742612" calcext:value-type="float">
            <text:p>0.0733738742742612</text:p>
          </table:table-cell>
          <table:table-cell office:value-type="float" office:value="1.65354951894606" calcext:value-type="float">
            <text:p>1.65354951894606</text:p>
          </table:table-cell>
        </table:table-row>
        <table:table-row table:style-name="ro1">
          <table:table-cell office:value-type="float" office:value="0.360455799242334" calcext:value-type="float">
            <text:p>0.360455799242334</text:p>
          </table:table-cell>
          <table:table-cell office:value-type="float" office:value="0.094917530377756" calcext:value-type="float">
            <text:p>0.094917530377756</text:p>
          </table:table-cell>
          <table:table-cell office:value-type="float" office:value="1.66042622945118" calcext:value-type="float">
            <text:p>1.66042622945118</text:p>
          </table:table-cell>
        </table:table-row>
        <table:table-row table:style-name="ro1">
          <table:table-cell office:value-type="float" office:value="0.339688073545945" calcext:value-type="float">
            <text:p>0.339688073545945</text:p>
          </table:table-cell>
          <table:table-cell office:value-type="float" office:value="0.0925833412687466" calcext:value-type="float">
            <text:p>0.0925833412687466</text:p>
          </table:table-cell>
          <table:table-cell office:value-type="float" office:value="1.67136012501429" calcext:value-type="float">
            <text:p>1.67136012501429</text:p>
          </table:table-cell>
        </table:table-row>
        <table:table-row table:style-name="ro1">
          <table:table-cell office:value-type="float" office:value="0.330530006915733" calcext:value-type="float">
            <text:p>0.330530006915733</text:p>
          </table:table-cell>
          <table:table-cell office:value-type="float" office:value="0.0794686983305051" calcext:value-type="float">
            <text:p>0.0794686983305051</text:p>
          </table:table-cell>
          <table:table-cell office:value-type="float" office:value="1.68136841923639" calcext:value-type="float">
            <text:p>1.68136841923639</text:p>
          </table:table-cell>
        </table:table-row>
        <table:table-row table:style-name="ro1">
          <table:table-cell office:value-type="float" office:value="0.311086642333027" calcext:value-type="float">
            <text:p>0.311086642333027</text:p>
          </table:table-cell>
          <table:table-cell office:value-type="float" office:value="0.105048146311629" calcext:value-type="float">
            <text:p>0.105048146311629</text:p>
          </table:table-cell>
          <table:table-cell office:value-type="float" office:value="1.68472786050441" calcext:value-type="float">
            <text:p>1.68472786050441</text:p>
          </table:table-cell>
        </table:table-row>
        <table:table-row table:style-name="ro1">
          <table:table-cell office:value-type="float" office:value="0.320421615874475" calcext:value-type="float">
            <text:p>0.320421615874475</text:p>
          </table:table-cell>
          <table:table-cell office:value-type="float" office:value="0.081637402815324" calcext:value-type="float">
            <text:p>0.081637402815324</text:p>
          </table:table-cell>
          <table:table-cell office:value-type="float" office:value="1.6825852064158" calcext:value-type="float">
            <text:p>1.6825852064158</text:p>
          </table:table-cell>
        </table:table-row>
        <table:table-row table:style-name="ro1">
          <table:table-cell office:value-type="float" office:value="0.30510591509779" calcext:value-type="float">
            <text:p>0.30510591509779</text:p>
          </table:table-cell>
          <table:table-cell office:value-type="float" office:value="0.0907570702317461" calcext:value-type="float">
            <text:p>0.0907570702317461</text:p>
          </table:table-cell>
          <table:table-cell office:value-type="float" office:value="1.68688884234537" calcext:value-type="float">
            <text:p>1.68688884234537</text:p>
          </table:table-cell>
        </table:table-row>
        <table:table-row table:style-name="ro1">
          <table:table-cell office:value-type="float" office:value="0.276876673286484" calcext:value-type="float">
            <text:p>0.276876673286484</text:p>
          </table:table-cell>
          <table:table-cell office:value-type="float" office:value="0.0668851870548455" calcext:value-type="float">
            <text:p>0.0668851870548455</text:p>
          </table:table-cell>
          <table:table-cell office:value-type="float" office:value="1.69659060841381" calcext:value-type="float">
            <text:p>1.69659060841381</text:p>
          </table:table-cell>
        </table:table-row>
        <table:table-row table:style-name="ro1">
          <table:table-cell office:value-type="float" office:value="0.274522037094655" calcext:value-type="float">
            <text:p>0.274522037094655</text:p>
          </table:table-cell>
          <table:table-cell office:value-type="float" office:value="0.0469819881700842" calcext:value-type="float">
            <text:p>0.0469819881700842</text:p>
          </table:table-cell>
          <table:table-cell office:value-type="float" office:value="1.70111242224089" calcext:value-type="float">
            <text:p>1.70111242224089</text:p>
          </table:table-cell>
        </table:table-row>
        <table:table-row table:style-name="ro1">
          <table:table-cell office:value-type="float" office:value="0.251836813039879" calcext:value-type="float">
            <text:p>0.251836813039879</text:p>
          </table:table-cell>
          <table:table-cell office:value-type="float" office:value="0.0468251743717087" calcext:value-type="float">
            <text:p>0.0468251743717087</text:p>
          </table:table-cell>
          <table:table-cell office:value-type="float" office:value="1.70824298355031" calcext:value-type="float">
            <text:p>1.70824298355031</text:p>
          </table:table-cell>
        </table:table-row>
        <table:table-row table:style-name="ro1">
          <table:table-cell office:value-type="float" office:value="0.23249275727978" calcext:value-type="float">
            <text:p>0.23249275727978</text:p>
          </table:table-cell>
          <table:table-cell office:value-type="float" office:value="0.0403673823550842" calcext:value-type="float">
            <text:p>0.0403673823550842</text:p>
          </table:table-cell>
          <table:table-cell office:value-type="float" office:value="1.71090190329078" calcext:value-type="float">
            <text:p>1.71090190329078</text:p>
          </table:table-cell>
        </table:table-row>
        <table:table-row table:style-name="ro1">
          <table:table-cell office:value-type="float" office:value="0.243035030747448" calcext:value-type="float">
            <text:p>0.243035030747448</text:p>
          </table:table-cell>
          <table:table-cell office:value-type="float" office:value="0.0338464285888834" calcext:value-type="float">
            <text:p>0.0338464285888834</text:p>
          </table:table-cell>
          <table:table-cell office:value-type="float" office:value="1.70836825749739" calcext:value-type="float">
            <text:p>1.70836825749739</text:p>
          </table:table-cell>
        </table:table-row>
        <table:table-row table:style-name="ro1">
          <table:table-cell office:value-type="float" office:value="0.227030687863101" calcext:value-type="float">
            <text:p>0.227030687863101</text:p>
          </table:table-cell>
          <table:table-cell office:value-type="float" office:value="0.00361958206034414" calcext:value-type="float">
            <text:p>0.00361958206034414</text:p>
          </table:table-cell>
          <table:table-cell office:value-type="float" office:value="1.71136596959147" calcext:value-type="float">
            <text:p>1.71136596959147</text:p>
          </table:table-cell>
        </table:table-row>
        <table:table-row table:style-name="ro1">
          <table:table-cell office:value-type="float" office:value="0.208239438476104" calcext:value-type="float">
            <text:p>0.208239438476104</text:p>
          </table:table-cell>
          <table:table-cell office:value-type="float" office:value="0.0353176998700856" calcext:value-type="float">
            <text:p>0.0353176998700856</text:p>
          </table:table-cell>
          <table:table-cell office:value-type="float" office:value="1.71255075962775" calcext:value-type="float">
            <text:p>1.71255075962775</text:p>
          </table:table-cell>
        </table:table-row>
        <table:table-row table:style-name="ro1">
          <table:table-cell office:value-type="float" office:value="0.195231265115264" calcext:value-type="float">
            <text:p>0.195231265115264</text:p>
          </table:table-cell>
          <table:table-cell office:value-type="float" office:value="0.0577587846482513" calcext:value-type="float">
            <text:p>0.0577587846482513</text:p>
          </table:table-cell>
          <table:table-cell office:value-type="float" office:value="1.71585408637384" calcext:value-type="float">
            <text:p>1.71585408637384</text:p>
          </table:table-cell>
        </table:table-row>
        <table:table-row table:style-name="ro1">
          <table:table-cell office:value-type="float" office:value="0.188083581215786" calcext:value-type="float">
            <text:p>0.188083581215786</text:p>
          </table:table-cell>
          <table:table-cell office:value-type="float" office:value="0.0724911289310766" calcext:value-type="float">
            <text:p>0.0724911289310766</text:p>
          </table:table-cell>
          <table:table-cell office:value-type="float" office:value="1.71362565289015" calcext:value-type="float">
            <text:p>1.71362565289015</text:p>
          </table:table-cell>
        </table:table-row>
        <table:table-row table:style-name="ro1">
          <table:table-cell office:value-type="float" office:value="0.183346856608959" calcext:value-type="float">
            <text:p>0.183346856608959</text:p>
          </table:table-cell>
          <table:table-cell office:value-type="float" office:value="0.0593222939676989" calcext:value-type="float">
            <text:p>0.0593222939676989</text:p>
          </table:table-cell>
          <table:table-cell office:value-type="float" office:value="1.71301395463387" calcext:value-type="float">
            <text:p>1.71301395463387</text:p>
          </table:table-cell>
        </table:table-row>
        <table:table-row table:style-name="ro1">
          <table:table-cell office:value-type="float" office:value="0.187709144981943" calcext:value-type="float">
            <text:p>0.187709144981943</text:p>
          </table:table-cell>
          <table:table-cell office:value-type="float" office:value="0.0494187392996108" calcext:value-type="float">
            <text:p>0.0494187392996108</text:p>
          </table:table-cell>
          <table:table-cell office:value-type="float" office:value="1.70944500553755" calcext:value-type="float">
            <text:p>1.70944500553755</text:p>
          </table:table-cell>
        </table:table-row>
        <table:table-row table:style-name="ro1">
          <table:table-cell office:value-type="float" office:value="0.168287512974809" calcext:value-type="float">
            <text:p>0.168287512974809</text:p>
          </table:table-cell>
          <table:table-cell office:value-type="float" office:value="0.0748275112379745" calcext:value-type="float">
            <text:p>0.0748275112379745</text:p>
          </table:table-cell>
          <table:table-cell office:value-type="float" office:value="1.70970061946628" calcext:value-type="float">
            <text:p>1.70970061946628</text:p>
          </table:table-cell>
        </table:table-row>
        <table:table-row table:style-name="ro1">
          <table:table-cell office:value-type="float" office:value="0.157604857853684" calcext:value-type="float">
            <text:p>0.157604857853684</text:p>
          </table:table-cell>
          <table:table-cell office:value-type="float" office:value="0.100738919897047" calcext:value-type="float">
            <text:p>0.100738919897047</text:p>
          </table:table-cell>
          <table:table-cell office:value-type="float" office:value="1.70411244258971" calcext:value-type="float">
            <text:p>1.70411244258971</text:p>
          </table:table-cell>
        </table:table-row>
        <table:table-row table:style-name="ro1">
          <table:table-cell office:value-type="float" office:value="0.142086855977538" calcext:value-type="float">
            <text:p>0.142086855977538</text:p>
          </table:table-cell>
          <table:table-cell office:value-type="float" office:value="0.0285304831769024" calcext:value-type="float">
            <text:p>0.0285304831769024</text:p>
          </table:table-cell>
          <table:table-cell office:value-type="float" office:value="1.70660141306828" calcext:value-type="float">
            <text:p>1.70660141306828</text:p>
          </table:table-cell>
        </table:table-row>
        <table:table-row table:style-name="ro1">
          <table:table-cell office:value-type="float" office:value="0.147685914120952" calcext:value-type="float">
            <text:p>0.147685914120952</text:p>
          </table:table-cell>
          <table:table-cell office:value-type="float" office:value="0.0302175393484999" calcext:value-type="float">
            <text:p>0.0302175393484999</text:p>
          </table:table-cell>
          <table:table-cell office:value-type="float" office:value="1.70334498600697" calcext:value-type="float">
            <text:p>1.70334498600697</text:p>
          </table:table-cell>
        </table:table-row>
        <table:table-row table:style-name="ro1">
          <table:table-cell office:value-type="float" office:value="0.155069590656182" calcext:value-type="float">
            <text:p>0.155069590656182</text:p>
          </table:table-cell>
          <table:table-cell office:value-type="float" office:value="0.0843510582632818" calcext:value-type="float">
            <text:p>0.0843510582632818</text:p>
          </table:table-cell>
          <table:table-cell office:value-type="float" office:value="1.69479380851926" calcext:value-type="float">
            <text:p>1.69479380851926</text:p>
          </table:table-cell>
        </table:table-row>
        <table:table-row table:style-name="ro1">
          <table:table-cell office:value-type="float" office:value="0.13017227198148" calcext:value-type="float">
            <text:p>0.13017227198148</text:p>
          </table:table-cell>
          <table:table-cell office:value-type="float" office:value="0.0552881299777351" calcext:value-type="float">
            <text:p>0.0552881299777351</text:p>
          </table:table-cell>
          <table:table-cell office:value-type="float" office:value="1.69650998346272" calcext:value-type="float">
            <text:p>1.69650998346272</text:p>
          </table:table-cell>
        </table:table-row>
        <table:table-row table:style-name="ro1">
          <table:table-cell office:value-type="float" office:value="0.113915569415519" calcext:value-type="float">
            <text:p>0.113915569415519</text:p>
          </table:table-cell>
          <table:table-cell office:value-type="float" office:value="0.0410298268007234" calcext:value-type="float">
            <text:p>0.0410298268007234</text:p>
          </table:table-cell>
          <table:table-cell office:value-type="float" office:value="1.69770817303563" calcext:value-type="float">
            <text:p>1.69770817303563</text:p>
          </table:table-cell>
        </table:table-row>
        <table:table-row table:style-name="ro1">
          <table:table-cell office:value-type="float" office:value="-0.124635211666749" calcext:value-type="float">
            <text:p>-0.124635211666749</text:p>
          </table:table-cell>
          <table:table-cell office:value-type="float" office:value="-0.0812902695758001" calcext:value-type="float">
            <text:p>-0.0812902695758001</text:p>
          </table:table-cell>
          <table:table-cell office:value-type="float" office:value="1.68881798824157" calcext:value-type="float">
            <text:p>1.68881798824157</text:p>
          </table:table-cell>
        </table:table-row>
        <table:table-row table:style-name="ro1">
          <table:table-cell office:value-type="float" office:value="0.095469622479483" calcext:value-type="float">
            <text:p>0.095469622479483</text:p>
          </table:table-cell>
          <table:table-cell office:value-type="float" office:value="0.0512824215787241" calcext:value-type="float">
            <text:p>0.0512824215787241</text:p>
          </table:table-cell>
          <table:table-cell office:value-type="float" office:value="1.69018699368305" calcext:value-type="float">
            <text:p>1.69018699368305</text:p>
          </table:table-cell>
        </table:table-row>
        <table:table-row table:style-name="ro1">
          <table:table-cell office:value-type="float" office:value="0.133527168013531" calcext:value-type="float">
            <text:p>0.133527168013531</text:p>
          </table:table-cell>
          <table:table-cell office:value-type="float" office:value="0.019055460567761" calcext:value-type="float">
            <text:p>0.019055460567761</text:p>
          </table:table-cell>
          <table:table-cell office:value-type="float" office:value="1.68713008665974" calcext:value-type="float">
            <text:p>1.68713008665974</text:p>
          </table:table-cell>
        </table:table-row>
        <table:table-row table:style-name="ro1">
          <table:table-cell office:value-type="float" office:value="0.0501847275746133" calcext:value-type="float">
            <text:p>0.0501847275746133</text:p>
          </table:table-cell>
          <table:table-cell office:value-type="float" office:value="0.0733207068841363" calcext:value-type="float">
            <text:p>0.0733207068841363</text:p>
          </table:table-cell>
          <table:table-cell office:value-type="float" office:value="1.68720001888336" calcext:value-type="float">
            <text:p>1.68720001888336</text:p>
          </table:table-cell>
        </table:table-row>
        <table:table-row table:style-name="ro1">
          <table:table-cell office:value-type="float" office:value="0.0718901728542747" calcext:value-type="float">
            <text:p>0.0718901728542747</text:p>
          </table:table-cell>
          <table:table-cell office:value-type="float" office:value="0.0614940427892204" calcext:value-type="float">
            <text:p>0.0614940427892204</text:p>
          </table:table-cell>
          <table:table-cell office:value-type="float" office:value="1.68009205520324" calcext:value-type="float">
            <text:p>1.68009205520324</text:p>
          </table:table-cell>
        </table:table-row>
        <table:table-row table:style-name="ro1">
          <table:table-cell office:value-type="float" office:value="0.0163430273498738" calcext:value-type="float">
            <text:p>0.0163430273498738</text:p>
          </table:table-cell>
          <table:table-cell office:value-type="float" office:value="0.0550134092266125" calcext:value-type="float">
            <text:p>0.0550134092266125</text:p>
          </table:table-cell>
          <table:table-cell office:value-type="float" office:value="1.67846936643547" calcext:value-type="float">
            <text:p>1.67846936643547</text:p>
          </table:table-cell>
        </table:table-row>
        <table:table-row table:style-name="ro1">
          <table:table-cell office:value-type="float" office:value="0.0159786559516913" calcext:value-type="float">
            <text:p>0.0159786559516913</text:p>
          </table:table-cell>
          <table:table-cell office:value-type="float" office:value="0.0736338558578579" calcext:value-type="float">
            <text:p>0.0736338558578579</text:p>
          </table:table-cell>
          <table:table-cell office:value-type="float" office:value="1.6748492191381" calcext:value-type="float">
            <text:p>1.6748492191381</text:p>
          </table:table-cell>
        </table:table-row>
        <table:table-row table:style-name="ro1">
          <table:table-cell office:value-type="float" office:value="-0.103923374057554" calcext:value-type="float">
            <text:p>-0.103923374057554</text:p>
          </table:table-cell>
          <table:table-cell office:value-type="float" office:value="-0.000458550845401676" calcext:value-type="float">
            <text:p>-0.000458550845401676</text:p>
          </table:table-cell>
          <table:table-cell office:value-type="float" office:value="1.67073266653525" calcext:value-type="float">
            <text:p>1.67073266653525</text:p>
          </table:table-cell>
        </table:table-row>
        <table:table-row table:style-name="ro1">
          <table:table-cell office:value-type="float" office:value="-0.117365263587226" calcext:value-type="float">
            <text:p>-0.117365263587226</text:p>
          </table:table-cell>
          <table:table-cell office:value-type="float" office:value="0.00486599989416936" calcext:value-type="float">
            <text:p>0.00486599989416936</text:p>
          </table:table-cell>
          <table:table-cell office:value-type="float" office:value="1.6696262772331" calcext:value-type="float">
            <text:p>1.6696262772331</text:p>
          </table:table-cell>
        </table:table-row>
        <table:table-row table:style-name="ro1">
          <table:table-cell office:value-type="float" office:value="-0.137513148562648" calcext:value-type="float">
            <text:p>-0.137513148562648</text:p>
          </table:table-cell>
          <table:table-cell office:value-type="float" office:value="0.0184032187870517" calcext:value-type="float">
            <text:p>0.0184032187870517</text:p>
          </table:table-cell>
          <table:table-cell office:value-type="float" office:value="1.66888106554811" calcext:value-type="float">
            <text:p>1.66888106554811</text:p>
          </table:table-cell>
        </table:table-row>
        <table:table-row table:style-name="ro1">
          <table:table-cell office:value-type="float" office:value="-0.129112911091973" calcext:value-type="float">
            <text:p>-0.129112911091973</text:p>
          </table:table-cell>
          <table:table-cell office:value-type="float" office:value="-0.0154472134386597" calcext:value-type="float">
            <text:p>-0.0154472134386597</text:p>
          </table:table-cell>
          <table:table-cell office:value-type="float" office:value="1.67176871920655" calcext:value-type="float">
            <text:p>1.67176871920655</text:p>
          </table:table-cell>
        </table:table-row>
        <table:table-row table:style-name="ro1">
          <table:table-cell office:value-type="float" office:value="0.0669774021994544" calcext:value-type="float">
            <text:p>0.0669774021994544</text:p>
          </table:table-cell>
          <table:table-cell office:value-type="float" office:value="-0.0169322953902342" calcext:value-type="float">
            <text:p>-0.0169322953902342</text:p>
          </table:table-cell>
          <table:table-cell office:value-type="float" office:value="1.68062837905122" calcext:value-type="float">
            <text:p>1.68062837905122</text:p>
          </table:table-cell>
        </table:table-row>
        <table:table-row table:style-name="ro1">
          <table:table-cell office:value-type="float" office:value="-0.17158093891557" calcext:value-type="float">
            <text:p>-0.17158093891557</text:p>
          </table:table-cell>
          <table:table-cell office:value-type="float" office:value="0.0270639287549861" calcext:value-type="float">
            <text:p>0.0270639287549861</text:p>
          </table:table-cell>
          <table:table-cell office:value-type="float" office:value="1.67208949473928" calcext:value-type="float">
            <text:p>1.67208949473928</text:p>
          </table:table-cell>
        </table:table-row>
        <table:table-row table:style-name="ro1">
          <table:table-cell office:value-type="float" office:value="-0.11198216636005" calcext:value-type="float">
            <text:p>-0.11198216636005</text:p>
          </table:table-cell>
          <table:table-cell office:value-type="float" office:value="0.0028961345304377" calcext:value-type="float">
            <text:p>0.0028961345304377</text:p>
          </table:table-cell>
          <table:table-cell office:value-type="float" office:value="1.6826504214534" calcext:value-type="float">
            <text:p>1.6826504214534</text:p>
          </table:table-cell>
        </table:table-row>
        <table:table-row table:style-name="ro1">
          <table:table-cell office:value-type="float" office:value="-0.168007632280532" calcext:value-type="float">
            <text:p>-0.168007632280532</text:p>
          </table:table-cell>
          <table:table-cell office:value-type="float" office:value="0.0248599785984056" calcext:value-type="float">
            <text:p>0.0248599785984056</text:p>
          </table:table-cell>
          <table:table-cell office:value-type="float" office:value="1.67945784811437" calcext:value-type="float">
            <text:p>1.67945784811437</text:p>
          </table:table-cell>
        </table:table-row>
        <table:table-row table:style-name="ro1">
          <table:table-cell office:value-type="float" office:value="-0.142019259578296" calcext:value-type="float">
            <text:p>-0.142019259578296</text:p>
          </table:table-cell>
          <table:table-cell office:value-type="float" office:value="0.0385890755825081" calcext:value-type="float">
            <text:p>0.0385890755825081</text:p>
          </table:table-cell>
          <table:table-cell office:value-type="float" office:value="1.68958266549496" calcext:value-type="float">
            <text:p>1.68958266549496</text:p>
          </table:table-cell>
        </table:table-row>
        <table:table-row table:style-name="ro1">
          <table:table-cell office:value-type="float" office:value="-0.174478631684689" calcext:value-type="float">
            <text:p>-0.174478631684689</text:p>
          </table:table-cell>
          <table:table-cell office:value-type="float" office:value="0.0140081982160263" calcext:value-type="float">
            <text:p>0.0140081982160263</text:p>
          </table:table-cell>
          <table:table-cell office:value-type="float" office:value="1.69008730094373" calcext:value-type="float">
            <text:p>1.69008730094373</text:p>
          </table:table-cell>
        </table:table-row>
        <table:table-row table:style-name="ro1">
          <table:table-cell office:value-type="float" office:value="-0.188142706254453" calcext:value-type="float">
            <text:p>-0.188142706254453</text:p>
          </table:table-cell>
          <table:table-cell office:value-type="float" office:value="0.0358032604277241" calcext:value-type="float">
            <text:p>0.0358032604277241</text:p>
          </table:table-cell>
          <table:table-cell office:value-type="float" office:value="1.69490268602539" calcext:value-type="float">
            <text:p>1.69490268602539</text:p>
          </table:table-cell>
        </table:table-row>
        <table:table-row table:style-name="ro1">
          <table:table-cell office:value-type="float" office:value="-0.209261416207497" calcext:value-type="float">
            <text:p>-0.209261416207497</text:p>
          </table:table-cell>
          <table:table-cell office:value-type="float" office:value="0.0404663150597438" calcext:value-type="float">
            <text:p>0.0404663150597438</text:p>
          </table:table-cell>
          <table:table-cell office:value-type="float" office:value="1.69472656914585" calcext:value-type="float">
            <text:p>1.69472656914585</text:p>
          </table:table-cell>
        </table:table-row>
        <table:table-row table:style-name="ro1">
          <table:table-cell office:value-type="float" office:value="-0.214973738982389" calcext:value-type="float">
            <text:p>-0.214973738982389</text:p>
          </table:table-cell>
          <table:table-cell office:value-type="float" office:value="0.00950908817524089" calcext:value-type="float">
            <text:p>0.00950908817524089</text:p>
          </table:table-cell>
          <table:table-cell office:value-type="float" office:value="1.69732986404624" calcext:value-type="float">
            <text:p>1.69732986404624</text:p>
          </table:table-cell>
        </table:table-row>
        <table:table-row table:style-name="ro1">
          <table:table-cell office:value-type="float" office:value="-0.192132380793429" calcext:value-type="float">
            <text:p>-0.192132380793429</text:p>
          </table:table-cell>
          <table:table-cell office:value-type="float" office:value="0.0386619634773139" calcext:value-type="float">
            <text:p>0.0386619634773139</text:p>
          </table:table-cell>
          <table:table-cell office:value-type="float" office:value="1.70767257402776" calcext:value-type="float">
            <text:p>1.70767257402776</text:p>
          </table:table-cell>
        </table:table-row>
        <table:table-row table:style-name="ro1">
          <table:table-cell office:value-type="float" office:value="-0.17544725393731" calcext:value-type="float">
            <text:p>-0.17544725393731</text:p>
          </table:table-cell>
          <table:table-cell office:value-type="float" office:value="-0.000774746521114553" calcext:value-type="float">
            <text:p>-0.000774746521114553</text:p>
          </table:table-cell>
          <table:table-cell office:value-type="float" office:value="1.71464059183646" calcext:value-type="float">
            <text:p>1.71464059183646</text:p>
          </table:table-cell>
        </table:table-row>
        <table:table-row table:style-name="ro1">
          <table:table-cell office:value-type="float" office:value="-0.202422992088904" calcext:value-type="float">
            <text:p>-0.202422992088904</text:p>
          </table:table-cell>
          <table:table-cell office:value-type="float" office:value="0.0390267087032572" calcext:value-type="float">
            <text:p>0.0390267087032572</text:p>
          </table:table-cell>
          <table:table-cell office:value-type="float" office:value="1.71796813222648" calcext:value-type="float">
            <text:p>1.71796813222648</text:p>
          </table:table-cell>
        </table:table-row>
        <table:table-row table:style-name="ro1">
          <table:table-cell office:value-type="float" office:value="-0.24907610140837" calcext:value-type="float">
            <text:p>-0.24907610140837</text:p>
          </table:table-cell>
          <table:table-cell office:value-type="float" office:value="0.0373618414518097" calcext:value-type="float">
            <text:p>0.0373618414518097</text:p>
          </table:table-cell>
          <table:table-cell office:value-type="float" office:value="1.71786030898848" calcext:value-type="float">
            <text:p>1.71786030898848</text:p>
          </table:table-cell>
        </table:table-row>
        <table:table-row table:style-name="ro1">
          <table:table-cell office:value-type="float" office:value="-0.279982144036985" calcext:value-type="float">
            <text:p>-0.279982144036985</text:p>
          </table:table-cell>
          <table:table-cell office:value-type="float" office:value="0.0569778802924617" calcext:value-type="float">
            <text:p>0.0569778802924617</text:p>
          </table:table-cell>
          <table:table-cell office:value-type="float" office:value="1.71890194445028" calcext:value-type="float">
            <text:p>1.71890194445028</text:p>
          </table:table-cell>
        </table:table-row>
        <table:table-row table:style-name="ro1">
          <table:table-cell office:value-type="float" office:value="-0.304301532225233" calcext:value-type="float">
            <text:p>-0.304301532225233</text:p>
          </table:table-cell>
          <table:table-cell office:value-type="float" office:value="0.0503286913145634" calcext:value-type="float">
            <text:p>0.0503286913145634</text:p>
          </table:table-cell>
          <table:table-cell office:value-type="float" office:value="1.72507866429553" calcext:value-type="float">
            <text:p>1.72507866429553</text:p>
          </table:table-cell>
        </table:table-row>
        <table:table-row table:style-name="ro1">
          <table:table-cell office:value-type="float" office:value="-0.31173489991885" calcext:value-type="float">
            <text:p>-0.31173489991885</text:p>
          </table:table-cell>
          <table:table-cell office:value-type="float" office:value="0.057934544160665" calcext:value-type="float">
            <text:p>0.057934544160665</text:p>
          </table:table-cell>
          <table:table-cell office:value-type="float" office:value="1.73581661270905" calcext:value-type="float">
            <text:p>1.73581661270905</text:p>
          </table:table-cell>
        </table:table-row>
        <table:table-row table:style-name="ro1">
          <table:table-cell office:value-type="float" office:value="-0.327323838508216" calcext:value-type="float">
            <text:p>-0.327323838508216</text:p>
          </table:table-cell>
          <table:table-cell office:value-type="float" office:value="0.0481907691437523" calcext:value-type="float">
            <text:p>0.0481907691437523</text:p>
          </table:table-cell>
          <table:table-cell office:value-type="float" office:value="1.74234307678409" calcext:value-type="float">
            <text:p>1.74234307678409</text:p>
          </table:table-cell>
        </table:table-row>
        <table:table-row table:style-name="ro1">
          <table:table-cell office:value-type="float" office:value="-0.349166874492623" calcext:value-type="float">
            <text:p>-0.349166874492623</text:p>
          </table:table-cell>
          <table:table-cell office:value-type="float" office:value="0.0360672699940233" calcext:value-type="float">
            <text:p>0.0360672699940233</text:p>
          </table:table-cell>
          <table:table-cell office:value-type="float" office:value="1.74769404757733" calcext:value-type="float">
            <text:p>1.74769404757733</text:p>
          </table:table-cell>
        </table:table-row>
        <table:table-row table:style-name="ro1">
          <table:table-cell office:value-type="float" office:value="-0.346564918151384" calcext:value-type="float">
            <text:p>-0.346564918151384</text:p>
          </table:table-cell>
          <table:table-cell office:value-type="float" office:value="0.0489352846501958" calcext:value-type="float">
            <text:p>0.0489352846501958</text:p>
          </table:table-cell>
          <table:table-cell office:value-type="float" office:value="1.75772979113184" calcext:value-type="float">
            <text:p>1.75772979113184</text:p>
          </table:table-cell>
        </table:table-row>
        <table:table-row table:style-name="ro1">
          <table:table-cell office:value-type="float" office:value="-0.357352886291833" calcext:value-type="float">
            <text:p>-0.357352886291833</text:p>
          </table:table-cell>
          <table:table-cell office:value-type="float" office:value="0.0473192132168978" calcext:value-type="float">
            <text:p>0.0473192132168978</text:p>
          </table:table-cell>
          <table:table-cell office:value-type="float" office:value="1.76548581476568" calcext:value-type="float">
            <text:p>1.76548581476568</text:p>
          </table:table-cell>
        </table:table-row>
        <table:table-row table:style-name="ro1">
          <table:table-cell office:value-type="float" office:value="-0.371682025794108" calcext:value-type="float">
            <text:p>-0.371682025794108</text:p>
          </table:table-cell>
          <table:table-cell office:value-type="float" office:value="0.055322104679241" calcext:value-type="float">
            <text:p>0.055322104679241</text:p>
          </table:table-cell>
          <table:table-cell office:value-type="float" office:value="1.77557964077634" calcext:value-type="float">
            <text:p>1.77557964077634</text:p>
          </table:table-cell>
        </table:table-row>
        <table:table-row table:style-name="ro1">
          <table:table-cell office:value-type="float" office:value="-0.391824311761537" calcext:value-type="float">
            <text:p>-0.391824311761537</text:p>
          </table:table-cell>
          <table:table-cell office:value-type="float" office:value="0.0597272005652447" calcext:value-type="float">
            <text:p>0.0597272005652447</text:p>
          </table:table-cell>
          <table:table-cell office:value-type="float" office:value="1.78089613197462" calcext:value-type="float">
            <text:p>1.78089613197462</text:p>
          </table:table-cell>
        </table:table-row>
        <table:table-row table:style-name="ro1">
          <table:table-cell office:value-type="float" office:value="-0.379656328316299" calcext:value-type="float">
            <text:p>-0.379656328316299</text:p>
          </table:table-cell>
          <table:table-cell office:value-type="float" office:value="0.0674757738602775" calcext:value-type="float">
            <text:p>0.0674757738602775</text:p>
          </table:table-cell>
          <table:table-cell office:value-type="float" office:value="1.79700300393096" calcext:value-type="float">
            <text:p>1.79700300393096</text:p>
          </table:table-cell>
        </table:table-row>
        <table:table-row table:style-name="ro1">
          <table:table-cell office:value-type="float" office:value="-0.378872711347522" calcext:value-type="float">
            <text:p>-0.378872711347522</text:p>
          </table:table-cell>
          <table:table-cell office:value-type="float" office:value="0.0586945964944285" calcext:value-type="float">
            <text:p>0.0586945964944285</text:p>
          </table:table-cell>
          <table:table-cell office:value-type="float" office:value="1.80834066099786" calcext:value-type="float">
            <text:p>1.80834066099786</text:p>
          </table:table-cell>
        </table:table-row>
        <table:table-row table:style-name="ro1">
          <table:table-cell office:value-type="float" office:value="-0.394206420024213" calcext:value-type="float">
            <text:p>-0.394206420024213</text:p>
          </table:table-cell>
          <table:table-cell office:value-type="float" office:value="0.0537148430375454" calcext:value-type="float">
            <text:p>0.0537148430375454</text:p>
          </table:table-cell>
          <table:table-cell office:value-type="float" office:value="1.81298080616506" calcext:value-type="float">
            <text:p>1.81298080616506</text:p>
          </table:table-cell>
        </table:table-row>
        <table:table-row table:style-name="ro1">
          <table:table-cell office:value-type="float" office:value="-0.392721745553478" calcext:value-type="float">
            <text:p>-0.392721745553478</text:p>
          </table:table-cell>
          <table:table-cell office:value-type="float" office:value="0.0486753717953184" calcext:value-type="float">
            <text:p>0.0486753717953184</text:p>
          </table:table-cell>
          <table:table-cell office:value-type="float" office:value="1.82413847651587" calcext:value-type="float">
            <text:p>1.82413847651587</text:p>
          </table:table-cell>
        </table:table-row>
        <table:table-row table:style-name="ro1">
          <table:table-cell office:value-type="float" office:value="-0.386902953615795" calcext:value-type="float">
            <text:p>-0.386902953615795</text:p>
          </table:table-cell>
          <table:table-cell office:value-type="float" office:value="0.0680777155210661" calcext:value-type="float">
            <text:p>0.0680777155210661</text:p>
          </table:table-cell>
          <table:table-cell office:value-type="float" office:value="1.83584240490367" calcext:value-type="float">
            <text:p>1.83584240490367</text:p>
          </table:table-cell>
        </table:table-row>
        <table:table-row table:style-name="ro1">
          <table:table-cell office:value-type="float" office:value="-0.403932829997469" calcext:value-type="float">
            <text:p>-0.403932829997469</text:p>
          </table:table-cell>
          <table:table-cell office:value-type="float" office:value="0.0665262671094437" calcext:value-type="float">
            <text:p>0.0665262671094437</text:p>
          </table:table-cell>
          <table:table-cell office:value-type="float" office:value="1.84072886523443" calcext:value-type="float">
            <text:p>1.84072886523443</text:p>
          </table:table-cell>
        </table:table-row>
        <table:table-row table:style-name="ro1">
          <table:table-cell office:value-type="float" office:value="-0.402896459066995" calcext:value-type="float">
            <text:p>-0.402896459066995</text:p>
          </table:table-cell>
          <table:table-cell office:value-type="float" office:value="0.0614605660883814" calcext:value-type="float">
            <text:p>0.0614605660883814</text:p>
          </table:table-cell>
          <table:table-cell office:value-type="float" office:value="1.85381772359934" calcext:value-type="float">
            <text:p>1.85381772359934</text:p>
          </table:table-cell>
        </table:table-row>
        <table:table-row table:style-name="ro1">
          <table:table-cell office:value-type="float" office:value="-0.418194748644996" calcext:value-type="float">
            <text:p>-0.418194748644996</text:p>
          </table:table-cell>
          <table:table-cell office:value-type="float" office:value="0.0665524735392412" calcext:value-type="float">
            <text:p>0.0665524735392412</text:p>
          </table:table-cell>
          <table:table-cell office:value-type="float" office:value="1.85883573053277" calcext:value-type="float">
            <text:p>1.85883573053277</text:p>
          </table:table-cell>
        </table:table-row>
        <table:table-row table:style-name="ro1">
          <table:table-cell office:value-type="float" office:value="-0.426339483820142" calcext:value-type="float">
            <text:p>-0.426339483820142</text:p>
          </table:table-cell>
          <table:table-cell office:value-type="float" office:value="0.0687018729669311" calcext:value-type="float">
            <text:p>0.0687018729669311</text:p>
          </table:table-cell>
          <table:table-cell office:value-type="float" office:value="1.866091649099" calcext:value-type="float">
            <text:p>1.866091649099</text:p>
          </table:table-cell>
        </table:table-row>
        <table:table-row table:style-name="ro1">
          <table:table-cell office:value-type="float" office:value="-0.429005750651043" calcext:value-type="float">
            <text:p>-0.429005750651043</text:p>
          </table:table-cell>
          <table:table-cell office:value-type="float" office:value="0.0682209581522906" calcext:value-type="float">
            <text:p>0.0682209581522906</text:p>
          </table:table-cell>
          <table:table-cell office:value-type="float" office:value="1.87680631993828" calcext:value-type="float">
            <text:p>1.87680631993828</text:p>
          </table:table-cell>
        </table:table-row>
        <table:table-row table:style-name="ro1">
          <table:table-cell office:value-type="float" office:value="-0.428364094126608" calcext:value-type="float">
            <text:p>-0.428364094126608</text:p>
          </table:table-cell>
          <table:table-cell office:value-type="float" office:value="0.0664524472583794" calcext:value-type="float">
            <text:p>0.0664524472583794</text:p>
          </table:table-cell>
          <table:table-cell office:value-type="float" office:value="1.88801547160358" calcext:value-type="float">
            <text:p>1.88801547160358</text:p>
          </table:table-cell>
        </table:table-row>
        <table:table-row table:style-name="ro1">
          <table:table-cell office:value-type="float" office:value="-0.439969871436472" calcext:value-type="float">
            <text:p>-0.439969871436472</text:p>
          </table:table-cell>
          <table:table-cell office:value-type="float" office:value="0.0679669352255641" calcext:value-type="float">
            <text:p>0.0679669352255641</text:p>
          </table:table-cell>
          <table:table-cell office:value-type="float" office:value="1.89400780585407" calcext:value-type="float">
            <text:p>1.89400780585407</text:p>
          </table:table-cell>
        </table:table-row>
        <table:table-row table:style-name="ro1">
          <table:table-cell office:value-type="float" office:value="-0.441353133704859" calcext:value-type="float">
            <text:p>-0.441353133704859</text:p>
          </table:table-cell>
          <table:table-cell office:value-type="float" office:value="0.0643129124179849" calcext:value-type="float">
            <text:p>0.0643129124179849</text:p>
          </table:table-cell>
          <table:table-cell office:value-type="float" office:value="1.90443510317176" calcext:value-type="float">
            <text:p>1.90443510317176</text:p>
          </table:table-cell>
        </table:table-row>
        <table:table-row table:style-name="ro1">
          <table:table-cell office:value-type="float" office:value="-0.452256621405139" calcext:value-type="float">
            <text:p>-0.452256621405139</text:p>
          </table:table-cell>
          <table:table-cell office:value-type="float" office:value="0.0747539261463534" calcext:value-type="float">
            <text:p>0.0747539261463534</text:p>
          </table:table-cell>
          <table:table-cell office:value-type="float" office:value="1.91241221699513" calcext:value-type="float">
            <text:p>1.91241221699513</text:p>
          </table:table-cell>
        </table:table-row>
        <table:table-row table:style-name="ro1">
          <table:table-cell office:value-type="float" office:value="-0.459449789763517" calcext:value-type="float">
            <text:p>-0.459449789763517</text:p>
          </table:table-cell>
          <table:table-cell office:value-type="float" office:value="0.0614393377149561" calcext:value-type="float">
            <text:p>0.0614393377149561</text:p>
          </table:table-cell>
          <table:table-cell office:value-type="float" office:value="1.92516875450287" calcext:value-type="float">
            <text:p>1.92516875450287</text:p>
          </table:table-cell>
        </table:table-row>
        <table:table-row table:style-name="ro1">
          <table:table-cell office:value-type="float" office:value="-0.451682836232705" calcext:value-type="float">
            <text:p>-0.451682836232705</text:p>
          </table:table-cell>
          <table:table-cell office:value-type="float" office:value="0.0696213335114084" calcext:value-type="float">
            <text:p>0.0696213335114084</text:p>
          </table:table-cell>
          <table:table-cell office:value-type="float" office:value="1.93794944406285" calcext:value-type="float">
            <text:p>1.93794944406285</text:p>
          </table:table-cell>
        </table:table-row>
        <table:table-row table:style-name="ro1">
          <table:table-cell office:value-type="float" office:value="-0.460719626267183" calcext:value-type="float">
            <text:p>-0.460719626267183</text:p>
          </table:table-cell>
          <table:table-cell office:value-type="float" office:value="0.0653103747844983" calcext:value-type="float">
            <text:p>0.0653103747844983</text:p>
          </table:table-cell>
          <table:table-cell office:value-type="float" office:value="1.94670578536187" calcext:value-type="float">
            <text:p>1.94670578536187</text:p>
          </table:table-cell>
        </table:table-row>
        <table:table-row table:style-name="ro1">
          <table:table-cell office:value-type="float" office:value="-0.467965510870069" calcext:value-type="float">
            <text:p>-0.467965510870069</text:p>
          </table:table-cell>
          <table:table-cell office:value-type="float" office:value="0.0512224765609406" calcext:value-type="float">
            <text:p>0.0512224765609406</text:p>
          </table:table-cell>
          <table:table-cell office:value-type="float" office:value="1.95906401686685" calcext:value-type="float">
            <text:p>1.95906401686685</text:p>
          </table:table-cell>
        </table:table-row>
        <table:table-row table:style-name="ro1">
          <table:table-cell office:value-type="float" office:value="-0.462919427870185" calcext:value-type="float">
            <text:p>-0.462919427870185</text:p>
          </table:table-cell>
          <table:table-cell office:value-type="float" office:value="0.0673433247774805" calcext:value-type="float">
            <text:p>0.0673433247774805</text:p>
          </table:table-cell>
          <table:table-cell office:value-type="float" office:value="1.97227500812071" calcext:value-type="float">
            <text:p>1.97227500812071</text:p>
          </table:table-cell>
        </table:table-row>
        <table:table-row table:style-name="ro1">
          <table:table-cell office:value-type="float" office:value="-0.448117535757921" calcext:value-type="float">
            <text:p>-0.448117535757921</text:p>
          </table:table-cell>
          <table:table-cell office:value-type="float" office:value="0.0718404635522645" calcext:value-type="float">
            <text:p>0.0718404635522645</text:p>
          </table:table-cell>
          <table:table-cell office:value-type="float" office:value="1.98985367436104" calcext:value-type="float">
            <text:p>1.98985367436104</text:p>
          </table:table-cell>
        </table:table-row>
        <table:table-row table:style-name="ro1">
          <table:table-cell office:value-type="float" office:value="-0.4444512857566" calcext:value-type="float">
            <text:p>-0.4444512857566</text:p>
          </table:table-cell>
          <table:table-cell office:value-type="float" office:value="0.0696801692609975" calcext:value-type="float">
            <text:p>0.0696801692609975</text:p>
          </table:table-cell>
          <table:table-cell office:value-type="float" office:value="2.00544354126227" calcext:value-type="float">
            <text:p>2.00544354126227</text:p>
          </table:table-cell>
        </table:table-row>
        <table:table-row table:style-name="ro1">
          <table:table-cell office:value-type="float" office:value="-0.44364465802802" calcext:value-type="float">
            <text:p>-0.44364465802802</text:p>
          </table:table-cell>
          <table:table-cell office:value-type="float" office:value="0.0648618067113783" calcext:value-type="float">
            <text:p>0.0648618067113783</text:p>
          </table:table-cell>
          <table:table-cell office:value-type="float" office:value="2.01843301331065" calcext:value-type="float">
            <text:p>2.01843301331065</text:p>
          </table:table-cell>
        </table:table-row>
        <table:table-row table:style-name="ro1">
          <table:table-cell office:value-type="float" office:value="-0.446280240731475" calcext:value-type="float">
            <text:p>-0.446280240731475</text:p>
          </table:table-cell>
          <table:table-cell office:value-type="float" office:value="0.0504849923936884" calcext:value-type="float">
            <text:p>0.0504849923936884</text:p>
          </table:table-cell>
          <table:table-cell office:value-type="float" office:value="2.03375918767201" calcext:value-type="float">
            <text:p>2.03375918767201</text:p>
          </table:table-cell>
        </table:table-row>
        <table:table-row table:style-name="ro1">
          <table:table-cell office:value-type="float" office:value="-0.448925648644212" calcext:value-type="float">
            <text:p>-0.448925648644212</text:p>
          </table:table-cell>
          <table:table-cell office:value-type="float" office:value="0.0707168360242132" calcext:value-type="float">
            <text:p>0.0707168360242132</text:p>
          </table:table-cell>
          <table:table-cell office:value-type="float" office:value="2.04302229786639" calcext:value-type="float">
            <text:p>2.04302229786639</text:p>
          </table:table-cell>
        </table:table-row>
        <table:table-row table:style-name="ro1">
          <table:table-cell office:value-type="float" office:value="-0.44495871256493" calcext:value-type="float">
            <text:p>-0.44495871256493</text:p>
          </table:table-cell>
          <table:table-cell office:value-type="float" office:value="0.0755751001604403" calcext:value-type="float">
            <text:p>0.0755751001604403</text:p>
          </table:table-cell>
          <table:table-cell office:value-type="float" office:value="2.05748770955773" calcext:value-type="float">
            <text:p>2.05748770955773</text:p>
          </table:table-cell>
        </table:table-row>
        <table:table-row table:style-name="ro1">
          <table:table-cell office:value-type="float" office:value="-0.435636465519309" calcext:value-type="float">
            <text:p>-0.435636465519309</text:p>
          </table:table-cell>
          <table:table-cell office:value-type="float" office:value="0.0645315408268115" calcext:value-type="float">
            <text:p>0.0645315408268115</text:p>
          </table:table-cell>
          <table:table-cell office:value-type="float" office:value="2.07239557954691" calcext:value-type="float">
            <text:p>2.07239557954691</text:p>
          </table:table-cell>
        </table:table-row>
        <table:table-row table:style-name="ro1">
          <table:table-cell office:value-type="float" office:value="-0.436711231752083" calcext:value-type="float">
            <text:p>-0.436711231752083</text:p>
          </table:table-cell>
          <table:table-cell office:value-type="float" office:value="0.0583274280038874" calcext:value-type="float">
            <text:p>0.0583274280038874</text:p>
          </table:table-cell>
          <table:table-cell office:value-type="float" office:value="2.08411077104465" calcext:value-type="float">
            <text:p>2.08411077104465</text:p>
          </table:table-cell>
        </table:table-row>
        <table:table-row table:style-name="ro1">
          <table:table-cell office:value-type="float" office:value="-0.435920345045154" calcext:value-type="float">
            <text:p>-0.435920345045154</text:p>
          </table:table-cell>
          <table:table-cell office:value-type="float" office:value="0.045534195170583" calcext:value-type="float">
            <text:p>0.045534195170583</text:p>
          </table:table-cell>
          <table:table-cell office:value-type="float" office:value="2.09567672292343" calcext:value-type="float">
            <text:p>2.09567672292343</text:p>
          </table:table-cell>
        </table:table-row>
        <table:table-row table:style-name="ro1">
          <table:table-cell office:value-type="float" office:value="-0.451051435446343" calcext:value-type="float">
            <text:p>-0.451051435446343</text:p>
          </table:table-cell>
          <table:table-cell office:value-type="float" office:value="0.0661649743350947" calcext:value-type="float">
            <text:p>0.0661649743350947</text:p>
          </table:table-cell>
          <table:table-cell office:value-type="float" office:value="2.10144735946456" calcext:value-type="float">
            <text:p>2.10144735946456</text:p>
          </table:table-cell>
        </table:table-row>
        <table:table-row table:style-name="ro1">
          <table:table-cell office:value-type="float" office:value="-0.445821668641021" calcext:value-type="float">
            <text:p>-0.445821668641021</text:p>
          </table:table-cell>
          <table:table-cell office:value-type="float" office:value="0.0764039371288443" calcext:value-type="float">
            <text:p>0.0764039371288443</text:p>
          </table:table-cell>
          <table:table-cell office:value-type="float" office:value="2.11341696967868" calcext:value-type="float">
            <text:p>2.11341696967868</text:p>
          </table:table-cell>
        </table:table-row>
        <table:table-row table:style-name="ro1">
          <table:table-cell office:value-type="float" office:value="-0.432186526139187" calcext:value-type="float">
            <text:p>-0.432186526139187</text:p>
          </table:table-cell>
          <table:table-cell office:value-type="float" office:value="0.0692649232165272" calcext:value-type="float">
            <text:p>0.0692649232165272</text:p>
          </table:table-cell>
          <table:table-cell office:value-type="float" office:value="2.12881219145999" calcext:value-type="float">
            <text:p>2.12881219145999</text:p>
          </table:table-cell>
        </table:table-row>
        <table:table-row table:style-name="ro1">
          <table:table-cell office:value-type="float" office:value="-0.458587942717615" calcext:value-type="float">
            <text:p>-0.458587942717615</text:p>
          </table:table-cell>
          <table:table-cell office:value-type="float" office:value="0.0508435638912973" calcext:value-type="float">
            <text:p>0.0508435638912973</text:p>
          </table:table-cell>
          <table:table-cell office:value-type="float" office:value="2.13371836396843" calcext:value-type="float">
            <text:p>2.13371836396843</text:p>
          </table:table-cell>
        </table:table-row>
        <table:table-row table:style-name="ro1">
          <table:table-cell office:value-type="float" office:value="-0.450170433405361" calcext:value-type="float">
            <text:p>-0.450170433405361</text:p>
          </table:table-cell>
          <table:table-cell office:value-type="float" office:value="0.0535861995821901" calcext:value-type="float">
            <text:p>0.0535861995821901</text:p>
          </table:table-cell>
          <table:table-cell office:value-type="float" office:value="2.14693493789501" calcext:value-type="float">
            <text:p>2.14693493789501</text:p>
          </table:table-cell>
        </table:table-row>
        <table:table-row table:style-name="ro1">
          <table:table-cell office:value-type="float" office:value="-0.442986503806811" calcext:value-type="float">
            <text:p>-0.442986503806811</text:p>
          </table:table-cell>
          <table:table-cell office:value-type="float" office:value="0.0708514561175251" calcext:value-type="float">
            <text:p>0.0708514561175251</text:p>
          </table:table-cell>
          <table:table-cell office:value-type="float" office:value="2.15669163894089" calcext:value-type="float">
            <text:p>2.15669163894089</text:p>
          </table:table-cell>
        </table:table-row>
        <table:table-row table:style-name="ro1">
          <table:table-cell office:value-type="float" office:value="-0.447871049761078" calcext:value-type="float">
            <text:p>-0.447871049761078</text:p>
          </table:table-cell>
          <table:table-cell office:value-type="float" office:value="0.0846658911880954" calcext:value-type="float">
            <text:p>0.0846658911880954</text:p>
          </table:table-cell>
          <table:table-cell office:value-type="float" office:value="2.16450651440051" calcext:value-type="float">
            <text:p>2.16450651440051</text:p>
          </table:table-cell>
        </table:table-row>
        <table:table-row table:style-name="ro1">
          <table:table-cell office:value-type="float" office:value="-0.448757380817617" calcext:value-type="float">
            <text:p>-0.448757380817617</text:p>
          </table:table-cell>
          <table:table-cell office:value-type="float" office:value="0.0827735323173091" calcext:value-type="float">
            <text:p>0.0827735323173091</text:p>
          </table:table-cell>
          <table:table-cell office:value-type="float" office:value="2.17247924057363" calcext:value-type="float">
            <text:p>2.17247924057363</text:p>
          </table:table-cell>
        </table:table-row>
        <table:table-row table:style-name="ro1">
          <table:table-cell office:value-type="float" office:value="-0.422495992736584" calcext:value-type="float">
            <text:p>-0.422495992736584</text:p>
          </table:table-cell>
          <table:table-cell office:value-type="float" office:value="0.0581486768626567" calcext:value-type="float">
            <text:p>0.0581486768626567</text:p>
          </table:table-cell>
          <table:table-cell office:value-type="float" office:value="2.1947936567239" calcext:value-type="float">
            <text:p>2.1947936567239</text:p>
          </table:table-cell>
        </table:table-row>
        <table:table-row table:style-name="ro1">
          <table:table-cell office:value-type="float" office:value="-0.413254209588767" calcext:value-type="float">
            <text:p>-0.413254209588767</text:p>
          </table:table-cell>
          <table:table-cell office:value-type="float" office:value="0.0858090409905444" calcext:value-type="float">
            <text:p>0.0858090409905444</text:p>
          </table:table-cell>
          <table:table-cell office:value-type="float" office:value="2.20625081219043" calcext:value-type="float">
            <text:p>2.20625081219043</text:p>
          </table:table-cell>
        </table:table-row>
        <table:table-row table:style-name="ro1">
          <table:table-cell office:value-type="float" office:value="-0.429516504677024" calcext:value-type="float">
            <text:p>-0.429516504677024</text:p>
          </table:table-cell>
          <table:table-cell office:value-type="float" office:value="0.0688084009624609" calcext:value-type="float">
            <text:p>0.0688084009624609</text:p>
          </table:table-cell>
          <table:table-cell office:value-type="float" office:value="2.21283866753203" calcext:value-type="float">
            <text:p>2.21283866753203</text:p>
          </table:table-cell>
        </table:table-row>
        <table:table-row table:style-name="ro1">
          <table:table-cell office:value-type="float" office:value="-0.476599838220242" calcext:value-type="float">
            <text:p>-0.476599838220242</text:p>
          </table:table-cell>
          <table:table-cell office:value-type="float" office:value="0.0507298573338989" calcext:value-type="float">
            <text:p>0.0507298573338989</text:p>
          </table:table-cell>
          <table:table-cell office:value-type="float" office:value="2.20533368754793" calcext:value-type="float">
            <text:p>2.20533368754793</text:p>
          </table:table-cell>
        </table:table-row>
        <table:table-row table:style-name="ro1">
          <table:table-cell office:value-type="float" office:value="-0.440113496017054" calcext:value-type="float">
            <text:p>-0.440113496017054</text:p>
          </table:table-cell>
          <table:table-cell office:value-type="float" office:value="0.0699006197981289" calcext:value-type="float">
            <text:p>0.0699006197981289</text:p>
          </table:table-cell>
          <table:table-cell office:value-type="float" office:value="2.22666361939454" calcext:value-type="float">
            <text:p>2.22666361939454</text:p>
          </table:table-cell>
        </table:table-row>
        <table:table-row table:style-name="ro1">
          <table:table-cell office:value-type="float" office:value="-0.420795001293071" calcext:value-type="float">
            <text:p>-0.420795001293071</text:p>
          </table:table-cell>
          <table:table-cell office:value-type="float" office:value="0.0700405819067401" calcext:value-type="float">
            <text:p>0.0700405819067401</text:p>
          </table:table-cell>
          <table:table-cell office:value-type="float" office:value="2.24040862070699" calcext:value-type="float">
            <text:p>2.24040862070699</text:p>
          </table:table-cell>
        </table:table-row>
        <table:table-row table:style-name="ro1">
          <table:table-cell office:value-type="float" office:value="-0.423410683955837" calcext:value-type="float">
            <text:p>-0.423410683955837</text:p>
          </table:table-cell>
          <table:table-cell office:value-type="float" office:value="0.0739423766018655" calcext:value-type="float">
            <text:p>0.0739423766018655</text:p>
          </table:table-cell>
          <table:table-cell office:value-type="float" office:value="2.25109693957451" calcext:value-type="float">
            <text:p>2.25109693957451</text:p>
          </table:table-cell>
        </table:table-row>
        <table:table-row table:style-name="ro1">
          <table:table-cell office:value-type="float" office:value="-0.446267747973673" calcext:value-type="float">
            <text:p>-0.446267747973673</text:p>
          </table:table-cell>
          <table:table-cell office:value-type="float" office:value="0.0746253510590034" calcext:value-type="float">
            <text:p>0.0746253510590034</text:p>
          </table:table-cell>
          <table:table-cell office:value-type="float" office:value="2.25811810459347" calcext:value-type="float">
            <text:p>2.25811810459347</text:p>
          </table:table-cell>
        </table:table-row>
        <table:table-row table:style-name="ro1">
          <table:table-cell office:value-type="float" office:value="-0.442735758864688" calcext:value-type="float">
            <text:p>-0.442735758864688</text:p>
          </table:table-cell>
          <table:table-cell office:value-type="float" office:value="0.0494744800759094" calcext:value-type="float">
            <text:p>0.0494744800759094</text:p>
          </table:table-cell>
          <table:table-cell office:value-type="float" office:value="2.27293779636932" calcext:value-type="float">
            <text:p>2.27293779636932</text:p>
          </table:table-cell>
        </table:table-row>
        <table:table-row table:style-name="ro1">
          <table:table-cell office:value-type="float" office:value="-0.414823022487108" calcext:value-type="float">
            <text:p>-0.414823022487108</text:p>
          </table:table-cell>
          <table:table-cell office:value-type="float" office:value="0.0181667540405069" calcext:value-type="float">
            <text:p>0.0181667540405069</text:p>
          </table:table-cell>
          <table:table-cell office:value-type="float" office:value="2.291215648072" calcext:value-type="float">
            <text:p>2.291215648072</text:p>
          </table:table-cell>
        </table:table-row>
        <table:table-row table:style-name="ro1">
          <table:table-cell office:value-type="float" office:value="-0.434105152224513" calcext:value-type="float">
            <text:p>-0.434105152224513</text:p>
          </table:table-cell>
          <table:table-cell office:value-type="float" office:value="0.0447181851402014" calcext:value-type="float">
            <text:p>0.0447181851402014</text:p>
          </table:table-cell>
          <table:table-cell office:value-type="float" office:value="2.29626072536551" calcext:value-type="float">
            <text:p>2.29626072536551</text:p>
          </table:table-cell>
        </table:table-row>
        <table:table-row table:style-name="ro1">
          <table:table-cell office:value-type="float" office:value="-0.491502256530708" calcext:value-type="float">
            <text:p>-0.491502256530708</text:p>
          </table:table-cell>
          <table:table-cell office:value-type="float" office:value="0.0433470831278604" calcext:value-type="float">
            <text:p>0.0433470831278604</text:p>
          </table:table-cell>
          <table:table-cell office:value-type="float" office:value="2.2919837094108" calcext:value-type="float">
            <text:p>2.2919837094108</text:p>
          </table:table-cell>
        </table:table-row>
        <table:table-row table:style-name="ro1">
          <table:table-cell office:value-type="float" office:value="-0.433160423649688" calcext:value-type="float">
            <text:p>-0.433160423649688</text:p>
          </table:table-cell>
          <table:table-cell office:value-type="float" office:value="-0.0846948073840731" calcext:value-type="float">
            <text:p>-0.0846948073840731</text:p>
          </table:table-cell>
          <table:table-cell office:value-type="float" office:value="2.31360831470392" calcext:value-type="float">
            <text:p>2.31360831470392</text:p>
          </table:table-cell>
        </table:table-row>
        <table:table-row table:style-name="ro1">
          <table:table-cell office:value-type="float" office:value="-0.471002443673221" calcext:value-type="float">
            <text:p>-0.471002443673221</text:p>
          </table:table-cell>
          <table:table-cell office:value-type="float" office:value="-0.0189893558498474" calcext:value-type="float">
            <text:p>-0.0189893558498474</text:p>
          </table:table-cell>
          <table:table-cell office:value-type="float" office:value="2.31118328784947" calcext:value-type="float">
            <text:p>2.31118328784947</text:p>
          </table:table-cell>
        </table:table-row>
        <table:table-row table:style-name="ro1">
          <table:table-cell office:value-type="float" office:value="-0.453702037114977" calcext:value-type="float">
            <text:p>-0.453702037114977</text:p>
          </table:table-cell>
          <table:table-cell office:value-type="float" office:value="0.0479012016832706" calcext:value-type="float">
            <text:p>0.0479012016832706</text:p>
          </table:table-cell>
          <table:table-cell office:value-type="float" office:value="2.32690244644701" calcext:value-type="float">
            <text:p>2.32690244644701</text:p>
          </table:table-cell>
        </table:table-row>
        <table:table-row table:style-name="ro1">
          <table:table-cell office:value-type="float" office:value="-0.419113736422305" calcext:value-type="float">
            <text:p>-0.419113736422305</text:p>
          </table:table-cell>
          <table:table-cell office:value-type="float" office:value="0.032268850168556" calcext:value-type="float">
            <text:p>0.032268850168556</text:p>
          </table:table-cell>
          <table:table-cell office:value-type="float" office:value="2.34962648109483" calcext:value-type="float">
            <text:p>2.34962648109483</text:p>
          </table:table-cell>
        </table:table-row>
        <table:table-row table:style-name="ro1">
          <table:table-cell office:value-type="float" office:value="-0.418492428069767" calcext:value-type="float">
            <text:p>-0.418492428069767</text:p>
          </table:table-cell>
          <table:table-cell office:value-type="float" office:value="0.00488035878601157" calcext:value-type="float">
            <text:p>0.00488035878601157</text:p>
          </table:table-cell>
          <table:table-cell office:value-type="float" office:value="2.35391909134932" calcext:value-type="float">
            <text:p>2.35391909134932</text:p>
          </table:table-cell>
        </table:table-row>
        <table:table-row table:style-name="ro1">
          <table:table-cell office:value-type="float" office:value="-0.422243875913837" calcext:value-type="float">
            <text:p>-0.422243875913837</text:p>
          </table:table-cell>
          <table:table-cell office:value-type="float" office:value="-0.00465833926563726" calcext:value-type="float">
            <text:p>-0.00465833926563726</text:p>
          </table:table-cell>
          <table:table-cell office:value-type="float" office:value="2.3611972693554" calcext:value-type="float">
            <text:p>2.3611972693554</text:p>
          </table:table-cell>
        </table:table-row>
        <table:table-row table:style-name="ro1">
          <table:table-cell office:value-type="float" office:value="-0.422059284296426" calcext:value-type="float">
            <text:p>-0.422059284296426</text:p>
          </table:table-cell>
          <table:table-cell office:value-type="float" office:value="0.0321703714605459" calcext:value-type="float">
            <text:p>0.0321703714605459</text:p>
          </table:table-cell>
          <table:table-cell office:value-type="float" office:value="2.36824476058916" calcext:value-type="float">
            <text:p>2.36824476058916</text:p>
          </table:table-cell>
        </table:table-row>
        <table:table-row table:style-name="ro1">
          <table:table-cell office:value-type="float" office:value="-0.437715724500824" calcext:value-type="float">
            <text:p>-0.437715724500824</text:p>
          </table:table-cell>
          <table:table-cell office:value-type="float" office:value="0.0327612700613294" calcext:value-type="float">
            <text:p>0.0327612700613294</text:p>
          </table:table-cell>
          <table:table-cell office:value-type="float" office:value="2.36840243141599" calcext:value-type="float">
            <text:p>2.36840243141599</text:p>
          </table:table-cell>
        </table:table-row>
        <table:table-row table:style-name="ro1">
          <table:table-cell office:value-type="float" office:value="-0.429374068295472" calcext:value-type="float">
            <text:p>-0.429374068295472</text:p>
          </table:table-cell>
          <table:table-cell office:value-type="float" office:value="0.022235698900315" calcext:value-type="float">
            <text:p>0.022235698900315</text:p>
          </table:table-cell>
          <table:table-cell office:value-type="float" office:value="2.37645425214967" calcext:value-type="float">
            <text:p>2.37645425214967</text:p>
          </table:table-cell>
        </table:table-row>
        <table:table-row table:style-name="ro1">
          <table:table-cell office:value-type="float" office:value="-0.404675620471413" calcext:value-type="float">
            <text:p>-0.404675620471413</text:p>
          </table:table-cell>
          <table:table-cell office:value-type="float" office:value="0.0693915396025267" calcext:value-type="float">
            <text:p>0.0693915396025267</text:p>
          </table:table-cell>
          <table:table-cell office:value-type="float" office:value="2.38434892745291" calcext:value-type="float">
            <text:p>2.38434892745291</text:p>
          </table:table-cell>
        </table:table-row>
        <table:table-row table:style-name="ro1">
          <table:table-cell office:value-type="float" office:value="-0.402371284150218" calcext:value-type="float">
            <text:p>-0.402371284150218</text:p>
          </table:table-cell>
          <table:table-cell office:value-type="float" office:value="0.029309418111019" calcext:value-type="float">
            <text:p>0.029309418111019</text:p>
          </table:table-cell>
          <table:table-cell office:value-type="float" office:value="2.3891574263447" calcext:value-type="float">
            <text:p>2.3891574263447</text:p>
          </table:table-cell>
        </table:table-row>
        <table:table-row table:style-name="ro1">
          <table:table-cell office:value-type="float" office:value="-0.425779832889708" calcext:value-type="float">
            <text:p>-0.425779832889708</text:p>
          </table:table-cell>
          <table:table-cell office:value-type="float" office:value="0.0241932126835224" calcext:value-type="float">
            <text:p>0.0241932126835224</text:p>
          </table:table-cell>
          <table:table-cell office:value-type="float" office:value="2.38571552079826" calcext:value-type="float">
            <text:p>2.38571552079826</text:p>
          </table:table-cell>
        </table:table-row>
        <table:table-row table:style-name="ro1">
          <table:table-cell office:value-type="float" office:value="-0.437294716769055" calcext:value-type="float">
            <text:p>-0.437294716769055</text:p>
          </table:table-cell>
          <table:table-cell office:value-type="float" office:value="0.0566353540541807" calcext:value-type="float">
            <text:p>0.0566353540541807</text:p>
          </table:table-cell>
          <table:table-cell office:value-type="float" office:value="2.38522285694029" calcext:value-type="float">
            <text:p>2.38522285694029</text:p>
          </table:table-cell>
        </table:table-row>
        <table:table-row table:style-name="ro1">
          <table:table-cell office:value-type="float" office:value="-0.442082324492879" calcext:value-type="float">
            <text:p>-0.442082324492879</text:p>
          </table:table-cell>
          <table:table-cell office:value-type="float" office:value="0.0710261776397703" calcext:value-type="float">
            <text:p>0.0710261776397703</text:p>
          </table:table-cell>
          <table:table-cell office:value-type="float" office:value="2.38641610165531" calcext:value-type="float">
            <text:p>2.38641610165531</text:p>
          </table:table-cell>
        </table:table-row>
        <table:table-row table:style-name="ro1">
          <table:table-cell office:value-type="float" office:value="-0.435733792560499" calcext:value-type="float">
            <text:p>-0.435733792560499</text:p>
          </table:table-cell>
          <table:table-cell office:value-type="float" office:value="0.0366929762832972" calcext:value-type="float">
            <text:p>0.0366929762832972</text:p>
          </table:table-cell>
          <table:table-cell office:value-type="float" office:value="2.39075914673503" calcext:value-type="float">
            <text:p>2.39075914673503</text:p>
          </table:table-cell>
        </table:table-row>
        <table:table-row table:style-name="ro1">
          <table:table-cell office:value-type="float" office:value="-0.399932006293628" calcext:value-type="float">
            <text:p>-0.399932006293628</text:p>
          </table:table-cell>
          <table:table-cell office:value-type="float" office:value="0.0644274161501696" calcext:value-type="float">
            <text:p>0.0644274161501696</text:p>
          </table:table-cell>
          <table:table-cell office:value-type="float" office:value="2.40144289158197" calcext:value-type="float">
            <text:p>2.40144289158197</text:p>
          </table:table-cell>
        </table:table-row>
        <table:table-row table:style-name="ro1">
          <table:table-cell office:value-type="float" office:value="-0.43062787535698" calcext:value-type="float">
            <text:p>-0.43062787535698</text:p>
          </table:table-cell>
          <table:table-cell office:value-type="float" office:value="0.0612359528345863" calcext:value-type="float">
            <text:p>0.0612359528345863</text:p>
          </table:table-cell>
          <table:table-cell office:value-type="float" office:value="2.39748830398535" calcext:value-type="float">
            <text:p>2.39748830398535</text:p>
          </table:table-cell>
        </table:table-row>
        <table:table-row table:style-name="ro1">
          <table:table-cell office:value-type="float" office:value="-0.447292805370603" calcext:value-type="float">
            <text:p>-0.447292805370603</text:p>
          </table:table-cell>
          <table:table-cell office:value-type="float" office:value="0.0488021949824281" calcext:value-type="float">
            <text:p>0.0488021949824281</text:p>
          </table:table-cell>
          <table:table-cell office:value-type="float" office:value="2.39207102435071" calcext:value-type="float">
            <text:p>2.39207102435071</text:p>
          </table:table-cell>
        </table:table-row>
        <table:table-row table:style-name="ro1">
          <table:table-cell office:value-type="float" office:value="-0.388474606053041" calcext:value-type="float">
            <text:p>-0.388474606053041</text:p>
          </table:table-cell>
          <table:table-cell office:value-type="float" office:value="-0.000837952756900865" calcext:value-type="float">
            <text:p>-0.000837952756900865</text:p>
          </table:table-cell>
          <table:table-cell office:value-type="float" office:value="2.4084712022115" calcext:value-type="float">
            <text:p>2.4084712022115</text:p>
          </table:table-cell>
        </table:table-row>
        <table:table-row table:style-name="ro1">
          <table:table-cell office:value-type="float" office:value="-0.382866300459675" calcext:value-type="float">
            <text:p>-0.382866300459675</text:p>
          </table:table-cell>
          <table:table-cell office:value-type="float" office:value="-0.00522858101995519" calcext:value-type="float">
            <text:p>-0.00522858101995519</text:p>
          </table:table-cell>
          <table:table-cell office:value-type="float" office:value="2.41153189270466" calcext:value-type="float">
            <text:p>2.41153189270466</text:p>
          </table:table-cell>
        </table:table-row>
        <table:table-row table:style-name="ro1">
          <table:table-cell office:value-type="float" office:value="-0.261746669429269" calcext:value-type="float">
            <text:p>-0.261746669429269</text:p>
          </table:table-cell>
          <table:table-cell office:value-type="float" office:value="0.0218809997250264" calcext:value-type="float">
            <text:p>0.0218809997250264</text:p>
          </table:table-cell>
          <table:table-cell office:value-type="float" office:value="2.43760709328333" calcext:value-type="float">
            <text:p>2.43760709328333</text:p>
          </table:table-cell>
        </table:table-row>
        <table:table-row table:style-name="ro1">
          <table:table-cell office:value-type="float" office:value="-0.261579088097074" calcext:value-type="float">
            <text:p>-0.261579088097074</text:p>
          </table:table-cell>
          <table:table-cell office:value-type="float" office:value="-0.0296796148820657" calcext:value-type="float">
            <text:p>-0.0296796148820657</text:p>
          </table:table-cell>
          <table:table-cell office:value-type="float" office:value="2.43780903885925" calcext:value-type="float">
            <text:p>2.43780903885925</text:p>
          </table:table-cell>
        </table:table-row>
        <table:table-row table:style-name="ro1">
          <table:table-cell office:value-type="float" office:value="-0.42712997678545" calcext:value-type="float">
            <text:p>-0.42712997678545</text:p>
          </table:table-cell>
          <table:table-cell office:value-type="float" office:value="0.0261658209820963" calcext:value-type="float">
            <text:p>0.0261658209820963</text:p>
          </table:table-cell>
          <table:table-cell office:value-type="float" office:value="2.40665956217639" calcext:value-type="float">
            <text:p>2.40665956217639</text:p>
          </table:table-cell>
        </table:table-row>
        <table:table-row table:style-name="ro1">
          <table:table-cell office:value-type="float" office:value="0.0576873765584973" calcext:value-type="float">
            <text:p>0.0576873765584973</text:p>
          </table:table-cell>
          <table:table-cell office:value-type="float" office:value="0.820298180717932" calcext:value-type="float">
            <text:p>0.820298180717932</text:p>
          </table:table-cell>
          <table:table-cell office:value-type="float" office:value="2.19032875890795" calcext:value-type="float">
            <text:p>2.19032875890795</text:p>
          </table:table-cell>
        </table:table-row>
        <table:table-row table:style-name="ro1">
          <table:table-cell office:value-type="float" office:value="0.00557539919071464" calcext:value-type="float">
            <text:p>0.00557539919071464</text:p>
          </table:table-cell>
          <table:table-cell office:value-type="float" office:value="-0.900761343016669" calcext:value-type="float">
            <text:p>-0.900761343016669</text:p>
          </table:table-cell>
          <table:table-cell office:value-type="float" office:value="2.07877808201542" calcext:value-type="float">
            <text:p>2.07877808201542</text:p>
          </table:table-cell>
        </table:table-row>
        <table:table-row table:style-name="ro1">
          <table:table-cell office:value-type="float" office:value="0.267203440663919" calcext:value-type="float">
            <text:p>0.267203440663919</text:p>
          </table:table-cell>
          <table:table-cell office:value-type="float" office:value="-0.715953063611158" calcext:value-type="float">
            <text:p>-0.715953063611158</text:p>
          </table:table-cell>
          <table:table-cell office:value-type="float" office:value="2.21029858085007" calcext:value-type="float">
            <text:p>2.21029858085007</text:p>
          </table:table-cell>
        </table:table-row>
        <table:table-row table:style-name="ro1">
          <table:table-cell office:value-type="float" office:value="-0.230686445386542" calcext:value-type="float">
            <text:p>-0.230686445386542</text:p>
          </table:table-cell>
          <table:table-cell office:value-type="float" office:value="0.275324349757898" calcext:value-type="float">
            <text:p>0.275324349757898</text:p>
          </table:table-cell>
          <table:table-cell office:value-type="float" office:value="2.3972735639573" calcext:value-type="float">
            <text:p>2.3972735639573</text:p>
          </table:table-cell>
        </table:table-row>
        <table:table-row table:style-name="ro1">
          <table:table-cell office:value-type="float" office:value="0.0872938595514698" calcext:value-type="float">
            <text:p>0.0872938595514698</text:p>
          </table:table-cell>
          <table:table-cell office:value-type="float" office:value="0.542210861435567" calcext:value-type="float">
            <text:p>0.542210861435567</text:p>
          </table:table-cell>
          <table:table-cell office:value-type="float" office:value="2.34113745987048" calcext:value-type="float">
            <text:p>2.34113745987048</text:p>
          </table:table-cell>
        </table:table-row>
        <table:table-row table:style-name="ro1">
          <table:table-cell office:value-type="float" office:value="0.430480597089132" calcext:value-type="float">
            <text:p>0.430480597089132</text:p>
          </table:table-cell>
          <table:table-cell office:value-type="float" office:value="-0.283262161465815" calcext:value-type="float">
            <text:p>-0.283262161465815</text:p>
          </table:table-cell>
          <table:table-cell office:value-type="float" office:value="2.37529831848765" calcext:value-type="float">
            <text:p>2.37529831848765</text:p>
          </table:table-cell>
        </table:table-row>
        <table:table-row table:style-name="ro1">
          <table:table-cell office:value-type="float" office:value="0.566085843643809" calcext:value-type="float">
            <text:p>0.566085843643809</text:p>
          </table:table-cell>
          <table:table-cell office:value-type="float" office:value="-0.126004519305249" calcext:value-type="float">
            <text:p>-0.126004519305249</text:p>
          </table:table-cell>
          <table:table-cell office:value-type="float" office:value="2.36164211140891" calcext:value-type="float">
            <text:p>2.36164211140891</text:p>
          </table:table-cell>
        </table:table-row>
        <table:table-row table:style-name="ro1">
          <table:table-cell office:value-type="float" office:value="-0.550568230682007" calcext:value-type="float">
            <text:p>-0.550568230682007</text:p>
          </table:table-cell>
          <table:table-cell office:value-type="float" office:value="0.15268977124917" calcext:value-type="float">
            <text:p>0.15268977124917</text:p>
          </table:table-cell>
          <table:table-cell office:value-type="float" office:value="2.36679418226396" calcext:value-type="float">
            <text:p>2.36679418226396</text:p>
          </table:table-cell>
        </table:table-row>
        <table:table-row table:style-name="ro1">
          <table:table-cell office:value-type="float" office:value="-0.447350396317126" calcext:value-type="float">
            <text:p>-0.447350396317126</text:p>
          </table:table-cell>
          <table:table-cell office:value-type="float" office:value="0.0795398994677858" calcext:value-type="float">
            <text:p>0.0795398994677858</text:p>
          </table:table-cell>
          <table:table-cell office:value-type="float" office:value="2.4001743705491" calcext:value-type="float">
            <text:p>2.4001743705491</text:p>
          </table:table-cell>
        </table:table-row>
        <table:table-row table:style-name="ro1">
          <table:table-cell office:value-type="float" office:value="-0.290768036369378" calcext:value-type="float">
            <text:p>-0.290768036369378</text:p>
          </table:table-cell>
          <table:table-cell office:value-type="float" office:value="0.209682231522855" calcext:value-type="float">
            <text:p>0.209682231522855</text:p>
          </table:table-cell>
          <table:table-cell office:value-type="float" office:value="2.40826623541422" calcext:value-type="float">
            <text:p>2.40826623541422</text:p>
          </table:table-cell>
        </table:table-row>
        <table:table-row table:style-name="ro1">
          <table:table-cell office:value-type="float" office:value="0.124332129637687" calcext:value-type="float">
            <text:p>0.124332129637687</text:p>
          </table:table-cell>
          <table:table-cell office:value-type="float" office:value="0.137220187906293" calcext:value-type="float">
            <text:p>0.137220187906293</text:p>
          </table:table-cell>
          <table:table-cell office:value-type="float" office:value="2.43210904291699" calcext:value-type="float">
            <text:p>2.43210904291699</text:p>
          </table:table-cell>
        </table:table-row>
        <table:table-row table:style-name="ro1">
          <table:table-cell office:value-type="float" office:value="-0.19401836181749" calcext:value-type="float">
            <text:p>-0.19401836181749</text:p>
          </table:table-cell>
          <table:table-cell office:value-type="float" office:value="-0.216199192559933" calcext:value-type="float">
            <text:p>-0.216199192559933</text:p>
          </table:table-cell>
          <table:table-cell office:value-type="float" office:value="2.41397427432052" calcext:value-type="float">
            <text:p>2.41397427432052</text:p>
          </table:table-cell>
        </table:table-row>
        <table:table-row table:style-name="ro1">
          <table:table-cell office:value-type="float" office:value="0.299791534787634" calcext:value-type="float">
            <text:p>0.299791534787634</text:p>
          </table:table-cell>
          <table:table-cell office:value-type="float" office:value="0.182071206298508" calcext:value-type="float">
            <text:p>0.182071206298508</text:p>
          </table:table-cell>
          <table:table-cell office:value-type="float" office:value="2.40104136177396" calcext:value-type="float">
            <text:p>2.40104136177396</text:p>
          </table:table-cell>
        </table:table-row>
        <table:table-row table:style-name="ro1">
          <table:table-cell office:value-type="float" office:value="0.268603384136686" calcext:value-type="float">
            <text:p>0.268603384136686</text:p>
          </table:table-cell>
          <table:table-cell office:value-type="float" office:value="0.169436672417892" calcext:value-type="float">
            <text:p>0.169436672417892</text:p>
          </table:table-cell>
          <table:table-cell office:value-type="float" office:value="2.40430848569694" calcext:value-type="float">
            <text:p>2.40430848569694</text:p>
          </table:table-cell>
        </table:table-row>
        <table:table-row table:style-name="ro1">
          <table:table-cell office:value-type="float" office:value="-0.307059196560409" calcext:value-type="float">
            <text:p>-0.307059196560409</text:p>
          </table:table-cell>
          <table:table-cell office:value-type="float" office:value="-0.19921821824444" calcext:value-type="float">
            <text:p>-0.19921821824444</text:p>
          </table:table-cell>
          <table:table-cell office:value-type="float" office:value="2.38889671512434" calcext:value-type="float">
            <text:p>2.38889671512434</text:p>
          </table:table-cell>
        </table:table-row>
        <table:table-row table:style-name="ro1">
          <table:table-cell office:value-type="float" office:value="-0.328890349979595" calcext:value-type="float">
            <text:p>-0.328890349979595</text:p>
          </table:table-cell>
          <table:table-cell office:value-type="float" office:value="-0.11399935810309" calcext:value-type="float">
            <text:p>-0.11399935810309</text:p>
          </table:table-cell>
          <table:table-cell office:value-type="float" office:value="2.38756828094465" calcext:value-type="float">
            <text:p>2.38756828094465</text:p>
          </table:table-cell>
        </table:table-row>
        <table:table-row table:style-name="ro1">
          <table:table-cell office:value-type="float" office:value="-0.357594309981279" calcext:value-type="float">
            <text:p>-0.357594309981279</text:p>
          </table:table-cell>
          <table:table-cell office:value-type="float" office:value="-0.197587406844431" calcext:value-type="float">
            <text:p>-0.197587406844431</text:p>
          </table:table-cell>
          <table:table-cell office:value-type="float" office:value="2.36564303606849" calcext:value-type="float">
            <text:p>2.36564303606849</text:p>
          </table:table-cell>
        </table:table-row>
        <table:table-row table:style-name="ro1">
          <table:table-cell office:value-type="float" office:value="0.2300188384542" calcext:value-type="float">
            <text:p>0.2300188384542</text:p>
          </table:table-cell>
          <table:table-cell office:value-type="float" office:value="0.349980315259319" calcext:value-type="float">
            <text:p>0.349980315259319</text:p>
          </table:table-cell>
          <table:table-cell office:value-type="float" office:value="2.35263606071928" calcext:value-type="float">
            <text:p>2.35263606071928</text:p>
          </table:table-cell>
        </table:table-row>
        <table:table-row table:style-name="ro1">
          <table:table-cell office:value-type="float" office:value="-0.537615162849449" calcext:value-type="float">
            <text:p>-0.537615162849449</text:p>
          </table:table-cell>
          <table:table-cell office:value-type="float" office:value="-0.262827040255957" calcext:value-type="float">
            <text:p>-0.262827040255957</text:p>
          </table:table-cell>
          <table:table-cell office:value-type="float" office:value="2.30159127297378" calcext:value-type="float">
            <text:p>2.30159127297378</text:p>
          </table:table-cell>
        </table:table-row>
        <table:table-row table:style-name="ro1">
          <table:table-cell office:value-type="float" office:value="0.218948103036593" calcext:value-type="float">
            <text:p>0.218948103036593</text:p>
          </table:table-cell>
          <table:table-cell office:value-type="float" office:value="0.500112497688004" calcext:value-type="float">
            <text:p>0.500112497688004</text:p>
          </table:table-cell>
          <table:table-cell office:value-type="float" office:value="2.30630669988058" calcext:value-type="float">
            <text:p>2.30630669988058</text:p>
          </table:table-cell>
        </table:table-row>
        <table:table-row table:style-name="ro1">
          <table:table-cell office:value-type="float" office:value="-0.0614435553768754" calcext:value-type="float">
            <text:p>-0.0614435553768754</text:p>
          </table:table-cell>
          <table:table-cell office:value-type="float" office:value="-0.897100390629205" calcext:value-type="float">
            <text:p>-0.897100390629205</text:p>
          </table:table-cell>
          <table:table-cell office:value-type="float" office:value="2.06508738076307" calcext:value-type="float">
            <text:p>2.06508738076307</text:p>
          </table:table-cell>
        </table:table-row>
        <table:table-row table:style-name="ro1">
          <table:table-cell office:value-type="float" office:value="0.110104058820239" calcext:value-type="float">
            <text:p>0.110104058820239</text:p>
          </table:table-cell>
          <table:table-cell office:value-type="float" office:value="0.882807776242584" calcext:value-type="float">
            <text:p>0.882807776242584</text:p>
          </table:table-cell>
          <table:table-cell office:value-type="float" office:value="1.99402655775747" calcext:value-type="float">
            <text:p>1.99402655775747</text:p>
          </table:table-cell>
        </table:table-row>
        <table:table-row table:style-name="ro1">
          <table:table-cell office:value-type="float" office:value="0.0322294864989756" calcext:value-type="float">
            <text:p>0.0322294864989756</text:p>
          </table:table-cell>
          <table:table-cell office:value-type="float" office:value="0.742996550987894" calcext:value-type="float">
            <text:p>0.742996550987894</text:p>
          </table:table-cell>
          <table:table-cell office:value-type="float" office:value="2.1259164319371" calcext:value-type="float">
            <text:p>2.1259164319371</text:p>
          </table:table-cell>
        </table:table-row>
        <table:table-row table:style-name="ro1">
          <table:table-cell office:value-type="float" office:value="0.348471317902421" calcext:value-type="float">
            <text:p>0.348471317902421</text:p>
          </table:table-cell>
          <table:table-cell office:value-type="float" office:value="0.195457177188502" calcext:value-type="float">
            <text:p>0.195457177188502</text:p>
          </table:table-cell>
          <table:table-cell office:value-type="float" office:value="2.32483178375129" calcext:value-type="float">
            <text:p>2.32483178375129</text:p>
          </table:table-cell>
        </table:table-row>
        <table:table-row table:style-name="ro1">
          <table:table-cell office:value-type="float" office:value="0.252039924311083" calcext:value-type="float">
            <text:p>0.252039924311083</text:p>
          </table:table-cell>
          <table:table-cell office:value-type="float" office:value="0.127770135008402" calcext:value-type="float">
            <text:p>0.127770135008402</text:p>
          </table:table-cell>
          <table:table-cell office:value-type="float" office:value="2.34240848259336" calcext:value-type="float">
            <text:p>2.34240848259336</text:p>
          </table:table-cell>
        </table:table-row>
        <table:table-row table:style-name="ro1">
          <table:table-cell office:value-type="float" office:value="0.284337188283922" calcext:value-type="float">
            <text:p>0.284337188283922</text:p>
          </table:table-cell>
          <table:table-cell office:value-type="float" office:value="0.195880392164179" calcext:value-type="float">
            <text:p>0.195880392164179</text:p>
          </table:table-cell>
          <table:table-cell office:value-type="float" office:value="2.32014369690676" calcext:value-type="float">
            <text:p>2.32014369690676</text:p>
          </table:table-cell>
        </table:table-row>
        <table:table-row table:style-name="ro1">
          <table:table-cell office:value-type="float" office:value="0.337234764283647" calcext:value-type="float">
            <text:p>0.337234764283647</text:p>
          </table:table-cell>
          <table:table-cell office:value-type="float" office:value="0.225802474620752" calcext:value-type="float">
            <text:p>0.225802474620752</text:p>
          </table:table-cell>
          <table:table-cell office:value-type="float" office:value="2.29716172826725" calcext:value-type="float">
            <text:p>2.29716172826725</text:p>
          </table:table-cell>
        </table:table-row>
        <table:table-row table:style-name="ro1">
          <table:table-cell office:value-type="float" office:value="0.28376819557959" calcext:value-type="float">
            <text:p>0.28376819557959</text:p>
          </table:table-cell>
          <table:table-cell office:value-type="float" office:value="0.164009786289311" calcext:value-type="float">
            <text:p>0.164009786289311</text:p>
          </table:table-cell>
          <table:table-cell office:value-type="float" office:value="2.30707217264478" calcext:value-type="float">
            <text:p>2.30707217264478</text:p>
          </table:table-cell>
        </table:table-row>
        <table:table-row table:style-name="ro1">
          <table:table-cell office:value-type="float" office:value="0.258830244409908" calcext:value-type="float">
            <text:p>0.258830244409908</text:p>
          </table:table-cell>
          <table:table-cell office:value-type="float" office:value="0.116110781806726" calcext:value-type="float">
            <text:p>0.116110781806726</text:p>
          </table:table-cell>
          <table:table-cell office:value-type="float" office:value="2.31161389928588" calcext:value-type="float">
            <text:p>2.31161389928588</text:p>
          </table:table-cell>
        </table:table-row>
        <table:table-row table:style-name="ro1">
          <table:table-cell office:value-type="float" office:value="0.324456577826598" calcext:value-type="float">
            <text:p>0.324456577826598</text:p>
          </table:table-cell>
          <table:table-cell office:value-type="float" office:value="0.0497566630581066" calcext:value-type="float">
            <text:p>0.0497566630581066</text:p>
          </table:table-cell>
          <table:table-cell office:value-type="float" office:value="2.29521731672108" calcext:value-type="float">
            <text:p>2.29521731672108</text:p>
          </table:table-cell>
        </table:table-row>
        <table:table-row table:style-name="ro1">
          <table:table-cell office:value-type="float" office:value="0.273041867649325" calcext:value-type="float">
            <text:p>0.273041867649325</text:p>
          </table:table-cell>
          <table:table-cell office:value-type="float" office:value="0.0933891224112698" calcext:value-type="float">
            <text:p>0.0933891224112698</text:p>
          </table:table-cell>
          <table:table-cell office:value-type="float" office:value="2.29786575227482" calcext:value-type="float">
            <text:p>2.29786575227482</text:p>
          </table:table-cell>
        </table:table-row>
        <table:table-row table:style-name="ro1">
          <table:table-cell office:value-type="float" office:value="0.206984739555045" calcext:value-type="float">
            <text:p>0.206984739555045</text:p>
          </table:table-cell>
          <table:table-cell office:value-type="float" office:value="0.118369459150834" calcext:value-type="float">
            <text:p>0.118369459150834</text:p>
          </table:table-cell>
          <table:table-cell office:value-type="float" office:value="2.30021977906226" calcext:value-type="float">
            <text:p>2.30021977906226</text:p>
          </table:table-cell>
        </table:table-row>
        <table:table-row table:style-name="ro1">
          <table:table-cell office:value-type="float" office:value="0.331689719652963" calcext:value-type="float">
            <text:p>0.331689719652963</text:p>
          </table:table-cell>
          <table:table-cell office:value-type="float" office:value="0.120266372994127" calcext:value-type="float">
            <text:p>0.120266372994127</text:p>
          </table:table-cell>
          <table:table-cell office:value-type="float" office:value="2.27581828904002" calcext:value-type="float">
            <text:p>2.27581828904002</text:p>
          </table:table-cell>
        </table:table-row>
        <table:table-row table:style-name="ro1">
          <table:table-cell office:value-type="float" office:value="-0.0439805370121696" calcext:value-type="float">
            <text:p>-0.0439805370121696</text:p>
          </table:table-cell>
          <table:table-cell office:value-type="float" office:value="-0.758545773379015" calcext:value-type="float">
            <text:p>-0.758545773379015</text:p>
          </table:table-cell>
          <table:table-cell office:value-type="float" office:value="2.03635351038327" calcext:value-type="float">
            <text:p>2.03635351038327</text:p>
          </table:table-cell>
        </table:table-row>
        <table:table-row table:style-name="ro1">
          <table:table-cell office:value-type="float" office:value="-0.013810525937837" calcext:value-type="float">
            <text:p>-0.013810525937837</text:p>
          </table:table-cell>
          <table:table-cell office:value-type="float" office:value="-0.647914430448756" calcext:value-type="float">
            <text:p>-0.647914430448756</text:p>
          </table:table-cell>
          <table:table-cell office:value-type="float" office:value="2.09888686429743" calcext:value-type="float">
            <text:p>2.09888686429743</text:p>
          </table:table-cell>
        </table:table-row>
        <table:table-row table:style-name="ro1">
          <table:table-cell office:value-type="float" office:value="-0.114225648876753" calcext:value-type="float">
            <text:p>-0.114225648876753</text:p>
          </table:table-cell>
          <table:table-cell office:value-type="float" office:value="-0.814026899388524" calcext:value-type="float">
            <text:p>-0.814026899388524</text:p>
          </table:table-cell>
          <table:table-cell office:value-type="float" office:value="1.96488160288522" calcext:value-type="float">
            <text:p>1.96488160288522</text:p>
          </table:table-cell>
        </table:table-row>
        <table:table-row table:style-name="ro1">
          <table:table-cell office:value-type="float" office:value="-0.0770996143208771" calcext:value-type="float">
            <text:p>-0.0770996143208771</text:p>
          </table:table-cell>
          <table:table-cell office:value-type="float" office:value="-0.695653305193225" calcext:value-type="float">
            <text:p>-0.695653305193225</text:p>
          </table:table-cell>
          <table:table-cell office:value-type="float" office:value="2.05284131981294" calcext:value-type="float">
            <text:p>2.05284131981294</text:p>
          </table:table-cell>
        </table:table-row>
        <table:table-row table:style-name="ro1">
          <table:table-cell office:value-type="float" office:value="0.343999731796747" calcext:value-type="float">
            <text:p>0.343999731796747</text:p>
          </table:table-cell>
          <table:table-cell office:value-type="float" office:value="0.127833459260552" calcext:value-type="float">
            <text:p>0.127833459260552</text:p>
          </table:table-cell>
          <table:table-cell office:value-type="float" office:value="2.23293987495636" calcext:value-type="float">
            <text:p>2.23293987495636</text:p>
          </table:table-cell>
        </table:table-row>
        <table:table-row table:style-name="ro1">
          <table:table-cell office:value-type="float" office:value="0.316199568091932" calcext:value-type="float">
            <text:p>0.316199568091932</text:p>
          </table:table-cell>
          <table:table-cell office:value-type="float" office:value="0.129931835077394" calcext:value-type="float">
            <text:p>0.129931835077394</text:p>
          </table:table-cell>
          <table:table-cell office:value-type="float" office:value="2.23027463342258" calcext:value-type="float">
            <text:p>2.23027463342258</text:p>
          </table:table-cell>
        </table:table-row>
        <table:table-row table:style-name="ro1">
          <table:table-cell office:value-type="float" office:value="0.355446264494413" calcext:value-type="float">
            <text:p>0.355446264494413</text:p>
          </table:table-cell>
          <table:table-cell office:value-type="float" office:value="0.157786734192643" calcext:value-type="float">
            <text:p>0.157786734192643</text:p>
          </table:table-cell>
          <table:table-cell office:value-type="float" office:value="2.21654374113934" calcext:value-type="float">
            <text:p>2.21654374113934</text:p>
          </table:table-cell>
        </table:table-row>
        <table:table-row table:style-name="ro1">
          <table:table-cell office:value-type="float" office:value="0.343527169759692" calcext:value-type="float">
            <text:p>0.343527169759692</text:p>
          </table:table-cell>
          <table:table-cell office:value-type="float" office:value="0.142555143201059" calcext:value-type="float">
            <text:p>0.142555143201059</text:p>
          </table:table-cell>
          <table:table-cell office:value-type="float" office:value="2.2165519421317" calcext:value-type="float">
            <text:p>2.2165519421317</text:p>
          </table:table-cell>
        </table:table-row>
        <table:table-row table:style-name="ro1">
          <table:table-cell office:value-type="float" office:value="0.342485400076524" calcext:value-type="float">
            <text:p>0.342485400076524</text:p>
          </table:table-cell>
          <table:table-cell office:value-type="float" office:value="0.193162552822901" calcext:value-type="float">
            <text:p>0.193162552822901</text:p>
          </table:table-cell>
          <table:table-cell office:value-type="float" office:value="2.2078286400568" calcext:value-type="float">
            <text:p>2.2078286400568</text:p>
          </table:table-cell>
        </table:table-row>
        <table:table-row table:style-name="ro1">
          <table:table-cell office:value-type="float" office:value="0.376317777977427" calcext:value-type="float">
            <text:p>0.376317777977427</text:p>
          </table:table-cell>
          <table:table-cell office:value-type="float" office:value="0.219321731789974" calcext:value-type="float">
            <text:p>0.219321731789974</text:p>
          </table:table-cell>
          <table:table-cell office:value-type="float" office:value="2.19739990931943" calcext:value-type="float">
            <text:p>2.19739990931943</text:p>
          </table:table-cell>
        </table:table-row>
        <table:table-row table:style-name="ro1">
          <table:table-cell office:value-type="float" office:value="0.396900278510372" calcext:value-type="float">
            <text:p>0.396900278510372</text:p>
          </table:table-cell>
          <table:table-cell office:value-type="float" office:value="0.227470137960184" calcext:value-type="float">
            <text:p>0.227470137960184</text:p>
          </table:table-cell>
          <table:table-cell office:value-type="float" office:value="2.19365061964937" calcext:value-type="float">
            <text:p>2.19365061964937</text:p>
          </table:table-cell>
        </table:table-row>
        <table:table-row table:style-name="ro1">
          <table:table-cell office:value-type="float" office:value="0.403381255027512" calcext:value-type="float">
            <text:p>0.403381255027512</text:p>
          </table:table-cell>
          <table:table-cell office:value-type="float" office:value="0.226009722794121" calcext:value-type="float">
            <text:p>0.226009722794121</text:p>
          </table:table-cell>
          <table:table-cell office:value-type="float" office:value="2.19240179773315" calcext:value-type="float">
            <text:p>2.19240179773315</text:p>
          </table:table-cell>
        </table:table-row>
        <table:table-row table:style-name="ro1">
          <table:table-cell office:value-type="float" office:value="0.37447557527639" calcext:value-type="float">
            <text:p>0.37447557527639</text:p>
          </table:table-cell>
          <table:table-cell office:value-type="float" office:value="0.221964412022207" calcext:value-type="float">
            <text:p>0.221964412022207</text:p>
          </table:table-cell>
          <table:table-cell office:value-type="float" office:value="2.19662812593007" calcext:value-type="float">
            <text:p>2.19662812593007</text:p>
          </table:table-cell>
        </table:table-row>
        <table:table-row table:style-name="ro1">
          <table:table-cell office:value-type="float" office:value="0.410092998271502" calcext:value-type="float">
            <text:p>0.410092998271502</text:p>
          </table:table-cell>
          <table:table-cell office:value-type="float" office:value="0.193599260835243" calcext:value-type="float">
            <text:p>0.193599260835243</text:p>
          </table:table-cell>
          <table:table-cell office:value-type="float" office:value="2.19389285809423" calcext:value-type="float">
            <text:p>2.19389285809423</text:p>
          </table:table-cell>
        </table:table-row>
        <table:table-row table:style-name="ro1">
          <table:table-cell office:value-type="float" office:value="0.419963970739486" calcext:value-type="float">
            <text:p>0.419963970739486</text:p>
          </table:table-cell>
          <table:table-cell office:value-type="float" office:value="0.244335764419371" calcext:value-type="float">
            <text:p>0.244335764419371</text:p>
          </table:table-cell>
          <table:table-cell office:value-type="float" office:value="2.18476805802527" calcext:value-type="float">
            <text:p>2.18476805802527</text:p>
          </table:table-cell>
        </table:table-row>
        <table:table-row table:style-name="ro1">
          <table:table-cell office:value-type="float" office:value="0.401583201280001" calcext:value-type="float">
            <text:p>0.401583201280001</text:p>
          </table:table-cell>
          <table:table-cell office:value-type="float" office:value="0.150096859216119" calcext:value-type="float">
            <text:p>0.150096859216119</text:p>
          </table:table-cell>
          <table:table-cell office:value-type="float" office:value="2.2061206326494" calcext:value-type="float">
            <text:p>2.2061206326494</text:p>
          </table:table-cell>
        </table:table-row>
        <table:table-row table:style-name="ro1">
          <table:table-cell office:value-type="float" office:value="0.417333383418868" calcext:value-type="float">
            <text:p>0.417333383418868</text:p>
          </table:table-cell>
          <table:table-cell office:value-type="float" office:value="0.103948784348174" calcext:value-type="float">
            <text:p>0.103948784348174</text:p>
          </table:table-cell>
          <table:table-cell office:value-type="float" office:value="2.21174681969855" calcext:value-type="float">
            <text:p>2.21174681969855</text:p>
          </table:table-cell>
        </table:table-row>
        <table:table-row table:style-name="ro1">
          <table:table-cell office:value-type="float" office:value="0.399113004876314" calcext:value-type="float">
            <text:p>0.399113004876314</text:p>
          </table:table-cell>
          <table:table-cell office:value-type="float" office:value="0.0779384700554297" calcext:value-type="float">
            <text:p>0.0779384700554297</text:p>
          </table:table-cell>
          <table:table-cell office:value-type="float" office:value="2.22207001390186" calcext:value-type="float">
            <text:p>2.22207001390186</text:p>
          </table:table-cell>
        </table:table-row>
        <table:table-row table:style-name="ro1">
          <table:table-cell office:value-type="float" office:value="0.419604383405228" calcext:value-type="float">
            <text:p>0.419604383405228</text:p>
          </table:table-cell>
          <table:table-cell office:value-type="float" office:value="0.0947599116245209" calcext:value-type="float">
            <text:p>0.0947599116245209</text:p>
          </table:table-cell>
          <table:table-cell office:value-type="float" office:value="2.22391789909035" calcext:value-type="float">
            <text:p>2.22391789909035</text:p>
          </table:table-cell>
        </table:table-row>
        <table:table-row table:style-name="ro1">
          <table:table-cell office:value-type="float" office:value="0.475681829668804" calcext:value-type="float">
            <text:p>0.475681829668804</text:p>
          </table:table-cell>
          <table:table-cell office:value-type="float" office:value="0.11562758510113" calcext:value-type="float">
            <text:p>0.11562758510113</text:p>
          </table:table-cell>
          <table:table-cell office:value-type="float" office:value="2.21511254106736" calcext:value-type="float">
            <text:p>2.21511254106736</text:p>
          </table:table-cell>
        </table:table-row>
        <table:table-row table:style-name="ro1">
          <table:table-cell office:value-type="float" office:value="0.578893746080459" calcext:value-type="float">
            <text:p>0.578893746080459</text:p>
          </table:table-cell>
          <table:table-cell office:value-type="float" office:value="0.21977034734806" calcext:value-type="float">
            <text:p>0.21977034734806</text:p>
          </table:table-cell>
          <table:table-cell office:value-type="float" office:value="2.17525618576786" calcext:value-type="float">
            <text:p>2.17525618576786</text:p>
          </table:table-cell>
        </table:table-row>
        <table:table-row table:style-name="ro1">
          <table:table-cell office:value-type="float" office:value="0.409595322531052" calcext:value-type="float">
            <text:p>0.409595322531052</text:p>
          </table:table-cell>
          <table:table-cell office:value-type="float" office:value="0.442286662682193" calcext:value-type="float">
            <text:p>0.442286662682193</text:p>
          </table:table-cell>
          <table:table-cell office:value-type="float" office:value="2.17290627054202" calcext:value-type="float">
            <text:p>2.17290627054202</text:p>
          </table:table-cell>
        </table:table-row>
        <table:table-row table:style-name="ro1">
          <table:table-cell office:value-type="float" office:value="0.484973585051436" calcext:value-type="float">
            <text:p>0.484973585051436</text:p>
          </table:table-cell>
          <table:table-cell office:value-type="float" office:value="0.204942174138529" calcext:value-type="float">
            <text:p>0.204942174138529</text:p>
          </table:table-cell>
          <table:table-cell office:value-type="float" office:value="2.22580864401589" calcext:value-type="float">
            <text:p>2.22580864401589</text:p>
          </table:table-cell>
        </table:table-row>
        <table:table-row table:style-name="ro1">
          <table:table-cell office:value-type="float" office:value="0.531715499636025" calcext:value-type="float">
            <text:p>0.531715499636025</text:p>
          </table:table-cell>
          <table:table-cell office:value-type="float" office:value="0.14566275992665" calcext:value-type="float">
            <text:p>0.14566275992665</text:p>
          </table:table-cell>
          <table:table-cell office:value-type="float" office:value="2.23032678469121" calcext:value-type="float">
            <text:p>2.23032678469121</text:p>
          </table:table-cell>
        </table:table-row>
        <table:table-row table:style-name="ro1">
          <table:table-cell office:value-type="float" office:value="0.519679442771263" calcext:value-type="float">
            <text:p>0.519679442771263</text:p>
          </table:table-cell>
          <table:table-cell office:value-type="float" office:value="0.12203672359056" calcext:value-type="float">
            <text:p>0.12203672359056</text:p>
          </table:table-cell>
          <table:table-cell office:value-type="float" office:value="2.24994800099485" calcext:value-type="float">
            <text:p>2.24994800099485</text:p>
          </table:table-cell>
        </table:table-row>
        <table:table-row table:style-name="ro1">
          <table:table-cell office:value-type="float" office:value="0.553973776026496" calcext:value-type="float">
            <text:p>0.553973776026496</text:p>
          </table:table-cell>
          <table:table-cell office:value-type="float" office:value="0.177369843318975" calcext:value-type="float">
            <text:p>0.177369843318975</text:p>
          </table:table-cell>
          <table:table-cell office:value-type="float" office:value="2.24441310100275" calcext:value-type="float">
            <text:p>2.24441310100275</text:p>
          </table:table-cell>
        </table:table-row>
        <table:table-row table:style-name="ro1">
          <table:table-cell office:value-type="float" office:value="0.594839420752048" calcext:value-type="float">
            <text:p>0.594839420752048</text:p>
          </table:table-cell>
          <table:table-cell office:value-type="float" office:value="0.112288808652825" calcext:value-type="float">
            <text:p>0.112288808652825</text:p>
          </table:table-cell>
          <table:table-cell office:value-type="float" office:value="2.24989461294507" calcext:value-type="float">
            <text:p>2.24989461294507</text:p>
          </table:table-cell>
        </table:table-row>
        <table:table-row table:style-name="ro1">
          <table:table-cell office:value-type="float" office:value="0.595835807411753" calcext:value-type="float">
            <text:p>0.595835807411753</text:p>
          </table:table-cell>
          <table:table-cell office:value-type="float" office:value="0.0869225948146176" calcext:value-type="float">
            <text:p>0.0869225948146176</text:p>
          </table:table-cell>
          <table:table-cell office:value-type="float" office:value="2.26895835703876" calcext:value-type="float">
            <text:p>2.26895835703876</text:p>
          </table:table-cell>
        </table:table-row>
        <table:table-row table:style-name="ro1">
          <table:table-cell office:value-type="float" office:value="0.610765159763274" calcext:value-type="float">
            <text:p>0.610765159763274</text:p>
          </table:table-cell>
          <table:table-cell office:value-type="float" office:value="0.0792020610042371" calcext:value-type="float">
            <text:p>0.0792020610042371</text:p>
          </table:table-cell>
          <table:table-cell office:value-type="float" office:value="2.2812058278014" calcext:value-type="float">
            <text:p>2.2812058278014</text:p>
          </table:table-cell>
        </table:table-row>
        <table:table-row table:style-name="ro1">
          <table:table-cell office:value-type="float" office:value="0.634403961749969" calcext:value-type="float">
            <text:p>0.634403961749969</text:p>
          </table:table-cell>
          <table:table-cell office:value-type="float" office:value="0.0839738784090697" calcext:value-type="float">
            <text:p>0.0839738784090697</text:p>
          </table:table-cell>
          <table:table-cell office:value-type="float" office:value="2.28623136878578" calcext:value-type="float">
            <text:p>2.28623136878578</text:p>
          </table:table-cell>
        </table:table-row>
        <table:table-row table:style-name="ro1">
          <table:table-cell office:value-type="float" office:value="0.654782915277483" calcext:value-type="float">
            <text:p>0.654782915277483</text:p>
          </table:table-cell>
          <table:table-cell office:value-type="float" office:value="0.0964914633126142" calcext:value-type="float">
            <text:p>0.0964914633126142</text:p>
          </table:table-cell>
          <table:table-cell office:value-type="float" office:value="2.29057260745084" calcext:value-type="float">
            <text:p>2.29057260745084</text:p>
          </table:table-cell>
        </table:table-row>
        <table:table-row table:style-name="ro1">
          <table:table-cell office:value-type="float" office:value="0.619082178108619" calcext:value-type="float">
            <text:p>0.619082178108619</text:p>
          </table:table-cell>
          <table:table-cell office:value-type="float" office:value="0.0667293183191185" calcext:value-type="float">
            <text:p>0.0667293183191185</text:p>
          </table:table-cell>
          <table:table-cell office:value-type="float" office:value="2.32939970167508" calcext:value-type="float">
            <text:p>2.32939970167508</text:p>
          </table:table-cell>
        </table:table-row>
        <table:table-row table:style-name="ro1">
          <table:table-cell office:value-type="float" office:value="0.6501711469876" calcext:value-type="float">
            <text:p>0.6501711469876</text:p>
          </table:table-cell>
          <table:table-cell office:value-type="float" office:value="0.0626364655004971" calcext:value-type="float">
            <text:p>0.0626364655004971</text:p>
          </table:table-cell>
          <table:table-cell office:value-type="float" office:value="2.33508901077058" calcext:value-type="float">
            <text:p>2.33508901077058</text:p>
          </table:table-cell>
        </table:table-row>
        <table:table-row table:style-name="ro1">
          <table:table-cell office:value-type="float" office:value="0.664627503197912" calcext:value-type="float">
            <text:p>0.664627503197912</text:p>
          </table:table-cell>
          <table:table-cell office:value-type="float" office:value="0.0682781494483461" calcext:value-type="float">
            <text:p>0.0682781494483461</text:p>
          </table:table-cell>
          <table:table-cell office:value-type="float" office:value="2.34800984023026" calcext:value-type="float">
            <text:p>2.34800984023026</text:p>
          </table:table-cell>
        </table:table-row>
        <table:table-row table:style-name="ro1">
          <table:table-cell office:value-type="float" office:value="0.680313730480585" calcext:value-type="float">
            <text:p>0.680313730480585</text:p>
          </table:table-cell>
          <table:table-cell office:value-type="float" office:value="0.0757707163999386" calcext:value-type="float">
            <text:p>0.0757707163999386</text:p>
          </table:table-cell>
          <table:table-cell office:value-type="float" office:value="2.35529016152823" calcext:value-type="float">
            <text:p>2.35529016152823</text:p>
          </table:table-cell>
        </table:table-row>
        <table:table-row table:style-name="ro1">
          <table:table-cell office:value-type="float" office:value="0.697953620051559" calcext:value-type="float">
            <text:p>0.697953620051559</text:p>
          </table:table-cell>
          <table:table-cell office:value-type="float" office:value="0.081129718888873" calcext:value-type="float">
            <text:p>0.081129718888873</text:p>
          </table:table-cell>
          <table:table-cell office:value-type="float" office:value="2.36726830122566" calcext:value-type="float">
            <text:p>2.36726830122566</text:p>
          </table:table-cell>
        </table:table-row>
        <table:table-row table:style-name="ro1">
          <table:table-cell office:value-type="float" office:value="0.679484903531765" calcext:value-type="float">
            <text:p>0.679484903531765</text:p>
          </table:table-cell>
          <table:table-cell office:value-type="float" office:value="0.0596473843658471" calcext:value-type="float">
            <text:p>0.0596473843658471</text:p>
          </table:table-cell>
          <table:table-cell office:value-type="float" office:value="2.38943132874607" calcext:value-type="float">
            <text:p>2.38943132874607</text:p>
          </table:table-cell>
        </table:table-row>
        <table:table-row table:style-name="ro1">
          <table:table-cell office:value-type="float" office:value="0.70949831017059" calcext:value-type="float">
            <text:p>0.70949831017059</text:p>
          </table:table-cell>
          <table:table-cell office:value-type="float" office:value="0.072873494471881" calcext:value-type="float">
            <text:p>0.072873494471881</text:p>
          </table:table-cell>
          <table:table-cell office:value-type="float" office:value="2.39605957500185" calcext:value-type="float">
            <text:p>2.39605957500185</text:p>
          </table:table-cell>
        </table:table-row>
        <table:table-row table:style-name="ro1">
          <table:table-cell office:value-type="float" office:value="0.704350156658411" calcext:value-type="float">
            <text:p>0.704350156658411</text:p>
          </table:table-cell>
          <table:table-cell office:value-type="float" office:value="0.0809410976755707" calcext:value-type="float">
            <text:p>0.0809410976755707</text:p>
          </table:table-cell>
          <table:table-cell office:value-type="float" office:value="2.41512029075458" calcext:value-type="float">
            <text:p>2.41512029075458</text:p>
          </table:table-cell>
        </table:table-row>
        <table:table-row table:style-name="ro1">
          <table:table-cell office:value-type="float" office:value="0.72792803018683" calcext:value-type="float">
            <text:p>0.72792803018683</text:p>
          </table:table-cell>
          <table:table-cell office:value-type="float" office:value="0.077132393493235" calcext:value-type="float">
            <text:p>0.077132393493235</text:p>
          </table:table-cell>
          <table:table-cell office:value-type="float" office:value="2.41930037085656" calcext:value-type="float">
            <text:p>2.41930037085656</text:p>
          </table:table-cell>
        </table:table-row>
        <table:table-row table:style-name="ro1">
          <table:table-cell office:value-type="float" office:value="0.719322790672323" calcext:value-type="float">
            <text:p>0.719322790672323</text:p>
          </table:table-cell>
          <table:table-cell office:value-type="float" office:value="0.0907485372781831" calcext:value-type="float">
            <text:p>0.0907485372781831</text:p>
          </table:table-cell>
          <table:table-cell office:value-type="float" office:value="2.43783683151193" calcext:value-type="float">
            <text:p>2.43783683151193</text:p>
          </table:table-cell>
        </table:table-row>
        <table:table-row table:style-name="ro1">
          <table:table-cell office:value-type="float" office:value="0.753048806315655" calcext:value-type="float">
            <text:p>0.753048806315655</text:p>
          </table:table-cell>
          <table:table-cell office:value-type="float" office:value="0.0986760861711151" calcext:value-type="float">
            <text:p>0.0986760861711151</text:p>
          </table:table-cell>
          <table:table-cell office:value-type="float" office:value="2.43794054106766" calcext:value-type="float">
            <text:p>2.43794054106766</text:p>
          </table:table-cell>
        </table:table-row>
        <table:table-row table:style-name="ro1">
          <table:table-cell office:value-type="float" office:value="0.778133329971364" calcext:value-type="float">
            <text:p>0.778133329971364</text:p>
          </table:table-cell>
          <table:table-cell office:value-type="float" office:value="0.0856947372860853" calcext:value-type="float">
            <text:p>0.0856947372860853</text:p>
          </table:table-cell>
          <table:table-cell office:value-type="float" office:value="2.44304304479016" calcext:value-type="float">
            <text:p>2.44304304479016</text:p>
          </table:table-cell>
        </table:table-row>
        <table:table-row table:style-name="ro1">
          <table:table-cell office:value-type="float" office:value="0.77114920067488" calcext:value-type="float">
            <text:p>0.77114920067488</text:p>
          </table:table-cell>
          <table:table-cell office:value-type="float" office:value="0.105186394636804" calcext:value-type="float">
            <text:p>0.105186394636804</text:p>
          </table:table-cell>
          <table:table-cell office:value-type="float" office:value="2.46842319783155" calcext:value-type="float">
            <text:p>2.46842319783155</text:p>
          </table:table-cell>
        </table:table-row>
        <table:table-row table:style-name="ro1">
          <table:table-cell office:value-type="float" office:value="0.800166551459809" calcext:value-type="float">
            <text:p>0.800166551459809</text:p>
          </table:table-cell>
          <table:table-cell office:value-type="float" office:value="0.0929293759423742" calcext:value-type="float">
            <text:p>0.0929293759423742</text:p>
          </table:table-cell>
          <table:table-cell office:value-type="float" office:value="2.46620092059677" calcext:value-type="float">
            <text:p>2.46620092059677</text:p>
          </table:table-cell>
        </table:table-row>
        <table:table-row table:style-name="ro1">
          <table:table-cell office:value-type="float" office:value="0.787443860147723" calcext:value-type="float">
            <text:p>0.787443860147723</text:p>
          </table:table-cell>
          <table:table-cell office:value-type="float" office:value="0.0946676699225006" calcext:value-type="float">
            <text:p>0.0946676699225006</text:p>
          </table:table-cell>
          <table:table-cell office:value-type="float" office:value="2.48773073780993" calcext:value-type="float">
            <text:p>2.48773073780993</text:p>
          </table:table-cell>
        </table:table-row>
        <table:table-row table:style-name="ro1">
          <table:table-cell office:value-type="float" office:value="0.795505568321473" calcext:value-type="float">
            <text:p>0.795505568321473</text:p>
          </table:table-cell>
          <table:table-cell office:value-type="float" office:value="0.118240618901732" calcext:value-type="float">
            <text:p>0.118240618901732</text:p>
          </table:table-cell>
          <table:table-cell office:value-type="float" office:value="2.4947286915807" calcext:value-type="float">
            <text:p>2.4947286915807</text:p>
          </table:table-cell>
        </table:table-row>
        <table:table-row table:style-name="ro1">
          <table:table-cell office:value-type="float" office:value="0.821747697464551" calcext:value-type="float">
            <text:p>0.821747697464551</text:p>
          </table:table-cell>
          <table:table-cell office:value-type="float" office:value="0.104093754044711" calcext:value-type="float">
            <text:p>0.104093754044711</text:p>
          </table:table-cell>
          <table:table-cell office:value-type="float" office:value="2.50324685737836" calcext:value-type="float">
            <text:p>2.50324685737836</text:p>
          </table:table-cell>
        </table:table-row>
        <table:table-row table:style-name="ro1">
          <table:table-cell office:value-type="float" office:value="0.872815182633879" calcext:value-type="float">
            <text:p>0.872815182633879</text:p>
          </table:table-cell>
          <table:table-cell office:value-type="float" office:value="0.0737060466626234" calcext:value-type="float">
            <text:p>0.0737060466626234</text:p>
          </table:table-cell>
          <table:table-cell office:value-type="float" office:value="2.49544949546947" calcext:value-type="float">
            <text:p>2.49544949546947</text:p>
          </table:table-cell>
        </table:table-row>
        <table:table-row table:style-name="ro1">
          <table:table-cell office:value-type="float" office:value="0.863451026983195" calcext:value-type="float">
            <text:p>0.863451026983195</text:p>
          </table:table-cell>
          <table:table-cell office:value-type="float" office:value="0.071645230782271" calcext:value-type="float">
            <text:p>0.071645230782271</text:p>
          </table:table-cell>
          <table:table-cell office:value-type="float" office:value="2.51965487253954" calcext:value-type="float">
            <text:p>2.51965487253954</text:p>
          </table:table-cell>
        </table:table-row>
        <table:table-row table:style-name="ro1">
          <table:table-cell office:value-type="float" office:value="0.875710587779731" calcext:value-type="float">
            <text:p>0.875710587779731</text:p>
          </table:table-cell>
          <table:table-cell office:value-type="float" office:value="0.0801976603096762" calcext:value-type="float">
            <text:p>0.0801976603096762</text:p>
          </table:table-cell>
          <table:table-cell office:value-type="float" office:value="2.52294645310454" calcext:value-type="float">
            <text:p>2.52294645310454</text:p>
          </table:table-cell>
        </table:table-row>
        <table:table-row table:style-name="ro1">
          <table:table-cell office:value-type="float" office:value="0.870695297730565" calcext:value-type="float">
            <text:p>0.870695297730565</text:p>
          </table:table-cell>
          <table:table-cell office:value-type="float" office:value="0.0783929491185305" calcext:value-type="float">
            <text:p>0.0783929491185305</text:p>
          </table:table-cell>
          <table:table-cell office:value-type="float" office:value="2.54651372933004" calcext:value-type="float">
            <text:p>2.54651372933004</text:p>
          </table:table-cell>
        </table:table-row>
        <table:table-row table:style-name="ro1">
          <table:table-cell office:value-type="float" office:value="0.867886073236768" calcext:value-type="float">
            <text:p>0.867886073236768</text:p>
          </table:table-cell>
          <table:table-cell office:value-type="float" office:value="0.0657298314163433" calcext:value-type="float">
            <text:p>0.0657298314163433</text:p>
          </table:table-cell>
          <table:table-cell office:value-type="float" office:value="2.56339641689281" calcext:value-type="float">
            <text:p>2.56339641689281</text:p>
          </table:table-cell>
        </table:table-row>
        <table:table-row table:style-name="ro1">
          <table:table-cell office:value-type="float" office:value="0.877599184734758" calcext:value-type="float">
            <text:p>0.877599184734758</text:p>
          </table:table-cell>
          <table:table-cell office:value-type="float" office:value="0.0737795664251769" calcext:value-type="float">
            <text:p>0.0737795664251769</text:p>
          </table:table-cell>
          <table:table-cell office:value-type="float" office:value="2.577067538914" calcext:value-type="float">
            <text:p>2.577067538914</text:p>
          </table:table-cell>
        </table:table-row>
        <table:table-row table:style-name="ro1">
          <table:table-cell office:value-type="float" office:value="0.861710618740945" calcext:value-type="float">
            <text:p>0.861710618740945</text:p>
          </table:table-cell>
          <table:table-cell office:value-type="float" office:value="0.0654030224695982" calcext:value-type="float">
            <text:p>0.0654030224695982</text:p>
          </table:table-cell>
          <table:table-cell office:value-type="float" office:value="2.60588811676465" calcext:value-type="float">
            <text:p>2.60588811676465</text:p>
          </table:table-cell>
        </table:table-row>
        <table:table-row table:style-name="ro1">
          <table:table-cell office:value-type="float" office:value="0.849823890706332" calcext:value-type="float">
            <text:p>0.849823890706332</text:p>
          </table:table-cell>
          <table:table-cell office:value-type="float" office:value="0.082936042969719" calcext:value-type="float">
            <text:p>0.082936042969719</text:p>
          </table:table-cell>
          <table:table-cell office:value-type="float" office:value="2.62638672595344" calcext:value-type="float">
            <text:p>2.62638672595344</text:p>
          </table:table-cell>
        </table:table-row>
        <table:table-row table:style-name="ro1">
          <table:table-cell office:value-type="float" office:value="0.891547613709195" calcext:value-type="float">
            <text:p>0.891547613709195</text:p>
          </table:table-cell>
          <table:table-cell office:value-type="float" office:value="0.0428645231597876" calcext:value-type="float">
            <text:p>0.0428645231597876</text:p>
          </table:table-cell>
          <table:table-cell office:value-type="float" office:value="2.62290894231441" calcext:value-type="float">
            <text:p>2.62290894231441</text:p>
          </table:table-cell>
        </table:table-row>
        <table:table-row table:style-name="ro1">
          <table:table-cell office:value-type="float" office:value="0.855063827441794" calcext:value-type="float">
            <text:p>0.855063827441794</text:p>
          </table:table-cell>
          <table:table-cell office:value-type="float" office:value="0.0561639406377517" calcext:value-type="float">
            <text:p>0.0561639406377517</text:p>
          </table:table-cell>
          <table:table-cell office:value-type="float" office:value="2.66772840693567" calcext:value-type="float">
            <text:p>2.66772840693567</text:p>
          </table:table-cell>
        </table:table-row>
        <table:table-row table:style-name="ro1">
          <table:table-cell office:value-type="float" office:value="0.871559717872486" calcext:value-type="float">
            <text:p>0.871559717872486</text:p>
          </table:table-cell>
          <table:table-cell office:value-type="float" office:value="0.0702739755633777" calcext:value-type="float">
            <text:p>0.0702739755633777</text:p>
          </table:table-cell>
          <table:table-cell office:value-type="float" office:value="2.67851224227305" calcext:value-type="float">
            <text:p>2.67851224227305</text:p>
          </table:table-cell>
        </table:table-row>
        <table:table-row table:style-name="ro1">
          <table:table-cell office:value-type="float" office:value="0.91818797648582" calcext:value-type="float">
            <text:p>0.91818797648582</text:p>
          </table:table-cell>
          <table:table-cell office:value-type="float" office:value="0.0543697652522727" calcext:value-type="float">
            <text:p>0.0543697652522727</text:p>
          </table:table-cell>
          <table:table-cell office:value-type="float" office:value="2.67079684632487" calcext:value-type="float">
            <text:p>2.67079684632487</text:p>
          </table:table-cell>
        </table:table-row>
        <table:table-row table:style-name="ro1">
          <table:table-cell office:value-type="float" office:value="0.91270381997531" calcext:value-type="float">
            <text:p>0.91270381997531</text:p>
          </table:table-cell>
          <table:table-cell office:value-type="float" office:value="0.0680860294005164" calcext:value-type="float">
            <text:p>0.0680860294005164</text:p>
          </table:table-cell>
          <table:table-cell office:value-type="float" office:value="2.68943420517284" calcext:value-type="float">
            <text:p>2.68943420517284</text:p>
          </table:table-cell>
        </table:table-row>
        <table:table-row table:style-name="ro1">
          <table:table-cell office:value-type="float" office:value="0.931337594451293" calcext:value-type="float">
            <text:p>0.931337594451293</text:p>
          </table:table-cell>
          <table:table-cell office:value-type="float" office:value="0.0628238315364395" calcext:value-type="float">
            <text:p>0.0628238315364395</text:p>
          </table:table-cell>
          <table:table-cell office:value-type="float" office:value="2.70432173161453" calcext:value-type="float">
            <text:p>2.70432173161453</text:p>
          </table:table-cell>
        </table:table-row>
        <table:table-row table:style-name="ro1">
          <table:table-cell office:value-type="float" office:value="0.950726454371169" calcext:value-type="float">
            <text:p>0.950726454371169</text:p>
          </table:table-cell>
          <table:table-cell office:value-type="float" office:value="0.0742148695964873" calcext:value-type="float">
            <text:p>0.0742148695964873</text:p>
          </table:table-cell>
          <table:table-cell office:value-type="float" office:value="2.70258129761008" calcext:value-type="float">
            <text:p>2.70258129761008</text:p>
          </table:table-cell>
        </table:table-row>
        <table:table-row table:style-name="ro1">
          <table:table-cell office:value-type="float" office:value="0.947749576964796" calcext:value-type="float">
            <text:p>0.947749576964796</text:p>
          </table:table-cell>
          <table:table-cell office:value-type="float" office:value="0.0653245686668173" calcext:value-type="float">
            <text:p>0.0653245686668173</text:p>
          </table:table-cell>
          <table:table-cell office:value-type="float" office:value="2.71905037191359" calcext:value-type="float">
            <text:p>2.71905037191359</text:p>
          </table:table-cell>
        </table:table-row>
        <table:table-row table:style-name="ro1">
          <table:table-cell office:value-type="float" office:value="0.945454019471269" calcext:value-type="float">
            <text:p>0.945454019471269</text:p>
          </table:table-cell>
          <table:table-cell office:value-type="float" office:value="0.0612485360483644" calcext:value-type="float">
            <text:p>0.0612485360483644</text:p>
          </table:table-cell>
          <table:table-cell office:value-type="float" office:value="2.74145169721461" calcext:value-type="float">
            <text:p>2.74145169721461</text:p>
          </table:table-cell>
        </table:table-row>
        <table:table-row table:style-name="ro1">
          <table:table-cell office:value-type="float" office:value="0.973816738432473" calcext:value-type="float">
            <text:p>0.973816738432473</text:p>
          </table:table-cell>
          <table:table-cell office:value-type="float" office:value="0.0647606238301228" calcext:value-type="float">
            <text:p>0.0647606238301228</text:p>
          </table:table-cell>
          <table:table-cell office:value-type="float" office:value="2.7412477386257" calcext:value-type="float">
            <text:p>2.7412477386257</text:p>
          </table:table-cell>
        </table:table-row>
        <table:table-row table:style-name="ro1">
          <table:table-cell office:value-type="float" office:value="1.00312726022003" calcext:value-type="float">
            <text:p>1.00312726022003</text:p>
          </table:table-cell>
          <table:table-cell office:value-type="float" office:value="0.0700055032779472" calcext:value-type="float">
            <text:p>0.0700055032779472</text:p>
          </table:table-cell>
          <table:table-cell office:value-type="float" office:value="2.74090242380645" calcext:value-type="float">
            <text:p>2.74090242380645</text:p>
          </table:table-cell>
        </table:table-row>
        <table:table-row table:style-name="ro1">
          <table:table-cell office:value-type="float" office:value="1.00338148467754" calcext:value-type="float">
            <text:p>1.00338148467754</text:p>
          </table:table-cell>
          <table:table-cell office:value-type="float" office:value="0.0649515481968976" calcext:value-type="float">
            <text:p>0.0649515481968976</text:p>
          </table:table-cell>
          <table:table-cell office:value-type="float" office:value="2.75389300505502" calcext:value-type="float">
            <text:p>2.75389300505502</text:p>
          </table:table-cell>
        </table:table-row>
        <table:table-row table:style-name="ro1">
          <table:table-cell office:value-type="float" office:value="0.979270039962147" calcext:value-type="float">
            <text:p>0.979270039962147</text:p>
          </table:table-cell>
          <table:table-cell office:value-type="float" office:value="0.0309359088512237" calcext:value-type="float">
            <text:p>0.0309359088512237</text:p>
          </table:table-cell>
          <table:table-cell office:value-type="float" office:value="2.78266492965316" calcext:value-type="float">
            <text:p>2.78266492965316</text:p>
          </table:table-cell>
        </table:table-row>
        <table:table-row table:style-name="ro1">
          <table:table-cell office:value-type="float" office:value="1.01467461236297" calcext:value-type="float">
            <text:p>1.01467461236297</text:p>
          </table:table-cell>
          <table:table-cell office:value-type="float" office:value="0.0832228265973563" calcext:value-type="float">
            <text:p>0.0832228265973563</text:p>
          </table:table-cell>
          <table:table-cell office:value-type="float" office:value="2.7775366035683" calcext:value-type="float">
            <text:p>2.7775366035683</text:p>
          </table:table-cell>
        </table:table-row>
        <table:table-row table:style-name="ro1">
          <table:table-cell office:value-type="float" office:value="1.03596578742796" calcext:value-type="float">
            <text:p>1.03596578742796</text:p>
          </table:table-cell>
          <table:table-cell office:value-type="float" office:value="0.0807652455267311" calcext:value-type="float">
            <text:p>0.0807652455267311</text:p>
          </table:table-cell>
          <table:table-cell office:value-type="float" office:value="2.78325666741708" calcext:value-type="float">
            <text:p>2.78325666741708</text:p>
          </table:table-cell>
        </table:table-row>
        <table:table-row table:style-name="ro1">
          <table:table-cell office:value-type="float" office:value="1.06332562300191" calcext:value-type="float">
            <text:p>1.06332562300191</text:p>
          </table:table-cell>
          <table:table-cell office:value-type="float" office:value="0.109511167266571" calcext:value-type="float">
            <text:p>0.109511167266571</text:p>
          </table:table-cell>
          <table:table-cell office:value-type="float" office:value="2.7906725821822" calcext:value-type="float">
            <text:p>2.7906725821822</text:p>
          </table:table-cell>
        </table:table-row>
        <table:table-row table:style-name="ro1">
          <table:table-cell office:value-type="float" office:value="1.0378909341029" calcext:value-type="float">
            <text:p>1.0378909341029</text:p>
          </table:table-cell>
          <table:table-cell office:value-type="float" office:value="0.0876538783475632" calcext:value-type="float">
            <text:p>0.0876538783475632</text:p>
          </table:table-cell>
          <table:table-cell office:value-type="float" office:value="2.81137238077718" calcext:value-type="float">
            <text:p>2.81137238077718</text:p>
          </table:table-cell>
        </table:table-row>
        <table:table-row table:style-name="ro1">
          <table:table-cell office:value-type="float" office:value="1.06907937691618" calcext:value-type="float">
            <text:p>1.06907937691618</text:p>
          </table:table-cell>
          <table:table-cell office:value-type="float" office:value="0.0977139116831733" calcext:value-type="float">
            <text:p>0.0977139116831733</text:p>
          </table:table-cell>
          <table:table-cell office:value-type="float" office:value="2.81559793509887" calcext:value-type="float">
            <text:p>2.81559793509887</text:p>
          </table:table-cell>
        </table:table-row>
        <table:table-row table:style-name="ro1">
          <table:table-cell office:value-type="float" office:value="1.07080717437368" calcext:value-type="float">
            <text:p>1.07080717437368</text:p>
          </table:table-cell>
          <table:table-cell office:value-type="float" office:value="0.102900180494785" calcext:value-type="float">
            <text:p>0.102900180494785</text:p>
          </table:table-cell>
          <table:table-cell office:value-type="float" office:value="2.83085119099226" calcext:value-type="float">
            <text:p>2.83085119099226</text:p>
          </table:table-cell>
        </table:table-row>
        <table:table-row table:style-name="ro1">
          <table:table-cell office:value-type="float" office:value="1.08550309464519" calcext:value-type="float">
            <text:p>1.08550309464519</text:p>
          </table:table-cell>
          <table:table-cell office:value-type="float" office:value="0.0728721530931122" calcext:value-type="float">
            <text:p>0.0728721530931122</text:p>
          </table:table-cell>
          <table:table-cell office:value-type="float" office:value="2.82601430611085" calcext:value-type="float">
            <text:p>2.82601430611085</text:p>
          </table:table-cell>
        </table:table-row>
        <table:table-row table:style-name="ro1">
          <table:table-cell office:value-type="float" office:value="1.06534196731388" calcext:value-type="float">
            <text:p>1.06534196731388</text:p>
          </table:table-cell>
          <table:table-cell office:value-type="float" office:value="0.0698432594326255" calcext:value-type="float">
            <text:p>0.0698432594326255</text:p>
          </table:table-cell>
          <table:table-cell office:value-type="float" office:value="2.85174866090798" calcext:value-type="float">
            <text:p>2.85174866090798</text:p>
          </table:table-cell>
        </table:table-row>
        <table:table-row table:style-name="ro1">
          <table:table-cell office:value-type="float" office:value="1.08711571349752" calcext:value-type="float">
            <text:p>1.08711571349752</text:p>
          </table:table-cell>
          <table:table-cell office:value-type="float" office:value="0.0503043568639921" calcext:value-type="float">
            <text:p>0.0503043568639921</text:p>
          </table:table-cell>
          <table:table-cell office:value-type="float" office:value="2.85272126261693" calcext:value-type="float">
            <text:p>2.85272126261693</text:p>
          </table:table-cell>
        </table:table-row>
        <table:table-row table:style-name="ro1">
          <table:table-cell office:value-type="float" office:value="1.06768109187664" calcext:value-type="float">
            <text:p>1.06768109187664</text:p>
          </table:table-cell>
          <table:table-cell office:value-type="float" office:value="0.0850689138535687" calcext:value-type="float">
            <text:p>0.0850689138535687</text:p>
          </table:table-cell>
          <table:table-cell office:value-type="float" office:value="2.88496600541354" calcext:value-type="float">
            <text:p>2.88496600541354</text:p>
          </table:table-cell>
        </table:table-row>
        <table:table-row table:style-name="ro1">
          <table:table-cell office:value-type="float" office:value="1.10303388847902" calcext:value-type="float">
            <text:p>1.10303388847902</text:p>
          </table:table-cell>
          <table:table-cell office:value-type="float" office:value="0.0521136904883461" calcext:value-type="float">
            <text:p>0.0521136904883461</text:p>
          </table:table-cell>
          <table:table-cell office:value-type="float" office:value="2.87631696157254" calcext:value-type="float">
            <text:p>2.87631696157254</text:p>
          </table:table-cell>
        </table:table-row>
        <table:table-row table:style-name="ro1">
          <table:table-cell office:value-type="float" office:value="1.09471212274183" calcext:value-type="float">
            <text:p>1.09471212274183</text:p>
          </table:table-cell>
          <table:table-cell office:value-type="float" office:value="0.0818007355563755" calcext:value-type="float">
            <text:p>0.0818007355563755</text:p>
          </table:table-cell>
          <table:table-cell office:value-type="float" office:value="2.89631914565784" calcext:value-type="float">
            <text:p>2.89631914565784</text:p>
          </table:table-cell>
        </table:table-row>
        <table:table-row table:style-name="ro1">
          <table:table-cell office:value-type="float" office:value="1.08645517720645" calcext:value-type="float">
            <text:p>1.08645517720645</text:p>
          </table:table-cell>
          <table:table-cell office:value-type="float" office:value="0.0796748087816162" calcext:value-type="float">
            <text:p>0.0796748087816162</text:p>
          </table:table-cell>
          <table:table-cell office:value-type="float" office:value="2.91487834423167" calcext:value-type="float">
            <text:p>2.91487834423167</text:p>
          </table:table-cell>
        </table:table-row>
        <table:table-row table:style-name="ro1">
          <table:table-cell office:value-type="float" office:value="1.12175731169828" calcext:value-type="float">
            <text:p>1.12175731169828</text:p>
          </table:table-cell>
          <table:table-cell office:value-type="float" office:value="0.0773695421155825" calcext:value-type="float">
            <text:p>0.0773695421155825</text:p>
          </table:table-cell>
          <table:table-cell office:value-type="float" office:value="2.90550829753893" calcext:value-type="float">
            <text:p>2.90550829753893</text:p>
          </table:table-cell>
        </table:table-row>
        <table:table-row table:style-name="ro1">
          <table:table-cell office:value-type="float" office:value="1.12359409087632" calcext:value-type="float">
            <text:p>1.12359409087632</text:p>
          </table:table-cell>
          <table:table-cell office:value-type="float" office:value="0.0935269955768121" calcext:value-type="float">
            <text:p>0.0935269955768121</text:p>
          </table:table-cell>
          <table:table-cell office:value-type="float" office:value="2.9089350852792" calcext:value-type="float">
            <text:p>2.9089350852792</text:p>
          </table:table-cell>
        </table:table-row>
        <table:table-row table:style-name="ro1">
          <table:table-cell office:value-type="float" office:value="1.09835537062139" calcext:value-type="float">
            <text:p>1.09835537062139</text:p>
          </table:table-cell>
          <table:table-cell office:value-type="float" office:value="0.133559398017099" calcext:value-type="float">
            <text:p>0.133559398017099</text:p>
          </table:table-cell>
          <table:table-cell office:value-type="float" office:value="2.93678323057635" calcext:value-type="float">
            <text:p>2.93678323057635</text:p>
          </table:table-cell>
        </table:table-row>
        <table:table-row table:style-name="ro1">
          <table:table-cell office:value-type="float" office:value="1.08791602382625" calcext:value-type="float">
            <text:p>1.08791602382625</text:p>
          </table:table-cell>
          <table:table-cell office:value-type="float" office:value="0.0991089650058148" calcext:value-type="float">
            <text:p>0.0991089650058148</text:p>
          </table:table-cell>
          <table:table-cell office:value-type="float" office:value="2.96021907354786" calcext:value-type="float">
            <text:p>2.96021907354786</text:p>
          </table:table-cell>
        </table:table-row>
        <table:table-row table:style-name="ro1">
          <table:table-cell office:value-type="float" office:value="1.05276183037135" calcext:value-type="float">
            <text:p>1.05276183037135</text:p>
          </table:table-cell>
          <table:table-cell office:value-type="float" office:value="0.0809557779053643" calcext:value-type="float">
            <text:p>0.0809557779053643</text:p>
          </table:table-cell>
          <table:table-cell office:value-type="float" office:value="2.99523465476749" calcext:value-type="float">
            <text:p>2.99523465476749</text:p>
          </table:table-cell>
        </table:table-row>
        <table:table-row table:style-name="ro1">
          <table:table-cell office:value-type="float" office:value="1.02412524332008" calcext:value-type="float">
            <text:p>1.02412524332008</text:p>
          </table:table-cell>
          <table:table-cell office:value-type="float" office:value="0.0853311040398116" calcext:value-type="float">
            <text:p>0.0853311040398116</text:p>
          </table:table-cell>
          <table:table-cell office:value-type="float" office:value="3.01904123663644" calcext:value-type="float">
            <text:p>3.01904123663644</text:p>
          </table:table-cell>
        </table:table-row>
        <table:table-row table:style-name="ro1">
          <table:table-cell office:value-type="float" office:value="1.03937782128623" calcext:value-type="float">
            <text:p>1.03937782128623</text:p>
          </table:table-cell>
          <table:table-cell office:value-type="float" office:value="0.0960131906959672" calcext:value-type="float">
            <text:p>0.0960131906959672</text:p>
          </table:table-cell>
          <table:table-cell office:value-type="float" office:value="3.02091221675066" calcext:value-type="float">
            <text:p>3.02091221675066</text:p>
          </table:table-cell>
        </table:table-row>
        <table:table-row table:style-name="ro1">
          <table:table-cell office:value-type="float" office:value="0.994316639035544" calcext:value-type="float">
            <text:p>0.994316639035544</text:p>
          </table:table-cell>
          <table:table-cell office:value-type="float" office:value="0.0802551069243953" calcext:value-type="float">
            <text:p>0.0802551069243953</text:p>
          </table:table-cell>
          <table:table-cell office:value-type="float" office:value="3.0623655495447" calcext:value-type="float">
            <text:p>3.0623655495447</text:p>
          </table:table-cell>
        </table:table-row>
        <table:table-row table:style-name="ro1">
          <table:table-cell office:value-type="float" office:value="1.04916167651342" calcext:value-type="float">
            <text:p>1.04916167651342</text:p>
          </table:table-cell>
          <table:table-cell office:value-type="float" office:value="0.105246950092506" calcext:value-type="float">
            <text:p>0.105246950092506</text:p>
          </table:table-cell>
          <table:table-cell office:value-type="float" office:value="3.04949269389724" calcext:value-type="float">
            <text:p>3.04949269389724</text:p>
          </table:table-cell>
        </table:table-row>
        <table:table-row table:style-name="ro1">
          <table:table-cell office:value-type="float" office:value="1.04654952638089" calcext:value-type="float">
            <text:p>1.04654952638089</text:p>
          </table:table-cell>
          <table:table-cell office:value-type="float" office:value="0.100314588541025" calcext:value-type="float">
            <text:p>0.100314588541025</text:p>
          </table:table-cell>
          <table:table-cell office:value-type="float" office:value="3.06455370602568" calcext:value-type="float">
            <text:p>3.06455370602568</text:p>
          </table:table-cell>
        </table:table-row>
        <table:table-row table:style-name="ro1">
          <table:table-cell office:value-type="float" office:value="1.00472292315412" calcext:value-type="float">
            <text:p>1.00472292315412</text:p>
          </table:table-cell>
          <table:table-cell office:value-type="float" office:value="0.08810760254676" calcext:value-type="float">
            <text:p>0.08810760254676</text:p>
          </table:table-cell>
          <table:table-cell office:value-type="float" office:value="3.09831092773643" calcext:value-type="float">
            <text:p>3.09831092773643</text:p>
          </table:table-cell>
        </table:table-row>
        <table:table-row table:style-name="ro1">
          <table:table-cell office:value-type="float" office:value="1.0038955815534" calcext:value-type="float">
            <text:p>1.0038955815534</text:p>
          </table:table-cell>
          <table:table-cell office:value-type="float" office:value="0.0505690821495131" calcext:value-type="float">
            <text:p>0.0505690821495131</text:p>
          </table:table-cell>
          <table:table-cell office:value-type="float" office:value="3.11266615242091" calcext:value-type="float">
            <text:p>3.11266615242091</text:p>
          </table:table-cell>
        </table:table-row>
        <table:table-row table:style-name="ro1">
          <table:table-cell office:value-type="float" office:value="0.945552194180669" calcext:value-type="float">
            <text:p>0.945552194180669</text:p>
          </table:table-cell>
          <table:table-cell office:value-type="float" office:value="0.0719437923577714" calcext:value-type="float">
            <text:p>0.0719437923577714</text:p>
          </table:table-cell>
          <table:table-cell office:value-type="float" office:value="3.14587619224355" calcext:value-type="float">
            <text:p>3.14587619224355</text:p>
          </table:table-cell>
        </table:table-row>
        <table:table-row table:style-name="ro1">
          <table:table-cell office:value-type="float" office:value="1.10123342577327" calcext:value-type="float">
            <text:p>1.10123342577327</text:p>
          </table:table-cell>
          <table:table-cell office:value-type="float" office:value="0.0329537289691797" calcext:value-type="float">
            <text:p>0.0329537289691797</text:p>
          </table:table-cell>
          <table:table-cell office:value-type="float" office:value="3.07248164430903" calcext:value-type="float">
            <text:p>3.07248164430903</text:p>
          </table:table-cell>
        </table:table-row>
        <table:table-row table:style-name="ro1">
          <table:table-cell office:value-type="float" office:value="0.974050804943879" calcext:value-type="float">
            <text:p>0.974050804943879</text:p>
          </table:table-cell>
          <table:table-cell office:value-type="float" office:value="0.225336149912966" calcext:value-type="float">
            <text:p>0.225336149912966</text:p>
          </table:table-cell>
          <table:table-cell office:value-type="float" office:value="3.11266698083003" calcext:value-type="float">
            <text:p>3.11266698083003</text:p>
          </table:table-cell>
        </table:table-row>
        <table:table-row table:style-name="ro1">
          <table:table-cell office:value-type="float" office:value="0.139490548215155" calcext:value-type="float">
            <text:p>0.139490548215155</text:p>
          </table:table-cell>
          <table:table-cell office:value-type="float" office:value="-0.585062608302783" calcext:value-type="float">
            <text:p>-0.585062608302783</text:p>
          </table:table-cell>
          <table:table-cell office:value-type="float" office:value="3.25666951285303" calcext:value-type="float">
            <text:p>3.25666951285303</text:p>
          </table:table-cell>
        </table:table-row>
        <table:table-row table:style-name="ro1">
          <table:table-cell office:value-type="float" office:value="-1.3036380444723" calcext:value-type="float">
            <text:p>-1.3036380444723</text:p>
          </table:table-cell>
          <table:table-cell office:value-type="float" office:value="-0.15290219025105" calcext:value-type="float">
            <text:p>-0.15290219025105</text:p>
          </table:table-cell>
          <table:table-cell office:value-type="float" office:value="3.02192371645459" calcext:value-type="float">
            <text:p>3.02192371645459</text:p>
          </table:table-cell>
        </table:table-row>
        <table:table-row table:style-name="ro1">
          <table:table-cell office:value-type="float" office:value="-1.11556302954687" calcext:value-type="float">
            <text:p>-1.11556302954687</text:p>
          </table:table-cell>
          <table:table-cell office:value-type="float" office:value="-0.0632703512390258" calcext:value-type="float">
            <text:p>-0.0632703512390258</text:p>
          </table:table-cell>
          <table:table-cell office:value-type="float" office:value="3.10893142281489" calcext:value-type="float">
            <text:p>3.10893142281489</text:p>
          </table:table-cell>
        </table:table-row>
        <table:table-row table:style-name="ro1">
          <table:table-cell office:value-type="float" office:value="1.09613026712198" calcext:value-type="float">
            <text:p>1.09613026712198</text:p>
          </table:table-cell>
          <table:table-cell office:value-type="float" office:value="0.0956813141622811" calcext:value-type="float">
            <text:p>0.0956813141622811</text:p>
          </table:table-cell>
          <table:table-cell office:value-type="float" office:value="3.12678790518704" calcext:value-type="float">
            <text:p>3.12678790518704</text:p>
          </table:table-cell>
        </table:table-row>
        <table:table-row table:style-name="ro1">
          <table:table-cell office:value-type="float" office:value="1.0273651015007" calcext:value-type="float">
            <text:p>1.0273651015007</text:p>
          </table:table-cell>
          <table:table-cell office:value-type="float" office:value="0.106866041851059" calcext:value-type="float">
            <text:p>0.106866041851059</text:p>
          </table:table-cell>
          <table:table-cell office:value-type="float" office:value="3.16780782512106" calcext:value-type="float">
            <text:p>3.16780782512106</text:p>
          </table:table-cell>
        </table:table-row>
        <table:table-row table:style-name="ro1">
          <table:table-cell office:value-type="float" office:value="0.982700875990739" calcext:value-type="float">
            <text:p>0.982700875990739</text:p>
          </table:table-cell>
          <table:table-cell office:value-type="float" office:value="0.135042088125556" calcext:value-type="float">
            <text:p>0.135042088125556</text:p>
          </table:table-cell>
          <table:table-cell office:value-type="float" office:value="3.19038574048161" calcext:value-type="float">
            <text:p>3.19038574048161</text:p>
          </table:table-cell>
        </table:table-row>
        <table:table-row table:style-name="ro1">
          <table:table-cell office:value-type="float" office:value="0.963730386545013" calcext:value-type="float">
            <text:p>0.963730386545013</text:p>
          </table:table-cell>
          <table:table-cell office:value-type="float" office:value="0.115114613027841" calcext:value-type="float">
            <text:p>0.115114613027841</text:p>
          </table:table-cell>
          <table:table-cell office:value-type="float" office:value="3.21067066479416" calcext:value-type="float">
            <text:p>3.21067066479416</text:p>
          </table:table-cell>
        </table:table-row>
        <table:table-row table:style-name="ro1">
          <table:table-cell office:value-type="float" office:value="1.00089082520138" calcext:value-type="float">
            <text:p>1.00089082520138</text:p>
          </table:table-cell>
          <table:table-cell office:value-type="float" office:value="0.11901170303498" calcext:value-type="float">
            <text:p>0.11901170303498</text:p>
          </table:table-cell>
          <table:table-cell office:value-type="float" office:value="3.205383009397" calcext:value-type="float">
            <text:p>3.205383009397</text:p>
          </table:table-cell>
        </table:table-row>
        <table:table-row table:style-name="ro1">
          <table:table-cell office:value-type="float" office:value="1.049686634088" calcext:value-type="float">
            <text:p>1.049686634088</text:p>
          </table:table-cell>
          <table:table-cell office:value-type="float" office:value="0.110025328935574" calcext:value-type="float">
            <text:p>0.110025328935574</text:p>
          </table:table-cell>
          <table:table-cell office:value-type="float" office:value="3.19243958887468" calcext:value-type="float">
            <text:p>3.19243958887468</text:p>
          </table:table-cell>
        </table:table-row>
        <table:table-row table:style-name="ro1">
          <table:table-cell office:value-type="float" office:value="1.0336824469215" calcext:value-type="float">
            <text:p>1.0336824469215</text:p>
          </table:table-cell>
          <table:table-cell office:value-type="float" office:value="0.0793636378493719" calcext:value-type="float">
            <text:p>0.0793636378493719</text:p>
          </table:table-cell>
          <table:table-cell office:value-type="float" office:value="3.20205500511447" calcext:value-type="float">
            <text:p>3.20205500511447</text:p>
          </table:table-cell>
        </table:table-row>
        <table:table-row table:style-name="ro1">
          <table:table-cell office:value-type="float" office:value="1.06666160377693" calcext:value-type="float">
            <text:p>1.06666160377693</text:p>
          </table:table-cell>
          <table:table-cell office:value-type="float" office:value="0.110309970392217" calcext:value-type="float">
            <text:p>0.110309970392217</text:p>
          </table:table-cell>
          <table:table-cell office:value-type="float" office:value="3.19417359908475" calcext:value-type="float">
            <text:p>3.19417359908475</text:p>
          </table:table-cell>
        </table:table-row>
        <table:table-row table:style-name="ro1">
          <table:table-cell office:value-type="float" office:value="1.02857264582902" calcext:value-type="float">
            <text:p>1.02857264582902</text:p>
          </table:table-cell>
          <table:table-cell office:value-type="float" office:value="0.113621651186971" calcext:value-type="float">
            <text:p>0.113621651186971</text:p>
          </table:table-cell>
          <table:table-cell office:value-type="float" office:value="3.23104747388686" calcext:value-type="float">
            <text:p>3.23104747388686</text:p>
          </table:table-cell>
        </table:table-row>
        <table:table-row table:style-name="ro1">
          <table:table-cell office:value-type="float" office:value="0.939020260965671" calcext:value-type="float">
            <text:p>0.939020260965671</text:p>
          </table:table-cell>
          <table:table-cell office:value-type="float" office:value="0.162843640046239" calcext:value-type="float">
            <text:p>0.162843640046239</text:p>
          </table:table-cell>
          <table:table-cell office:value-type="float" office:value="3.28156647273864" calcext:value-type="float">
            <text:p>3.28156647273864</text:p>
          </table:table-cell>
        </table:table-row>
        <table:table-row table:style-name="ro1">
          <table:table-cell office:value-type="float" office:value="0.937821237225314" calcext:value-type="float">
            <text:p>0.937821237225314</text:p>
          </table:table-cell>
          <table:table-cell office:value-type="float" office:value="0.0892871596737432" calcext:value-type="float">
            <text:p>0.0892871596737432</text:p>
          </table:table-cell>
          <table:table-cell office:value-type="float" office:value="3.29124879600277" calcext:value-type="float">
            <text:p>3.29124879600277</text:p>
          </table:table-cell>
        </table:table-row>
        <table:table-row table:style-name="ro1">
          <table:table-cell office:value-type="float" office:value="0.934119890605283" calcext:value-type="float">
            <text:p>0.934119890605283</text:p>
          </table:table-cell>
          <table:table-cell office:value-type="float" office:value="0.13785006794774" calcext:value-type="float">
            <text:p>0.13785006794774</text:p>
          </table:table-cell>
          <table:table-cell office:value-type="float" office:value="3.30289540585602" calcext:value-type="float">
            <text:p>3.30289540585602</text:p>
          </table:table-cell>
        </table:table-row>
        <table:table-row table:style-name="ro1">
          <table:table-cell office:value-type="float" office:value="0.941441450061584" calcext:value-type="float">
            <text:p>0.941441450061584</text:p>
          </table:table-cell>
          <table:table-cell office:value-type="float" office:value="0.1271823212393" calcext:value-type="float">
            <text:p>0.1271823212393</text:p>
          </table:table-cell>
          <table:table-cell office:value-type="float" office:value="3.30029326990071" calcext:value-type="float">
            <text:p>3.30029326990071</text:p>
          </table:table-cell>
        </table:table-row>
        <table:table-row table:style-name="ro1">
          <table:table-cell office:value-type="float" office:value="0.943295668201589" calcext:value-type="float">
            <text:p>0.943295668201589</text:p>
          </table:table-cell>
          <table:table-cell office:value-type="float" office:value="0.132653060698679" calcext:value-type="float">
            <text:p>0.132653060698679</text:p>
          </table:table-cell>
          <table:table-cell office:value-type="float" office:value="3.31242267419374" calcext:value-type="float">
            <text:p>3.31242267419374</text:p>
          </table:table-cell>
        </table:table-row>
        <table:table-row table:style-name="ro1">
          <table:table-cell office:value-type="float" office:value="0.996466649522096" calcext:value-type="float">
            <text:p>0.996466649522096</text:p>
          </table:table-cell>
          <table:table-cell office:value-type="float" office:value="0.159253003912531" calcext:value-type="float">
            <text:p>0.159253003912531</text:p>
          </table:table-cell>
          <table:table-cell office:value-type="float" office:value="3.29597722406173" calcext:value-type="float">
            <text:p>3.29597722406173</text:p>
          </table:table-cell>
        </table:table-row>
        <table:table-row table:style-name="ro1">
          <table:table-cell office:value-type="float" office:value="0.988664958698851" calcext:value-type="float">
            <text:p>0.988664958698851</text:p>
          </table:table-cell>
          <table:table-cell office:value-type="float" office:value="0.138157022348496" calcext:value-type="float">
            <text:p>0.138157022348496</text:p>
          </table:table-cell>
          <table:table-cell office:value-type="float" office:value="3.31242730367852" calcext:value-type="float">
            <text:p>3.31242730367852</text:p>
          </table:table-cell>
        </table:table-row>
        <table:table-row table:style-name="ro1">
          <table:table-cell office:value-type="float" office:value="0.961377062273096" calcext:value-type="float">
            <text:p>0.961377062273096</text:p>
          </table:table-cell>
          <table:table-cell office:value-type="float" office:value="0.140982944007517" calcext:value-type="float">
            <text:p>0.140982944007517</text:p>
          </table:table-cell>
          <table:table-cell office:value-type="float" office:value="3.32830367997992" calcext:value-type="float">
            <text:p>3.32830367997992</text:p>
          </table:table-cell>
        </table:table-row>
        <table:table-row table:style-name="ro1">
          <table:table-cell office:value-type="float" office:value="0.942651933302934" calcext:value-type="float">
            <text:p>0.942651933302934</text:p>
          </table:table-cell>
          <table:table-cell office:value-type="float" office:value="0.152803897770477" calcext:value-type="float">
            <text:p>0.152803897770477</text:p>
          </table:table-cell>
          <table:table-cell office:value-type="float" office:value="3.34345547895802" calcext:value-type="float">
            <text:p>3.34345547895802</text:p>
          </table:table-cell>
        </table:table-row>
        <table:table-row table:style-name="ro1">
          <table:table-cell office:value-type="float" office:value="0.990153265124184" calcext:value-type="float">
            <text:p>0.990153265124184</text:p>
          </table:table-cell>
          <table:table-cell office:value-type="float" office:value="0.199008927210658" calcext:value-type="float">
            <text:p>0.199008927210658</text:p>
          </table:table-cell>
          <table:table-cell office:value-type="float" office:value="3.32441811643008" calcext:value-type="float">
            <text:p>3.32441811643008</text:p>
          </table:table-cell>
        </table:table-row>
        <table:table-row table:style-name="ro1">
          <table:table-cell office:value-type="float" office:value="0.98514951973868" calcext:value-type="float">
            <text:p>0.98514951973868</text:p>
          </table:table-cell>
          <table:table-cell office:value-type="float" office:value="0.206218769780799" calcext:value-type="float">
            <text:p>0.206218769780799</text:p>
          </table:table-cell>
          <table:table-cell office:value-type="float" office:value="3.33209091236017" calcext:value-type="float">
            <text:p>3.33209091236017</text:p>
          </table:table-cell>
        </table:table-row>
        <table:table-row table:style-name="ro1">
          <table:table-cell office:value-type="float" office:value="0.99617959563361" calcext:value-type="float">
            <text:p>0.99617959563361</text:p>
          </table:table-cell>
          <table:table-cell office:value-type="float" office:value="0.151463047172575" calcext:value-type="float">
            <text:p>0.151463047172575</text:p>
          </table:table-cell>
          <table:table-cell office:value-type="float" office:value="3.34206385025948" calcext:value-type="float">
            <text:p>3.34206385025948</text:p>
          </table:table-cell>
        </table:table-row>
        <table:table-row table:style-name="ro1">
          <table:table-cell office:value-type="float" office:value="1.02518139251696" calcext:value-type="float">
            <text:p>1.02518139251696</text:p>
          </table:table-cell>
          <table:table-cell office:value-type="float" office:value="0.149265468863886" calcext:value-type="float">
            <text:p>0.149265468863886</text:p>
          </table:table-cell>
          <table:table-cell office:value-type="float" office:value="3.33837070788449" calcext:value-type="float">
            <text:p>3.33837070788449</text:p>
          </table:table-cell>
        </table:table-row>
        <table:table-row table:style-name="ro1">
          <table:table-cell office:value-type="float" office:value="0.959769399032218" calcext:value-type="float">
            <text:p>0.959769399032218</text:p>
          </table:table-cell>
          <table:table-cell office:value-type="float" office:value="0.10206659093295" calcext:value-type="float">
            <text:p>0.10206659093295</text:p>
          </table:table-cell>
          <table:table-cell office:value-type="float" office:value="3.37065656033717" calcext:value-type="float">
            <text:p>3.37065656033717</text:p>
          </table:table-cell>
        </table:table-row>
        <table:table-row table:style-name="ro1">
          <table:table-cell office:value-type="float" office:value="0.968024650867153" calcext:value-type="float">
            <text:p>0.968024650867153</text:p>
          </table:table-cell>
          <table:table-cell office:value-type="float" office:value="0.110550109830447" calcext:value-type="float">
            <text:p>0.110550109830447</text:p>
          </table:table-cell>
          <table:table-cell office:value-type="float" office:value="3.38082327546334" calcext:value-type="float">
            <text:p>3.38082327546334</text:p>
          </table:table-cell>
        </table:table-row>
        <table:table-row table:style-name="ro1">
          <table:table-cell office:value-type="float" office:value="0.942782104598769" calcext:value-type="float">
            <text:p>0.942782104598769</text:p>
          </table:table-cell>
          <table:table-cell office:value-type="float" office:value="0.146947018628487" calcext:value-type="float">
            <text:p>0.146947018628487</text:p>
          </table:table-cell>
          <table:table-cell office:value-type="float" office:value="3.38384766925486" calcext:value-type="float">
            <text:p>3.38384766925486</text:p>
          </table:table-cell>
        </table:table-row>
        <table:table-row table:style-name="ro1">
          <table:table-cell office:value-type="float" office:value="0.947214018730741" calcext:value-type="float">
            <text:p>0.947214018730741</text:p>
          </table:table-cell>
          <table:table-cell office:value-type="float" office:value="0.126442354624535" calcext:value-type="float">
            <text:p>0.126442354624535</text:p>
          </table:table-cell>
          <table:table-cell office:value-type="float" office:value="3.39265190112124" calcext:value-type="float">
            <text:p>3.39265190112124</text:p>
          </table:table-cell>
        </table:table-row>
        <table:table-row table:style-name="ro1">
          <table:table-cell office:value-type="float" office:value="0.944881039812716" calcext:value-type="float">
            <text:p>0.944881039812716</text:p>
          </table:table-cell>
          <table:table-cell office:value-type="float" office:value="0.0729974626338174" calcext:value-type="float">
            <text:p>0.0729974626338174</text:p>
          </table:table-cell>
          <table:table-cell office:value-type="float" office:value="3.4081290668769" calcext:value-type="float">
            <text:p>3.4081290668769</text:p>
          </table:table-cell>
        </table:table-row>
        <table:table-row table:style-name="ro1">
          <table:table-cell office:value-type="float" office:value="1.03757105802445" calcext:value-type="float">
            <text:p>1.03757105802445</text:p>
          </table:table-cell>
          <table:table-cell office:value-type="float" office:value="0.111674944041979" calcext:value-type="float">
            <text:p>0.111674944041979</text:p>
          </table:table-cell>
          <table:table-cell office:value-type="float" office:value="3.37969655709144" calcext:value-type="float">
            <text:p>3.37969655709144</text:p>
          </table:table-cell>
        </table:table-row>
        <table:table-row table:style-name="ro1">
          <table:table-cell office:value-type="float" office:value="0.943930973451927" calcext:value-type="float">
            <text:p>0.943930973451927</text:p>
          </table:table-cell>
          <table:table-cell office:value-type="float" office:value="0.137245783816774" calcext:value-type="float">
            <text:p>0.137245783816774</text:p>
          </table:table-cell>
          <table:table-cell office:value-type="float" office:value="3.4164936315468" calcext:value-type="float">
            <text:p>3.4164936315468</text:p>
          </table:table-cell>
        </table:table-row>
        <table:table-row table:style-name="ro1">
          <table:table-cell office:value-type="float" office:value="0.928490271054542" calcext:value-type="float">
            <text:p>0.928490271054542</text:p>
          </table:table-cell>
          <table:table-cell office:value-type="float" office:value="0.122605628254389" calcext:value-type="float">
            <text:p>0.122605628254389</text:p>
          </table:table-cell>
          <table:table-cell office:value-type="float" office:value="3.43196192351133" calcext:value-type="float">
            <text:p>3.43196192351133</text:p>
          </table:table-cell>
        </table:table-row>
        <table:table-row table:style-name="ro1">
          <table:table-cell office:value-type="float" office:value="0.938258554136772" calcext:value-type="float">
            <text:p>0.938258554136772</text:p>
          </table:table-cell>
          <table:table-cell office:value-type="float" office:value="0.136114758170842" calcext:value-type="float">
            <text:p>0.136114758170842</text:p>
          </table:table-cell>
          <table:table-cell office:value-type="float" office:value="3.4308305901649" calcext:value-type="float">
            <text:p>3.4308305901649</text:p>
          </table:table-cell>
        </table:table-row>
        <table:table-row table:style-name="ro1">
          <table:table-cell office:value-type="float" office:value="1.00007465292888" calcext:value-type="float">
            <text:p>1.00007465292888</text:p>
          </table:table-cell>
          <table:table-cell office:value-type="float" office:value="0.111104391245123" calcext:value-type="float">
            <text:p>0.111104391245123</text:p>
          </table:table-cell>
          <table:table-cell office:value-type="float" office:value="3.40009069603733" calcext:value-type="float">
            <text:p>3.40009069603733</text:p>
          </table:table-cell>
        </table:table-row>
        <table:table-row table:style-name="ro1">
          <table:table-cell office:value-type="float" office:value="0.967533705485776" calcext:value-type="float">
            <text:p>0.967533705485776</text:p>
          </table:table-cell>
          <table:table-cell office:value-type="float" office:value="0.130887931522725" calcext:value-type="float">
            <text:p>0.130887931522725</text:p>
          </table:table-cell>
          <table:table-cell office:value-type="float" office:value="3.42119084859791" calcext:value-type="float">
            <text:p>3.42119084859791</text:p>
          </table:table-cell>
        </table:table-row>
        <table:table-row table:style-name="ro1">
          <table:table-cell office:value-type="float" office:value="0.938503163504995" calcext:value-type="float">
            <text:p>0.938503163504995</text:p>
          </table:table-cell>
          <table:table-cell office:value-type="float" office:value="0.123056716274913" calcext:value-type="float">
            <text:p>0.123056716274913</text:p>
          </table:table-cell>
          <table:table-cell office:value-type="float" office:value="3.42558601802903" calcext:value-type="float">
            <text:p>3.42558601802903</text:p>
          </table:table-cell>
        </table:table-row>
        <table:table-row table:style-name="ro1">
          <table:table-cell office:value-type="float" office:value="0.942188959378649" calcext:value-type="float">
            <text:p>0.942188959378649</text:p>
          </table:table-cell>
          <table:table-cell office:value-type="float" office:value="0.106105703851591" calcext:value-type="float">
            <text:p>0.106105703851591</text:p>
          </table:table-cell>
          <table:table-cell office:value-type="float" office:value="3.42948719492394" calcext:value-type="float">
            <text:p>3.42948719492394</text:p>
          </table:table-cell>
        </table:table-row>
        <table:table-row table:style-name="ro1">
          <table:table-cell office:value-type="float" office:value="0.930077691278946" calcext:value-type="float">
            <text:p>0.930077691278946</text:p>
          </table:table-cell>
          <table:table-cell office:value-type="float" office:value="0.102586821163716" calcext:value-type="float">
            <text:p>0.102586821163716</text:p>
          </table:table-cell>
          <table:table-cell office:value-type="float" office:value="3.42990803744494" calcext:value-type="float">
            <text:p>3.42990803744494</text:p>
          </table:table-cell>
        </table:table-row>
        <table:table-row table:style-name="ro1">
          <table:table-cell office:value-type="float" office:value="0.930136540709334" calcext:value-type="float">
            <text:p>0.930136540709334</text:p>
          </table:table-cell>
          <table:table-cell office:value-type="float" office:value="0.106723515797909" calcext:value-type="float">
            <text:p>0.106723515797909</text:p>
          </table:table-cell>
          <table:table-cell office:value-type="float" office:value="3.42571466854954" calcext:value-type="float">
            <text:p>3.42571466854954</text:p>
          </table:table-cell>
        </table:table-row>
        <table:table-row table:style-name="ro1">
          <table:table-cell office:value-type="float" office:value="0.924720809454726" calcext:value-type="float">
            <text:p>0.924720809454726</text:p>
          </table:table-cell>
          <table:table-cell office:value-type="float" office:value="0.12264490309714" calcext:value-type="float">
            <text:p>0.12264490309714</text:p>
          </table:table-cell>
          <table:table-cell office:value-type="float" office:value="3.42035448976268" calcext:value-type="float">
            <text:p>3.42035448976268</text:p>
          </table:table-cell>
        </table:table-row>
        <table:table-row table:style-name="ro1">
          <table:table-cell office:value-type="float" office:value="0.943242302718617" calcext:value-type="float">
            <text:p>0.943242302718617</text:p>
          </table:table-cell>
          <table:table-cell office:value-type="float" office:value="0.105625337010535" calcext:value-type="float">
            <text:p>0.105625337010535</text:p>
          </table:table-cell>
          <table:table-cell office:value-type="float" office:value="3.40487672558226" calcext:value-type="float">
            <text:p>3.40487672558226</text:p>
          </table:table-cell>
        </table:table-row>
        <table:table-row table:style-name="ro1">
          <table:table-cell office:value-type="float" office:value="0.963920900548916" calcext:value-type="float">
            <text:p>0.963920900548916</text:p>
          </table:table-cell>
          <table:table-cell office:value-type="float" office:value="0.12440063230178" calcext:value-type="float">
            <text:p>0.12440063230178</text:p>
          </table:table-cell>
          <table:table-cell office:value-type="float" office:value="3.38651517533035" calcext:value-type="float">
            <text:p>3.38651517533035</text:p>
          </table:table-cell>
        </table:table-row>
        <table:table-row table:style-name="ro1">
          <table:table-cell office:value-type="float" office:value="-0.947587200746492" calcext:value-type="float">
            <text:p>-0.947587200746492</text:p>
          </table:table-cell>
          <table:table-cell office:value-type="float" office:value="-0.106257570323162" calcext:value-type="float">
            <text:p>-0.106257570323162</text:p>
          </table:table-cell>
          <table:table-cell office:value-type="float" office:value="3.38492857164661" calcext:value-type="float">
            <text:p>3.38492857164661</text:p>
          </table:table-cell>
        </table:table-row>
        <table:table-row table:style-name="ro1">
          <table:table-cell office:value-type="float" office:value="0.908140670204767" calcext:value-type="float">
            <text:p>0.908140670204767</text:p>
          </table:table-cell>
          <table:table-cell office:value-type="float" office:value="0.136039616806553" calcext:value-type="float">
            <text:p>0.136039616806553</text:p>
          </table:table-cell>
          <table:table-cell office:value-type="float" office:value="3.39617056041684" calcext:value-type="float">
            <text:p>3.39617056041684</text:p>
          </table:table-cell>
        </table:table-row>
        <table:table-row table:style-name="ro1">
          <table:table-cell office:value-type="float" office:value="-0.93166918928806" calcext:value-type="float">
            <text:p>-0.93166918928806</text:p>
          </table:table-cell>
          <table:table-cell office:value-type="float" office:value="-0.103175576194564" calcext:value-type="float">
            <text:p>-0.103175576194564</text:p>
          </table:table-cell>
          <table:table-cell office:value-type="float" office:value="3.37376953197277" calcext:value-type="float">
            <text:p>3.37376953197277</text:p>
          </table:table-cell>
        </table:table-row>
        <table:table-row table:style-name="ro1">
          <table:table-cell office:value-type="float" office:value="1.02181445071213" calcext:value-type="float">
            <text:p>1.02181445071213</text:p>
          </table:table-cell>
          <table:table-cell office:value-type="float" office:value="0.110685804539504" calcext:value-type="float">
            <text:p>0.110685804539504</text:p>
          </table:table-cell>
          <table:table-cell office:value-type="float" office:value="3.31118533798436" calcext:value-type="float">
            <text:p>3.31118533798436</text:p>
          </table:table-cell>
        </table:table-row>
        <table:table-row table:style-name="ro1">
          <table:table-cell office:value-type="float" office:value="0.94560812529692" calcext:value-type="float">
            <text:p>0.94560812529692</text:p>
          </table:table-cell>
          <table:table-cell office:value-type="float" office:value="0.115044267538665" calcext:value-type="float">
            <text:p>0.115044267538665</text:p>
          </table:table-cell>
          <table:table-cell office:value-type="float" office:value="3.33699322298617" calcext:value-type="float">
            <text:p>3.33699322298617</text:p>
          </table:table-cell>
        </table:table-row>
        <table:table-row table:style-name="ro1">
          <table:table-cell office:value-type="float" office:value="0.974372847030244" calcext:value-type="float">
            <text:p>0.974372847030244</text:p>
          </table:table-cell>
          <table:table-cell office:value-type="float" office:value="0.116458239622354" calcext:value-type="float">
            <text:p>0.116458239622354</text:p>
          </table:table-cell>
          <table:table-cell office:value-type="float" office:value="3.31387588064794" calcext:value-type="float">
            <text:p>3.31387588064794</text:p>
          </table:table-cell>
        </table:table-row>
        <table:table-row table:style-name="ro1">
          <table:table-cell office:value-type="float" office:value="0.935561387596966" calcext:value-type="float">
            <text:p>0.935561387596966</text:p>
          </table:table-cell>
          <table:table-cell office:value-type="float" office:value="0.0889989187232162" calcext:value-type="float">
            <text:p>0.0889989187232162</text:p>
          </table:table-cell>
          <table:table-cell office:value-type="float" office:value="3.31812322081352" calcext:value-type="float">
            <text:p>3.31812322081352</text:p>
          </table:table-cell>
        </table:table-row>
        <table:table-row table:style-name="ro1">
          <table:table-cell office:value-type="float" office:value="0.942124764448862" calcext:value-type="float">
            <text:p>0.942124764448862</text:p>
          </table:table-cell>
          <table:table-cell office:value-type="float" office:value="0.0804145814521369" calcext:value-type="float">
            <text:p>0.0804145814521369</text:p>
          </table:table-cell>
          <table:table-cell office:value-type="float" office:value="3.304725254727" calcext:value-type="float">
            <text:p>3.304725254727</text:p>
          </table:table-cell>
        </table:table-row>
        <table:table-row table:style-name="ro1">
          <table:table-cell office:value-type="float" office:value="0.946642843991887" calcext:value-type="float">
            <text:p>0.946642843991887</text:p>
          </table:table-cell>
          <table:table-cell office:value-type="float" office:value="0.0380676913821317" calcext:value-type="float">
            <text:p>0.0380676913821317</text:p>
          </table:table-cell>
          <table:table-cell office:value-type="float" office:value="3.28786442816827" calcext:value-type="float">
            <text:p>3.28786442816827</text:p>
          </table:table-cell>
        </table:table-row>
        <table:table-row table:style-name="ro1">
          <table:table-cell office:value-type="float" office:value="0.982179337351867" calcext:value-type="float">
            <text:p>0.982179337351867</text:p>
          </table:table-cell>
          <table:table-cell office:value-type="float" office:value="-0.0211511444883856" calcext:value-type="float">
            <text:p>-0.0211511444883856</text:p>
          </table:table-cell>
          <table:table-cell office:value-type="float" office:value="3.25066930340265" calcext:value-type="float">
            <text:p>3.25066930340265</text:p>
          </table:table-cell>
        </table:table-row>
        <table:table-row table:style-name="ro1">
          <table:table-cell office:value-type="float" office:value="0.934071983772924" calcext:value-type="float">
            <text:p>0.934071983772924</text:p>
          </table:table-cell>
          <table:table-cell office:value-type="float" office:value="-0.0916997869310067" calcext:value-type="float">
            <text:p>-0.0916997869310067</text:p>
          </table:table-cell>
          <table:table-cell office:value-type="float" office:value="3.23594142244384" calcext:value-type="float">
            <text:p>3.23594142244384</text:p>
          </table:table-cell>
        </table:table-row>
        <table:table-row table:style-name="ro1">
          <table:table-cell office:value-type="float" office:value="0.912926327830941" calcext:value-type="float">
            <text:p>0.912926327830941</text:p>
          </table:table-cell>
          <table:table-cell office:value-type="float" office:value="0.0131319035526467" calcext:value-type="float">
            <text:p>0.0131319035526467</text:p>
          </table:table-cell>
          <table:table-cell office:value-type="float" office:value="3.23367798032208" calcext:value-type="float">
            <text:p>3.23367798032208</text:p>
          </table:table-cell>
        </table:table-row>
        <table:table-row table:style-name="ro1">
          <table:table-cell office:value-type="float" office:value="0.949973305781371" calcext:value-type="float">
            <text:p>0.949973305781371</text:p>
          </table:table-cell>
          <table:table-cell office:value-type="float" office:value="0.102496731525759" calcext:value-type="float">
            <text:p>0.102496731525759</text:p>
          </table:table-cell>
          <table:table-cell office:value-type="float" office:value="3.20790890408105" calcext:value-type="float">
            <text:p>3.20790890408105</text:p>
          </table:table-cell>
        </table:table-row>
        <table:table-row table:style-name="ro1">
          <table:table-cell office:value-type="float" office:value="0.927088238063425" calcext:value-type="float">
            <text:p>0.927088238063425</text:p>
          </table:table-cell>
          <table:table-cell office:value-type="float" office:value="0.0971978722833231" calcext:value-type="float">
            <text:p>0.0971978722833231</text:p>
          </table:table-cell>
          <table:table-cell office:value-type="float" office:value="3.19412775447586" calcext:value-type="float">
            <text:p>3.19412775447586</text:p>
          </table:table-cell>
        </table:table-row>
        <table:table-row table:style-name="ro1">
          <table:table-cell office:value-type="float" office:value="0.860043626501709" calcext:value-type="float">
            <text:p>0.860043626501709</text:p>
          </table:table-cell>
          <table:table-cell office:value-type="float" office:value="0.12436694237076" calcext:value-type="float">
            <text:p>0.12436694237076</text:p>
          </table:table-cell>
          <table:table-cell office:value-type="float" office:value="3.19400758832113" calcext:value-type="float">
            <text:p>3.19400758832113</text:p>
          </table:table-cell>
        </table:table-row>
        <table:table-row table:style-name="ro1">
          <table:table-cell office:value-type="float" office:value="0.892840406366774" calcext:value-type="float">
            <text:p>0.892840406366774</text:p>
          </table:table-cell>
          <table:table-cell office:value-type="float" office:value="0.105488571901221" calcext:value-type="float">
            <text:p>0.105488571901221</text:p>
          </table:table-cell>
          <table:table-cell office:value-type="float" office:value="3.16746147486109" calcext:value-type="float">
            <text:p>3.16746147486109</text:p>
          </table:table-cell>
        </table:table-row>
        <table:table-row table:style-name="ro1">
          <table:table-cell office:value-type="float" office:value="0.897491333420029" calcext:value-type="float">
            <text:p>0.897491333420029</text:p>
          </table:table-cell>
          <table:table-cell office:value-type="float" office:value="0.0423847562945668" calcext:value-type="float">
            <text:p>0.0423847562945668</text:p>
          </table:table-cell>
          <table:table-cell office:value-type="float" office:value="3.13497066203928" calcext:value-type="float">
            <text:p>3.13497066203928</text:p>
          </table:table-cell>
        </table:table-row>
        <table:table-row table:style-name="ro1">
          <table:table-cell office:value-type="float" office:value="0.920805822722455" calcext:value-type="float">
            <text:p>0.920805822722455</text:p>
          </table:table-cell>
          <table:table-cell office:value-type="float" office:value="0.061765766745912" calcext:value-type="float">
            <text:p>0.061765766745912</text:p>
          </table:table-cell>
          <table:table-cell office:value-type="float" office:value="3.11602993951663" calcext:value-type="float">
            <text:p>3.11602993951663</text:p>
          </table:table-cell>
        </table:table-row>
        <table:table-row table:style-name="ro1">
          <table:table-cell office:value-type="float" office:value="0.901192616719473" calcext:value-type="float">
            <text:p>0.901192616719473</text:p>
          </table:table-cell>
          <table:table-cell office:value-type="float" office:value="0.0335056038395268" calcext:value-type="float">
            <text:p>0.0335056038395268</text:p>
          </table:table-cell>
          <table:table-cell office:value-type="float" office:value="3.10176491470106" calcext:value-type="float">
            <text:p>3.10176491470106</text:p>
          </table:table-cell>
        </table:table-row>
        <table:table-row table:style-name="ro1">
          <table:table-cell office:value-type="float" office:value="0.893619336884617" calcext:value-type="float">
            <text:p>0.893619336884617</text:p>
          </table:table-cell>
          <table:table-cell office:value-type="float" office:value="0.0625381057585094" calcext:value-type="float">
            <text:p>0.0625381057585094</text:p>
          </table:table-cell>
          <table:table-cell office:value-type="float" office:value="3.09430206826398" calcext:value-type="float">
            <text:p>3.09430206826398</text:p>
          </table:table-cell>
        </table:table-row>
        <table:table-row table:style-name="ro1">
          <table:table-cell office:value-type="float" office:value="0.961074959240187" calcext:value-type="float">
            <text:p>0.961074959240187</text:p>
          </table:table-cell>
          <table:table-cell office:value-type="float" office:value="0.0730657264518082" calcext:value-type="float">
            <text:p>0.0730657264518082</text:p>
          </table:table-cell>
          <table:table-cell office:value-type="float" office:value="3.03235925159424" calcext:value-type="float">
            <text:p>3.03235925159424</text:p>
          </table:table-cell>
        </table:table-row>
        <table:table-row table:style-name="ro1">
          <table:table-cell office:value-type="float" office:value="0.914975494010703" calcext:value-type="float">
            <text:p>0.914975494010703</text:p>
          </table:table-cell>
          <table:table-cell office:value-type="float" office:value="0.0512051265256535" calcext:value-type="float">
            <text:p>0.0512051265256535</text:p>
          </table:table-cell>
          <table:table-cell office:value-type="float" office:value="3.02954802835524" calcext:value-type="float">
            <text:p>3.02954802835524</text:p>
          </table:table-cell>
        </table:table-row>
        <table:table-row table:style-name="ro1">
          <table:table-cell office:value-type="float" office:value="0.866087231143106" calcext:value-type="float">
            <text:p>0.866087231143106</text:p>
          </table:table-cell>
          <table:table-cell office:value-type="float" office:value="0.0858352786880718" calcext:value-type="float">
            <text:p>0.0858352786880718</text:p>
          </table:table-cell>
          <table:table-cell office:value-type="float" office:value="3.0372777557341" calcext:value-type="float">
            <text:p>3.0372777557341</text:p>
          </table:table-cell>
        </table:table-row>
        <table:table-row table:style-name="ro1">
          <table:table-cell office:value-type="float" office:value="0.910284588666562" calcext:value-type="float">
            <text:p>0.910284588666562</text:p>
          </table:table-cell>
          <table:table-cell office:value-type="float" office:value="0.105960925904897" calcext:value-type="float">
            <text:p>0.105960925904897</text:p>
          </table:table-cell>
          <table:table-cell office:value-type="float" office:value="2.99175049222042" calcext:value-type="float">
            <text:p>2.99175049222042</text:p>
          </table:table-cell>
        </table:table-row>
        <table:table-row table:style-name="ro1">
          <table:table-cell office:value-type="float" office:value="0.8795155651212" calcext:value-type="float">
            <text:p>0.8795155651212</text:p>
          </table:table-cell>
          <table:table-cell office:value-type="float" office:value="0.0961358932263816" calcext:value-type="float">
            <text:p>0.0961358932263816</text:p>
          </table:table-cell>
          <table:table-cell office:value-type="float" office:value="2.98750685913875" calcext:value-type="float">
            <text:p>2.98750685913875</text:p>
          </table:table-cell>
        </table:table-row>
        <table:table-row table:style-name="ro1">
          <table:table-cell office:value-type="float" office:value="0.899812147401465" calcext:value-type="float">
            <text:p>0.899812147401465</text:p>
          </table:table-cell>
          <table:table-cell office:value-type="float" office:value="0.108798516183965" calcext:value-type="float">
            <text:p>0.108798516183965</text:p>
          </table:table-cell>
          <table:table-cell office:value-type="float" office:value="2.95414530560721" calcext:value-type="float">
            <text:p>2.95414530560721</text:p>
          </table:table-cell>
        </table:table-row>
        <table:table-row table:style-name="ro1">
          <table:table-cell office:value-type="float" office:value="0.878449762595655" calcext:value-type="float">
            <text:p>0.878449762595655</text:p>
          </table:table-cell>
          <table:table-cell office:value-type="float" office:value="0.0991639397289864" calcext:value-type="float">
            <text:p>0.0991639397289864</text:p>
          </table:table-cell>
          <table:table-cell office:value-type="float" office:value="2.94291885852291" calcext:value-type="float">
            <text:p>2.94291885852291</text:p>
          </table:table-cell>
        </table:table-row>
        <table:table-row table:style-name="ro1">
          <table:table-cell office:value-type="float" office:value="0.872171822894325" calcext:value-type="float">
            <text:p>0.872171822894325</text:p>
          </table:table-cell>
          <table:table-cell office:value-type="float" office:value="0.0850883878512894" calcext:value-type="float">
            <text:p>0.0850883878512894</text:p>
          </table:table-cell>
          <table:table-cell office:value-type="float" office:value="2.92563582313467" calcext:value-type="float">
            <text:p>2.92563582313467</text:p>
          </table:table-cell>
        </table:table-row>
        <table:table-row table:style-name="ro1">
          <table:table-cell office:value-type="float" office:value="0.855186721436692" calcext:value-type="float">
            <text:p>0.855186721436692</text:p>
          </table:table-cell>
          <table:table-cell office:value-type="float" office:value="0.0753587368292109" calcext:value-type="float">
            <text:p>0.0753587368292109</text:p>
          </table:table-cell>
          <table:table-cell office:value-type="float" office:value="2.91663097639958" calcext:value-type="float">
            <text:p>2.91663097639958</text:p>
          </table:table-cell>
        </table:table-row>
        <table:table-row table:style-name="ro1">
          <table:table-cell office:value-type="float" office:value="0.849353907093255" calcext:value-type="float">
            <text:p>0.849353907093255</text:p>
          </table:table-cell>
          <table:table-cell office:value-type="float" office:value="0.0898102635710671" calcext:value-type="float">
            <text:p>0.0898102635710671</text:p>
          </table:table-cell>
          <table:table-cell office:value-type="float" office:value="2.89625798809627" calcext:value-type="float">
            <text:p>2.89625798809627</text:p>
          </table:table-cell>
        </table:table-row>
        <table:table-row table:style-name="ro1">
          <table:table-cell office:value-type="float" office:value="0.890407699663951" calcext:value-type="float">
            <text:p>0.890407699663951</text:p>
          </table:table-cell>
          <table:table-cell office:value-type="float" office:value="0.108696996369285" calcext:value-type="float">
            <text:p>0.108696996369285</text:p>
          </table:table-cell>
          <table:table-cell office:value-type="float" office:value="2.85976520450639" calcext:value-type="float">
            <text:p>2.85976520450639</text:p>
          </table:table-cell>
        </table:table-row>
        <table:table-row table:style-name="ro1">
          <table:table-cell office:value-type="float" office:value="0.887364409032918" calcext:value-type="float">
            <text:p>0.887364409032918</text:p>
          </table:table-cell>
          <table:table-cell office:value-type="float" office:value="0.112303993639886" calcext:value-type="float">
            <text:p>0.112303993639886</text:p>
          </table:table-cell>
          <table:table-cell office:value-type="float" office:value="2.84761471552819" calcext:value-type="float">
            <text:p>2.84761471552819</text:p>
          </table:table-cell>
        </table:table-row>
        <table:table-row table:style-name="ro1">
          <table:table-cell office:value-type="float" office:value="0.839074973691999" calcext:value-type="float">
            <text:p>0.839074973691999</text:p>
          </table:table-cell>
          <table:table-cell office:value-type="float" office:value="0.0929416998628126" calcext:value-type="float">
            <text:p>0.0929416998628126</text:p>
          </table:table-cell>
          <table:table-cell office:value-type="float" office:value="2.85623970580927" calcext:value-type="float">
            <text:p>2.85623970580927</text:p>
          </table:table-cell>
        </table:table-row>
        <table:table-row table:style-name="ro1">
          <table:table-cell office:value-type="float" office:value="0.813210170701576" calcext:value-type="float">
            <text:p>0.813210170701576</text:p>
          </table:table-cell>
          <table:table-cell office:value-type="float" office:value="0.142298682577393" calcext:value-type="float">
            <text:p>0.142298682577393</text:p>
          </table:table-cell>
          <table:table-cell office:value-type="float" office:value="2.85142905797953" calcext:value-type="float">
            <text:p>2.85142905797953</text:p>
          </table:table-cell>
        </table:table-row>
        <table:table-row table:style-name="ro1">
          <table:table-cell office:value-type="float" office:value="0.855705640674841" calcext:value-type="float">
            <text:p>0.855705640674841</text:p>
          </table:table-cell>
          <table:table-cell office:value-type="float" office:value="0.112067651920965" calcext:value-type="float">
            <text:p>0.112067651920965</text:p>
          </table:table-cell>
          <table:table-cell office:value-type="float" office:value="2.80526694929236" calcext:value-type="float">
            <text:p>2.80526694929236</text:p>
          </table:table-cell>
        </table:table-row>
        <table:table-row table:style-name="ro1">
          <table:table-cell office:value-type="float" office:value="0.896450294265137" calcext:value-type="float">
            <text:p>0.896450294265137</text:p>
          </table:table-cell>
          <table:table-cell office:value-type="float" office:value="0.113302741317375" calcext:value-type="float">
            <text:p>0.113302741317375</text:p>
          </table:table-cell>
          <table:table-cell office:value-type="float" office:value="2.77673820203317" calcext:value-type="float">
            <text:p>2.77673820203317</text:p>
          </table:table-cell>
        </table:table-row>
        <table:table-row table:style-name="ro1">
          <table:table-cell office:value-type="float" office:value="0.562203743063953" calcext:value-type="float">
            <text:p>0.562203743063953</text:p>
          </table:table-cell>
          <table:table-cell office:value-type="float" office:value="0.4864643075625" calcext:value-type="float">
            <text:p>0.4864643075625</text:p>
          </table:table-cell>
          <table:table-cell office:value-type="float" office:value="2.78470018840026" calcext:value-type="float">
            <text:p>2.78470018840026</text:p>
          </table:table-cell>
        </table:table-row>
        <table:table-row table:style-name="ro1">
          <table:table-cell office:value-type="float" office:value="0.378868505751421" calcext:value-type="float">
            <text:p>0.378868505751421</text:p>
          </table:table-cell>
          <table:table-cell office:value-type="float" office:value="0.639110539596239" calcext:value-type="float">
            <text:p>0.639110539596239</text:p>
          </table:table-cell>
          <table:table-cell office:value-type="float" office:value="2.68091669566965" calcext:value-type="float">
            <text:p>2.68091669566965</text:p>
          </table:table-cell>
        </table:table-row>
        <table:table-row table:style-name="ro1">
          <table:table-cell office:value-type="float" office:value="-0.23395721683513" calcext:value-type="float">
            <text:p>-0.23395721683513</text:p>
          </table:table-cell>
          <table:table-cell office:value-type="float" office:value="-0.839768874626208" calcext:value-type="float">
            <text:p>-0.839768874626208</text:p>
          </table:table-cell>
          <table:table-cell office:value-type="float" office:value="2.61615340326377" calcext:value-type="float">
            <text:p>2.61615340326377</text:p>
          </table:table-cell>
        </table:table-row>
        <table:table-row table:style-name="ro1">
          <table:table-cell office:value-type="float" office:value="0.977044466493162" calcext:value-type="float">
            <text:p>0.977044466493162</text:p>
          </table:table-cell>
          <table:table-cell office:value-type="float" office:value="0.157518650330577" calcext:value-type="float">
            <text:p>0.157518650330577</text:p>
          </table:table-cell>
          <table:table-cell office:value-type="float" office:value="2.62451674994088" calcext:value-type="float">
            <text:p>2.62451674994088</text:p>
          </table:table-cell>
        </table:table-row>
        <table:table-row table:style-name="ro1">
          <table:table-cell office:value-type="float" office:value="0.932581657916019" calcext:value-type="float">
            <text:p>0.932581657916019</text:p>
          </table:table-cell>
          <table:table-cell office:value-type="float" office:value="0.138790259236231" calcext:value-type="float">
            <text:p>0.138790259236231</text:p>
          </table:table-cell>
          <table:table-cell office:value-type="float" office:value="2.62473016508078" calcext:value-type="float">
            <text:p>2.62473016508078</text:p>
          </table:table-cell>
        </table:table-row>
        <table:table-row table:style-name="ro1">
          <table:table-cell office:value-type="float" office:value="0.859942449393487" calcext:value-type="float">
            <text:p>0.859942449393487</text:p>
          </table:table-cell>
          <table:table-cell office:value-type="float" office:value="0.140339142976833" calcext:value-type="float">
            <text:p>0.140339142976833</text:p>
          </table:table-cell>
          <table:table-cell office:value-type="float" office:value="2.63443965653349" calcext:value-type="float">
            <text:p>2.63443965653349</text:p>
          </table:table-cell>
        </table:table-row>
        <table:table-row table:style-name="ro1">
          <table:table-cell office:value-type="float" office:value="0.87765562668642" calcext:value-type="float">
            <text:p>0.87765562668642</text:p>
          </table:table-cell>
          <table:table-cell office:value-type="float" office:value="0.146259800767535" calcext:value-type="float">
            <text:p>0.146259800767535</text:p>
          </table:table-cell>
          <table:table-cell office:value-type="float" office:value="2.60968236962032" calcext:value-type="float">
            <text:p>2.60968236962032</text:p>
          </table:table-cell>
        </table:table-row>
        <table:table-row table:style-name="ro1">
          <table:table-cell office:value-type="float" office:value="0.914109124702253" calcext:value-type="float">
            <text:p>0.914109124702253</text:p>
          </table:table-cell>
          <table:table-cell office:value-type="float" office:value="0.1053588062215" calcext:value-type="float">
            <text:p>0.1053588062215</text:p>
          </table:table-cell>
          <table:table-cell office:value-type="float" office:value="2.57487131975269" calcext:value-type="float">
            <text:p>2.57487131975269</text:p>
          </table:table-cell>
        </table:table-row>
        <table:table-row table:style-name="ro1">
          <table:table-cell office:value-type="float" office:value="0.904998607353032" calcext:value-type="float">
            <text:p>0.904998607353032</text:p>
          </table:table-cell>
          <table:table-cell office:value-type="float" office:value="0.0922465326448022" calcext:value-type="float">
            <text:p>0.0922465326448022</text:p>
          </table:table-cell>
          <table:table-cell office:value-type="float" office:value="2.55814856747667" calcext:value-type="float">
            <text:p>2.55814856747667</text:p>
          </table:table-cell>
        </table:table-row>
        <table:table-row table:style-name="ro1">
          <table:table-cell office:value-type="float" office:value="0.871316327959133" calcext:value-type="float">
            <text:p>0.871316327959133</text:p>
          </table:table-cell>
          <table:table-cell office:value-type="float" office:value="0.0698758758008022" calcext:value-type="float">
            <text:p>0.0698758758008022</text:p>
          </table:table-cell>
          <table:table-cell office:value-type="float" office:value="2.55822444880299" calcext:value-type="float">
            <text:p>2.55822444880299</text:p>
          </table:table-cell>
        </table:table-row>
        <table:table-row table:style-name="ro1">
          <table:table-cell office:value-type="float" office:value="0.8349445762964" calcext:value-type="float">
            <text:p>0.8349445762964</text:p>
          </table:table-cell>
          <table:table-cell office:value-type="float" office:value="0.103938647093952" calcext:value-type="float">
            <text:p>0.103938647093952</text:p>
          </table:table-cell>
          <table:table-cell office:value-type="float" office:value="2.55105332547897" calcext:value-type="float">
            <text:p>2.55105332547897</text:p>
          </table:table-cell>
        </table:table-row>
        <table:table-row table:style-name="ro1">
          <table:table-cell office:value-type="float" office:value="0.814094561069116" calcext:value-type="float">
            <text:p>0.814094561069116</text:p>
          </table:table-cell>
          <table:table-cell office:value-type="float" office:value="0.0613383473365988" calcext:value-type="float">
            <text:p>0.0613383473365988</text:p>
          </table:table-cell>
          <table:table-cell office:value-type="float" office:value="2.54248933295647" calcext:value-type="float">
            <text:p>2.54248933295647</text:p>
          </table:table-cell>
        </table:table-row>
        <table:table-row table:style-name="ro1">
          <table:table-cell office:value-type="float" office:value="0.821008278384277" calcext:value-type="float">
            <text:p>0.821008278384277</text:p>
          </table:table-cell>
          <table:table-cell office:value-type="float" office:value="0.0512219375053988" calcext:value-type="float">
            <text:p>0.0512219375053988</text:p>
          </table:table-cell>
          <table:table-cell office:value-type="float" office:value="2.52122550391416" calcext:value-type="float">
            <text:p>2.52122550391416</text:p>
          </table:table-cell>
        </table:table-row>
        <table:table-row table:style-name="ro1">
          <table:table-cell office:value-type="float" office:value="0.816476606401852" calcext:value-type="float">
            <text:p>0.816476606401852</text:p>
          </table:table-cell>
          <table:table-cell office:value-type="float" office:value="0.0571269851164388" calcext:value-type="float">
            <text:p>0.0571269851164388</text:p>
          </table:table-cell>
          <table:table-cell office:value-type="float" office:value="2.50377062640418" calcext:value-type="float">
            <text:p>2.50377062640418</text:p>
          </table:table-cell>
        </table:table-row>
        <table:table-row table:style-name="ro1">
          <table:table-cell office:value-type="float" office:value="0.822827150823493" calcext:value-type="float">
            <text:p>0.822827150823493</text:p>
          </table:table-cell>
          <table:table-cell office:value-type="float" office:value="0.0803690287169461" calcext:value-type="float">
            <text:p>0.0803690287169461</text:p>
          </table:table-cell>
          <table:table-cell office:value-type="float" office:value="2.47977643575271" calcext:value-type="float">
            <text:p>2.47977643575271</text:p>
          </table:table-cell>
        </table:table-row>
        <table:table-row table:style-name="ro1">
          <table:table-cell office:value-type="float" office:value="0.804086277867752" calcext:value-type="float">
            <text:p>0.804086277867752</text:p>
          </table:table-cell>
          <table:table-cell office:value-type="float" office:value="0.0546167715120336" calcext:value-type="float">
            <text:p>0.0546167715120336</text:p>
          </table:table-cell>
          <table:table-cell office:value-type="float" office:value="2.47199163925396" calcext:value-type="float">
            <text:p>2.47199163925396</text:p>
          </table:table-cell>
        </table:table-row>
        <table:table-row table:style-name="ro1">
          <table:table-cell office:value-type="float" office:value="0.792166013736311" calcext:value-type="float">
            <text:p>0.792166013736311</text:p>
          </table:table-cell>
          <table:table-cell office:value-type="float" office:value="0.0614014736635486" calcext:value-type="float">
            <text:p>0.0614014736635486</text:p>
          </table:table-cell>
          <table:table-cell office:value-type="float" office:value="2.4575001624097" calcext:value-type="float">
            <text:p>2.4575001624097</text:p>
          </table:table-cell>
        </table:table-row>
        <table:table-row table:style-name="ro1">
          <table:table-cell office:value-type="float" office:value="0.782524142291379" calcext:value-type="float">
            <text:p>0.782524142291379</text:p>
          </table:table-cell>
          <table:table-cell office:value-type="float" office:value="0.0512894547993237" calcext:value-type="float">
            <text:p>0.0512894547993237</text:p>
          </table:table-cell>
          <table:table-cell office:value-type="float" office:value="2.44137803254347" calcext:value-type="float">
            <text:p>2.44137803254347</text:p>
          </table:table-cell>
        </table:table-row>
        <table:table-row table:style-name="ro1">
          <table:table-cell office:value-type="float" office:value="0.748218018184938" calcext:value-type="float">
            <text:p>0.748218018184938</text:p>
          </table:table-cell>
          <table:table-cell office:value-type="float" office:value="0.0889674680822981" calcext:value-type="float">
            <text:p>0.0889674680822981</text:p>
          </table:table-cell>
          <table:table-cell office:value-type="float" office:value="2.43920853171154" calcext:value-type="float">
            <text:p>2.43920853171154</text:p>
          </table:table-cell>
        </table:table-row>
        <table:table-row table:style-name="ro1">
          <table:table-cell office:value-type="float" office:value="0.776978060901457" calcext:value-type="float">
            <text:p>0.776978060901457</text:p>
          </table:table-cell>
          <table:table-cell office:value-type="float" office:value="0.0796079708683227" calcext:value-type="float">
            <text:p>0.0796079708683227</text:p>
          </table:table-cell>
          <table:table-cell office:value-type="float" office:value="2.40610978057686" calcext:value-type="float">
            <text:p>2.40610978057686</text:p>
          </table:table-cell>
        </table:table-row>
        <table:table-row table:style-name="ro1">
          <table:table-cell office:value-type="float" office:value="0.736335662286373" calcext:value-type="float">
            <text:p>0.736335662286373</text:p>
          </table:table-cell>
          <table:table-cell office:value-type="float" office:value="0.081047383958935" calcext:value-type="float">
            <text:p>0.081047383958935</text:p>
          </table:table-cell>
          <table:table-cell office:value-type="float" office:value="2.40633849775216" calcext:value-type="float">
            <text:p>2.40633849775216</text:p>
          </table:table-cell>
        </table:table-row>
        <table:table-row table:style-name="ro1">
          <table:table-cell office:value-type="float" office:value="0.742226682287763" calcext:value-type="float">
            <text:p>0.742226682287763</text:p>
          </table:table-cell>
          <table:table-cell office:value-type="float" office:value="0.094861388857805" calcext:value-type="float">
            <text:p>0.094861388857805</text:p>
          </table:table-cell>
          <table:table-cell office:value-type="float" office:value="2.38138263029562" calcext:value-type="float">
            <text:p>2.38138263029562</text:p>
          </table:table-cell>
        </table:table-row>
        <table:table-row table:style-name="ro1">
          <table:table-cell office:value-type="float" office:value="0.690524671234825" calcext:value-type="float">
            <text:p>0.690524671234825</text:p>
          </table:table-cell>
          <table:table-cell office:value-type="float" office:value="0.0933668450192603" calcext:value-type="float">
            <text:p>0.0933668450192603</text:p>
          </table:table-cell>
          <table:table-cell office:value-type="float" office:value="2.38158464512725" calcext:value-type="float">
            <text:p>2.38158464512725</text:p>
          </table:table-cell>
        </table:table-row>
        <table:table-row table:style-name="ro1">
          <table:table-cell office:value-type="float" office:value="0.657351039977928" calcext:value-type="float">
            <text:p>0.657351039977928</text:p>
          </table:table-cell>
          <table:table-cell office:value-type="float" office:value="0.0997522782571422" calcext:value-type="float">
            <text:p>0.0997522782571422</text:p>
          </table:table-cell>
          <table:table-cell office:value-type="float" office:value="2.38139007246459" calcext:value-type="float">
            <text:p>2.38139007246459</text:p>
          </table:table-cell>
        </table:table-row>
        <table:table-row table:style-name="ro1">
          <table:table-cell office:value-type="float" office:value="0.618360813182346" calcext:value-type="float">
            <text:p>0.618360813182346</text:p>
          </table:table-cell>
          <table:table-cell office:value-type="float" office:value="0.0933916026311644" calcext:value-type="float">
            <text:p>0.0933916026311644</text:p>
          </table:table-cell>
          <table:table-cell office:value-type="float" office:value="2.37974532377377" calcext:value-type="float">
            <text:p>2.37974532377377</text:p>
          </table:table-cell>
        </table:table-row>
        <table:table-row table:style-name="ro1">
          <table:table-cell office:value-type="float" office:value="0.626776738718853" calcext:value-type="float">
            <text:p>0.626776738718853</text:p>
          </table:table-cell>
          <table:table-cell office:value-type="float" office:value="0.0848142274639386" calcext:value-type="float">
            <text:p>0.0848142274639386</text:p>
          </table:table-cell>
          <table:table-cell office:value-type="float" office:value="2.35748136533146" calcext:value-type="float">
            <text:p>2.35748136533146</text:p>
          </table:table-cell>
        </table:table-row>
        <table:table-row table:style-name="ro1">
          <table:table-cell office:value-type="float" office:value="0.573333811674663" calcext:value-type="float">
            <text:p>0.573333811674663</text:p>
          </table:table-cell>
          <table:table-cell office:value-type="float" office:value="0.136472925924144" calcext:value-type="float">
            <text:p>0.136472925924144</text:p>
          </table:table-cell>
          <table:table-cell office:value-type="float" office:value="2.35675791570204" calcext:value-type="float">
            <text:p>2.35675791570204</text:p>
          </table:table-cell>
        </table:table-row>
        <table:table-row table:style-name="ro1">
          <table:table-cell office:value-type="float" office:value="0.560260218458575" calcext:value-type="float">
            <text:p>0.560260218458575</text:p>
          </table:table-cell>
          <table:table-cell office:value-type="float" office:value="0.113564907427435" calcext:value-type="float">
            <text:p>0.113564907427435</text:p>
          </table:table-cell>
          <table:table-cell office:value-type="float" office:value="2.34931153206551" calcext:value-type="float">
            <text:p>2.34931153206551</text:p>
          </table:table-cell>
        </table:table-row>
        <table:table-row table:style-name="ro1">
          <table:table-cell office:value-type="float" office:value="0.542140880577968" calcext:value-type="float">
            <text:p>0.542140880577968</text:p>
          </table:table-cell>
          <table:table-cell office:value-type="float" office:value="0.104817155047324" calcext:value-type="float">
            <text:p>0.104817155047324</text:p>
          </table:table-cell>
          <table:table-cell office:value-type="float" office:value="2.34331878701079" calcext:value-type="float">
            <text:p>2.34331878701079</text:p>
          </table:table-cell>
        </table:table-row>
        <table:table-row table:style-name="ro1">
          <table:table-cell office:value-type="float" office:value="0.539232975205013" calcext:value-type="float">
            <text:p>0.539232975205013</text:p>
          </table:table-cell>
          <table:table-cell office:value-type="float" office:value="0.120691580405081" calcext:value-type="float">
            <text:p>0.120691580405081</text:p>
          </table:table-cell>
          <table:table-cell office:value-type="float" office:value="2.32139068612533" calcext:value-type="float">
            <text:p>2.32139068612533</text:p>
          </table:table-cell>
        </table:table-row>
        <table:table-row table:style-name="ro1">
          <table:table-cell office:value-type="float" office:value="0.515263480786385" calcext:value-type="float">
            <text:p>0.515263480786385</text:p>
          </table:table-cell>
          <table:table-cell office:value-type="float" office:value="0.121879176066306" calcext:value-type="float">
            <text:p>0.121879176066306</text:p>
          </table:table-cell>
          <table:table-cell office:value-type="float" office:value="2.30724272704136" calcext:value-type="float">
            <text:p>2.30724272704136</text:p>
          </table:table-cell>
        </table:table-row>
        <table:table-row table:style-name="ro1">
          <table:table-cell office:value-type="float" office:value="0.535495940605659" calcext:value-type="float">
            <text:p>0.535495940605659</text:p>
          </table:table-cell>
          <table:table-cell office:value-type="float" office:value="0.109241763147627" calcext:value-type="float">
            <text:p>0.109241763147627</text:p>
          </table:table-cell>
          <table:table-cell office:value-type="float" office:value="2.28728492239198" calcext:value-type="float">
            <text:p>2.28728492239198</text:p>
          </table:table-cell>
        </table:table-row>
        <table:table-row table:style-name="ro1">
          <table:table-cell office:value-type="float" office:value="0.506495553205277" calcext:value-type="float">
            <text:p>0.506495553205277</text:p>
          </table:table-cell>
          <table:table-cell office:value-type="float" office:value="0.126736766865919" calcext:value-type="float">
            <text:p>0.126736766865919</text:p>
          </table:table-cell>
          <table:table-cell office:value-type="float" office:value="2.28671640722454" calcext:value-type="float">
            <text:p>2.28671640722454</text:p>
          </table:table-cell>
        </table:table-row>
        <table:table-row table:style-name="ro1">
          <table:table-cell office:value-type="float" office:value="0.538652860360688" calcext:value-type="float">
            <text:p>0.538652860360688</text:p>
          </table:table-cell>
          <table:table-cell office:value-type="float" office:value="0.115462316255004" calcext:value-type="float">
            <text:p>0.115462316255004</text:p>
          </table:table-cell>
          <table:table-cell office:value-type="float" office:value="2.26475883466544" calcext:value-type="float">
            <text:p>2.26475883466544</text:p>
          </table:table-cell>
        </table:table-row>
        <table:table-row table:style-name="ro1">
          <table:table-cell office:value-type="float" office:value="0.570890759224691" calcext:value-type="float">
            <text:p>0.570890759224691</text:p>
          </table:table-cell>
          <table:table-cell office:value-type="float" office:value="0.118891000578588" calcext:value-type="float">
            <text:p>0.118891000578588</text:p>
          </table:table-cell>
          <table:table-cell office:value-type="float" office:value="2.23624989875698" calcext:value-type="float">
            <text:p>2.23624989875698</text:p>
          </table:table-cell>
        </table:table-row>
        <table:table-row table:style-name="ro1">
          <table:table-cell office:value-type="float" office:value="0.469673793166366" calcext:value-type="float">
            <text:p>0.469673793166366</text:p>
          </table:table-cell>
          <table:table-cell office:value-type="float" office:value="0.124176921207076" calcext:value-type="float">
            <text:p>0.124176921207076</text:p>
          </table:table-cell>
          <table:table-cell office:value-type="float" office:value="2.2419493675869" calcext:value-type="float">
            <text:p>2.2419493675869</text:p>
          </table:table-cell>
        </table:table-row>
        <table:table-row table:style-name="ro1">
          <table:table-cell office:value-type="float" office:value="0.447107605021637" calcext:value-type="float">
            <text:p>0.447107605021637</text:p>
          </table:table-cell>
          <table:table-cell office:value-type="float" office:value="0.0781139164671423" calcext:value-type="float">
            <text:p>0.0781139164671423</text:p>
          </table:table-cell>
          <table:table-cell office:value-type="float" office:value="2.23151199245644" calcext:value-type="float">
            <text:p>2.23151199245644</text:p>
          </table:table-cell>
        </table:table-row>
        <table:table-row table:style-name="ro1">
          <table:table-cell office:value-type="float" office:value="0.443963427888283" calcext:value-type="float">
            <text:p>0.443963427888283</text:p>
          </table:table-cell>
          <table:table-cell office:value-type="float" office:value="0.052261768536677" calcext:value-type="float">
            <text:p>0.052261768536677</text:p>
          </table:table-cell>
          <table:table-cell office:value-type="float" office:value="2.22163175043163" calcext:value-type="float">
            <text:p>2.22163175043163</text:p>
          </table:table-cell>
        </table:table-row>
        <table:table-row table:style-name="ro1">
          <table:table-cell office:value-type="float" office:value="0.451861084365716" calcext:value-type="float">
            <text:p>0.451861084365716</text:p>
          </table:table-cell>
          <table:table-cell office:value-type="float" office:value="0.0636544287660103" calcext:value-type="float">
            <text:p>0.0636544287660103</text:p>
          </table:table-cell>
          <table:table-cell office:value-type="float" office:value="2.20483150982648" calcext:value-type="float">
            <text:p>2.20483150982648</text:p>
          </table:table-cell>
        </table:table-row>
        <table:table-row table:style-name="ro1">
          <table:table-cell office:value-type="float" office:value="0.430405110382067" calcext:value-type="float">
            <text:p>0.430405110382067</text:p>
          </table:table-cell>
          <table:table-cell office:value-type="float" office:value="0.0834977599073654" calcext:value-type="float">
            <text:p>0.0834977599073654</text:p>
          </table:table-cell>
          <table:table-cell office:value-type="float" office:value="2.19674517799545" calcext:value-type="float">
            <text:p>2.19674517799545</text:p>
          </table:table-cell>
        </table:table-row>
        <table:table-row table:style-name="ro1">
          <table:table-cell office:value-type="float" office:value="0.381822347524221" calcext:value-type="float">
            <text:p>0.381822347524221</text:p>
          </table:table-cell>
          <table:table-cell office:value-type="float" office:value="0.10031565033473" calcext:value-type="float">
            <text:p>0.10031565033473</text:p>
          </table:table-cell>
          <table:table-cell office:value-type="float" office:value="2.19131593920824" calcext:value-type="float">
            <text:p>2.19131593920824</text:p>
          </table:table-cell>
        </table:table-row>
        <table:table-row table:style-name="ro1">
          <table:table-cell office:value-type="float" office:value="0.343901940493726" calcext:value-type="float">
            <text:p>0.343901940493726</text:p>
          </table:table-cell>
          <table:table-cell office:value-type="float" office:value="0.0833718517476936" calcext:value-type="float">
            <text:p>0.0833718517476936</text:p>
          </table:table-cell>
          <table:table-cell office:value-type="float" office:value="2.18880189640565" calcext:value-type="float">
            <text:p>2.18880189640565</text:p>
          </table:table-cell>
        </table:table-row>
        <table:table-row table:style-name="ro1">
          <table:table-cell office:value-type="float" office:value="0.357384655188873" calcext:value-type="float">
            <text:p>0.357384655188873</text:p>
          </table:table-cell>
          <table:table-cell office:value-type="float" office:value="0.0889621649726865" calcext:value-type="float">
            <text:p>0.0889621649726865</text:p>
          </table:table-cell>
          <table:table-cell office:value-type="float" office:value="2.165001661058" calcext:value-type="float">
            <text:p>2.165001661058</text:p>
          </table:table-cell>
        </table:table-row>
        <table:table-row table:style-name="ro1">
          <table:table-cell office:value-type="float" office:value="0.341378845496172" calcext:value-type="float">
            <text:p>0.341378845496172</text:p>
          </table:table-cell>
          <table:table-cell office:value-type="float" office:value="0.0880739310992855" calcext:value-type="float">
            <text:p>0.0880739310992855</text:p>
          </table:table-cell>
          <table:table-cell office:value-type="float" office:value="2.15441200305406" calcext:value-type="float">
            <text:p>2.15441200305406</text:p>
          </table:table-cell>
        </table:table-row>
        <table:table-row table:style-name="ro1">
          <table:table-cell office:value-type="float" office:value="0.341120338457807" calcext:value-type="float">
            <text:p>0.341120338457807</text:p>
          </table:table-cell>
          <table:table-cell office:value-type="float" office:value="0.139547726149616" calcext:value-type="float">
            <text:p>0.139547726149616</text:p>
          </table:table-cell>
          <table:table-cell office:value-type="float" office:value="2.13538866297378" calcext:value-type="float">
            <text:p>2.13538866297378</text:p>
          </table:table-cell>
        </table:table-row>
        <table:table-row table:style-name="ro1">
          <table:table-cell office:value-type="float" office:value="0.340483254329031" calcext:value-type="float">
            <text:p>0.340483254329031</text:p>
          </table:table-cell>
          <table:table-cell office:value-type="float" office:value="0.159096637597491" calcext:value-type="float">
            <text:p>0.159096637597491</text:p>
          </table:table-cell>
          <table:table-cell office:value-type="float" office:value="2.11662192365957" calcext:value-type="float">
            <text:p>2.11662192365957</text:p>
          </table:table-cell>
        </table:table-row>
        <table:table-row table:style-name="ro1">
          <table:table-cell office:value-type="float" office:value="0.329527029861486" calcext:value-type="float">
            <text:p>0.329527029861486</text:p>
          </table:table-cell>
          <table:table-cell office:value-type="float" office:value="0.175720965959987" calcext:value-type="float">
            <text:p>0.175720965959987</text:p>
          </table:table-cell>
          <table:table-cell office:value-type="float" office:value="2.10311341417922" calcext:value-type="float">
            <text:p>2.10311341417922</text:p>
          </table:table-cell>
        </table:table-row>
        <table:table-row table:style-name="ro1">
          <table:table-cell office:value-type="float" office:value="0.336452430916834" calcext:value-type="float">
            <text:p>0.336452430916834</text:p>
          </table:table-cell>
          <table:table-cell office:value-type="float" office:value="0.183702041482295" calcext:value-type="float">
            <text:p>0.183702041482295</text:p>
          </table:table-cell>
          <table:table-cell office:value-type="float" office:value="2.08694709416762" calcext:value-type="float">
            <text:p>2.08694709416762</text:p>
          </table:table-cell>
        </table:table-row>
        <table:table-row table:style-name="ro1">
          <table:table-cell office:value-type="float" office:value="0.337822935916338" calcext:value-type="float">
            <text:p>0.337822935916338</text:p>
          </table:table-cell>
          <table:table-cell office:value-type="float" office:value="0.202251905420315" calcext:value-type="float">
            <text:p>0.202251905420315</text:p>
          </table:table-cell>
          <table:table-cell office:value-type="float" office:value="2.06743582576762" calcext:value-type="float">
            <text:p>2.06743582576762</text:p>
          </table:table-cell>
        </table:table-row>
        <table:table-row table:style-name="ro1">
          <table:table-cell office:value-type="float" office:value="0.365813224659939" calcext:value-type="float">
            <text:p>0.365813224659939</text:p>
          </table:table-cell>
          <table:table-cell office:value-type="float" office:value="0.341148450472037" calcext:value-type="float">
            <text:p>0.341148450472037</text:p>
          </table:table-cell>
          <table:table-cell office:value-type="float" office:value="2.01370394287756" calcext:value-type="float">
            <text:p>2.01370394287756</text:p>
          </table:table-cell>
        </table:table-row>
        <table:table-row table:style-name="ro1">
          <table:table-cell office:value-type="float" office:value="0.328720592734558" calcext:value-type="float">
            <text:p>0.328720592734558</text:p>
          </table:table-cell>
          <table:table-cell office:value-type="float" office:value="0.0918341332647724" calcext:value-type="float">
            <text:p>0.0918341332647724</text:p>
          </table:table-cell>
          <table:table-cell office:value-type="float" office:value="2.05692664807561" calcext:value-type="float">
            <text:p>2.05692664807561</text:p>
          </table:table-cell>
        </table:table-row>
        <table:table-row table:style-name="ro1">
          <table:table-cell office:value-type="float" office:value="0.252816703912895" calcext:value-type="float">
            <text:p>0.252816703912895</text:p>
          </table:table-cell>
          <table:table-cell office:value-type="float" office:value="0.165905037564823" calcext:value-type="float">
            <text:p>0.165905037564823</text:p>
          </table:table-cell>
          <table:table-cell office:value-type="float" office:value="2.04531201688711" calcext:value-type="float">
            <text:p>2.04531201688711</text:p>
          </table:table-cell>
        </table:table-row>
        <table:table-row table:style-name="ro1">
          <table:table-cell office:value-type="float" office:value="0.221753528390713" calcext:value-type="float">
            <text:p>0.221753528390713</text:p>
          </table:table-cell>
          <table:table-cell office:value-type="float" office:value="0.137190449525834" calcext:value-type="float">
            <text:p>0.137190449525834</text:p>
          </table:table-cell>
          <table:table-cell office:value-type="float" office:value="2.03671858963709" calcext:value-type="float">
            <text:p>2.03671858963709</text:p>
          </table:table-cell>
        </table:table-row>
        <table:table-row table:style-name="ro1">
          <table:table-cell office:value-type="float" office:value="0.163694682487823" calcext:value-type="float">
            <text:p>0.163694682487823</text:p>
          </table:table-cell>
          <table:table-cell office:value-type="float" office:value="0.106751238061878" calcext:value-type="float">
            <text:p>0.106751238061878</text:p>
          </table:table-cell>
          <table:table-cell office:value-type="float" office:value="2.02726425102546" calcext:value-type="float">
            <text:p>2.02726425102546</text:p>
          </table:table-cell>
        </table:table-row>
        <table:table-row table:style-name="ro1">
          <table:table-cell office:value-type="float" office:value="0.104554541069551" calcext:value-type="float">
            <text:p>0.104554541069551</text:p>
          </table:table-cell>
          <table:table-cell office:value-type="float" office:value="0.104153238479482" calcext:value-type="float">
            <text:p>0.104153238479482</text:p>
          </table:table-cell>
          <table:table-cell office:value-type="float" office:value="2.01714803145222" calcext:value-type="float">
            <text:p>2.01714803145222</text:p>
          </table:table-cell>
        </table:table-row>
        <table:table-row table:style-name="ro1">
          <table:table-cell office:value-type="float" office:value="0.197436662867813" calcext:value-type="float">
            <text:p>0.197436662867813</text:p>
          </table:table-cell>
          <table:table-cell office:value-type="float" office:value="0.130004761709369" calcext:value-type="float">
            <text:p>0.130004761709369</text:p>
          </table:table-cell>
          <table:table-cell office:value-type="float" office:value="1.99464243708875" calcext:value-type="float">
            <text:p>1.99464243708875</text:p>
          </table:table-cell>
        </table:table-row>
        <table:table-row table:style-name="ro1">
          <table:table-cell office:value-type="float" office:value="0.190162013856819" calcext:value-type="float">
            <text:p>0.190162013856819</text:p>
          </table:table-cell>
          <table:table-cell office:value-type="float" office:value="0.159971145732498" calcext:value-type="float">
            <text:p>0.159971145732498</text:p>
          </table:table-cell>
          <table:table-cell office:value-type="float" office:value="1.97402448090596" calcext:value-type="float">
            <text:p>1.97402448090596</text:p>
          </table:table-cell>
        </table:table-row>
        <table:table-row table:style-name="ro1">
          <table:table-cell office:value-type="float" office:value="0.20048328536355" calcext:value-type="float">
            <text:p>0.20048328536355</text:p>
          </table:table-cell>
          <table:table-cell office:value-type="float" office:value="0.134619877038387" calcext:value-type="float">
            <text:p>0.134619877038387</text:p>
          </table:table-cell>
          <table:table-cell office:value-type="float" office:value="1.95973662273105" calcext:value-type="float">
            <text:p>1.95973662273105</text:p>
          </table:table-cell>
        </table:table-row>
        <table:table-row table:style-name="ro1">
          <table:table-cell office:value-type="float" office:value="-0.141551713799849" calcext:value-type="float">
            <text:p>-0.141551713799849</text:p>
          </table:table-cell>
          <table:table-cell office:value-type="float" office:value="-0.521042629900641" calcext:value-type="float">
            <text:p>-0.521042629900641</text:p>
          </table:table-cell>
          <table:table-cell office:value-type="float" office:value="1.81796333228162" calcext:value-type="float">
            <text:p>1.81796333228162</text:p>
          </table:table-cell>
        </table:table-row>
        <table:table-row table:style-name="ro1">
          <table:table-cell office:value-type="float" office:value="0.273168637934254" calcext:value-type="float">
            <text:p>0.273168637934254</text:p>
          </table:table-cell>
          <table:table-cell office:value-type="float" office:value="0.28231690568768" calcext:value-type="float">
            <text:p>0.28231690568768</text:p>
          </table:table-cell>
          <table:table-cell office:value-type="float" office:value="1.87963176345145" calcext:value-type="float">
            <text:p>1.87963176345145</text:p>
          </table:table-cell>
        </table:table-row>
        <table:table-row table:style-name="ro1">
          <table:table-cell office:value-type="float" office:value="0.176918546830903" calcext:value-type="float">
            <text:p>0.176918546830903</text:p>
          </table:table-cell>
          <table:table-cell office:value-type="float" office:value="0.108111123064768" calcext:value-type="float">
            <text:p>0.108111123064768</text:p>
          </table:table-cell>
          <table:table-cell office:value-type="float" office:value="1.91253642285552" calcext:value-type="float">
            <text:p>1.91253642285552</text:p>
          </table:table-cell>
        </table:table-row>
        <table:table-row table:style-name="ro1">
          <table:table-cell office:value-type="float" office:value="0.199189384214112" calcext:value-type="float">
            <text:p>0.199189384214112</text:p>
          </table:table-cell>
          <table:table-cell office:value-type="float" office:value="0.0508106914799781" calcext:value-type="float">
            <text:p>0.0508106914799781</text:p>
          </table:table-cell>
          <table:table-cell office:value-type="float" office:value="1.90059462425172" calcext:value-type="float">
            <text:p>1.90059462425172</text:p>
          </table:table-cell>
        </table:table-row>
        <table:table-row table:style-name="ro1">
          <table:table-cell office:value-type="float" office:value="0.0997381261687059" calcext:value-type="float">
            <text:p>0.0997381261687059</text:p>
          </table:table-cell>
          <table:table-cell office:value-type="float" office:value="0.0991012331019929" calcext:value-type="float">
            <text:p>0.0991012331019929</text:p>
          </table:table-cell>
          <table:table-cell office:value-type="float" office:value="1.89708934796653" calcext:value-type="float">
            <text:p>1.89708934796653</text:p>
          </table:table-cell>
        </table:table-row>
        <table:table-row table:style-name="ro1">
          <table:table-cell office:value-type="float" office:value="0.14619633300424" calcext:value-type="float">
            <text:p>0.14619633300424</text:p>
          </table:table-cell>
          <table:table-cell office:value-type="float" office:value="0.125705073501034" calcext:value-type="float">
            <text:p>0.125705073501034</text:p>
          </table:table-cell>
          <table:table-cell office:value-type="float" office:value="1.87662040978701" calcext:value-type="float">
            <text:p>1.87662040978701</text:p>
          </table:table-cell>
        </table:table-row>
        <table:table-row table:style-name="ro1">
          <table:table-cell office:value-type="float" office:value="0.172377330261157" calcext:value-type="float">
            <text:p>0.172377330261157</text:p>
          </table:table-cell>
          <table:table-cell office:value-type="float" office:value="0.0542790747713061" calcext:value-type="float">
            <text:p>0.0542790747713061</text:p>
          </table:table-cell>
          <table:table-cell office:value-type="float" office:value="1.86637872914256" calcext:value-type="float">
            <text:p>1.86637872914256</text:p>
          </table:table-cell>
        </table:table-row>
        <table:table-row table:style-name="ro1">
          <table:table-cell office:value-type="float" office:value="-0.210926151646016" calcext:value-type="float">
            <text:p>-0.210926151646016</text:p>
          </table:table-cell>
          <table:table-cell office:value-type="float" office:value="-0.0608852055163902" calcext:value-type="float">
            <text:p>-0.0608852055163902</text:p>
          </table:table-cell>
          <table:table-cell office:value-type="float" office:value="1.84365706735389" calcext:value-type="float">
            <text:p>1.84365706735389</text:p>
          </table:table-cell>
        </table:table-row>
        <table:table-row table:style-name="ro1">
          <table:table-cell office:value-type="float" office:value="-0.205274338841757" calcext:value-type="float">
            <text:p>-0.205274338841757</text:p>
          </table:table-cell>
          <table:table-cell office:value-type="float" office:value="-0.021064312612477" calcext:value-type="float">
            <text:p>-0.021064312612477</text:p>
          </table:table-cell>
          <table:table-cell office:value-type="float" office:value="1.82473126178993" calcext:value-type="float">
            <text:p>1.82473126178993</text:p>
          </table:table-cell>
        </table:table-row>
        <table:table-row table:style-name="ro1">
          <table:table-cell office:value-type="float" office:value="-0.107517466454386" calcext:value-type="float">
            <text:p>-0.107517466454386</text:p>
          </table:table-cell>
          <table:table-cell office:value-type="float" office:value="-0.0624484046458703" calcext:value-type="float">
            <text:p>-0.0624484046458703</text:p>
          </table:table-cell>
          <table:table-cell office:value-type="float" office:value="1.82250857430282" calcext:value-type="float">
            <text:p>1.82250857430282</text:p>
          </table:table-cell>
        </table:table-row>
        <table:table-row table:style-name="ro1">
          <table:table-cell office:value-type="float" office:value="0.112763029360068" calcext:value-type="float">
            <text:p>0.112763029360068</text:p>
          </table:table-cell>
          <table:table-cell office:value-type="float" office:value="0.0620185606573412" calcext:value-type="float">
            <text:p>0.0620185606573412</text:p>
          </table:table-cell>
          <table:table-cell office:value-type="float" office:value="1.81039097766436" calcext:value-type="float">
            <text:p>1.81039097766436</text:p>
          </table:table-cell>
        </table:table-row>
        <table:table-row table:style-name="ro1">
          <table:table-cell office:value-type="float" office:value="-0.178451329908581" calcext:value-type="float">
            <text:p>-0.178451329908581</text:p>
          </table:table-cell>
          <table:table-cell office:value-type="float" office:value="-0.019400680914167" calcext:value-type="float">
            <text:p>-0.019400680914167</text:p>
          </table:table-cell>
          <table:table-cell office:value-type="float" office:value="1.78836434896446" calcext:value-type="float">
            <text:p>1.78836434896446</text:p>
          </table:table-cell>
        </table:table-row>
        <table:table-row table:style-name="ro1">
          <table:table-cell office:value-type="float" office:value="-0.276673264459629" calcext:value-type="float">
            <text:p>-0.276673264459629</text:p>
          </table:table-cell>
          <table:table-cell office:value-type="float" office:value="0.0239125983376971" calcext:value-type="float">
            <text:p>0.0239125983376971</text:p>
          </table:table-cell>
          <table:table-cell office:value-type="float" office:value="1.76331711243568" calcext:value-type="float">
            <text:p>1.76331711243568</text:p>
          </table:table-cell>
        </table:table-row>
        <table:table-row table:style-name="ro1">
          <table:table-cell office:value-type="float" office:value="-0.224502467509835" calcext:value-type="float">
            <text:p>-0.224502467509835</text:p>
          </table:table-cell>
          <table:table-cell office:value-type="float" office:value="-0.0506527773456202" calcext:value-type="float">
            <text:p>-0.0506527773456202</text:p>
          </table:table-cell>
          <table:table-cell office:value-type="float" office:value="1.75224164799435" calcext:value-type="float">
            <text:p>1.75224164799435</text:p>
          </table:table-cell>
        </table:table-row>
        <table:table-row table:style-name="ro1">
          <table:table-cell office:value-type="float" office:value="-0.210072917363918" calcext:value-type="float">
            <text:p>-0.210072917363918</text:p>
          </table:table-cell>
          <table:table-cell office:value-type="float" office:value="-0.0296720638588942" calcext:value-type="float">
            <text:p>-0.0296720638588942</text:p>
          </table:table-cell>
          <table:table-cell office:value-type="float" office:value="1.73787199141943" calcext:value-type="float">
            <text:p>1.73787199141943</text:p>
          </table:table-cell>
        </table:table-row>
        <table:table-row table:style-name="ro1">
          <table:table-cell office:value-type="float" office:value="-0.17431907333529" calcext:value-type="float">
            <text:p>-0.17431907333529</text:p>
          </table:table-cell>
          <table:table-cell office:value-type="float" office:value="-0.0166041720410225" calcext:value-type="float">
            <text:p>-0.0166041720410225</text:p>
          </table:table-cell>
          <table:table-cell office:value-type="float" office:value="1.73059994989324" calcext:value-type="float">
            <text:p>1.73059994989324</text:p>
          </table:table-cell>
        </table:table-row>
        <table:table-row table:style-name="ro1">
          <table:table-cell office:value-type="float" office:value="-0.17809484707174" calcext:value-type="float">
            <text:p>-0.17809484707174</text:p>
          </table:table-cell>
          <table:table-cell office:value-type="float" office:value="-0.0189679301646502" calcext:value-type="float">
            <text:p>-0.0189679301646502</text:p>
          </table:table-cell>
          <table:table-cell office:value-type="float" office:value="1.72125372417082" calcext:value-type="float">
            <text:p>1.72125372417082</text:p>
          </table:table-cell>
        </table:table-row>
        <table:table-row table:style-name="ro1">
          <table:table-cell office:value-type="float" office:value="-0.215478756876901" calcext:value-type="float">
            <text:p>-0.215478756876901</text:p>
          </table:table-cell>
          <table:table-cell office:value-type="float" office:value="-0.0191725007376476" calcext:value-type="float">
            <text:p>-0.0191725007376476</text:p>
          </table:table-cell>
          <table:table-cell office:value-type="float" office:value="1.70086977734306" calcext:value-type="float">
            <text:p>1.70086977734306</text:p>
          </table:table-cell>
        </table:table-row>
        <table:table-row table:style-name="ro1">
          <table:table-cell office:value-type="float" office:value="-0.226896531871821" calcext:value-type="float">
            <text:p>-0.226896531871821</text:p>
          </table:table-cell>
          <table:table-cell office:value-type="float" office:value="-0.0283371351621154" calcext:value-type="float">
            <text:p>-0.0283371351621154</text:p>
          </table:table-cell>
          <table:table-cell office:value-type="float" office:value="1.68504808061703" calcext:value-type="float">
            <text:p>1.68504808061703</text:p>
          </table:table-cell>
        </table:table-row>
        <table:table-row table:style-name="ro1">
          <table:table-cell office:value-type="float" office:value="-0.236648854189114" calcext:value-type="float">
            <text:p>-0.236648854189114</text:p>
          </table:table-cell>
          <table:table-cell office:value-type="float" office:value="-0.0393819538184368" calcext:value-type="float">
            <text:p>-0.0393819538184368</text:p>
          </table:table-cell>
          <table:table-cell office:value-type="float" office:value="1.67121504822714" calcext:value-type="float">
            <text:p>1.67121504822714</text:p>
          </table:table-cell>
        </table:table-row>
        <table:table-row table:style-name="ro1">
          <table:table-cell office:value-type="float" office:value="-0.216477757850242" calcext:value-type="float">
            <text:p>-0.216477757850242</text:p>
          </table:table-cell>
          <table:table-cell office:value-type="float" office:value="-0.0255646472937604" calcext:value-type="float">
            <text:p>-0.0255646472937604</text:p>
          </table:table-cell>
          <table:table-cell office:value-type="float" office:value="1.66158453239181" calcext:value-type="float">
            <text:p>1.66158453239181</text:p>
          </table:table-cell>
        </table:table-row>
        <table:table-row table:style-name="ro1">
          <table:table-cell office:value-type="float" office:value="-0.22998200940262" calcext:value-type="float">
            <text:p>-0.22998200940262</text:p>
          </table:table-cell>
          <table:table-cell office:value-type="float" office:value="-0.0375456312558455" calcext:value-type="float">
            <text:p>-0.0375456312558455</text:p>
          </table:table-cell>
          <table:table-cell office:value-type="float" office:value="1.64865453441524" calcext:value-type="float">
            <text:p>1.64865453441524</text:p>
          </table:table-cell>
        </table:table-row>
        <table:table-row table:style-name="ro1">
          <table:table-cell office:value-type="float" office:value="-0.246664882654502" calcext:value-type="float">
            <text:p>-0.246664882654502</text:p>
          </table:table-cell>
          <table:table-cell office:value-type="float" office:value="-0.0601239625536345" calcext:value-type="float">
            <text:p>-0.0601239625536345</text:p>
          </table:table-cell>
          <table:table-cell office:value-type="float" office:value="1.62988338806035" calcext:value-type="float">
            <text:p>1.62988338806035</text:p>
          </table:table-cell>
        </table:table-row>
        <table:table-row table:style-name="ro1">
          <table:table-cell office:value-type="float" office:value="-0.233692313124347" calcext:value-type="float">
            <text:p>-0.233692313124347</text:p>
          </table:table-cell>
          <table:table-cell office:value-type="float" office:value="-0.0536945530197167" calcext:value-type="float">
            <text:p>-0.0536945530197167</text:p>
          </table:table-cell>
          <table:table-cell office:value-type="float" office:value="1.62193546916241" calcext:value-type="float">
            <text:p>1.62193546916241</text:p>
          </table:table-cell>
        </table:table-row>
        <table:table-row table:style-name="ro1">
          <table:table-cell office:value-type="float" office:value="-0.239932196373117" calcext:value-type="float">
            <text:p>-0.239932196373117</text:p>
          </table:table-cell>
          <table:table-cell office:value-type="float" office:value="-0.0328802101947005" calcext:value-type="float">
            <text:p>-0.0328802101947005</text:p>
          </table:table-cell>
          <table:table-cell office:value-type="float" office:value="1.60797045062752" calcext:value-type="float">
            <text:p>1.60797045062752</text:p>
          </table:table-cell>
        </table:table-row>
        <table:table-row table:style-name="ro1">
          <table:table-cell office:value-type="float" office:value="-0.218880441516173" calcext:value-type="float">
            <text:p>-0.218880441516173</text:p>
          </table:table-cell>
          <table:table-cell office:value-type="float" office:value="-0.00366183402897285" calcext:value-type="float">
            <text:p>-0.00366183402897285</text:p>
          </table:table-cell>
          <table:table-cell office:value-type="float" office:value="1.59988810579507" calcext:value-type="float">
            <text:p>1.59988810579507</text:p>
          </table:table-cell>
        </table:table-row>
        <table:table-row table:style-name="ro1">
          <table:table-cell office:value-type="float" office:value="-0.223914450088291" calcext:value-type="float">
            <text:p>-0.223914450088291</text:p>
          </table:table-cell>
          <table:table-cell office:value-type="float" office:value="0.0221775699008993" calcext:value-type="float">
            <text:p>0.0221775699008993</text:p>
          </table:table-cell>
          <table:table-cell office:value-type="float" office:value="1.58560717810251" calcext:value-type="float">
            <text:p>1.58560717810251</text:p>
          </table:table-cell>
        </table:table-row>
        <table:table-row table:style-name="ro1">
          <table:table-cell office:value-type="float" office:value="-0.204484736776066" calcext:value-type="float">
            <text:p>-0.204484736776066</text:p>
          </table:table-cell>
          <table:table-cell office:value-type="float" office:value="0.0209549788948099" calcext:value-type="float">
            <text:p>0.0209549788948099</text:p>
          </table:table-cell>
          <table:table-cell office:value-type="float" office:value="1.5771162987261" calcext:value-type="float">
            <text:p>1.5771162987261</text:p>
          </table:table-cell>
        </table:table-row>
        <table:table-row table:style-name="ro1">
          <table:table-cell office:value-type="float" office:value="-0.220464402579824" calcext:value-type="float">
            <text:p>-0.220464402579824</text:p>
          </table:table-cell>
          <table:table-cell office:value-type="float" office:value="0.0403537614541349" calcext:value-type="float">
            <text:p>0.0403537614541349</text:p>
          </table:table-cell>
          <table:table-cell office:value-type="float" office:value="1.56157010982033" calcext:value-type="float">
            <text:p>1.56157010982033</text:p>
          </table:table-cell>
        </table:table-row>
        <table:table-row table:style-name="ro1">
          <table:table-cell office:value-type="float" office:value="-0.219190748946185" calcext:value-type="float">
            <text:p>-0.219190748946185</text:p>
          </table:table-cell>
          <table:table-cell office:value-type="float" office:value="0.0346468966254571" calcext:value-type="float">
            <text:p>0.0346468966254571</text:p>
          </table:table-cell>
          <table:table-cell office:value-type="float" office:value="1.54984475006909" calcext:value-type="float">
            <text:p>1.54984475006909</text:p>
          </table:table-cell>
        </table:table-row>
        <table:table-row table:style-name="ro1">
          <table:table-cell office:value-type="float" office:value="-0.208985022222198" calcext:value-type="float">
            <text:p>-0.208985022222198</text:p>
          </table:table-cell>
          <table:table-cell office:value-type="float" office:value="0.0276498069025394" calcext:value-type="float">
            <text:p>0.0276498069025394</text:p>
          </table:table-cell>
          <table:table-cell office:value-type="float" office:value="1.53801931606698" calcext:value-type="float">
            <text:p>1.53801931606698</text:p>
          </table:table-cell>
        </table:table-row>
        <table:table-row table:style-name="ro1">
          <table:table-cell office:value-type="float" office:value="-0.217694614516719" calcext:value-type="float">
            <text:p>-0.217694614516719</text:p>
          </table:table-cell>
          <table:table-cell office:value-type="float" office:value="0.0378449643254868" calcext:value-type="float">
            <text:p>0.0378449643254868</text:p>
          </table:table-cell>
          <table:table-cell office:value-type="float" office:value="1.52101287033743" calcext:value-type="float">
            <text:p>1.52101287033743</text:p>
          </table:table-cell>
        </table:table-row>
        <table:table-row table:style-name="ro1">
          <table:table-cell office:value-type="float" office:value="-0.201805193763444" calcext:value-type="float">
            <text:p>-0.201805193763444</text:p>
          </table:table-cell>
          <table:table-cell office:value-type="float" office:value="0.0389104632821616" calcext:value-type="float">
            <text:p>0.0389104632821616</text:p>
          </table:table-cell>
          <table:table-cell office:value-type="float" office:value="1.50933911291751" calcext:value-type="float">
            <text:p>1.50933911291751</text:p>
          </table:table-cell>
        </table:table-row>
        <table:table-row table:style-name="ro1">
          <table:table-cell office:value-type="float" office:value="-0.19391846401685" calcext:value-type="float">
            <text:p>-0.19391846401685</text:p>
          </table:table-cell>
          <table:table-cell office:value-type="float" office:value="0.0230316847325642" calcext:value-type="float">
            <text:p>0.0230316847325642</text:p>
          </table:table-cell>
          <table:table-cell office:value-type="float" office:value="1.49747738780504" calcext:value-type="float">
            <text:p>1.49747738780504</text:p>
          </table:table-cell>
        </table:table-row>
        <table:table-row table:style-name="ro1">
          <table:table-cell office:value-type="float" office:value="-0.165311238026863" calcext:value-type="float">
            <text:p>-0.165311238026863</text:p>
          </table:table-cell>
          <table:table-cell office:value-type="float" office:value="0.074296104930929" calcext:value-type="float">
            <text:p>0.074296104930929</text:p>
          </table:table-cell>
          <table:table-cell office:value-type="float" office:value="1.48489605098968" calcext:value-type="float">
            <text:p>1.48489605098968</text:p>
          </table:table-cell>
        </table:table-row>
        <table:table-row table:style-name="ro1">
          <table:table-cell office:value-type="float" office:value="-0.179564755534454" calcext:value-type="float">
            <text:p>-0.179564755534454</text:p>
          </table:table-cell>
          <table:table-cell office:value-type="float" office:value="0.0540554336895616" calcext:value-type="float">
            <text:p>0.0540554336895616</text:p>
          </table:table-cell>
          <table:table-cell office:value-type="float" office:value="1.46930533327178" calcext:value-type="float">
            <text:p>1.46930533327178</text:p>
          </table:table-cell>
        </table:table-row>
        <table:table-row table:style-name="ro1">
          <table:table-cell office:value-type="float" office:value="-0.163322587174346" calcext:value-type="float">
            <text:p>-0.163322587174346</text:p>
          </table:table-cell>
          <table:table-cell office:value-type="float" office:value="0.0830919115499516" calcext:value-type="float">
            <text:p>0.0830919115499516</text:p>
          </table:table-cell>
          <table:table-cell office:value-type="float" office:value="1.45405969574129" calcext:value-type="float">
            <text:p>1.45405969574129</text:p>
          </table:table-cell>
        </table:table-row>
        <table:table-row table:style-name="ro1">
          <table:table-cell office:value-type="float" office:value="-0.167250460947857" calcext:value-type="float">
            <text:p>-0.167250460947857</text:p>
          </table:table-cell>
          <table:table-cell office:value-type="float" office:value="0.0571004197588162" calcext:value-type="float">
            <text:p>0.0571004197588162</text:p>
          </table:table-cell>
          <table:table-cell office:value-type="float" office:value="1.44065208545933" calcext:value-type="float">
            <text:p>1.44065208545933</text:p>
          </table:table-cell>
        </table:table-row>
        <table:table-row table:style-name="ro1">
          <table:table-cell office:value-type="float" office:value="-0.150695984167005" calcext:value-type="float">
            <text:p>-0.150695984167005</text:p>
          </table:table-cell>
          <table:table-cell office:value-type="float" office:value="0.0786141165655702" calcext:value-type="float">
            <text:p>0.0786141165655702</text:p>
          </table:table-cell>
          <table:table-cell office:value-type="float" office:value="1.4266849725345" calcext:value-type="float">
            <text:p>1.4266849725345</text:p>
          </table:table-cell>
        </table:table-row>
        <table:table-row table:style-name="ro1">
          <table:table-cell office:value-type="float" office:value="-0.11956774633215" calcext:value-type="float">
            <text:p>-0.11956774633215</text:p>
          </table:table-cell>
          <table:table-cell office:value-type="float" office:value="0.0756970150986089" calcext:value-type="float">
            <text:p>0.0756970150986089</text:p>
          </table:table-cell>
          <table:table-cell office:value-type="float" office:value="1.41411920616167" calcext:value-type="float">
            <text:p>1.41411920616167</text:p>
          </table:table-cell>
        </table:table-row>
        <table:table-row table:style-name="ro1">
          <table:table-cell office:value-type="float" office:value="-0.155703021652353" calcext:value-type="float">
            <text:p>-0.155703021652353</text:p>
          </table:table-cell>
          <table:table-cell office:value-type="float" office:value="0.0434543434684648" calcext:value-type="float">
            <text:p>0.0434543434684648</text:p>
          </table:table-cell>
          <table:table-cell office:value-type="float" office:value="1.39366480132024" calcext:value-type="float">
            <text:p>1.39366480132024</text:p>
          </table:table-cell>
        </table:table-row>
        <table:table-row table:style-name="ro1">
          <table:table-cell office:value-type="float" office:value="-0.140781658046354" calcext:value-type="float">
            <text:p>-0.140781658046354</text:p>
          </table:table-cell>
          <table:table-cell office:value-type="float" office:value="0.0484211387911901" calcext:value-type="float">
            <text:p>0.0484211387911901</text:p>
          </table:table-cell>
          <table:table-cell office:value-type="float" office:value="1.38006967525209" calcext:value-type="float">
            <text:p>1.38006967525209</text:p>
          </table:table-cell>
        </table:table-row>
        <table:table-row table:style-name="ro1">
          <table:table-cell office:value-type="float" office:value="-0.133481808689546" calcext:value-type="float">
            <text:p>-0.133481808689546</text:p>
          </table:table-cell>
          <table:table-cell office:value-type="float" office:value="0.0376764489959052" calcext:value-type="float">
            <text:p>0.0376764489959052</text:p>
          </table:table-cell>
          <table:table-cell office:value-type="float" office:value="1.36685285709359" calcext:value-type="float">
            <text:p>1.36685285709359</text:p>
          </table:table-cell>
        </table:table-row>
        <table:table-row table:style-name="ro1">
          <table:table-cell office:value-type="float" office:value="-0.116696156439785" calcext:value-type="float">
            <text:p>-0.116696156439785</text:p>
          </table:table-cell>
          <table:table-cell office:value-type="float" office:value="0.0453937593562372" calcext:value-type="float">
            <text:p>0.0453937593562372</text:p>
          </table:table-cell>
          <table:table-cell office:value-type="float" office:value="1.35470018325275" calcext:value-type="float">
            <text:p>1.35470018325275</text:p>
          </table:table-cell>
        </table:table-row>
        <table:table-row table:style-name="ro1">
          <table:table-cell office:value-type="float" office:value="-0.103886833841639" calcext:value-type="float">
            <text:p>-0.103886833841639</text:p>
          </table:table-cell>
          <table:table-cell office:value-type="float" office:value="0.0341267188597937" calcext:value-type="float">
            <text:p>0.0341267188597937</text:p>
          </table:table-cell>
          <table:table-cell office:value-type="float" office:value="1.34154919619425" calcext:value-type="float">
            <text:p>1.34154919619425</text:p>
          </table:table-cell>
        </table:table-row>
        <table:table-row table:style-name="ro1">
          <table:table-cell office:value-type="float" office:value="-0.0927725586312498" calcext:value-type="float">
            <text:p>-0.0927725586312498</text:p>
          </table:table-cell>
          <table:table-cell office:value-type="float" office:value="0.0342166443121775" calcext:value-type="float">
            <text:p>0.0342166443121775</text:p>
          </table:table-cell>
          <table:table-cell office:value-type="float" office:value="1.32861527744888" calcext:value-type="float">
            <text:p>1.32861527744888</text:p>
          </table:table-cell>
        </table:table-row>
        <table:table-row table:style-name="ro1">
          <table:table-cell office:value-type="float" office:value="-0.0694326921204808" calcext:value-type="float">
            <text:p>-0.0694326921204808</text:p>
          </table:table-cell>
          <table:table-cell office:value-type="float" office:value="0.00969791308242821" calcext:value-type="float">
            <text:p>0.00969791308242821</text:p>
          </table:table-cell>
          <table:table-cell office:value-type="float" office:value="1.31750577842675" calcext:value-type="float">
            <text:p>1.31750577842675</text:p>
          </table:table-cell>
        </table:table-row>
        <table:table-row table:style-name="ro1">
          <table:table-cell office:value-type="float" office:value="-0.0801039507297819" calcext:value-type="float">
            <text:p>-0.0801039507297819</text:p>
          </table:table-cell>
          <table:table-cell office:value-type="float" office:value="0.0101627854925047" calcext:value-type="float">
            <text:p>0.0101627854925047</text:p>
          </table:table-cell>
          <table:table-cell office:value-type="float" office:value="1.30270730345591" calcext:value-type="float">
            <text:p>1.30270730345591</text:p>
          </table:table-cell>
        </table:table-row>
        <table:table-row table:style-name="ro1">
          <table:table-cell office:value-type="float" office:value="-0.0679421130304214" calcext:value-type="float">
            <text:p>-0.0679421130304214</text:p>
          </table:table-cell>
          <table:table-cell office:value-type="float" office:value="0.0319899008311585" calcext:value-type="float">
            <text:p>0.0319899008311585</text:p>
          </table:table-cell>
          <table:table-cell office:value-type="float" office:value="1.28970243449518" calcext:value-type="float">
            <text:p>1.28970243449518</text:p>
          </table:table-cell>
        </table:table-row>
        <table:table-row table:style-name="ro1">
          <table:table-cell office:value-type="float" office:value="-0.0611635737651387" calcext:value-type="float">
            <text:p>-0.0611635737651387</text:p>
          </table:table-cell>
          <table:table-cell office:value-type="float" office:value="0.0222236426219001" calcext:value-type="float">
            <text:p>0.0222236426219001</text:p>
          </table:table-cell>
          <table:table-cell office:value-type="float" office:value="1.27796961283222" calcext:value-type="float">
            <text:p>1.27796961283222</text:p>
          </table:table-cell>
        </table:table-row>
        <table:table-row table:style-name="ro1">
          <table:table-cell office:value-type="float" office:value="-0.0464092925845295" calcext:value-type="float">
            <text:p>-0.0464092925845295</text:p>
          </table:table-cell>
          <table:table-cell office:value-type="float" office:value="0.023613261462256" calcext:value-type="float">
            <text:p>0.023613261462256</text:p>
          </table:table-cell>
          <table:table-cell office:value-type="float" office:value="1.26591335886584" calcext:value-type="float">
            <text:p>1.26591335886584</text:p>
          </table:table-cell>
        </table:table-row>
        <table:table-row table:style-name="ro1">
          <table:table-cell office:value-type="float" office:value="-0.058392144073086" calcext:value-type="float">
            <text:p>-0.058392144073086</text:p>
          </table:table-cell>
          <table:table-cell office:value-type="float" office:value="0.0175035505736348" calcext:value-type="float">
            <text:p>0.0175035505736348</text:p>
          </table:table-cell>
          <table:table-cell office:value-type="float" office:value="1.25235231594521" calcext:value-type="float">
            <text:p>1.25235231594521</text:p>
          </table:table-cell>
        </table:table-row>
        <table:table-row table:style-name="ro1">
          <table:table-cell office:value-type="float" office:value="0.0201608987170884" calcext:value-type="float">
            <text:p>0.0201608987170884</text:p>
          </table:table-cell>
          <table:table-cell office:value-type="float" office:value="0.0557367048064493" calcext:value-type="float">
            <text:p>0.0557367048064493</text:p>
          </table:table-cell>
          <table:table-cell office:value-type="float" office:value="1.23894055346538" calcext:value-type="float">
            <text:p>1.23894055346538</text:p>
          </table:table-cell>
        </table:table-row>
        <table:table-row table:style-name="ro1">
          <table:table-cell office:value-type="float" office:value="-0.021906289202771" calcext:value-type="float">
            <text:p>-0.021906289202771</text:p>
          </table:table-cell>
          <table:table-cell office:value-type="float" office:value="0.0414725781673628" calcext:value-type="float">
            <text:p>0.0414725781673628</text:p>
          </table:table-cell>
          <table:table-cell office:value-type="float" office:value="1.22637898117258" calcext:value-type="float">
            <text:p>1.22637898117258</text:p>
          </table:table-cell>
        </table:table-row>
        <table:table-row table:style-name="ro1">
          <table:table-cell office:value-type="float" office:value="0.022892637877376" calcext:value-type="float">
            <text:p>0.022892637877376</text:p>
          </table:table-cell>
          <table:table-cell office:value-type="float" office:value="0.0583956503280989" calcext:value-type="float">
            <text:p>0.0583956503280989</text:p>
          </table:table-cell>
          <table:table-cell office:value-type="float" office:value="1.21230859307714" calcext:value-type="float">
            <text:p>1.21230859307714</text:p>
          </table:table-cell>
        </table:table-row>
        <table:table-row table:style-name="ro1">
          <table:table-cell office:value-type="float" office:value="0.0366588523206459" calcext:value-type="float">
            <text:p>0.0366588523206459</text:p>
          </table:table-cell>
          <table:table-cell office:value-type="float" office:value="0.0628251008283615" calcext:value-type="float">
            <text:p>0.0628251008283615</text:p>
          </table:table-cell>
          <table:table-cell office:value-type="float" office:value="1.19946960989519" calcext:value-type="float">
            <text:p>1.19946960989519</text:p>
          </table:table-cell>
        </table:table-row>
        <table:table-row table:style-name="ro1">
          <table:table-cell office:value-type="float" office:value="0.00595564985766768" calcext:value-type="float">
            <text:p>0.00595564985766768</text:p>
          </table:table-cell>
          <table:table-cell office:value-type="float" office:value="0.0821584076010976" calcext:value-type="float">
            <text:p>0.0821584076010976</text:p>
          </table:table-cell>
          <table:table-cell office:value-type="float" office:value="1.18477492595738" calcext:value-type="float">
            <text:p>1.18477492595738</text:p>
          </table:table-cell>
        </table:table-row>
        <table:table-row table:style-name="ro1">
          <table:table-cell office:value-type="float" office:value="0.0264670010630281" calcext:value-type="float">
            <text:p>0.0264670010630281</text:p>
          </table:table-cell>
          <table:table-cell office:value-type="float" office:value="0.0512148762175373" calcext:value-type="float">
            <text:p>0.0512148762175373</text:p>
          </table:table-cell>
          <table:table-cell office:value-type="float" office:value="1.17419185199311" calcext:value-type="float">
            <text:p>1.17419185199311</text:p>
          </table:table-cell>
        </table:table-row>
        <table:table-row table:style-name="ro1">
          <table:table-cell office:value-type="float" office:value="0.0292678609983312" calcext:value-type="float">
            <text:p>0.0292678609983312</text:p>
          </table:table-cell>
          <table:table-cell office:value-type="float" office:value="0.0684374861410845" calcext:value-type="float">
            <text:p>0.0684374861410845</text:p>
          </table:table-cell>
          <table:table-cell office:value-type="float" office:value="1.15916775580521" calcext:value-type="float">
            <text:p>1.15916775580521</text:p>
          </table:table-cell>
        </table:table-row>
        <table:table-row table:style-name="ro1">
          <table:table-cell office:value-type="float" office:value="0.033186944763925" calcext:value-type="float">
            <text:p>0.033186944763925</text:p>
          </table:table-cell>
          <table:table-cell office:value-type="float" office:value="0.0543088072188686" calcext:value-type="float">
            <text:p>0.0543088072188686</text:p>
          </table:table-cell>
          <table:table-cell office:value-type="float" office:value="1.14725929368718" calcext:value-type="float">
            <text:p>1.14725929368718</text:p>
          </table:table-cell>
        </table:table-row>
        <table:table-row table:style-name="ro1">
          <table:table-cell office:value-type="float" office:value="-0.00166191326200875" calcext:value-type="float">
            <text:p>-0.00166191326200875</text:p>
          </table:table-cell>
          <table:table-cell office:value-type="float" office:value="0.0603330397657262" calcext:value-type="float">
            <text:p>0.0603330397657262</text:p>
          </table:table-cell>
          <table:table-cell office:value-type="float" office:value="1.13626143281126" calcext:value-type="float">
            <text:p>1.13626143281126</text:p>
          </table:table-cell>
        </table:table-row>
        <table:table-row table:style-name="ro1">
          <table:table-cell office:value-type="float" office:value="0.0154093951480419" calcext:value-type="float">
            <text:p>0.0154093951480419</text:p>
          </table:table-cell>
          <table:table-cell office:value-type="float" office:value="0.04116844407456" calcext:value-type="float">
            <text:p>0.04116844407456</text:p>
          </table:table-cell>
          <table:table-cell office:value-type="float" office:value="1.12555560166249" calcext:value-type="float">
            <text:p>1.12555560166249</text:p>
          </table:table-cell>
        </table:table-row>
        <table:table-row table:style-name="ro1">
          <table:table-cell office:value-type="float" office:value="0.0567380494650848" calcext:value-type="float">
            <text:p>0.0567380494650848</text:p>
          </table:table-cell>
          <table:table-cell office:value-type="float" office:value="0.0337615070227238" calcext:value-type="float">
            <text:p>0.0337615070227238</text:p>
          </table:table-cell>
          <table:table-cell office:value-type="float" office:value="1.11273913975662" calcext:value-type="float">
            <text:p>1.11273913975662</text:p>
          </table:table-cell>
        </table:table-row>
        <table:table-row table:style-name="ro1">
          <table:table-cell office:value-type="float" office:value="0.0401271017537272" calcext:value-type="float">
            <text:p>0.0401271017537272</text:p>
          </table:table-cell>
          <table:table-cell office:value-type="float" office:value="0.040251418089981" calcext:value-type="float">
            <text:p>0.040251418089981</text:p>
          </table:table-cell>
          <table:table-cell office:value-type="float" office:value="1.10166220528425" calcext:value-type="float">
            <text:p>1.10166220528425</text:p>
          </table:table-cell>
        </table:table-row>
        <table:table-row table:style-name="ro1">
          <table:table-cell office:value-type="float" office:value="0.0497058759503111" calcext:value-type="float">
            <text:p>0.0497058759503111</text:p>
          </table:table-cell>
          <table:table-cell office:value-type="float" office:value="0.0518808355402083" calcext:value-type="float">
            <text:p>0.0518808355402083</text:p>
          </table:table-cell>
          <table:table-cell office:value-type="float" office:value="1.08925917965663" calcext:value-type="float">
            <text:p>1.08925917965663</text:p>
          </table:table-cell>
        </table:table-row>
        <table:table-row table:style-name="ro1">
          <table:table-cell office:value-type="float" office:value="0.0336171744824657" calcext:value-type="float">
            <text:p>0.0336171744824657</text:p>
          </table:table-cell>
          <table:table-cell office:value-type="float" office:value="0.0592913418895371" calcext:value-type="float">
            <text:p>0.0592913418895371</text:p>
          </table:table-cell>
          <table:table-cell office:value-type="float" office:value="1.07989578613978" calcext:value-type="float">
            <text:p>1.07989578613978</text:p>
          </table:table-cell>
        </table:table-row>
        <table:table-row table:style-name="ro1">
          <table:table-cell office:value-type="float" office:value="0.0726658958710534" calcext:value-type="float">
            <text:p>0.0726658958710534</text:p>
          </table:table-cell>
          <table:table-cell office:value-type="float" office:value="0.0471377459023565" calcext:value-type="float">
            <text:p>0.0471377459023565</text:p>
          </table:table-cell>
          <table:table-cell office:value-type="float" office:value="1.0661838435776" calcext:value-type="float">
            <text:p>1.0661838435776</text:p>
          </table:table-cell>
        </table:table-row>
        <table:table-row table:style-name="ro1">
          <table:table-cell office:value-type="float" office:value="0.0785285654583505" calcext:value-type="float">
            <text:p>0.0785285654583505</text:p>
          </table:table-cell>
          <table:table-cell office:value-type="float" office:value="0.0627231396420201" calcext:value-type="float">
            <text:p>0.0627231396420201</text:p>
          </table:table-cell>
          <table:table-cell office:value-type="float" office:value="1.05391028678024" calcext:value-type="float">
            <text:p>1.05391028678024</text:p>
          </table:table-cell>
        </table:table-row>
        <table:table-row table:style-name="ro1">
          <table:table-cell office:value-type="float" office:value="0.0931479886232735" calcext:value-type="float">
            <text:p>0.0931479886232735</text:p>
          </table:table-cell>
          <table:table-cell office:value-type="float" office:value="0.0765628926967907" calcext:value-type="float">
            <text:p>0.0765628926967907</text:p>
          </table:table-cell>
          <table:table-cell office:value-type="float" office:value="1.0408006277558" calcext:value-type="float">
            <text:p>1.0408006277558</text:p>
          </table:table-cell>
        </table:table-row>
        <table:table-row table:style-name="ro1">
          <table:table-cell office:value-type="float" office:value="0.106816547136324" calcext:value-type="float">
            <text:p>0.106816547136324</text:p>
          </table:table-cell>
          <table:table-cell office:value-type="float" office:value="0.079524798077293" calcext:value-type="float">
            <text:p>0.079524798077293</text:p>
          </table:table-cell>
          <table:table-cell office:value-type="float" office:value="1.02991636584236" calcext:value-type="float">
            <text:p>1.02991636584236</text:p>
          </table:table-cell>
        </table:table-row>
        <table:table-row table:style-name="ro1">
          <table:table-cell office:value-type="float" office:value="0.123939418777509" calcext:value-type="float">
            <text:p>0.123939418777509</text:p>
          </table:table-cell>
          <table:table-cell office:value-type="float" office:value="0.0915779298178794" calcext:value-type="float">
            <text:p>0.0915779298178794</text:p>
          </table:table-cell>
          <table:table-cell office:value-type="float" office:value="1.01714123329857" calcext:value-type="float">
            <text:p>1.01714123329857</text:p>
          </table:table-cell>
        </table:table-row>
        <table:table-row table:style-name="ro1">
          <table:table-cell office:value-type="float" office:value="0.13114489161112" calcext:value-type="float">
            <text:p>0.13114489161112</text:p>
          </table:table-cell>
          <table:table-cell office:value-type="float" office:value="0.0951919904950832" calcext:value-type="float">
            <text:p>0.0951919904950832</text:p>
          </table:table-cell>
          <table:table-cell office:value-type="float" office:value="1.00758587886035" calcext:value-type="float">
            <text:p>1.00758587886035</text:p>
          </table:table-cell>
        </table:table-row>
        <table:table-row table:style-name="ro1">
          <table:table-cell office:value-type="float" office:value="0.159923559058393" calcext:value-type="float">
            <text:p>0.159923559058393</text:p>
          </table:table-cell>
          <table:table-cell office:value-type="float" office:value="0.109986261535695" calcext:value-type="float">
            <text:p>0.109986261535695</text:p>
          </table:table-cell>
          <table:table-cell office:value-type="float" office:value="0.990713701074188" calcext:value-type="float">
            <text:p>0.990713701074188</text:p>
          </table:table-cell>
        </table:table-row>
        <table:table-row table:style-name="ro1">
          <table:table-cell office:value-type="float" office:value="0.148623237127281" calcext:value-type="float">
            <text:p>0.148623237127281</text:p>
          </table:table-cell>
          <table:table-cell office:value-type="float" office:value="0.0838202616486114" calcext:value-type="float">
            <text:p>0.0838202616486114</text:p>
          </table:table-cell>
          <table:table-cell office:value-type="float" office:value="0.992862548995294" calcext:value-type="float">
            <text:p>0.992862548995294</text:p>
          </table:table-cell>
        </table:table-row>
        <table:table-row table:style-name="ro1">
          <table:table-cell office:value-type="float" office:value="0.147460988300681" calcext:value-type="float">
            <text:p>0.147460988300681</text:p>
          </table:table-cell>
          <table:table-cell office:value-type="float" office:value="0.0835280253687891" calcext:value-type="float">
            <text:p>0.0835280253687891</text:p>
          </table:table-cell>
          <table:table-cell office:value-type="float" office:value="0.988169805769936" calcext:value-type="float">
            <text:p>0.988169805769936</text:p>
          </table:table-cell>
        </table:table-row>
        <table:table-row table:style-name="ro1">
          <table:table-cell office:value-type="float" office:value="0.154295341553361" calcext:value-type="float">
            <text:p>0.154295341553361</text:p>
          </table:table-cell>
          <table:table-cell office:value-type="float" office:value="0.0725792217242369" calcext:value-type="float">
            <text:p>0.0725792217242369</text:p>
          </table:table-cell>
          <table:table-cell office:value-type="float" office:value="0.983048836938445" calcext:value-type="float">
            <text:p>0.983048836938445</text:p>
          </table:table-cell>
        </table:table-row>
        <table:table-row table:style-name="ro1">
          <table:table-cell office:value-type="float" office:value="0.166117128914679" calcext:value-type="float">
            <text:p>0.166117128914679</text:p>
          </table:table-cell>
          <table:table-cell office:value-type="float" office:value="0.0670204509590962" calcext:value-type="float">
            <text:p>0.0670204509590962</text:p>
          </table:table-cell>
          <table:table-cell office:value-type="float" office:value="0.976314041261905" calcext:value-type="float">
            <text:p>0.976314041261905</text:p>
          </table:table-cell>
        </table:table-row>
        <table:table-row table:style-name="ro1">
          <table:table-cell office:value-type="float" office:value="0.176434172295587" calcext:value-type="float">
            <text:p>0.176434172295587</text:p>
          </table:table-cell>
          <table:table-cell office:value-type="float" office:value="0.0726929681855161" calcext:value-type="float">
            <text:p>0.0726929681855161</text:p>
          </table:table-cell>
          <table:table-cell office:value-type="float" office:value="0.969604337953247" calcext:value-type="float">
            <text:p>0.969604337953247</text:p>
          </table:table-cell>
        </table:table-row>
        <table:table-row table:style-name="ro1">
          <table:table-cell office:value-type="float" office:value="0.187436702135501" calcext:value-type="float">
            <text:p>0.187436702135501</text:p>
          </table:table-cell>
          <table:table-cell office:value-type="float" office:value="0.0712940432572407" calcext:value-type="float">
            <text:p>0.0712940432572407</text:p>
          </table:table-cell>
          <table:table-cell office:value-type="float" office:value="0.963374657294997" calcext:value-type="float">
            <text:p>0.963374657294997</text:p>
          </table:table-cell>
        </table:table-row>
        <table:table-row table:style-name="ro1">
          <table:table-cell office:value-type="float" office:value="0.194434555143688" calcext:value-type="float">
            <text:p>0.194434555143688</text:p>
          </table:table-cell>
          <table:table-cell office:value-type="float" office:value="0.0720859057939315" calcext:value-type="float">
            <text:p>0.0720859057939315</text:p>
          </table:table-cell>
          <table:table-cell office:value-type="float" office:value="0.959462335912617" calcext:value-type="float">
            <text:p>0.959462335912617</text:p>
          </table:table-cell>
        </table:table-row>
        <table:table-row table:style-name="ro1">
          <table:table-cell office:value-type="float" office:value="0.20784551680244" calcext:value-type="float">
            <text:p>0.20784551680244</text:p>
          </table:table-cell>
          <table:table-cell office:value-type="float" office:value="0.0724373652392075" calcext:value-type="float">
            <text:p>0.0724373652392075</text:p>
          </table:table-cell>
          <table:table-cell office:value-type="float" office:value="0.953262348534851" calcext:value-type="float">
            <text:p>0.953262348534851</text:p>
          </table:table-cell>
        </table:table-row>
        <table:table-row table:style-name="ro1">
          <table:table-cell office:value-type="float" office:value="0.225365852723969" calcext:value-type="float">
            <text:p>0.225365852723969</text:p>
          </table:table-cell>
          <table:table-cell office:value-type="float" office:value="0.070621376002235" calcext:value-type="float">
            <text:p>0.070621376002235</text:p>
          </table:table-cell>
          <table:table-cell office:value-type="float" office:value="0.945713248929998" calcext:value-type="float">
            <text:p>0.945713248929998</text:p>
          </table:table-cell>
        </table:table-row>
        <table:table-row table:style-name="ro1">
          <table:table-cell office:value-type="float" office:value="0.232739693573225" calcext:value-type="float">
            <text:p>0.232739693573225</text:p>
          </table:table-cell>
          <table:table-cell office:value-type="float" office:value="0.0737601282530942" calcext:value-type="float">
            <text:p>0.0737601282530942</text:p>
          </table:table-cell>
          <table:table-cell office:value-type="float" office:value="0.941507373152212" calcext:value-type="float">
            <text:p>0.941507373152212</text:p>
          </table:table-cell>
        </table:table-row>
        <table:table-row table:style-name="ro1">
          <table:table-cell office:value-type="float" office:value="0.245743316623966" calcext:value-type="float">
            <text:p>0.245743316623966</text:p>
          </table:table-cell>
          <table:table-cell office:value-type="float" office:value="0.0744919719454576" calcext:value-type="float">
            <text:p>0.0744919719454576</text:p>
          </table:table-cell>
          <table:table-cell office:value-type="float" office:value="0.935912546998635" calcext:value-type="float">
            <text:p>0.935912546998635</text:p>
          </table:table-cell>
        </table:table-row>
        <table:table-row table:style-name="ro1">
          <table:table-cell office:value-type="float" office:value="0.25637475418627" calcext:value-type="float">
            <text:p>0.25637475418627</text:p>
          </table:table-cell>
          <table:table-cell office:value-type="float" office:value="0.0731969554664179" calcext:value-type="float">
            <text:p>0.0731969554664179</text:p>
          </table:table-cell>
          <table:table-cell office:value-type="float" office:value="0.930955884887081" calcext:value-type="float">
            <text:p>0.930955884887081</text:p>
          </table:table-cell>
        </table:table-row>
        <table:table-row table:style-name="ro1">
          <table:table-cell office:value-type="float" office:value="0.26660529563247" calcext:value-type="float">
            <text:p>0.26660529563247</text:p>
          </table:table-cell>
          <table:table-cell office:value-type="float" office:value="0.0732633104028217" calcext:value-type="float">
            <text:p>0.0732633104028217</text:p>
          </table:table-cell>
          <table:table-cell office:value-type="float" office:value="0.926980360255228" calcext:value-type="float">
            <text:p>0.926980360255228</text:p>
          </table:table-cell>
        </table:table-row>
        <table:table-row table:style-name="ro1">
          <table:table-cell office:value-type="float" office:value="0.280003064985016" calcext:value-type="float">
            <text:p>0.280003064985016</text:p>
          </table:table-cell>
          <table:table-cell office:value-type="float" office:value="0.0748908824748526" calcext:value-type="float">
            <text:p>0.0748908824748526</text:p>
          </table:table-cell>
          <table:table-cell office:value-type="float" office:value="0.919487773189005" calcext:value-type="float">
            <text:p>0.919487773189005</text:p>
          </table:table-cell>
        </table:table-row>
        <table:table-row table:style-name="ro1">
          <table:table-cell office:value-type="float" office:value="0.279622785717798" calcext:value-type="float">
            <text:p>0.279622785717798</text:p>
          </table:table-cell>
          <table:table-cell office:value-type="float" office:value="0.0715152550743201" calcext:value-type="float">
            <text:p>0.0715152550743201</text:p>
          </table:table-cell>
          <table:table-cell office:value-type="float" office:value="0.91986838529489" calcext:value-type="float">
            <text:p>0.91986838529489</text:p>
          </table:table-cell>
        </table:table-row>
        <table:table-row table:style-name="ro1">
          <table:table-cell office:value-type="float" office:value="0.291187707360995" calcext:value-type="float">
            <text:p>0.291187707360995</text:p>
          </table:table-cell>
          <table:table-cell office:value-type="float" office:value="0.0724336966513933" calcext:value-type="float">
            <text:p>0.0724336966513933</text:p>
          </table:table-cell>
          <table:table-cell office:value-type="float" office:value="0.914154301991834" calcext:value-type="float">
            <text:p>0.914154301991834</text:p>
          </table:table-cell>
        </table:table-row>
        <table:table-row table:style-name="ro1">
          <table:table-cell office:value-type="float" office:value="0.300753774575109" calcext:value-type="float">
            <text:p>0.300753774575109</text:p>
          </table:table-cell>
          <table:table-cell office:value-type="float" office:value="0.0848960822262413" calcext:value-type="float">
            <text:p>0.0848960822262413</text:p>
          </table:table-cell>
          <table:table-cell office:value-type="float" office:value="0.906068241663086" calcext:value-type="float">
            <text:p>0.906068241663086</text:p>
          </table:table-cell>
        </table:table-row>
        <table:table-row table:style-name="ro1">
          <table:table-cell office:value-type="float" office:value="0.310775581224972" calcext:value-type="float">
            <text:p>0.310775581224972</text:p>
          </table:table-cell>
          <table:table-cell office:value-type="float" office:value="0.0846578310710666" calcext:value-type="float">
            <text:p>0.0846578310710666</text:p>
          </table:table-cell>
          <table:table-cell office:value-type="float" office:value="0.900495995821876" calcext:value-type="float">
            <text:p>0.900495995821876</text:p>
          </table:table-cell>
        </table:table-row>
        <table:table-row table:style-name="ro1">
          <table:table-cell office:value-type="float" office:value="0.312333325901609" calcext:value-type="float">
            <text:p>0.312333325901609</text:p>
          </table:table-cell>
          <table:table-cell office:value-type="float" office:value="0.0800162155685857" calcext:value-type="float">
            <text:p>0.0800162155685857</text:p>
          </table:table-cell>
          <table:table-cell office:value-type="float" office:value="0.899109994485237" calcext:value-type="float">
            <text:p>0.899109994485237</text:p>
          </table:table-cell>
        </table:table-row>
        <table:table-row table:style-name="ro1">
          <table:table-cell office:value-type="float" office:value="0.316846418823569" calcext:value-type="float">
            <text:p>0.316846418823569</text:p>
          </table:table-cell>
          <table:table-cell office:value-type="float" office:value="0.0817053339249953" calcext:value-type="float">
            <text:p>0.0817053339249953</text:p>
          </table:table-cell>
          <table:table-cell office:value-type="float" office:value="0.895171172372822" calcext:value-type="float">
            <text:p>0.895171172372822</text:p>
          </table:table-cell>
        </table:table-row>
        <table:table-row table:style-name="ro1">
          <table:table-cell office:value-type="float" office:value="0.323184369974829" calcext:value-type="float">
            <text:p>0.323184369974829</text:p>
          </table:table-cell>
          <table:table-cell office:value-type="float" office:value="0.0775219016446644" calcext:value-type="float">
            <text:p>0.0775219016446644</text:p>
          </table:table-cell>
          <table:table-cell office:value-type="float" office:value="0.890223124284358" calcext:value-type="float">
            <text:p>0.890223124284358</text:p>
          </table:table-cell>
        </table:table-row>
        <table:table-row table:style-name="ro1">
          <table:table-cell office:value-type="float" office:value="0.329514172054008" calcext:value-type="float">
            <text:p>0.329514172054008</text:p>
          </table:table-cell>
          <table:table-cell office:value-type="float" office:value="0.0803010616773255" calcext:value-type="float">
            <text:p>0.0803010616773255</text:p>
          </table:table-cell>
          <table:table-cell office:value-type="float" office:value="0.88416340829313" calcext:value-type="float">
            <text:p>0.88416340829313</text:p>
          </table:table-cell>
        </table:table-row>
        <table:table-row table:style-name="ro1">
          <table:table-cell office:value-type="float" office:value="0.335847194588669" calcext:value-type="float">
            <text:p>0.335847194588669</text:p>
          </table:table-cell>
          <table:table-cell office:value-type="float" office:value="0.0857465041679497" calcext:value-type="float">
            <text:p>0.0857465041679497</text:p>
          </table:table-cell>
          <table:table-cell office:value-type="float" office:value="0.877107568482674" calcext:value-type="float">
            <text:p>0.877107568482674</text:p>
          </table:table-cell>
        </table:table-row>
        <table:table-row table:style-name="ro1">
          <table:table-cell office:value-type="float" office:value="0.334129686228415" calcext:value-type="float">
            <text:p>0.334129686228415</text:p>
          </table:table-cell>
          <table:table-cell office:value-type="float" office:value="0.0798322356584894" calcext:value-type="float">
            <text:p>0.0798322356584894</text:p>
          </table:table-cell>
          <table:table-cell office:value-type="float" office:value="0.87518640202824" calcext:value-type="float">
            <text:p>0.87518640202824</text:p>
          </table:table-cell>
        </table:table-row>
        <table:table-row table:style-name="ro1">
          <table:table-cell office:value-type="float" office:value="0.338709864406368" calcext:value-type="float">
            <text:p>0.338709864406368</text:p>
          </table:table-cell>
          <table:table-cell office:value-type="float" office:value="0.0835562802954407" calcext:value-type="float">
            <text:p>0.0835562802954407</text:p>
          </table:table-cell>
          <table:table-cell office:value-type="float" office:value="0.866923016464051" calcext:value-type="float">
            <text:p>0.866923016464051</text:p>
          </table:table-cell>
        </table:table-row>
        <table:table-row table:style-name="ro1">
          <table:table-cell office:value-type="float" office:value="0.342502426740368" calcext:value-type="float">
            <text:p>0.342502426740368</text:p>
          </table:table-cell>
          <table:table-cell office:value-type="float" office:value="0.0786550501241755" calcext:value-type="float">
            <text:p>0.0786550501241755</text:p>
          </table:table-cell>
          <table:table-cell office:value-type="float" office:value="0.858020273900127" calcext:value-type="float">
            <text:p>0.858020273900127</text:p>
          </table:table-cell>
        </table:table-row>
        <table:table-row table:style-name="ro1">
          <table:table-cell office:value-type="float" office:value="0.340361022932634" calcext:value-type="float">
            <text:p>0.340361022932634</text:p>
          </table:table-cell>
          <table:table-cell office:value-type="float" office:value="0.0797119164756154" calcext:value-type="float">
            <text:p>0.0797119164756154</text:p>
          </table:table-cell>
          <table:table-cell office:value-type="float" office:value="0.851927094274337" calcext:value-type="float">
            <text:p>0.851927094274337</text:p>
          </table:table-cell>
        </table:table-row>
        <table:table-row table:style-name="ro1">
          <table:table-cell office:value-type="float" office:value="0.33735434622781" calcext:value-type="float">
            <text:p>0.33735434622781</text:p>
          </table:table-cell>
          <table:table-cell office:value-type="float" office:value="0.0785030470472828" calcext:value-type="float">
            <text:p>0.0785030470472828</text:p>
          </table:table-cell>
          <table:table-cell office:value-type="float" office:value="0.845762949894978" calcext:value-type="float">
            <text:p>0.845762949894978</text:p>
          </table:table-cell>
        </table:table-row>
        <table:table-row table:style-name="ro1">
          <table:table-cell office:value-type="float" office:value="0.337495220334457" calcext:value-type="float">
            <text:p>0.337495220334457</text:p>
          </table:table-cell>
          <table:table-cell office:value-type="float" office:value="0.0750069253691204" calcext:value-type="float">
            <text:p>0.0750069253691204</text:p>
          </table:table-cell>
          <table:table-cell office:value-type="float" office:value="0.837176557488511" calcext:value-type="float">
            <text:p>0.837176557488511</text:p>
          </table:table-cell>
        </table:table-row>
        <table:table-row table:style-name="ro1">
          <table:table-cell office:value-type="float" office:value="0.334409258934973" calcext:value-type="float">
            <text:p>0.334409258934973</text:p>
          </table:table-cell>
          <table:table-cell office:value-type="float" office:value="0.075465322858685" calcext:value-type="float">
            <text:p>0.075465322858685</text:p>
          </table:table-cell>
          <table:table-cell office:value-type="float" office:value="0.829820577914041" calcext:value-type="float">
            <text:p>0.829820577914041</text:p>
          </table:table-cell>
        </table:table-row>
        <table:table-row table:style-name="ro1">
          <table:table-cell office:value-type="float" office:value="0.32811630937821" calcext:value-type="float">
            <text:p>0.32811630937821</text:p>
          </table:table-cell>
          <table:table-cell office:value-type="float" office:value="0.0778308978353128" calcext:value-type="float">
            <text:p>0.0778308978353128</text:p>
          </table:table-cell>
          <table:table-cell office:value-type="float" office:value="0.823153290815529" calcext:value-type="float">
            <text:p>0.823153290815529</text:p>
          </table:table-cell>
        </table:table-row>
        <table:table-row table:style-name="ro1">
          <table:table-cell office:value-type="float" office:value="0.323948546974348" calcext:value-type="float">
            <text:p>0.323948546974348</text:p>
          </table:table-cell>
          <table:table-cell office:value-type="float" office:value="0.0758631584812431" calcext:value-type="float">
            <text:p>0.0758631584812431</text:p>
          </table:table-cell>
          <table:table-cell office:value-type="float" office:value="0.815226097370747" calcext:value-type="float">
            <text:p>0.815226097370747</text:p>
          </table:table-cell>
        </table:table-row>
        <table:table-row table:style-name="ro1">
          <table:table-cell office:value-type="float" office:value="0.319809028353349" calcext:value-type="float">
            <text:p>0.319809028353349</text:p>
          </table:table-cell>
          <table:table-cell office:value-type="float" office:value="0.0820308497426689" calcext:value-type="float">
            <text:p>0.0820308497426689</text:p>
          </table:table-cell>
          <table:table-cell office:value-type="float" office:value="0.804262323653531" calcext:value-type="float">
            <text:p>0.804262323653531</text:p>
          </table:table-cell>
        </table:table-row>
        <table:table-row table:style-name="ro1">
          <table:table-cell office:value-type="float" office:value="0.314680964507978" calcext:value-type="float">
            <text:p>0.314680964507978</text:p>
          </table:table-cell>
          <table:table-cell office:value-type="float" office:value="0.0749923255143535" calcext:value-type="float">
            <text:p>0.0749923255143535</text:p>
          </table:table-cell>
          <table:table-cell office:value-type="float" office:value="0.796858681171277" calcext:value-type="float">
            <text:p>0.796858681171277</text:p>
          </table:table-cell>
        </table:table-row>
        <table:table-row table:style-name="ro1">
          <table:table-cell office:value-type="float" office:value="0.309020648629755" calcext:value-type="float">
            <text:p>0.309020648629755</text:p>
          </table:table-cell>
          <table:table-cell office:value-type="float" office:value="0.0808294683890332" calcext:value-type="float">
            <text:p>0.0808294683890332</text:p>
          </table:table-cell>
          <table:table-cell office:value-type="float" office:value="0.786286616428567" calcext:value-type="float">
            <text:p>0.786286616428567</text:p>
          </table:table-cell>
        </table:table-row>
        <table:table-row table:style-name="ro1">
          <table:table-cell office:value-type="float" office:value="0.305903829453044" calcext:value-type="float">
            <text:p>0.305903829453044</text:p>
          </table:table-cell>
          <table:table-cell office:value-type="float" office:value="0.0814903677344098" calcext:value-type="float">
            <text:p>0.0814903677344098</text:p>
          </table:table-cell>
          <table:table-cell office:value-type="float" office:value="0.77635330563696" calcext:value-type="float">
            <text:p>0.77635330563696</text:p>
          </table:table-cell>
        </table:table-row>
        <table:table-row table:style-name="ro1">
          <table:table-cell office:value-type="float" office:value="0.304126858757793" calcext:value-type="float">
            <text:p>0.304126858757793</text:p>
          </table:table-cell>
          <table:table-cell office:value-type="float" office:value="0.0853393373518972" calcext:value-type="float">
            <text:p>0.0853393373518972</text:p>
          </table:table-cell>
          <table:table-cell office:value-type="float" office:value="0.764572735887731" calcext:value-type="float">
            <text:p>0.764572735887731</text:p>
          </table:table-cell>
        </table:table-row>
        <table:table-row table:style-name="ro1">
          <table:table-cell office:value-type="float" office:value="0.294829916427137" calcext:value-type="float">
            <text:p>0.294829916427137</text:p>
          </table:table-cell>
          <table:table-cell office:value-type="float" office:value="0.0857676663473934" calcext:value-type="float">
            <text:p>0.0857676663473934</text:p>
          </table:table-cell>
          <table:table-cell office:value-type="float" office:value="0.758835843170954" calcext:value-type="float">
            <text:p>0.758835843170954</text:p>
          </table:table-cell>
        </table:table-row>
        <table:table-row table:style-name="ro1">
          <table:table-cell office:value-type="float" office:value="0.29117253713131" calcext:value-type="float">
            <text:p>0.29117253713131</text:p>
          </table:table-cell>
          <table:table-cell office:value-type="float" office:value="0.0882213905954726" calcext:value-type="float">
            <text:p>0.0882213905954726</text:p>
          </table:table-cell>
          <table:table-cell office:value-type="float" office:value="0.748466412199098" calcext:value-type="float">
            <text:p>0.748466412199098</text:p>
          </table:table-cell>
        </table:table-row>
        <table:table-row table:style-name="ro1">
          <table:table-cell office:value-type="float" office:value="0.282864746213774" calcext:value-type="float">
            <text:p>0.282864746213774</text:p>
          </table:table-cell>
          <table:table-cell office:value-type="float" office:value="0.0856864460875828" calcext:value-type="float">
            <text:p>0.0856864460875828</text:p>
          </table:table-cell>
          <table:table-cell office:value-type="float" office:value="0.742604669337027" calcext:value-type="float">
            <text:p>0.742604669337027</text:p>
          </table:table-cell>
        </table:table-row>
        <table:table-row table:style-name="ro1">
          <table:table-cell office:value-type="float" office:value="0.277081124954498" calcext:value-type="float">
            <text:p>0.277081124954498</text:p>
          </table:table-cell>
          <table:table-cell office:value-type="float" office:value="0.0862555624924087" calcext:value-type="float">
            <text:p>0.0862555624924087</text:p>
          </table:table-cell>
          <table:table-cell office:value-type="float" office:value="0.734036344594678" calcext:value-type="float">
            <text:p>0.734036344594678</text:p>
          </table:table-cell>
        </table:table-row>
        <table:table-row table:style-name="ro1">
          <table:table-cell office:value-type="float" office:value="0.273659621314617" calcext:value-type="float">
            <text:p>0.273659621314617</text:p>
          </table:table-cell>
          <table:table-cell office:value-type="float" office:value="0.0866321897813931" calcext:value-type="float">
            <text:p>0.0866321897813931</text:p>
          </table:table-cell>
          <table:table-cell office:value-type="float" office:value="0.724673182411893" calcext:value-type="float">
            <text:p>0.724673182411893</text:p>
          </table:table-cell>
        </table:table-row>
        <table:table-row table:style-name="ro1">
          <table:table-cell office:value-type="float" office:value="0.267906181349948" calcext:value-type="float">
            <text:p>0.267906181349948</text:p>
          </table:table-cell>
          <table:table-cell office:value-type="float" office:value="0.0873289217730253" calcext:value-type="float">
            <text:p>0.0873289217730253</text:p>
          </table:table-cell>
          <table:table-cell office:value-type="float" office:value="0.717263946266582" calcext:value-type="float">
            <text:p>0.717263946266582</text:p>
          </table:table-cell>
        </table:table-row>
        <table:table-row table:style-name="ro1">
          <table:table-cell office:value-type="float" office:value="0.260932182005218" calcext:value-type="float">
            <text:p>0.260932182005218</text:p>
          </table:table-cell>
          <table:table-cell office:value-type="float" office:value="0.0870548763447842" calcext:value-type="float">
            <text:p>0.0870548763447842</text:p>
          </table:table-cell>
          <table:table-cell office:value-type="float" office:value="0.711757463411144" calcext:value-type="float">
            <text:p>0.711757463411144</text:p>
          </table:table-cell>
        </table:table-row>
        <table:table-row table:style-name="ro1">
          <table:table-cell office:value-type="float" office:value="0.257533280739119" calcext:value-type="float">
            <text:p>0.257533280739119</text:p>
          </table:table-cell>
          <table:table-cell office:value-type="float" office:value="0.0867999529043857" calcext:value-type="float">
            <text:p>0.0867999529043857</text:p>
          </table:table-cell>
          <table:table-cell office:value-type="float" office:value="0.703734199142043" calcext:value-type="float">
            <text:p>0.703734199142043</text:p>
          </table:table-cell>
        </table:table-row>
        <table:table-row table:style-name="ro1">
          <table:table-cell office:value-type="float" office:value="0.251843142794373" calcext:value-type="float">
            <text:p>0.251843142794373</text:p>
          </table:table-cell>
          <table:table-cell office:value-type="float" office:value="0.086165850881321" calcext:value-type="float">
            <text:p>0.086165850881321</text:p>
          </table:table-cell>
          <table:table-cell office:value-type="float" office:value="0.698271575972389" calcext:value-type="float">
            <text:p>0.698271575972389</text:p>
          </table:table-cell>
        </table:table-row>
        <table:table-row table:style-name="ro1">
          <table:table-cell office:value-type="float" office:value="0.246656821106249" calcext:value-type="float">
            <text:p>0.246656821106249</text:p>
          </table:table-cell>
          <table:table-cell office:value-type="float" office:value="0.0844716389246412" calcext:value-type="float">
            <text:p>0.0844716389246412</text:p>
          </table:table-cell>
          <table:table-cell office:value-type="float" office:value="0.692902943314067" calcext:value-type="float">
            <text:p>0.692902943314067</text:p>
          </table:table-cell>
        </table:table-row>
        <table:table-row table:style-name="ro1">
          <table:table-cell office:value-type="float" office:value="0.243016818147104" calcext:value-type="float">
            <text:p>0.243016818147104</text:p>
          </table:table-cell>
          <table:table-cell office:value-type="float" office:value="0.0841931666393636" calcext:value-type="float">
            <text:p>0.0841931666393636</text:p>
          </table:table-cell>
          <table:table-cell office:value-type="float" office:value="0.685867050480184" calcext:value-type="float">
            <text:p>0.685867050480184</text:p>
          </table:table-cell>
        </table:table-row>
        <table:table-row table:style-name="ro1">
          <table:table-cell office:value-type="float" office:value="0.237035050120206" calcext:value-type="float">
            <text:p>0.237035050120206</text:p>
          </table:table-cell>
          <table:table-cell office:value-type="float" office:value="0.0850751488497624" calcext:value-type="float">
            <text:p>0.0850751488497624</text:p>
          </table:table-cell>
          <table:table-cell office:value-type="float" office:value="0.680521644331727" calcext:value-type="float">
            <text:p>0.680521644331727</text:p>
          </table:table-cell>
        </table:table-row>
        <table:table-row table:style-name="ro1">
          <table:table-cell office:value-type="float" office:value="0.232094076941876" calcext:value-type="float">
            <text:p>0.232094076941876</text:p>
          </table:table-cell>
          <table:table-cell office:value-type="float" office:value="0.0831361430099703" calcext:value-type="float">
            <text:p>0.0831361430099703</text:p>
          </table:table-cell>
          <table:table-cell office:value-type="float" office:value="0.675516919857091" calcext:value-type="float">
            <text:p>0.675516919857091</text:p>
          </table:table-cell>
        </table:table-row>
        <table:table-row table:style-name="ro1">
          <table:table-cell office:value-type="float" office:value="0.227578640351437" calcext:value-type="float">
            <text:p>0.227578640351437</text:p>
          </table:table-cell>
          <table:table-cell office:value-type="float" office:value="0.0830678432380113" calcext:value-type="float">
            <text:p>0.0830678432380113</text:p>
          </table:table-cell>
          <table:table-cell office:value-type="float" office:value="0.669728916344622" calcext:value-type="float">
            <text:p>0.669728916344622</text:p>
          </table:table-cell>
        </table:table-row>
        <table:table-row table:style-name="ro1">
          <table:table-cell office:value-type="float" office:value="0.222269558680099" calcext:value-type="float">
            <text:p>0.222269558680099</text:p>
          </table:table-cell>
          <table:table-cell office:value-type="float" office:value="0.0819010324174581" calcext:value-type="float">
            <text:p>0.0819010324174581</text:p>
          </table:table-cell>
          <table:table-cell office:value-type="float" office:value="0.665311601174109" calcext:value-type="float">
            <text:p>0.665311601174109</text:p>
          </table:table-cell>
        </table:table-row>
        <table:table-row table:style-name="ro1">
          <table:table-cell office:value-type="float" office:value="0.218620203679861" calcext:value-type="float">
            <text:p>0.218620203679861</text:p>
          </table:table-cell>
          <table:table-cell office:value-type="float" office:value="0.0812540825706904" calcext:value-type="float">
            <text:p>0.0812540825706904</text:p>
          </table:table-cell>
          <table:table-cell office:value-type="float" office:value="0.659784109694847" calcext:value-type="float">
            <text:p>0.659784109694847</text:p>
          </table:table-cell>
        </table:table-row>
        <table:table-row table:style-name="ro1">
          <table:table-cell office:value-type="float" office:value="0.215379686389868" calcext:value-type="float">
            <text:p>0.215379686389868</text:p>
          </table:table-cell>
          <table:table-cell office:value-type="float" office:value="0.0816091510262792" calcext:value-type="float">
            <text:p>0.0816091510262792</text:p>
          </table:table-cell>
          <table:table-cell office:value-type="float" office:value="0.65490134178581" calcext:value-type="float">
            <text:p>0.65490134178581</text:p>
          </table:table-cell>
        </table:table-row>
        <table:table-row table:style-name="ro1">
          <table:table-cell office:value-type="float" office:value="0.211263855934809" calcext:value-type="float">
            <text:p>0.211263855934809</text:p>
          </table:table-cell>
          <table:table-cell office:value-type="float" office:value="0.0798909714503413" calcext:value-type="float">
            <text:p>0.0798909714503413</text:p>
          </table:table-cell>
          <table:table-cell office:value-type="float" office:value="0.650300854640205" calcext:value-type="float">
            <text:p>0.650300854640205</text:p>
          </table:table-cell>
        </table:table-row>
        <table:table-row table:style-name="ro1">
          <table:table-cell office:value-type="float" office:value="0.20801998050892" calcext:value-type="float">
            <text:p>0.20801998050892</text:p>
          </table:table-cell>
          <table:table-cell office:value-type="float" office:value="0.0798513230656251" calcext:value-type="float">
            <text:p>0.0798513230656251</text:p>
          </table:table-cell>
          <table:table-cell office:value-type="float" office:value="0.645437747144252" calcext:value-type="float">
            <text:p>0.645437747144252</text:p>
          </table:table-cell>
        </table:table-row>
        <table:table-row table:style-name="ro1">
          <table:table-cell office:value-type="float" office:value="0.204694739691699" calcext:value-type="float">
            <text:p>0.204694739691699</text:p>
          </table:table-cell>
          <table:table-cell office:value-type="float" office:value="0.0795792620992781" calcext:value-type="float">
            <text:p>0.0795792620992781</text:p>
          </table:table-cell>
          <table:table-cell office:value-type="float" office:value="0.641349830781351" calcext:value-type="float">
            <text:p>0.641349830781351</text:p>
          </table:table-cell>
        </table:table-row>
        <table:table-row table:style-name="ro1">
          <table:table-cell office:value-type="float" office:value="0.202650236845125" calcext:value-type="float">
            <text:p>0.202650236845125</text:p>
          </table:table-cell>
          <table:table-cell office:value-type="float" office:value="0.0779283991378616" calcext:value-type="float">
            <text:p>0.0779283991378616</text:p>
          </table:table-cell>
          <table:table-cell office:value-type="float" office:value="0.63625220039317" calcext:value-type="float">
            <text:p>0.63625220039317</text:p>
          </table:table-cell>
        </table:table-row>
        <table:table-row table:style-name="ro1">
          <table:table-cell office:value-type="float" office:value="0.198955187810676" calcext:value-type="float">
            <text:p>0.198955187810676</text:p>
          </table:table-cell>
          <table:table-cell office:value-type="float" office:value="0.0783650785319358" calcext:value-type="float">
            <text:p>0.0783650785319358</text:p>
          </table:table-cell>
          <table:table-cell office:value-type="float" office:value="0.632033248828449" calcext:value-type="float">
            <text:p>0.632033248828449</text:p>
          </table:table-cell>
        </table:table-row>
        <table:table-row table:style-name="ro1">
          <table:table-cell office:value-type="float" office:value="0.196720838455065" calcext:value-type="float">
            <text:p>0.196720838455065</text:p>
          </table:table-cell>
          <table:table-cell office:value-type="float" office:value="0.0755470863582583" calcext:value-type="float">
            <text:p>0.0755470863582583</text:p>
          </table:table-cell>
          <table:table-cell office:value-type="float" office:value="0.628139307854097" calcext:value-type="float">
            <text:p>0.628139307854097</text:p>
          </table:table-cell>
        </table:table-row>
        <table:table-row table:style-name="ro1">
          <table:table-cell office:value-type="float" office:value="0.194812971167671" calcext:value-type="float">
            <text:p>0.194812971167671</text:p>
          </table:table-cell>
          <table:table-cell office:value-type="float" office:value="0.0768059337317288" calcext:value-type="float">
            <text:p>0.0768059337317288</text:p>
          </table:table-cell>
          <table:table-cell office:value-type="float" office:value="0.623121383639067" calcext:value-type="float">
            <text:p>0.623121383639067</text:p>
          </table:table-cell>
        </table:table-row>
        <table:table-row table:style-name="ro1">
          <table:table-cell office:value-type="float" office:value="0.192138237767124" calcext:value-type="float">
            <text:p>0.192138237767124</text:p>
          </table:table-cell>
          <table:table-cell office:value-type="float" office:value="0.0748689622513687" calcext:value-type="float">
            <text:p>0.0748689622513687</text:p>
          </table:table-cell>
          <table:table-cell office:value-type="float" office:value="0.619936144051791" calcext:value-type="float">
            <text:p>0.619936144051791</text:p>
          </table:table-cell>
        </table:table-row>
        <table:table-row table:style-name="ro1">
          <table:table-cell office:value-type="float" office:value="0.190715935021891" calcext:value-type="float">
            <text:p>0.190715935021891</text:p>
          </table:table-cell>
          <table:table-cell office:value-type="float" office:value="0.0751046952468157" calcext:value-type="float">
            <text:p>0.0751046952468157</text:p>
          </table:table-cell>
          <table:table-cell office:value-type="float" office:value="0.616428496810382" calcext:value-type="float">
            <text:p>0.616428496810382</text:p>
          </table:table-cell>
        </table:table-row>
        <table:table-row table:style-name="ro1">
          <table:table-cell office:value-type="float" office:value="0.188321555110542" calcext:value-type="float">
            <text:p>0.188321555110542</text:p>
          </table:table-cell>
          <table:table-cell office:value-type="float" office:value="0.074325176078394" calcext:value-type="float">
            <text:p>0.074325176078394</text:p>
          </table:table-cell>
          <table:table-cell office:value-type="float" office:value="0.614073842297742" calcext:value-type="float">
            <text:p>0.614073842297742</text:p>
          </table:table-cell>
        </table:table-row>
        <table:table-row table:style-name="ro1">
          <table:table-cell office:value-type="float" office:value="0.186771441921025" calcext:value-type="float">
            <text:p>0.186771441921025</text:p>
          </table:table-cell>
          <table:table-cell office:value-type="float" office:value="0.0763695741838367" calcext:value-type="float">
            <text:p>0.0763695741838367</text:p>
          </table:table-cell>
          <table:table-cell office:value-type="float" office:value="0.611373704592025" calcext:value-type="float">
            <text:p>0.611373704592025</text:p>
          </table:table-cell>
        </table:table-row>
        <table:table-row table:style-name="ro1">
          <table:table-cell office:value-type="float" office:value="0.184914700421745" calcext:value-type="float">
            <text:p>0.184914700421745</text:p>
          </table:table-cell>
          <table:table-cell office:value-type="float" office:value="0.0748678663944313" calcext:value-type="float">
            <text:p>0.0748678663944313</text:p>
          </table:table-cell>
          <table:table-cell office:value-type="float" office:value="0.609193196880694" calcext:value-type="float">
            <text:p>0.609193196880694</text:p>
          </table:table-cell>
        </table:table-row>
        <table:table-row table:style-name="ro1">
          <table:table-cell office:value-type="float" office:value="0.184527245495012" calcext:value-type="float">
            <text:p>0.184527245495012</text:p>
          </table:table-cell>
          <table:table-cell office:value-type="float" office:value="0.0735542632836321" calcext:value-type="float">
            <text:p>0.0735542632836321</text:p>
          </table:table-cell>
          <table:table-cell office:value-type="float" office:value="0.606251000848688" calcext:value-type="float">
            <text:p>0.606251000848688</text:p>
          </table:table-cell>
        </table:table-row>
        <table:table-row table:style-name="ro1">
          <table:table-cell office:value-type="float" office:value="0.184403808152974" calcext:value-type="float">
            <text:p>0.184403808152974</text:p>
          </table:table-cell>
          <table:table-cell office:value-type="float" office:value="0.0742506378004942" calcext:value-type="float">
            <text:p>0.0742506378004942</text:p>
          </table:table-cell>
          <table:table-cell office:value-type="float" office:value="0.603513920657808" calcext:value-type="float">
            <text:p>0.603513920657808</text:p>
          </table:table-cell>
        </table:table-row>
        <table:table-row table:style-name="ro1">
          <table:table-cell office:value-type="float" office:value="0.181961988569002" calcext:value-type="float">
            <text:p>0.181961988569002</text:p>
          </table:table-cell>
          <table:table-cell office:value-type="float" office:value="0.0736427825373375" calcext:value-type="float">
            <text:p>0.0736427825373375</text:p>
          </table:table-cell>
          <table:table-cell office:value-type="float" office:value="0.60198968788243" calcext:value-type="float">
            <text:p>0.60198968788243</text:p>
          </table:table-cell>
        </table:table-row>
        <table:table-row table:style-name="ro1">
          <table:table-cell office:value-type="float" office:value="0.180763103312655" calcext:value-type="float">
            <text:p>0.180763103312655</text:p>
          </table:table-cell>
          <table:table-cell office:value-type="float" office:value="0.0731348644979363" calcext:value-type="float">
            <text:p>0.0731348644979363</text:p>
          </table:table-cell>
          <table:table-cell office:value-type="float" office:value="0.60030630636482" calcext:value-type="float">
            <text:p>0.60030630636482</text:p>
          </table:table-cell>
        </table:table-row>
        <table:table-row table:style-name="ro1">
          <table:table-cell office:value-type="float" office:value="0.18175567182541" calcext:value-type="float">
            <text:p>0.18175567182541</text:p>
          </table:table-cell>
          <table:table-cell office:value-type="float" office:value="0.0726530489942386" calcext:value-type="float">
            <text:p>0.0726530489942386</text:p>
          </table:table-cell>
          <table:table-cell office:value-type="float" office:value="0.597858768354085" calcext:value-type="float">
            <text:p>0.597858768354085</text:p>
          </table:table-cell>
        </table:table-row>
        <table:table-row table:style-name="ro1">
          <table:table-cell office:value-type="float" office:value="0.181887860793865" calcext:value-type="float">
            <text:p>0.181887860793865</text:p>
          </table:table-cell>
          <table:table-cell office:value-type="float" office:value="0.0732919415025849" calcext:value-type="float">
            <text:p>0.0732919415025849</text:p>
          </table:table-cell>
          <table:table-cell office:value-type="float" office:value="0.596105991152739" calcext:value-type="float">
            <text:p>0.596105991152739</text:p>
          </table:table-cell>
        </table:table-row>
        <table:table-row table:style-name="ro1">
          <table:table-cell office:value-type="float" office:value="0.179685682373726" calcext:value-type="float">
            <text:p>0.179685682373726</text:p>
          </table:table-cell>
          <table:table-cell office:value-type="float" office:value="0.073213714589865" calcext:value-type="float">
            <text:p>0.073213714589865</text:p>
          </table:table-cell>
          <table:table-cell office:value-type="float" office:value="0.59519365109569" calcext:value-type="float">
            <text:p>0.59519365109569</text:p>
          </table:table-cell>
        </table:table-row>
        <table:table-row table:style-name="ro1">
          <table:table-cell office:value-type="float" office:value="0.180162715105415" calcext:value-type="float">
            <text:p>0.180162715105415</text:p>
          </table:table-cell>
          <table:table-cell office:value-type="float" office:value="0.0730741886937748" calcext:value-type="float">
            <text:p>0.0730741886937748</text:p>
          </table:table-cell>
          <table:table-cell office:value-type="float" office:value="0.593796783254128" calcext:value-type="float">
            <text:p>0.593796783254128</text:p>
          </table:table-cell>
        </table:table-row>
        <table:table-row table:style-name="ro1">
          <table:table-cell office:value-type="float" office:value="0.179442668178669" calcext:value-type="float">
            <text:p>0.179442668178669</text:p>
          </table:table-cell>
          <table:table-cell office:value-type="float" office:value="0.073560045318056" calcext:value-type="float">
            <text:p>0.073560045318056</text:p>
          </table:table-cell>
          <table:table-cell office:value-type="float" office:value="0.592707513237656" calcext:value-type="float">
            <text:p>0.592707513237656</text:p>
          </table:table-cell>
        </table:table-row>
        <table:table-row table:style-name="ro1">
          <table:table-cell office:value-type="float" office:value="0.179956838303287" calcext:value-type="float">
            <text:p>0.179956838303287</text:p>
          </table:table-cell>
          <table:table-cell office:value-type="float" office:value="0.0726041575121288" calcext:value-type="float">
            <text:p>0.0726041575121288</text:p>
          </table:table-cell>
          <table:table-cell office:value-type="float" office:value="0.591578391216046" calcext:value-type="float">
            <text:p>0.591578391216046</text:p>
          </table:table-cell>
        </table:table-row>
        <table:table-row table:style-name="ro1">
          <table:table-cell office:value-type="float" office:value="0.178693915768196" calcext:value-type="float">
            <text:p>0.178693915768196</text:p>
          </table:table-cell>
          <table:table-cell office:value-type="float" office:value="0.0747751413624324" calcext:value-type="float">
            <text:p>0.0747751413624324</text:p>
          </table:table-cell>
          <table:table-cell office:value-type="float" office:value="0.591411709847638" calcext:value-type="float">
            <text:p>0.591411709847638</text:p>
          </table:table-cell>
        </table:table-row>
        <table:table-row table:style-name="ro1">
          <table:table-cell office:value-type="float" office:value="0.178224493271643" calcext:value-type="float">
            <text:p>0.178224493271643</text:p>
          </table:table-cell>
          <table:table-cell office:value-type="float" office:value="0.0740285256025499" calcext:value-type="float">
            <text:p>0.0740285256025499</text:p>
          </table:table-cell>
          <table:table-cell office:value-type="float" office:value="0.591114173155312" calcext:value-type="float">
            <text:p>0.591114173155312</text:p>
          </table:table-cell>
        </table:table-row>
        <table:table-row table:style-name="ro1">
          <table:table-cell office:value-type="float" office:value="0.177887236032333" calcext:value-type="float">
            <text:p>0.177887236032333</text:p>
          </table:table-cell>
          <table:table-cell office:value-type="float" office:value="0.0744338209207008" calcext:value-type="float">
            <text:p>0.0744338209207008</text:p>
          </table:table-cell>
          <table:table-cell office:value-type="float" office:value="0.591009576417276" calcext:value-type="float">
            <text:p>0.591009576417276</text:p>
          </table:table-cell>
        </table:table-row>
        <table:table-row table:style-name="ro1">
          <table:table-cell office:value-type="float" office:value="0.17814618038472" calcext:value-type="float">
            <text:p>0.17814618038472</text:p>
          </table:table-cell>
          <table:table-cell office:value-type="float" office:value="0.0741660937837386" calcext:value-type="float">
            <text:p>0.0741660937837386</text:p>
          </table:table-cell>
          <table:table-cell office:value-type="float" office:value="0.59060749933286" calcext:value-type="float">
            <text:p>0.59060749933286</text:p>
          </table:table-cell>
        </table:table-row>
        <table:table-row table:style-name="ro1">
          <table:table-cell office:value-type="float" office:value="0.177359046202447" calcext:value-type="float">
            <text:p>0.177359046202447</text:p>
          </table:table-cell>
          <table:table-cell office:value-type="float" office:value="0.0738106053674613" calcext:value-type="float">
            <text:p>0.0738106053674613</text:p>
          </table:table-cell>
          <table:table-cell office:value-type="float" office:value="0.591251467482765" calcext:value-type="float">
            <text:p>0.591251467482765</text:p>
          </table:table-cell>
        </table:table-row>
        <table:table-row table:style-name="ro1">
          <table:table-cell office:value-type="float" office:value="0.178227050684901" calcext:value-type="float">
            <text:p>0.178227050684901</text:p>
          </table:table-cell>
          <table:table-cell office:value-type="float" office:value="0.0737425424122796" calcext:value-type="float">
            <text:p>0.0737425424122796</text:p>
          </table:table-cell>
          <table:table-cell office:value-type="float" office:value="0.591578105270857" calcext:value-type="float">
            <text:p>0.591578105270857</text:p>
          </table:table-cell>
        </table:table-row>
        <table:table-row table:style-name="ro1">
          <table:table-cell office:value-type="float" office:value="0.177731735615953" calcext:value-type="float">
            <text:p>0.177731735615953</text:p>
          </table:table-cell>
          <table:table-cell office:value-type="float" office:value="0.0737577865885704" calcext:value-type="float">
            <text:p>0.0737577865885704</text:p>
          </table:table-cell>
          <table:table-cell office:value-type="float" office:value="0.592756480279644" calcext:value-type="float">
            <text:p>0.592756480279644</text:p>
          </table:table-cell>
        </table:table-row>
        <table:table-row table:style-name="ro1">
          <table:table-cell office:value-type="float" office:value="0.176863116846733" calcext:value-type="float">
            <text:p>0.176863116846733</text:p>
          </table:table-cell>
          <table:table-cell office:value-type="float" office:value="0.0744722679657509" calcext:value-type="float">
            <text:p>0.0744722679657509</text:p>
          </table:table-cell>
          <table:table-cell office:value-type="float" office:value="0.594225264106494" calcext:value-type="float">
            <text:p>0.594225264106494</text:p>
          </table:table-cell>
        </table:table-row>
        <table:table-row table:style-name="ro1">
          <table:table-cell office:value-type="float" office:value="0.177112111899682" calcext:value-type="float">
            <text:p>0.177112111899682</text:p>
          </table:table-cell>
          <table:table-cell office:value-type="float" office:value="0.0741402100753574" calcext:value-type="float">
            <text:p>0.0741402100753574</text:p>
          </table:table-cell>
          <table:table-cell office:value-type="float" office:value="0.595453606022172" calcext:value-type="float">
            <text:p>0.595453606022172</text:p>
          </table:table-cell>
        </table:table-row>
        <table:table-row table:style-name="ro1">
          <table:table-cell office:value-type="float" office:value="0.1791358074338" calcext:value-type="float">
            <text:p>0.1791358074338</text:p>
          </table:table-cell>
          <table:table-cell office:value-type="float" office:value="0.0732839395964513" calcext:value-type="float">
            <text:p>0.0732839395964513</text:p>
          </table:table-cell>
          <table:table-cell office:value-type="float" office:value="0.596400793305561" calcext:value-type="float">
            <text:p>0.596400793305561</text:p>
          </table:table-cell>
        </table:table-row>
        <table:table-row table:style-name="ro1">
          <table:table-cell office:value-type="float" office:value="0.179294365251188" calcext:value-type="float">
            <text:p>0.179294365251188</text:p>
          </table:table-cell>
          <table:table-cell office:value-type="float" office:value="0.0733880858253386" calcext:value-type="float">
            <text:p>0.0733880858253386</text:p>
          </table:table-cell>
          <table:table-cell office:value-type="float" office:value="0.598065852800601" calcext:value-type="float">
            <text:p>0.598065852800601</text:p>
          </table:table-cell>
        </table:table-row>
        <table:table-row table:style-name="ro1">
          <table:table-cell office:value-type="float" office:value="0.178636185415516" calcext:value-type="float">
            <text:p>0.178636185415516</text:p>
          </table:table-cell>
          <table:table-cell office:value-type="float" office:value="0.0745948730264136" calcext:value-type="float">
            <text:p>0.0745948730264136</text:p>
          </table:table-cell>
          <table:table-cell office:value-type="float" office:value="0.600813355176721" calcext:value-type="float">
            <text:p>0.600813355176721</text:p>
          </table:table-cell>
        </table:table-row>
        <table:table-row table:style-name="ro1">
          <table:table-cell office:value-type="float" office:value="0.179180928805195" calcext:value-type="float">
            <text:p>0.179180928805195</text:p>
          </table:table-cell>
          <table:table-cell office:value-type="float" office:value="0.0754418307006116" calcext:value-type="float">
            <text:p>0.0754418307006116</text:p>
          </table:table-cell>
          <table:table-cell office:value-type="float" office:value="0.603280902590038" calcext:value-type="float">
            <text:p>0.603280902590038</text:p>
          </table:table-cell>
        </table:table-row>
        <table:table-row table:style-name="ro1">
          <table:table-cell office:value-type="float" office:value="0.181437911119645" calcext:value-type="float">
            <text:p>0.181437911119645</text:p>
          </table:table-cell>
          <table:table-cell office:value-type="float" office:value="0.0739212119551087" calcext:value-type="float">
            <text:p>0.0739212119551087</text:p>
          </table:table-cell>
          <table:table-cell office:value-type="float" office:value="0.605448708115551" calcext:value-type="float">
            <text:p>0.605448708115551</text:p>
          </table:table-cell>
        </table:table-row>
        <table:table-row table:style-name="ro1">
          <table:table-cell office:value-type="float" office:value="0.18201497510657" calcext:value-type="float">
            <text:p>0.18201497510657</text:p>
          </table:table-cell>
          <table:table-cell office:value-type="float" office:value="0.0734496028890517" calcext:value-type="float">
            <text:p>0.0734496028890517</text:p>
          </table:table-cell>
          <table:table-cell office:value-type="float" office:value="0.608677793789578" calcext:value-type="float">
            <text:p>0.608677793789578</text:p>
          </table:table-cell>
        </table:table-row>
        <table:table-row table:style-name="ro1">
          <table:table-cell office:value-type="float" office:value="0.183018894026478" calcext:value-type="float">
            <text:p>0.183018894026478</text:p>
          </table:table-cell>
          <table:table-cell office:value-type="float" office:value="0.0738747208121981" calcext:value-type="float">
            <text:p>0.0738747208121981</text:p>
          </table:table-cell>
          <table:table-cell office:value-type="float" office:value="0.611880090729601" calcext:value-type="float">
            <text:p>0.611880090729601</text:p>
          </table:table-cell>
        </table:table-row>
        <table:table-row table:style-name="ro1">
          <table:table-cell office:value-type="float" office:value="0.183012699480926" calcext:value-type="float">
            <text:p>0.183012699480926</text:p>
          </table:table-cell>
          <table:table-cell office:value-type="float" office:value="0.0740056514637892" calcext:value-type="float">
            <text:p>0.0740056514637892</text:p>
          </table:table-cell>
          <table:table-cell office:value-type="float" office:value="0.616214320622314" calcext:value-type="float">
            <text:p>0.616214320622314</text:p>
          </table:table-cell>
        </table:table-row>
        <table:table-row table:style-name="ro1">
          <table:table-cell office:value-type="float" office:value="0.185515247857018" calcext:value-type="float">
            <text:p>0.185515247857018</text:p>
          </table:table-cell>
          <table:table-cell office:value-type="float" office:value="0.0747563846705758" calcext:value-type="float">
            <text:p>0.0747563846705758</text:p>
          </table:table-cell>
          <table:table-cell office:value-type="float" office:value="0.619604497553508" calcext:value-type="float">
            <text:p>0.619604497553508</text:p>
          </table:table-cell>
        </table:table-row>
        <table:table-row table:style-name="ro1">
          <table:table-cell office:value-type="float" office:value="0.186279071704582" calcext:value-type="float">
            <text:p>0.186279071704582</text:p>
          </table:table-cell>
          <table:table-cell office:value-type="float" office:value="0.0745830893938079" calcext:value-type="float">
            <text:p>0.0745830893938079</text:p>
          </table:table-cell>
          <table:table-cell office:value-type="float" office:value="0.62473772073365" calcext:value-type="float">
            <text:p>0.62473772073365</text:p>
          </table:table-cell>
        </table:table-row>
        <table:table-row table:style-name="ro1">
          <table:table-cell office:value-type="float" office:value="0.188141934648269" calcext:value-type="float">
            <text:p>0.188141934648269</text:p>
          </table:table-cell>
          <table:table-cell office:value-type="float" office:value="0.0738777715414789" calcext:value-type="float">
            <text:p>0.0738777715414789</text:p>
          </table:table-cell>
          <table:table-cell office:value-type="float" office:value="0.629643982994604" calcext:value-type="float">
            <text:p>0.629643982994604</text:p>
          </table:table-cell>
        </table:table-row>
        <table:table-row table:style-name="ro1">
          <table:table-cell office:value-type="float" office:value="0.189242234039197" calcext:value-type="float">
            <text:p>0.189242234039197</text:p>
          </table:table-cell>
          <table:table-cell office:value-type="float" office:value="0.074984567582693" calcext:value-type="float">
            <text:p>0.074984567582693</text:p>
          </table:table-cell>
          <table:table-cell office:value-type="float" office:value="0.634200995382546" calcext:value-type="float">
            <text:p>0.634200995382546</text:p>
          </table:table-cell>
        </table:table-row>
        <table:table-row table:style-name="ro1">
          <table:table-cell office:value-type="float" office:value="0.190704580742829" calcext:value-type="float">
            <text:p>0.190704580742829</text:p>
          </table:table-cell>
          <table:table-cell office:value-type="float" office:value="0.0738170704182206" calcext:value-type="float">
            <text:p>0.0738170704182206</text:p>
          </table:table-cell>
          <table:table-cell office:value-type="float" office:value="0.640063815568889" calcext:value-type="float">
            <text:p>0.640063815568889</text:p>
          </table:table-cell>
        </table:table-row>
        <table:table-row table:style-name="ro1">
          <table:table-cell office:value-type="float" office:value="0.19334042587464" calcext:value-type="float">
            <text:p>0.19334042587464</text:p>
          </table:table-cell>
          <table:table-cell office:value-type="float" office:value="0.0757591694483908" calcext:value-type="float">
            <text:p>0.0757591694483908</text:p>
          </table:table-cell>
          <table:table-cell office:value-type="float" office:value="0.644451954833759" calcext:value-type="float">
            <text:p>0.644451954833759</text:p>
          </table:table-cell>
        </table:table-row>
        <table:table-row table:style-name="ro1">
          <table:table-cell office:value-type="float" office:value="0.193913598739225" calcext:value-type="float">
            <text:p>0.193913598739225</text:p>
          </table:table-cell>
          <table:table-cell office:value-type="float" office:value="0.0732085289802087" calcext:value-type="float">
            <text:p>0.0732085289802087</text:p>
          </table:table-cell>
          <table:table-cell office:value-type="float" office:value="0.651293451013669" calcext:value-type="float">
            <text:p>0.651293451013669</text:p>
          </table:table-cell>
        </table:table-row>
        <table:table-row table:style-name="ro1">
          <table:table-cell office:value-type="float" office:value="0.196744016291215" calcext:value-type="float">
            <text:p>0.196744016291215</text:p>
          </table:table-cell>
          <table:table-cell office:value-type="float" office:value="0.0741142209709491" calcext:value-type="float">
            <text:p>0.0741142209709491</text:p>
          </table:table-cell>
          <table:table-cell office:value-type="float" office:value="0.657855076051292" calcext:value-type="float">
            <text:p>0.657855076051292</text:p>
          </table:table-cell>
        </table:table-row>
        <table:table-row table:style-name="ro1">
          <table:table-cell office:value-type="float" office:value="0.198262700231617" calcext:value-type="float">
            <text:p>0.198262700231617</text:p>
          </table:table-cell>
          <table:table-cell office:value-type="float" office:value="0.0738167674229787" calcext:value-type="float">
            <text:p>0.0738167674229787</text:p>
          </table:table-cell>
          <table:table-cell office:value-type="float" office:value="0.665335763192813" calcext:value-type="float">
            <text:p>0.665335763192813</text:p>
          </table:table-cell>
        </table:table-row>
        <table:table-row table:style-name="ro1">
          <table:table-cell office:value-type="float" office:value="0.202173475490552" calcext:value-type="float">
            <text:p>0.202173475490552</text:p>
          </table:table-cell>
          <table:table-cell office:value-type="float" office:value="0.0738944676408939" calcext:value-type="float">
            <text:p>0.0738944676408939</text:p>
          </table:table-cell>
          <table:table-cell office:value-type="float" office:value="0.671910648563246" calcext:value-type="float">
            <text:p>0.671910648563246</text:p>
          </table:table-cell>
        </table:table-row>
        <table:table-row table:style-name="ro1">
          <table:table-cell office:value-type="float" office:value="0.202707033836684" calcext:value-type="float">
            <text:p>0.202707033836684</text:p>
          </table:table-cell>
          <table:table-cell office:value-type="float" office:value="0.0745970061831553" calcext:value-type="float">
            <text:p>0.0745970061831553</text:p>
          </table:table-cell>
          <table:table-cell office:value-type="float" office:value="0.680596187517769" calcext:value-type="float">
            <text:p>0.680596187517769</text:p>
          </table:table-cell>
        </table:table-row>
        <table:table-row table:style-name="ro1">
          <table:table-cell office:value-type="float" office:value="0.204076900797194" calcext:value-type="float">
            <text:p>0.204076900797194</text:p>
          </table:table-cell>
          <table:table-cell office:value-type="float" office:value="0.0750170721905402" calcext:value-type="float">
            <text:p>0.0750170721905402</text:p>
          </table:table-cell>
          <table:table-cell office:value-type="float" office:value="0.688896724488938" calcext:value-type="float">
            <text:p>0.688896724488938</text:p>
          </table:table-cell>
        </table:table-row>
        <table:table-row table:style-name="ro1">
          <table:table-cell office:value-type="float" office:value="0.207490283416829" calcext:value-type="float">
            <text:p>0.207490283416829</text:p>
          </table:table-cell>
          <table:table-cell office:value-type="float" office:value="0.0754653144480775" calcext:value-type="float">
            <text:p>0.0754653144480775</text:p>
          </table:table-cell>
          <table:table-cell office:value-type="float" office:value="0.696833334564193" calcext:value-type="float">
            <text:p>0.696833334564193</text:p>
          </table:table-cell>
        </table:table-row>
        <table:table-row table:style-name="ro1">
          <table:table-cell office:value-type="float" office:value="0.21246982339682" calcext:value-type="float">
            <text:p>0.21246982339682</text:p>
          </table:table-cell>
          <table:table-cell office:value-type="float" office:value="0.0759933763789652" calcext:value-type="float">
            <text:p>0.0759933763789652</text:p>
          </table:table-cell>
          <table:table-cell office:value-type="float" office:value="0.703455560993037" calcext:value-type="float">
            <text:p>0.703455560993037</text:p>
          </table:table-cell>
        </table:table-row>
        <table:table-row table:style-name="ro1">
          <table:table-cell office:value-type="float" office:value="0.211745936784352" calcext:value-type="float">
            <text:p>0.211745936784352</text:p>
          </table:table-cell>
          <table:table-cell office:value-type="float" office:value="0.0760591947517625" calcext:value-type="float">
            <text:p>0.0760591947517625</text:p>
          </table:table-cell>
          <table:table-cell office:value-type="float" office:value="0.715098487810419" calcext:value-type="float">
            <text:p>0.715098487810419</text:p>
          </table:table-cell>
        </table:table-row>
        <table:table-row table:style-name="ro1">
          <table:table-cell office:value-type="float" office:value="0.218499362568048" calcext:value-type="float">
            <text:p>0.218499362568048</text:p>
          </table:table-cell>
          <table:table-cell office:value-type="float" office:value="0.0777883130608168" calcext:value-type="float">
            <text:p>0.0777883130608168</text:p>
          </table:table-cell>
          <table:table-cell office:value-type="float" office:value="0.721639105359537" calcext:value-type="float">
            <text:p>0.721639105359537</text:p>
          </table:table-cell>
        </table:table-row>
        <table:table-row table:style-name="ro1">
          <table:table-cell office:value-type="float" office:value="0.217711350328069" calcext:value-type="float">
            <text:p>0.217711350328069</text:p>
          </table:table-cell>
          <table:table-cell office:value-type="float" office:value="0.0774251206883933" calcext:value-type="float">
            <text:p>0.0774251206883933</text:p>
          </table:table-cell>
          <table:table-cell office:value-type="float" office:value="0.732793063150478" calcext:value-type="float">
            <text:p>0.732793063150478</text:p>
          </table:table-cell>
        </table:table-row>
        <table:table-row table:style-name="ro1">
          <table:table-cell office:value-type="float" office:value="0.221769327050516" calcext:value-type="float">
            <text:p>0.221769327050516</text:p>
          </table:table-cell>
          <table:table-cell office:value-type="float" office:value="0.0786433259666688" calcext:value-type="float">
            <text:p>0.0786433259666688</text:p>
          </table:table-cell>
          <table:table-cell office:value-type="float" office:value="0.740615366946062" calcext:value-type="float">
            <text:p>0.740615366946062</text:p>
          </table:table-cell>
        </table:table-row>
        <table:table-row table:style-name="ro1">
          <table:table-cell office:value-type="float" office:value="0.225287766267222" calcext:value-type="float">
            <text:p>0.225287766267222</text:p>
          </table:table-cell>
          <table:table-cell office:value-type="float" office:value="0.0800823430563256" calcext:value-type="float">
            <text:p>0.0800823430563256</text:p>
          </table:table-cell>
          <table:table-cell office:value-type="float" office:value="0.748367343363042" calcext:value-type="float">
            <text:p>0.748367343363042</text:p>
          </table:table-cell>
        </table:table-row>
        <table:table-row table:style-name="ro1">
          <table:table-cell office:value-type="float" office:value="0.227972674229984" calcext:value-type="float">
            <text:p>0.227972674229984</text:p>
          </table:table-cell>
          <table:table-cell office:value-type="float" office:value="0.0799762148632062" calcext:value-type="float">
            <text:p>0.0799762148632062</text:p>
          </table:table-cell>
          <table:table-cell office:value-type="float" office:value="0.757190840878911" calcext:value-type="float">
            <text:p>0.757190840878911</text:p>
          </table:table-cell>
        </table:table-row>
        <table:table-row table:style-name="ro1">
          <table:table-cell office:value-type="float" office:value="0.231091887176142" calcext:value-type="float">
            <text:p>0.231091887176142</text:p>
          </table:table-cell>
          <table:table-cell office:value-type="float" office:value="0.0790514447561985" calcext:value-type="float">
            <text:p>0.0790514447561985</text:p>
          </table:table-cell>
          <table:table-cell office:value-type="float" office:value="0.765431521176624" calcext:value-type="float">
            <text:p>0.765431521176624</text:p>
          </table:table-cell>
        </table:table-row>
        <table:table-row table:style-name="ro1">
          <table:table-cell office:value-type="float" office:value="0.231953792225608" calcext:value-type="float">
            <text:p>0.231953792225608</text:p>
          </table:table-cell>
          <table:table-cell office:value-type="float" office:value="0.0803246905396337" calcext:value-type="float">
            <text:p>0.0803246905396337</text:p>
          </table:table-cell>
          <table:table-cell office:value-type="float" office:value="0.773846610027964" calcext:value-type="float">
            <text:p>0.773846610027964</text:p>
          </table:table-cell>
        </table:table-row>
        <table:table-row table:style-name="ro1">
          <table:table-cell office:value-type="float" office:value="0.234115455389037" calcext:value-type="float">
            <text:p>0.234115455389037</text:p>
          </table:table-cell>
          <table:table-cell office:value-type="float" office:value="0.0798842854950382" calcext:value-type="float">
            <text:p>0.0798842854950382</text:p>
          </table:table-cell>
          <table:table-cell office:value-type="float" office:value="0.781524121647704" calcext:value-type="float">
            <text:p>0.781524121647704</text:p>
          </table:table-cell>
        </table:table-row>
        <table:table-row table:style-name="ro1">
          <table:table-cell office:value-type="float" office:value="0.234133334898721" calcext:value-type="float">
            <text:p>0.234133334898721</text:p>
          </table:table-cell>
          <table:table-cell office:value-type="float" office:value="0.0827171304199338" calcext:value-type="float">
            <text:p>0.0827171304199338</text:p>
          </table:table-cell>
          <table:table-cell office:value-type="float" office:value="0.789685325694583" calcext:value-type="float">
            <text:p>0.789685325694583</text:p>
          </table:table-cell>
        </table:table-row>
        <table:table-row table:style-name="ro1">
          <table:table-cell office:value-type="float" office:value="0.237026941895786" calcext:value-type="float">
            <text:p>0.237026941895786</text:p>
          </table:table-cell>
          <table:table-cell office:value-type="float" office:value="0.0826438170980561" calcext:value-type="float">
            <text:p>0.0826438170980561</text:p>
          </table:table-cell>
          <table:table-cell office:value-type="float" office:value="0.796238857761639" calcext:value-type="float">
            <text:p>0.796238857761639</text:p>
          </table:table-cell>
        </table:table-row>
        <table:table-row table:style-name="ro1">
          <table:table-cell office:value-type="float" office:value="0.238513319437507" calcext:value-type="float">
            <text:p>0.238513319437507</text:p>
          </table:table-cell>
          <table:table-cell office:value-type="float" office:value="0.0770876872182187" calcext:value-type="float">
            <text:p>0.0770876872182187</text:p>
          </table:table-cell>
          <table:table-cell office:value-type="float" office:value="0.80515603113603" calcext:value-type="float">
            <text:p>0.80515603113603</text:p>
          </table:table-cell>
        </table:table-row>
        <table:table-row table:style-name="ro1">
          <table:table-cell office:value-type="float" office:value="0.240523415337974" calcext:value-type="float">
            <text:p>0.240523415337974</text:p>
          </table:table-cell>
          <table:table-cell office:value-type="float" office:value="0.0792466781596604" calcext:value-type="float">
            <text:p>0.0792466781596604</text:p>
          </table:table-cell>
          <table:table-cell office:value-type="float" office:value="0.81104561904663" calcext:value-type="float">
            <text:p>0.81104561904663</text:p>
          </table:table-cell>
        </table:table-row>
        <table:table-row table:style-name="ro1">
          <table:table-cell office:value-type="float" office:value="0.241979347851315" calcext:value-type="float">
            <text:p>0.241979347851315</text:p>
          </table:table-cell>
          <table:table-cell office:value-type="float" office:value="0.0767553434795529" calcext:value-type="float">
            <text:p>0.0767553434795529</text:p>
          </table:table-cell>
          <table:table-cell office:value-type="float" office:value="0.817373305135494" calcext:value-type="float">
            <text:p>0.817373305135494</text:p>
          </table:table-cell>
        </table:table-row>
        <table:table-row table:style-name="ro1">
          <table:table-cell office:value-type="float" office:value="0.240615986527632" calcext:value-type="float">
            <text:p>0.240615986527632</text:p>
          </table:table-cell>
          <table:table-cell office:value-type="float" office:value="0.0729129340378509" calcext:value-type="float">
            <text:p>0.0729129340378509</text:p>
          </table:table-cell>
          <table:table-cell office:value-type="float" office:value="0.824072929947781" calcext:value-type="float">
            <text:p>0.824072929947781</text:p>
          </table:table-cell>
        </table:table-row>
        <table:table-row table:style-name="ro1">
          <table:table-cell office:value-type="float" office:value="0.242830696930926" calcext:value-type="float">
            <text:p>0.242830696930926</text:p>
          </table:table-cell>
          <table:table-cell office:value-type="float" office:value="0.0742276417085811" calcext:value-type="float">
            <text:p>0.0742276417085811</text:p>
          </table:table-cell>
          <table:table-cell office:value-type="float" office:value="0.828750150664207" calcext:value-type="float">
            <text:p>0.828750150664207</text:p>
          </table:table-cell>
        </table:table-row>
        <table:table-row table:style-name="ro1">
          <table:table-cell office:value-type="float" office:value="0.247641831845152" calcext:value-type="float">
            <text:p>0.247641831845152</text:p>
          </table:table-cell>
          <table:table-cell office:value-type="float" office:value="0.0749988443437597" calcext:value-type="float">
            <text:p>0.0749988443437597</text:p>
          </table:table-cell>
          <table:table-cell office:value-type="float" office:value="0.831336972673086" calcext:value-type="float">
            <text:p>0.831336972673086</text:p>
          </table:table-cell>
        </table:table-row>
        <table:table-row table:style-name="ro1">
          <table:table-cell office:value-type="float" office:value="0.246209123032617" calcext:value-type="float">
            <text:p>0.246209123032617</text:p>
          </table:table-cell>
          <table:table-cell office:value-type="float" office:value="0.0713494291047528" calcext:value-type="float">
            <text:p>0.0713494291047528</text:p>
          </table:table-cell>
          <table:table-cell office:value-type="float" office:value="0.838619146961345" calcext:value-type="float">
            <text:p>0.838619146961345</text:p>
          </table:table-cell>
        </table:table-row>
        <table:table-row table:style-name="ro1">
          <table:table-cell office:value-type="float" office:value="0.250163300530125" calcext:value-type="float">
            <text:p>0.250163300530125</text:p>
          </table:table-cell>
          <table:table-cell office:value-type="float" office:value="0.0678982786806814" calcext:value-type="float">
            <text:p>0.0678982786806814</text:p>
          </table:table-cell>
          <table:table-cell office:value-type="float" office:value="0.840318564507728" calcext:value-type="float">
            <text:p>0.840318564507728</text:p>
          </table:table-cell>
        </table:table-row>
        <table:table-row table:style-name="ro1">
          <table:table-cell office:value-type="float" office:value="0.254556394879762" calcext:value-type="float">
            <text:p>0.254556394879762</text:p>
          </table:table-cell>
          <table:table-cell office:value-type="float" office:value="0.0680584927447177" calcext:value-type="float">
            <text:p>0.0680584927447177</text:p>
          </table:table-cell>
          <table:table-cell office:value-type="float" office:value="0.841188700508019" calcext:value-type="float">
            <text:p>0.841188700508019</text:p>
          </table:table-cell>
        </table:table-row>
        <table:table-row table:style-name="ro1">
          <table:table-cell office:value-type="float" office:value="0.253990487113263" calcext:value-type="float">
            <text:p>0.253990487113263</text:p>
          </table:table-cell>
          <table:table-cell office:value-type="float" office:value="0.0590881941285626" calcext:value-type="float">
            <text:p>0.0590881941285626</text:p>
          </table:table-cell>
          <table:table-cell office:value-type="float" office:value="0.846742597521078" calcext:value-type="float">
            <text:p>0.846742597521078</text:p>
          </table:table-cell>
        </table:table-row>
        <table:table-row table:style-name="ro1">
          <table:table-cell office:value-type="float" office:value="0.260407538324146" calcext:value-type="float">
            <text:p>0.260407538324146</text:p>
          </table:table-cell>
          <table:table-cell office:value-type="float" office:value="0.0486710247817613" calcext:value-type="float">
            <text:p>0.0486710247817613</text:p>
          </table:table-cell>
          <table:table-cell office:value-type="float" office:value="0.846463309358999" calcext:value-type="float">
            <text:p>0.846463309358999</text:p>
          </table:table-cell>
        </table:table-row>
        <table:table-row table:style-name="ro1">
          <table:table-cell office:value-type="float" office:value="0.265394295557634" calcext:value-type="float">
            <text:p>0.265394295557634</text:p>
          </table:table-cell>
          <table:table-cell office:value-type="float" office:value="0.0498729358991625" calcext:value-type="float">
            <text:p>0.0498729358991625</text:p>
          </table:table-cell>
          <table:table-cell office:value-type="float" office:value="0.845944565070664" calcext:value-type="float">
            <text:p>0.845944565070664</text:p>
          </table:table-cell>
        </table:table-row>
        <table:table-row table:style-name="ro1">
          <table:table-cell office:value-type="float" office:value="0.244363161758836" calcext:value-type="float">
            <text:p>0.244363161758836</text:p>
          </table:table-cell>
          <table:table-cell office:value-type="float" office:value="0.0293691074554722" calcext:value-type="float">
            <text:p>0.0293691074554722</text:p>
          </table:table-cell>
          <table:table-cell office:value-type="float" office:value="0.862364762238631" calcext:value-type="float">
            <text:p>0.862364762238631</text:p>
          </table:table-cell>
        </table:table-row>
        <table:table-row table:style-name="ro1">
          <table:table-cell office:value-type="float" office:value="0.269251340437752" calcext:value-type="float">
            <text:p>0.269251340437752</text:p>
          </table:table-cell>
          <table:table-cell office:value-type="float" office:value="0.0478285648106145" calcext:value-type="float">
            <text:p>0.0478285648106145</text:p>
          </table:table-cell>
          <table:table-cell office:value-type="float" office:value="0.848257765558157" calcext:value-type="float">
            <text:p>0.848257765558157</text:p>
          </table:table-cell>
        </table:table-row>
        <table:table-row table:style-name="ro1">
          <table:table-cell office:value-type="float" office:value="0.24565331550729" calcext:value-type="float">
            <text:p>0.24565331550729</text:p>
          </table:table-cell>
          <table:table-cell office:value-type="float" office:value="-0.00105704834374048" calcext:value-type="float">
            <text:p>-0.00105704834374048</text:p>
          </table:table-cell>
          <table:table-cell office:value-type="float" office:value="0.867006342021979" calcext:value-type="float">
            <text:p>0.867006342021979</text:p>
          </table:table-cell>
        </table:table-row>
        <table:table-row table:style-name="ro1">
          <table:table-cell office:value-type="float" office:value="0.263055746666579" calcext:value-type="float">
            <text:p>0.263055746666579</text:p>
          </table:table-cell>
          <table:table-cell office:value-type="float" office:value="0.0344329869891117" calcext:value-type="float">
            <text:p>0.0344329869891117</text:p>
          </table:table-cell>
          <table:table-cell office:value-type="float" office:value="0.858216291018843" calcext:value-type="float">
            <text:p>0.858216291018843</text:p>
          </table:table-cell>
        </table:table-row>
        <table:table-row table:style-name="ro1">
          <table:table-cell office:value-type="float" office:value="0.285969988536732" calcext:value-type="float">
            <text:p>0.285969988536732</text:p>
          </table:table-cell>
          <table:table-cell office:value-type="float" office:value="0.0323280258360003" calcext:value-type="float">
            <text:p>0.0323280258360003</text:p>
          </table:table-cell>
          <table:table-cell office:value-type="float" office:value="0.841738079552293" calcext:value-type="float">
            <text:p>0.841738079552293</text:p>
          </table:table-cell>
        </table:table-row>
        <table:table-row table:style-name="ro1">
          <table:table-cell office:value-type="float" office:value="0.275583888317138" calcext:value-type="float">
            <text:p>0.275583888317138</text:p>
          </table:table-cell>
          <table:table-cell office:value-type="float" office:value="0.04014921865738" calcext:value-type="float">
            <text:p>0.04014921865738</text:p>
          </table:table-cell>
          <table:table-cell office:value-type="float" office:value="0.84925837287029" calcext:value-type="float">
            <text:p>0.84925837287029</text:p>
          </table:table-cell>
        </table:table-row>
        <table:table-row table:style-name="ro1">
          <table:table-cell office:value-type="float" office:value="0.279909086204692" calcext:value-type="float">
            <text:p>0.279909086204692</text:p>
          </table:table-cell>
          <table:table-cell office:value-type="float" office:value="0.0172260317221522" calcext:value-type="float">
            <text:p>0.0172260317221522</text:p>
          </table:table-cell>
          <table:table-cell office:value-type="float" office:value="0.849720792973136" calcext:value-type="float">
            <text:p>0.849720792973136</text:p>
          </table:table-cell>
        </table:table-row>
        <table:table-row table:style-name="ro1">
          <table:table-cell office:value-type="float" office:value="0.272520590275655" calcext:value-type="float">
            <text:p>0.272520590275655</text:p>
          </table:table-cell>
          <table:table-cell office:value-type="float" office:value="0.00543737533562519" calcext:value-type="float">
            <text:p>0.00543737533562519</text:p>
          </table:table-cell>
          <table:table-cell office:value-type="float" office:value="0.855687754383772" calcext:value-type="float">
            <text:p>0.855687754383772</text:p>
          </table:table-cell>
        </table:table-row>
        <table:table-row table:style-name="ro1">
          <table:table-cell office:value-type="float" office:value="0.26658127327253" calcext:value-type="float">
            <text:p>0.26658127327253</text:p>
          </table:table-cell>
          <table:table-cell office:value-type="float" office:value="0.0299931553995344" calcext:value-type="float">
            <text:p>0.0299931553995344</text:p>
          </table:table-cell>
          <table:table-cell office:value-type="float" office:value="0.859937565937464" calcext:value-type="float">
            <text:p>0.859937565937464</text:p>
          </table:table-cell>
        </table:table-row>
        <table:table-row table:style-name="ro1">
          <table:table-cell office:value-type="float" office:value="0.269023687377738" calcext:value-type="float">
            <text:p>0.269023687377738</text:p>
          </table:table-cell>
          <table:table-cell office:value-type="float" office:value="0.00432104046717848" calcext:value-type="float">
            <text:p>0.00432104046717848</text:p>
          </table:table-cell>
          <table:table-cell office:value-type="float" office:value="0.857736149502638" calcext:value-type="float">
            <text:p>0.857736149502638</text:p>
          </table:table-cell>
        </table:table-row>
        <table:table-row table:style-name="ro1">
          <table:table-cell office:value-type="float" office:value="0.279108720444858" calcext:value-type="float">
            <text:p>0.279108720444858</text:p>
          </table:table-cell>
          <table:table-cell office:value-type="float" office:value="0.000182837967456378" calcext:value-type="float">
            <text:p>0.000182837967456378</text:p>
          </table:table-cell>
          <table:table-cell office:value-type="float" office:value="0.853305669470475" calcext:value-type="float">
            <text:p>0.853305669470475</text:p>
          </table:table-cell>
        </table:table-row>
        <table:table-row table:style-name="ro1">
          <table:table-cell office:value-type="float" office:value="0.263587661877547" calcext:value-type="float">
            <text:p>0.263587661877547</text:p>
          </table:table-cell>
          <table:table-cell office:value-type="float" office:value="0.0110146064363403" calcext:value-type="float">
            <text:p>0.0110146064363403</text:p>
          </table:table-cell>
          <table:table-cell office:value-type="float" office:value="0.861086168050754" calcext:value-type="float">
            <text:p>0.861086168050754</text:p>
          </table:table-cell>
        </table:table-row>
        <table:table-row table:style-name="ro1">
          <table:table-cell office:value-type="float" office:value="0.245740555140551" calcext:value-type="float">
            <text:p>0.245740555140551</text:p>
          </table:table-cell>
          <table:table-cell office:value-type="float" office:value="0.00607757237912021" calcext:value-type="float">
            <text:p>0.00607757237912021</text:p>
          </table:table-cell>
          <table:table-cell office:value-type="float" office:value="0.874037593545473" calcext:value-type="float">
            <text:p>0.874037593545473</text:p>
          </table:table-cell>
        </table:table-row>
        <table:table-row table:style-name="ro1">
          <table:table-cell office:value-type="float" office:value="0.219533030374404" calcext:value-type="float">
            <text:p>0.219533030374404</text:p>
          </table:table-cell>
          <table:table-cell office:value-type="float" office:value="0.0345608754381132" calcext:value-type="float">
            <text:p>0.0345608754381132</text:p>
          </table:table-cell>
          <table:table-cell office:value-type="float" office:value="0.886609752171286" calcext:value-type="float">
            <text:p>0.886609752171286</text:p>
          </table:table-cell>
        </table:table-row>
        <table:table-row table:style-name="ro1">
          <table:table-cell office:value-type="float" office:value="0.228962345149173" calcext:value-type="float">
            <text:p>0.228962345149173</text:p>
          </table:table-cell>
          <table:table-cell office:value-type="float" office:value="0.00549083691238733" calcext:value-type="float">
            <text:p>0.00549083691238733</text:p>
          </table:table-cell>
          <table:table-cell office:value-type="float" office:value="0.881233915631167" calcext:value-type="float">
            <text:p>0.881233915631167</text:p>
          </table:table-cell>
        </table:table-row>
        <table:table-row table:style-name="ro1">
          <table:table-cell office:value-type="float" office:value="0.242533030360754" calcext:value-type="float">
            <text:p>0.242533030360754</text:p>
          </table:table-cell>
          <table:table-cell office:value-type="float" office:value="0.0129329508830117" calcext:value-type="float">
            <text:p>0.0129329508830117</text:p>
          </table:table-cell>
          <table:table-cell office:value-type="float" office:value="0.872986824117597" calcext:value-type="float">
            <text:p>0.872986824117597</text:p>
          </table:table-cell>
        </table:table-row>
        <table:table-row table:style-name="ro1">
          <table:table-cell office:value-type="float" office:value="0.215843329879173" calcext:value-type="float">
            <text:p>0.215843329879173</text:p>
          </table:table-cell>
          <table:table-cell office:value-type="float" office:value="0.00839521123092578" calcext:value-type="float">
            <text:p>0.00839521123092578</text:p>
          </table:table-cell>
          <table:table-cell office:value-type="float" office:value="0.886062033999807" calcext:value-type="float">
            <text:p>0.886062033999807</text:p>
          </table:table-cell>
        </table:table-row>
        <table:table-row table:style-name="ro1">
          <table:table-cell office:value-type="float" office:value="0.21343548453288" calcext:value-type="float">
            <text:p>0.21343548453288</text:p>
          </table:table-cell>
          <table:table-cell office:value-type="float" office:value="0.00857685214997981" calcext:value-type="float">
            <text:p>0.00857685214997981</text:p>
          </table:table-cell>
          <table:table-cell office:value-type="float" office:value="0.885368870327934" calcext:value-type="float">
            <text:p>0.885368870327934</text:p>
          </table:table-cell>
        </table:table-row>
        <table:table-row table:style-name="ro1">
          <table:table-cell office:value-type="float" office:value="0.216220144833231" calcext:value-type="float">
            <text:p>0.216220144833231</text:p>
          </table:table-cell>
          <table:table-cell office:value-type="float" office:value="0.00751219645768886" calcext:value-type="float">
            <text:p>0.00751219645768886</text:p>
          </table:table-cell>
          <table:table-cell office:value-type="float" office:value="0.885431475991343" calcext:value-type="float">
            <text:p>0.885431475991343</text:p>
          </table:table-cell>
        </table:table-row>
        <table:table-row table:style-name="ro1">
          <table:table-cell office:value-type="float" office:value="0.211374026650819" calcext:value-type="float">
            <text:p>0.211374026650819</text:p>
          </table:table-cell>
          <table:table-cell office:value-type="float" office:value="0.0072585554039689" calcext:value-type="float">
            <text:p>0.0072585554039689</text:p>
          </table:table-cell>
          <table:table-cell office:value-type="float" office:value="0.88817823383842" calcext:value-type="float">
            <text:p>0.88817823383842</text:p>
          </table:table-cell>
        </table:table-row>
        <table:table-row table:style-name="ro1">
          <table:table-cell office:value-type="float" office:value="0.21607238358256" calcext:value-type="float">
            <text:p>0.21607238358256</text:p>
          </table:table-cell>
          <table:table-cell office:value-type="float" office:value="0.0102653904378377" calcext:value-type="float">
            <text:p>0.0102653904378377</text:p>
          </table:table-cell>
          <table:table-cell office:value-type="float" office:value="0.887036848874468" calcext:value-type="float">
            <text:p>0.887036848874468</text:p>
          </table:table-cell>
        </table:table-row>
        <table:table-row table:style-name="ro1">
          <table:table-cell office:value-type="float" office:value="0.216348401414858" calcext:value-type="float">
            <text:p>0.216348401414858</text:p>
          </table:table-cell>
          <table:table-cell office:value-type="float" office:value="0.0186027977011153" calcext:value-type="float">
            <text:p>0.0186027977011153</text:p>
          </table:table-cell>
          <table:table-cell office:value-type="float" office:value="0.887434007916954" calcext:value-type="float">
            <text:p>0.887434007916954</text:p>
          </table:table-cell>
        </table:table-row>
        <table:table-row table:style-name="ro1">
          <table:table-cell office:value-type="float" office:value="0.220258146233939" calcext:value-type="float">
            <text:p>0.220258146233939</text:p>
          </table:table-cell>
          <table:table-cell office:value-type="float" office:value="0.0278735472297485" calcext:value-type="float">
            <text:p>0.0278735472297485</text:p>
          </table:table-cell>
          <table:table-cell office:value-type="float" office:value="0.886423807206684" calcext:value-type="float">
            <text:p>0.886423807206684</text:p>
          </table:table-cell>
        </table:table-row>
        <table:table-row table:style-name="ro1">
          <table:table-cell office:value-type="float" office:value="0.224886981609995" calcext:value-type="float">
            <text:p>0.224886981609995</text:p>
          </table:table-cell>
          <table:table-cell office:value-type="float" office:value="0.0206977523465086" calcext:value-type="float">
            <text:p>0.0206977523465086</text:p>
          </table:table-cell>
          <table:table-cell office:value-type="float" office:value="0.884636119299662" calcext:value-type="float">
            <text:p>0.884636119299662</text:p>
          </table:table-cell>
        </table:table-row>
        <table:table-row table:style-name="ro1">
          <table:table-cell office:value-type="float" office:value="0.225461350887756" calcext:value-type="float">
            <text:p>0.225461350887756</text:p>
          </table:table-cell>
          <table:table-cell office:value-type="float" office:value="0.0193238949338403" calcext:value-type="float">
            <text:p>0.0193238949338403</text:p>
          </table:table-cell>
          <table:table-cell office:value-type="float" office:value="0.882856644596841" calcext:value-type="float">
            <text:p>0.882856644596841</text:p>
          </table:table-cell>
        </table:table-row>
        <table:table-row table:style-name="ro1">
          <table:table-cell office:value-type="float" office:value="0.225383888346773" calcext:value-type="float">
            <text:p>0.225383888346773</text:p>
          </table:table-cell>
          <table:table-cell office:value-type="float" office:value="0.0420538318140837" calcext:value-type="float">
            <text:p>0.0420538318140837</text:p>
          </table:table-cell>
          <table:table-cell office:value-type="float" office:value="0.881410551942391" calcext:value-type="float">
            <text:p>0.881410551942391</text:p>
          </table:table-cell>
        </table:table-row>
        <table:table-row table:style-name="ro1">
          <table:table-cell office:value-type="float" office:value="0.230395701399703" calcext:value-type="float">
            <text:p>0.230395701399703</text:p>
          </table:table-cell>
          <table:table-cell office:value-type="float" office:value="0.0338704661854586" calcext:value-type="float">
            <text:p>0.0338704661854586</text:p>
          </table:table-cell>
          <table:table-cell office:value-type="float" office:value="0.881474184401182" calcext:value-type="float">
            <text:p>0.881474184401182</text:p>
          </table:table-cell>
        </table:table-row>
        <table:table-row table:style-name="ro1">
          <table:table-cell office:value-type="float" office:value="0.229671086407068" calcext:value-type="float">
            <text:p>0.229671086407068</text:p>
          </table:table-cell>
          <table:table-cell office:value-type="float" office:value="0.0235741068973661" calcext:value-type="float">
            <text:p>0.0235741068973661</text:p>
          </table:table-cell>
          <table:table-cell office:value-type="float" office:value="0.884136329668172" calcext:value-type="float">
            <text:p>0.884136329668172</text:p>
          </table:table-cell>
        </table:table-row>
        <table:table-row table:style-name="ro1">
          <table:table-cell office:value-type="float" office:value="0.230328711165546" calcext:value-type="float">
            <text:p>0.230328711165546</text:p>
          </table:table-cell>
          <table:table-cell office:value-type="float" office:value="0.0285981071437925" calcext:value-type="float">
            <text:p>0.0285981071437925</text:p>
          </table:table-cell>
          <table:table-cell office:value-type="float" office:value="0.88398623528097" calcext:value-type="float">
            <text:p>0.88398623528097</text:p>
          </table:table-cell>
        </table:table-row>
        <table:table-row table:style-name="ro1">
          <table:table-cell office:value-type="float" office:value="0.233308140341615" calcext:value-type="float">
            <text:p>0.233308140341615</text:p>
          </table:table-cell>
          <table:table-cell office:value-type="float" office:value="0.0401590592727045" calcext:value-type="float">
            <text:p>0.0401590592727045</text:p>
          </table:table-cell>
          <table:table-cell office:value-type="float" office:value="0.882485707346495" calcext:value-type="float">
            <text:p>0.882485707346495</text:p>
          </table:table-cell>
        </table:table-row>
        <table:table-row table:style-name="ro1">
          <table:table-cell office:value-type="float" office:value="0.242339415275992" calcext:value-type="float">
            <text:p>0.242339415275992</text:p>
          </table:table-cell>
          <table:table-cell office:value-type="float" office:value="0.0389248626362787" calcext:value-type="float">
            <text:p>0.0389248626362787</text:p>
          </table:table-cell>
          <table:table-cell office:value-type="float" office:value="0.87994394364298" calcext:value-type="float">
            <text:p>0.87994394364298</text:p>
          </table:table-cell>
        </table:table-row>
        <table:table-row table:style-name="ro1">
          <table:table-cell office:value-type="float" office:value="0.241974100606588" calcext:value-type="float">
            <text:p>0.241974100606588</text:p>
          </table:table-cell>
          <table:table-cell office:value-type="float" office:value="0.0226622340659386" calcext:value-type="float">
            <text:p>0.0226622340659386</text:p>
          </table:table-cell>
          <table:table-cell office:value-type="float" office:value="0.881445046318135" calcext:value-type="float">
            <text:p>0.881445046318135</text:p>
          </table:table-cell>
        </table:table-row>
        <table:table-row table:style-name="ro1">
          <table:table-cell office:value-type="float" office:value="0.26633295021797" calcext:value-type="float">
            <text:p>0.26633295021797</text:p>
          </table:table-cell>
          <table:table-cell office:value-type="float" office:value="0.0248702889395557" calcext:value-type="float">
            <text:p>0.0248702889395557</text:p>
          </table:table-cell>
          <table:table-cell office:value-type="float" office:value="0.867202073173266" calcext:value-type="float">
            <text:p>0.867202073173266</text:p>
          </table:table-cell>
        </table:table-row>
        <table:table-row table:style-name="ro1">
          <table:table-cell office:value-type="float" office:value="0.289131165842868" calcext:value-type="float">
            <text:p>0.289131165842868</text:p>
          </table:table-cell>
          <table:table-cell office:value-type="float" office:value="0.0403607128074539" calcext:value-type="float">
            <text:p>0.0403607128074539</text:p>
          </table:table-cell>
          <table:table-cell office:value-type="float" office:value="0.853329165008408" calcext:value-type="float">
            <text:p>0.853329165008408</text:p>
          </table:table-cell>
        </table:table-row>
        <table:table-row table:style-name="ro1">
          <table:table-cell office:value-type="float" office:value="0.266841007535101" calcext:value-type="float">
            <text:p>0.266841007535101</text:p>
          </table:table-cell>
          <table:table-cell office:value-type="float" office:value="0.0308925506363069" calcext:value-type="float">
            <text:p>0.0308925506363069</text:p>
          </table:table-cell>
          <table:table-cell office:value-type="float" office:value="0.868905603095275" calcext:value-type="float">
            <text:p>0.868905603095275</text:p>
          </table:table-cell>
        </table:table-row>
        <table:table-row table:style-name="ro1">
          <table:table-cell office:value-type="float" office:value="0.237903857589017" calcext:value-type="float">
            <text:p>0.237903857589017</text:p>
          </table:table-cell>
          <table:table-cell office:value-type="float" office:value="0.0107791753358451" calcext:value-type="float">
            <text:p>0.0107791753358451</text:p>
          </table:table-cell>
          <table:table-cell office:value-type="float" office:value="0.886966234313742" calcext:value-type="float">
            <text:p>0.886966234313742</text:p>
          </table:table-cell>
        </table:table-row>
        <table:table-row table:style-name="ro1">
          <table:table-cell office:value-type="float" office:value="0.245195134315814" calcext:value-type="float">
            <text:p>0.245195134315814</text:p>
          </table:table-cell>
          <table:table-cell office:value-type="float" office:value="0.00888237448911494" calcext:value-type="float">
            <text:p>0.00888237448911494</text:p>
          </table:table-cell>
          <table:table-cell office:value-type="float" office:value="0.886671991860877" calcext:value-type="float">
            <text:p>0.886671991860877</text:p>
          </table:table-cell>
        </table:table-row>
        <table:table-row table:style-name="ro1">
          <table:table-cell office:value-type="float" office:value="0.243190326554665" calcext:value-type="float">
            <text:p>0.243190326554665</text:p>
          </table:table-cell>
          <table:table-cell office:value-type="float" office:value="0.0213335777079952" calcext:value-type="float">
            <text:p>0.0213335777079952</text:p>
          </table:table-cell>
          <table:table-cell office:value-type="float" office:value="0.889641381035492" calcext:value-type="float">
            <text:p>0.889641381035492</text:p>
          </table:table-cell>
        </table:table-row>
        <table:table-row table:style-name="ro1">
          <table:table-cell office:value-type="float" office:value="0.244624767336615" calcext:value-type="float">
            <text:p>0.244624767336615</text:p>
          </table:table-cell>
          <table:table-cell office:value-type="float" office:value="0.0350827553227251" calcext:value-type="float">
            <text:p>0.0350827553227251</text:p>
          </table:table-cell>
          <table:table-cell office:value-type="float" office:value="0.89010361004731" calcext:value-type="float">
            <text:p>0.89010361004731</text:p>
          </table:table-cell>
        </table:table-row>
        <table:table-row table:style-name="ro1">
          <table:table-cell office:value-type="float" office:value="0.265011376761909" calcext:value-type="float">
            <text:p>0.265011376761909</text:p>
          </table:table-cell>
          <table:table-cell office:value-type="float" office:value="0.0288210554933681" calcext:value-type="float">
            <text:p>0.0288210554933681</text:p>
          </table:table-cell>
          <table:table-cell office:value-type="float" office:value="0.882482703322052" calcext:value-type="float">
            <text:p>0.882482703322052</text:p>
          </table:table-cell>
        </table:table-row>
        <table:table-row table:style-name="ro1">
          <table:table-cell office:value-type="float" office:value="0.259346784751822" calcext:value-type="float">
            <text:p>0.259346784751822</text:p>
          </table:table-cell>
          <table:table-cell office:value-type="float" office:value="0.0453318792457952" calcext:value-type="float">
            <text:p>0.0453318792457952</text:p>
          </table:table-cell>
          <table:table-cell office:value-type="float" office:value="0.886328048203936" calcext:value-type="float">
            <text:p>0.886328048203936</text:p>
          </table:table-cell>
        </table:table-row>
        <table:table-row table:style-name="ro1">
          <table:table-cell office:value-type="float" office:value="0.264785627870608" calcext:value-type="float">
            <text:p>0.264785627870608</text:p>
          </table:table-cell>
          <table:table-cell office:value-type="float" office:value="0.0576190720051244" calcext:value-type="float">
            <text:p>0.0576190720051244</text:p>
          </table:table-cell>
          <table:table-cell office:value-type="float" office:value="0.885315732148544" calcext:value-type="float">
            <text:p>0.885315732148544</text:p>
          </table:table-cell>
        </table:table-row>
        <table:table-row table:style-name="ro1">
          <table:table-cell office:value-type="float" office:value="0.268519931476473" calcext:value-type="float">
            <text:p>0.268519931476473</text:p>
          </table:table-cell>
          <table:table-cell office:value-type="float" office:value="0.0629118234572999" calcext:value-type="float">
            <text:p>0.0629118234572999</text:p>
          </table:table-cell>
          <table:table-cell office:value-type="float" office:value="0.887302069811983" calcext:value-type="float">
            <text:p>0.887302069811983</text:p>
          </table:table-cell>
        </table:table-row>
        <table:table-row table:style-name="ro1">
          <table:table-cell office:value-type="float" office:value="0.268065300986198" calcext:value-type="float">
            <text:p>0.268065300986198</text:p>
          </table:table-cell>
          <table:table-cell office:value-type="float" office:value="0.0646591033509377" calcext:value-type="float">
            <text:p>0.0646591033509377</text:p>
          </table:table-cell>
          <table:table-cell office:value-type="float" office:value="0.890187111319977" calcext:value-type="float">
            <text:p>0.890187111319977</text:p>
          </table:table-cell>
        </table:table-row>
        <table:table-row table:style-name="ro1">
          <table:table-cell office:value-type="float" office:value="0.267380936826728" calcext:value-type="float">
            <text:p>0.267380936826728</text:p>
          </table:table-cell>
          <table:table-cell office:value-type="float" office:value="0.0698563216223717" calcext:value-type="float">
            <text:p>0.0698563216223717</text:p>
          </table:table-cell>
          <table:table-cell office:value-type="float" office:value="0.89340099169641" calcext:value-type="float">
            <text:p>0.89340099169641</text:p>
          </table:table-cell>
        </table:table-row>
        <table:table-row table:style-name="ro1">
          <table:table-cell office:value-type="float" office:value="0.27088679784914" calcext:value-type="float">
            <text:p>0.27088679784914</text:p>
          </table:table-cell>
          <table:table-cell office:value-type="float" office:value="0.0715365327528151" calcext:value-type="float">
            <text:p>0.0715365327528151</text:p>
          </table:table-cell>
          <table:table-cell office:value-type="float" office:value="0.894850748082311" calcext:value-type="float">
            <text:p>0.894850748082311</text:p>
          </table:table-cell>
        </table:table-row>
        <table:table-row table:style-name="ro1">
          <table:table-cell office:value-type="float" office:value="0.270481729808195" calcext:value-type="float">
            <text:p>0.270481729808195</text:p>
          </table:table-cell>
          <table:table-cell office:value-type="float" office:value="0.0742183157736678" calcext:value-type="float">
            <text:p>0.0742183157736678</text:p>
          </table:table-cell>
          <table:table-cell office:value-type="float" office:value="0.897447499029752" calcext:value-type="float">
            <text:p>0.897447499029752</text:p>
          </table:table-cell>
        </table:table-row>
        <table:table-row table:style-name="ro1">
          <table:table-cell office:value-type="float" office:value="0.270945522327934" calcext:value-type="float">
            <text:p>0.270945522327934</text:p>
          </table:table-cell>
          <table:table-cell office:value-type="float" office:value="0.0697336359504302" calcext:value-type="float">
            <text:p>0.0697336359504302</text:p>
          </table:table-cell>
          <table:table-cell office:value-type="float" office:value="0.900041309507099" calcext:value-type="float">
            <text:p>0.900041309507099</text:p>
          </table:table-cell>
        </table:table-row>
        <table:table-row table:style-name="ro1">
          <table:table-cell office:value-type="float" office:value="0.270048640082179" calcext:value-type="float">
            <text:p>0.270048640082179</text:p>
          </table:table-cell>
          <table:table-cell office:value-type="float" office:value="0.0754184550989965" calcext:value-type="float">
            <text:p>0.0754184550989965</text:p>
          </table:table-cell>
          <table:table-cell office:value-type="float" office:value="0.90184356951476" calcext:value-type="float">
            <text:p>0.90184356951476</text:p>
          </table:table-cell>
        </table:table-row>
        <table:table-row table:style-name="ro1">
          <table:table-cell office:value-type="float" office:value="0.274947099678408" calcext:value-type="float">
            <text:p>0.274947099678408</text:p>
          </table:table-cell>
          <table:table-cell office:value-type="float" office:value="0.0757054403413571" calcext:value-type="float">
            <text:p>0.0757054403413571</text:p>
          </table:table-cell>
          <table:table-cell office:value-type="float" office:value="0.901356583842832" calcext:value-type="float">
            <text:p>0.901356583842832</text:p>
          </table:table-cell>
        </table:table-row>
        <table:table-row table:style-name="ro1">
          <table:table-cell office:value-type="float" office:value="0.271915196449012" calcext:value-type="float">
            <text:p>0.271915196449012</text:p>
          </table:table-cell>
          <table:table-cell office:value-type="float" office:value="0.0730190313173641" calcext:value-type="float">
            <text:p>0.0730190313173641</text:p>
          </table:table-cell>
          <table:table-cell office:value-type="float" office:value="0.905045767502129" calcext:value-type="float">
            <text:p>0.905045767502129</text:p>
          </table:table-cell>
        </table:table-row>
        <table:table-row table:style-name="ro1">
          <table:table-cell office:value-type="float" office:value="0.27134110696225" calcext:value-type="float">
            <text:p>0.27134110696225</text:p>
          </table:table-cell>
          <table:table-cell office:value-type="float" office:value="0.0745046426078927" calcext:value-type="float">
            <text:p>0.0745046426078927</text:p>
          </table:table-cell>
          <table:table-cell office:value-type="float" office:value="0.905924875784928" calcext:value-type="float">
            <text:p>0.905924875784928</text:p>
          </table:table-cell>
        </table:table-row>
        <table:table-row table:style-name="ro1">
          <table:table-cell office:value-type="float" office:value="0.271653287804795" calcext:value-type="float">
            <text:p>0.271653287804795</text:p>
          </table:table-cell>
          <table:table-cell office:value-type="float" office:value="0.075691415050763" calcext:value-type="float">
            <text:p>0.075691415050763</text:p>
          </table:table-cell>
          <table:table-cell office:value-type="float" office:value="0.907528455096692" calcext:value-type="float">
            <text:p>0.907528455096692</text:p>
          </table:table-cell>
        </table:table-row>
        <table:table-row table:style-name="ro1">
          <table:table-cell office:value-type="float" office:value="0.270167566105496" calcext:value-type="float">
            <text:p>0.270167566105496</text:p>
          </table:table-cell>
          <table:table-cell office:value-type="float" office:value="0.0767347653932276" calcext:value-type="float">
            <text:p>0.0767347653932276</text:p>
          </table:table-cell>
          <table:table-cell office:value-type="float" office:value="0.909607968352124" calcext:value-type="float">
            <text:p>0.909607968352124</text:p>
          </table:table-cell>
        </table:table-row>
        <table:table-row table:style-name="ro1">
          <table:table-cell office:value-type="float" office:value="0.272627617757945" calcext:value-type="float">
            <text:p>0.272627617757945</text:p>
          </table:table-cell>
          <table:table-cell office:value-type="float" office:value="0.0737476816644484" calcext:value-type="float">
            <text:p>0.0737476816644484</text:p>
          </table:table-cell>
          <table:table-cell office:value-type="float" office:value="0.91017551379445" calcext:value-type="float">
            <text:p>0.91017551379445</text:p>
          </table:table-cell>
        </table:table-row>
        <table:table-row table:style-name="ro1">
          <table:table-cell office:value-type="float" office:value="0.274336353230334" calcext:value-type="float">
            <text:p>0.274336353230334</text:p>
          </table:table-cell>
          <table:table-cell office:value-type="float" office:value="0.0746154991691025" calcext:value-type="float">
            <text:p>0.0746154991691025</text:p>
          </table:table-cell>
          <table:table-cell office:value-type="float" office:value="0.909487194902224" calcext:value-type="float">
            <text:p>0.909487194902224</text:p>
          </table:table-cell>
        </table:table-row>
        <table:table-row table:style-name="ro1">
          <table:table-cell office:value-type="float" office:value="0.273265480984049" calcext:value-type="float">
            <text:p>0.273265480984049</text:p>
          </table:table-cell>
          <table:table-cell office:value-type="float" office:value="0.0729624796170346" calcext:value-type="float">
            <text:p>0.0729624796170346</text:p>
          </table:table-cell>
          <table:table-cell office:value-type="float" office:value="0.910819438350795" calcext:value-type="float">
            <text:p>0.910819438350795</text:p>
          </table:table-cell>
        </table:table-row>
        <table:table-row table:style-name="ro1">
          <table:table-cell office:value-type="float" office:value="0.271549307296421" calcext:value-type="float">
            <text:p>0.271549307296421</text:p>
          </table:table-cell>
          <table:table-cell office:value-type="float" office:value="0.0718325536342956" calcext:value-type="float">
            <text:p>0.0718325536342956</text:p>
          </table:table-cell>
          <table:table-cell office:value-type="float" office:value="0.912147775282902" calcext:value-type="float">
            <text:p>0.912147775282902</text:p>
          </table:table-cell>
        </table:table-row>
        <table:table-row table:style-name="ro1">
          <table:table-cell office:value-type="float" office:value="0.272315568583255" calcext:value-type="float">
            <text:p>0.272315568583255</text:p>
          </table:table-cell>
          <table:table-cell office:value-type="float" office:value="0.0738908139350171" calcext:value-type="float">
            <text:p>0.0738908139350171</text:p>
          </table:table-cell>
          <table:table-cell office:value-type="float" office:value="0.912657909114838" calcext:value-type="float">
            <text:p>0.912657909114838</text:p>
          </table:table-cell>
        </table:table-row>
        <table:table-row table:style-name="ro1">
          <table:table-cell office:value-type="float" office:value="0.274004541584821" calcext:value-type="float">
            <text:p>0.274004541584821</text:p>
          </table:table-cell>
          <table:table-cell office:value-type="float" office:value="0.0731719583431926" calcext:value-type="float">
            <text:p>0.0731719583431926</text:p>
          </table:table-cell>
          <table:table-cell office:value-type="float" office:value="0.912783540293821" calcext:value-type="float">
            <text:p>0.912783540293821</text:p>
          </table:table-cell>
        </table:table-row>
        <table:table-row table:style-name="ro1">
          <table:table-cell office:value-type="float" office:value="0.273025056265282" calcext:value-type="float">
            <text:p>0.273025056265282</text:p>
          </table:table-cell>
          <table:table-cell office:value-type="float" office:value="0.0715497027524822" calcext:value-type="float">
            <text:p>0.0715497027524822</text:p>
          </table:table-cell>
          <table:table-cell office:value-type="float" office:value="0.914716826020669" calcext:value-type="float">
            <text:p>0.914716826020669</text:p>
          </table:table-cell>
        </table:table-row>
        <table:table-row table:style-name="ro1">
          <table:table-cell office:value-type="float" office:value="0.275216311588251" calcext:value-type="float">
            <text:p>0.275216311588251</text:p>
          </table:table-cell>
          <table:table-cell office:value-type="float" office:value="0.0685538641491031" calcext:value-type="float">
            <text:p>0.0685538641491031</text:p>
          </table:table-cell>
          <table:table-cell office:value-type="float" office:value="0.914583767909824" calcext:value-type="float">
            <text:p>0.914583767909824</text:p>
          </table:table-cell>
        </table:table-row>
        <table:table-row table:style-name="ro1">
          <table:table-cell office:value-type="float" office:value="0.273988814657348" calcext:value-type="float">
            <text:p>0.273988814657348</text:p>
          </table:table-cell>
          <table:table-cell office:value-type="float" office:value="0.0710547493196107" calcext:value-type="float">
            <text:p>0.0710547493196107</text:p>
          </table:table-cell>
          <table:table-cell office:value-type="float" office:value="0.916453017650585" calcext:value-type="float">
            <text:p>0.916453017650585</text:p>
          </table:table-cell>
        </table:table-row>
        <table:table-row table:style-name="ro1">
          <table:table-cell office:value-type="float" office:value="0.271492275188119" calcext:value-type="float">
            <text:p>0.271492275188119</text:p>
          </table:table-cell>
          <table:table-cell office:value-type="float" office:value="0.0701707164478743" calcext:value-type="float">
            <text:p>0.0701707164478743</text:p>
          </table:table-cell>
          <table:table-cell office:value-type="float" office:value="0.91811177116206" calcext:value-type="float">
            <text:p>0.91811177116206</text:p>
          </table:table-cell>
        </table:table-row>
        <table:table-row table:style-name="ro1">
          <table:table-cell office:value-type="float" office:value="0.271089930269671" calcext:value-type="float">
            <text:p>0.271089930269671</text:p>
          </table:table-cell>
          <table:table-cell office:value-type="float" office:value="0.0696566767743743" calcext:value-type="float">
            <text:p>0.0696566767743743</text:p>
          </table:table-cell>
          <table:table-cell office:value-type="float" office:value="0.919134268468862" calcext:value-type="float">
            <text:p>0.919134268468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6T11:53:38.769807160</dc:date>
    <meta:editing-duration>PT7M3S</meta:editing-duration>
    <meta:editing-cycles>1</meta:editing-cycles>
    <meta:document-statistic meta:table-count="1" meta:cell-count="2793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4cm" svg:height="10.541cm" xlink:href=".." xlink:type="simple" chart:class="chart:line" chart:style-name="ch1">
        <chart:legend chart:legend-position="end" svg:x="17.131cm" svg:y="4.473cm" style:legend-expansion="high" chart:style-name="ch2"/>
        <chart:plot-area chart:style-name="ch3" table:cell-range-address="translation_after_rot.A1:translation_after_rot.C931" chart:data-source-has-labels="row" svg:x="0.374cm" svg:y="0.21cm" svg:width="16.383cm" svg:height="10.121cm">
          <chart:coordinate-region svg:x="0.916cm" svg:y="0.409cm" svg:width="15.841cm" svg:height="9.7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anslation_after_rot.A2:translation_after_rot.A931" chart:label-cell-address="translation_after_rot.A1:translation_after_rot.A1" chart:class="chart:line">
            <chart:data-point chart:repeated="930"/>
          </chart:series>
          <chart:series chart:style-name="ch7" chart:values-cell-range-address="translation_after_rot.B2:translation_after_rot.B931" chart:label-cell-address="translation_after_rot.B1:translation_after_rot.B1" chart:class="chart:line">
            <chart:data-point chart:repeated="930"/>
          </chart:series>
          <chart:series chart:style-name="ch8" chart:values-cell-range-address="translation_after_rot.C2:translation_after_rot.C931" chart:label-cell-address="translation_after_rot.C1:translation_after_rot.C1" chart:class="chart:line">
            <chart:data-point chart:repeated="9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x</text:p>
                <draw:g>
                  <svg:desc>translation_after_rot.A1:translation_after_rot.A1</svg:desc>
                </draw:g>
              </table:table-cell>
              <table:table-cell office:value-type="string">
                <text:p>ty</text:p>
                <draw:g>
                  <svg:desc>translation_after_rot.B1:translation_after_rot.B1</svg:desc>
                </draw:g>
              </table:table-cell>
              <table:table-cell office:value-type="string">
                <text:p>tz</text:p>
                <draw:g>
                  <svg:desc>translation_after_rot.C1:translation_after_ro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18545398504999">
                <text:p>-0.118545398504999</text:p>
                <draw:g>
                  <svg:desc>translation_after_rot.A2:translation_after_rot.A931</svg:desc>
                </draw:g>
              </table:table-cell>
              <table:table-cell office:value-type="float" office:value="0.0654199443634759">
                <text:p>0.0654199443634759</text:p>
                <draw:g>
                  <svg:desc>translation_after_rot.B2:translation_after_rot.B931</svg:desc>
                </draw:g>
              </table:table-cell>
              <table:table-cell office:value-type="float" office:value="1.14033430360861">
                <text:p>1.14033430360861</text:p>
                <draw:g>
                  <svg:desc>translation_after_rot.C2:translation_after_rot.C9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21242301859045">
                <text:p>-0.121242301859045</text:p>
              </table:table-cell>
              <table:table-cell office:value-type="float" office:value="0.0657098600992345">
                <text:p>0.0657098600992345</text:p>
              </table:table-cell>
              <table:table-cell office:value-type="float" office:value="1.13985662683563">
                <text:p>1.13985662683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15095026956851">
                <text:p>-0.115095026956851</text:p>
              </table:table-cell>
              <table:table-cell office:value-type="float" office:value="0.0695110166068855">
                <text:p>0.0695110166068855</text:p>
              </table:table-cell>
              <table:table-cell office:value-type="float" office:value="1.14051757346419">
                <text:p>1.14051757346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14153168179366">
                <text:p>-0.114153168179366</text:p>
              </table:table-cell>
              <table:table-cell office:value-type="float" office:value="0.0621639405316879">
                <text:p>0.0621639405316879</text:p>
              </table:table-cell>
              <table:table-cell office:value-type="float" office:value="1.14058346616513">
                <text:p>1.14058346616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26832382023232">
                <text:p>-0.126832382023232</text:p>
              </table:table-cell>
              <table:table-cell office:value-type="float" office:value="0.0722897360921432">
                <text:p>0.0722897360921432</text:p>
              </table:table-cell>
              <table:table-cell office:value-type="float" office:value="1.13801209012615">
                <text:p>1.13801209012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27137224072899">
                <text:p>-0.127137224072899</text:p>
              </table:table-cell>
              <table:table-cell office:value-type="float" office:value="0.070481338212556">
                <text:p>0.070481338212556</text:p>
              </table:table-cell>
              <table:table-cell office:value-type="float" office:value="1.13894880060762">
                <text:p>1.13894880060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20948907957918">
                <text:p>-0.120948907957918</text:p>
              </table:table-cell>
              <table:table-cell office:value-type="float" office:value="0.0826788477251444">
                <text:p>0.0826788477251444</text:p>
              </table:table-cell>
              <table:table-cell office:value-type="float" office:value="1.138404547514">
                <text:p>1.138404547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26250218838326">
                <text:p>-0.126250218838326</text:p>
              </table:table-cell>
              <table:table-cell office:value-type="float" office:value="0.0749313821543537">
                <text:p>0.0749313821543537</text:p>
              </table:table-cell>
              <table:table-cell office:value-type="float" office:value="1.13861353996671">
                <text:p>1.138613539966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08152580166984">
                <text:p>-0.108152580166984</text:p>
              </table:table-cell>
              <table:table-cell office:value-type="float" office:value="0.0649237913972898">
                <text:p>0.0649237913972898</text:p>
              </table:table-cell>
              <table:table-cell office:value-type="float" office:value="1.14272730075512">
                <text:p>1.14272730075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23773771143119">
                <text:p>-0.123773771143119</text:p>
              </table:table-cell>
              <table:table-cell office:value-type="float" office:value="0.0728477700428321">
                <text:p>0.0728477700428321</text:p>
              </table:table-cell>
              <table:table-cell office:value-type="float" office:value="1.14029056588123">
                <text:p>1.14029056588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17869836710497">
                <text:p>-0.117869836710497</text:p>
              </table:table-cell>
              <table:table-cell office:value-type="float" office:value="0.0773811560130097">
                <text:p>0.0773811560130097</text:p>
              </table:table-cell>
              <table:table-cell office:value-type="float" office:value="1.14136191600655">
                <text:p>1.14136191600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23505540163775">
                <text:p>-0.123505540163775</text:p>
              </table:table-cell>
              <table:table-cell office:value-type="float" office:value="0.0734217801809084">
                <text:p>0.0734217801809084</text:p>
              </table:table-cell>
              <table:table-cell office:value-type="float" office:value="1.1405027820482">
                <text:p>1.1405027820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15701341219317">
                <text:p>-0.115701341219317</text:p>
              </table:table-cell>
              <table:table-cell office:value-type="float" office:value="0.0734398456457458">
                <text:p>0.0734398456457458</text:p>
              </table:table-cell>
              <table:table-cell office:value-type="float" office:value="1.14241333375091">
                <text:p>1.14241333375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23538403754715">
                <text:p>-0.123538403754715</text:p>
              </table:table-cell>
              <table:table-cell office:value-type="float" office:value="0.0747654559885866">
                <text:p>0.0747654559885866</text:p>
              </table:table-cell>
              <table:table-cell office:value-type="float" office:value="1.14127950809341">
                <text:p>1.14127950809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17001981897054">
                <text:p>-0.117001981897054</text:p>
              </table:table-cell>
              <table:table-cell office:value-type="float" office:value="0.078995030342294">
                <text:p>0.078995030342294</text:p>
              </table:table-cell>
              <table:table-cell office:value-type="float" office:value="1.14148441513332">
                <text:p>1.14148441513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15257987721426">
                <text:p>-0.115257987721426</text:p>
              </table:table-cell>
              <table:table-cell office:value-type="float" office:value="0.0858972053055863">
                <text:p>0.0858972053055863</text:p>
              </table:table-cell>
              <table:table-cell office:value-type="float" office:value="1.14170364369663">
                <text:p>1.14170364369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14991822187365">
                <text:p>-0.114991822187365</text:p>
              </table:table-cell>
              <table:table-cell office:value-type="float" office:value="0.0702067978912787">
                <text:p>0.0702067978912787</text:p>
              </table:table-cell>
              <table:table-cell office:value-type="float" office:value="1.14358380790459">
                <text:p>1.143583807904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09217691814069">
                <text:p>-0.109217691814069</text:p>
              </table:table-cell>
              <table:table-cell office:value-type="float" office:value="0.070924150600784">
                <text:p>0.070924150600784</text:p>
              </table:table-cell>
              <table:table-cell office:value-type="float" office:value="1.14428673397276">
                <text:p>1.14428673397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27431833779101">
                <text:p>-0.127431833779101</text:p>
              </table:table-cell>
              <table:table-cell office:value-type="float" office:value="0.0633444003649032">
                <text:p>0.0633444003649032</text:p>
              </table:table-cell>
              <table:table-cell office:value-type="float" office:value="1.14303915430816">
                <text:p>1.14303915430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21376008716666">
                <text:p>-0.121376008716666</text:p>
              </table:table-cell>
              <table:table-cell office:value-type="float" office:value="0.0644677647944978">
                <text:p>0.0644677647944978</text:p>
              </table:table-cell>
              <table:table-cell office:value-type="float" office:value="1.14427353482464">
                <text:p>1.14427353482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17559634695583">
                <text:p>-0.117559634695583</text:p>
              </table:table-cell>
              <table:table-cell office:value-type="float" office:value="0.0764417229602866">
                <text:p>0.0764417229602866</text:p>
              </table:table-cell>
              <table:table-cell office:value-type="float" office:value="1.14396178793423">
                <text:p>1.14396178793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09287886726158">
                <text:p>-0.109287886726158</text:p>
              </table:table-cell>
              <table:table-cell office:value-type="float" office:value="0.0773278925870782">
                <text:p>0.0773278925870782</text:p>
              </table:table-cell>
              <table:table-cell office:value-type="float" office:value="1.14548816857655">
                <text:p>1.145488168576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13002452816189">
                <text:p>-0.113002452816189</text:p>
              </table:table-cell>
              <table:table-cell office:value-type="float" office:value="0.0733076892359526">
                <text:p>0.0733076892359526</text:p>
              </table:table-cell>
              <table:table-cell office:value-type="float" office:value="1.14606925600394">
                <text:p>1.146069256003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26007784566759">
                <text:p>-0.126007784566759</text:p>
              </table:table-cell>
              <table:table-cell office:value-type="float" office:value="0.0667219370245359">
                <text:p>0.0667219370245359</text:p>
              </table:table-cell>
              <table:table-cell office:value-type="float" office:value="1.14532721175088">
                <text:p>1.14532721175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15346073016272">
                <text:p>-0.115346073016272</text:p>
              </table:table-cell>
              <table:table-cell office:value-type="float" office:value="0.070035168954203">
                <text:p>0.070035168954203</text:p>
              </table:table-cell>
              <table:table-cell office:value-type="float" office:value="1.14614165593098">
                <text:p>1.146141655930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23793193837525">
                <text:p>-0.123793193837525</text:p>
              </table:table-cell>
              <table:table-cell office:value-type="float" office:value="0.074074485203711">
                <text:p>0.074074485203711</text:p>
              </table:table-cell>
              <table:table-cell office:value-type="float" office:value="1.14617210229415">
                <text:p>1.146172102294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23261772426307">
                <text:p>-0.123261772426307</text:p>
              </table:table-cell>
              <table:table-cell office:value-type="float" office:value="0.0724850892677257">
                <text:p>0.0724850892677257</text:p>
              </table:table-cell>
              <table:table-cell office:value-type="float" office:value="1.1468664670741">
                <text:p>1.14686646707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26612996267391">
                <text:p>-0.126612996267391</text:p>
              </table:table-cell>
              <table:table-cell office:value-type="float" office:value="0.0761693897487958">
                <text:p>0.0761693897487958</text:p>
              </table:table-cell>
              <table:table-cell office:value-type="float" office:value="1.1468056284446">
                <text:p>1.14680562844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30708118566923">
                <text:p>-0.130708118566923</text:p>
              </table:table-cell>
              <table:table-cell office:value-type="float" office:value="0.0601428294587496">
                <text:p>0.0601428294587496</text:p>
              </table:table-cell>
              <table:table-cell office:value-type="float" office:value="1.14897021034914">
                <text:p>1.148970210349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27052877088536">
                <text:p>-0.127052877088536</text:p>
              </table:table-cell>
              <table:table-cell office:value-type="float" office:value="0.0731779313411637">
                <text:p>0.0731779313411637</text:p>
              </table:table-cell>
              <table:table-cell office:value-type="float" office:value="1.14870222248663">
                <text:p>1.148702222486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3999230496969">
                <text:p>-0.13999230496969</text:p>
              </table:table-cell>
              <table:table-cell office:value-type="float" office:value="0.0741662669507457">
                <text:p>0.0741662669507457</text:p>
              </table:table-cell>
              <table:table-cell office:value-type="float" office:value="1.14743238909688">
                <text:p>1.147432389096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24438376360044">
                <text:p>-0.124438376360044</text:p>
              </table:table-cell>
              <table:table-cell office:value-type="float" office:value="0.081902941329525">
                <text:p>0.081902941329525</text:p>
              </table:table-cell>
              <table:table-cell office:value-type="float" office:value="1.14926930564898">
                <text:p>1.149269305648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28060981366394">
                <text:p>-0.128060981366394</text:p>
              </table:table-cell>
              <table:table-cell office:value-type="float" office:value="0.0747369619258467">
                <text:p>0.0747369619258467</text:p>
              </table:table-cell>
              <table:table-cell office:value-type="float" office:value="1.14971336889237">
                <text:p>1.149713368892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30770183426455">
                <text:p>-0.130770183426455</text:p>
              </table:table-cell>
              <table:table-cell office:value-type="float" office:value="0.0728136803470372">
                <text:p>0.0728136803470372</text:p>
              </table:table-cell>
              <table:table-cell office:value-type="float" office:value="1.14973768807888">
                <text:p>1.149737688078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40827094876874">
                <text:p>-0.140827094876874</text:p>
              </table:table-cell>
              <table:table-cell office:value-type="float" office:value="0.071297344925907">
                <text:p>0.071297344925907</text:p>
              </table:table-cell>
              <table:table-cell office:value-type="float" office:value="1.14898790782478">
                <text:p>1.14898790782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37441446329461">
                <text:p>-0.137441446329461</text:p>
              </table:table-cell>
              <table:table-cell office:value-type="float" office:value="0.0706097096733664">
                <text:p>0.0706097096733664</text:p>
              </table:table-cell>
              <table:table-cell office:value-type="float" office:value="1.15210706826789">
                <text:p>1.152107068267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35296992807857">
                <text:p>-0.135296992807857</text:p>
              </table:table-cell>
              <table:table-cell office:value-type="float" office:value="0.0617307070750976">
                <text:p>0.0617307070750976</text:p>
              </table:table-cell>
              <table:table-cell office:value-type="float" office:value="1.15404756980217">
                <text:p>1.154047569802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39004984695754">
                <text:p>-0.139004984695754</text:p>
              </table:table-cell>
              <table:table-cell office:value-type="float" office:value="0.0646588174267321">
                <text:p>0.0646588174267321</text:p>
              </table:table-cell>
              <table:table-cell office:value-type="float" office:value="1.15449096072449">
                <text:p>1.154490960724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39553900108719">
                <text:p>-0.139553900108719</text:p>
              </table:table-cell>
              <table:table-cell office:value-type="float" office:value="0.0541113792257014">
                <text:p>0.0541113792257014</text:p>
              </table:table-cell>
              <table:table-cell office:value-type="float" office:value="1.15725807741494">
                <text:p>1.157258077414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42862350548941">
                <text:p>-0.142862350548941</text:p>
              </table:table-cell>
              <table:table-cell office:value-type="float" office:value="0.0597975264143766">
                <text:p>0.0597975264143766</text:p>
              </table:table-cell>
              <table:table-cell office:value-type="float" office:value="1.15811695983975">
                <text:p>1.158116959839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34912955014879">
                <text:p>-0.134912955014879</text:p>
              </table:table-cell>
              <table:table-cell office:value-type="float" office:value="0.0575433851936257">
                <text:p>0.0575433851936257</text:p>
              </table:table-cell>
              <table:table-cell office:value-type="float" office:value="1.15946466361224">
                <text:p>1.159464663612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42387442042804">
                <text:p>-0.142387442042804</text:p>
              </table:table-cell>
              <table:table-cell office:value-type="float" office:value="0.0553483775259843">
                <text:p>0.0553483775259843</text:p>
              </table:table-cell>
              <table:table-cell office:value-type="float" office:value="1.15931766084577">
                <text:p>1.159317660845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54402484481508">
                <text:p>-0.154402484481508</text:p>
              </table:table-cell>
              <table:table-cell office:value-type="float" office:value="0.0628918964026961">
                <text:p>0.0628918964026961</text:p>
              </table:table-cell>
              <table:table-cell office:value-type="float" office:value="1.15747845455943">
                <text:p>1.157478454559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52623423335003">
                <text:p>-0.152623423335003</text:p>
              </table:table-cell>
              <table:table-cell office:value-type="float" office:value="0.0562533063800763">
                <text:p>0.0562533063800763</text:p>
              </table:table-cell>
              <table:table-cell office:value-type="float" office:value="1.16008852828186">
                <text:p>1.160088528281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63749022172303">
                <text:p>-0.163749022172303</text:p>
              </table:table-cell>
              <table:table-cell office:value-type="float" office:value="0.0585346690655375">
                <text:p>0.0585346690655375</text:p>
              </table:table-cell>
              <table:table-cell office:value-type="float" office:value="1.15971909646442">
                <text:p>1.159719096464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50264129774337">
                <text:p>-0.150264129774337</text:p>
              </table:table-cell>
              <table:table-cell office:value-type="float" office:value="0.057954217773116">
                <text:p>0.057954217773116</text:p>
              </table:table-cell>
              <table:table-cell office:value-type="float" office:value="1.16428499084811">
                <text:p>1.164284990848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48120246469629">
                <text:p>-0.148120246469629</text:p>
              </table:table-cell>
              <table:table-cell office:value-type="float" office:value="0.0658827774496633">
                <text:p>0.0658827774496633</text:p>
              </table:table-cell>
              <table:table-cell office:value-type="float" office:value="1.1648845742296">
                <text:p>1.16488457422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59053357424503">
                <text:p>-0.159053357424503</text:p>
              </table:table-cell>
              <table:table-cell office:value-type="float" office:value="0.0561360821975048">
                <text:p>0.0561360821975048</text:p>
              </table:table-cell>
              <table:table-cell office:value-type="float" office:value="1.16401858462557">
                <text:p>1.164018584625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61867127832631">
                <text:p>-0.161867127832631</text:p>
              </table:table-cell>
              <table:table-cell office:value-type="float" office:value="0.0606769343777771">
                <text:p>0.0606769343777771</text:p>
              </table:table-cell>
              <table:table-cell office:value-type="float" office:value="1.16362593868887">
                <text:p>1.163625938688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45700593057184">
                <text:p>-0.145700593057184</text:p>
              </table:table-cell>
              <table:table-cell office:value-type="float" office:value="0.0372742222072558">
                <text:p>0.0372742222072558</text:p>
              </table:table-cell>
              <table:table-cell office:value-type="float" office:value="1.16825752169073">
                <text:p>1.168257521690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61454201796572">
                <text:p>-0.161454201796572</text:p>
              </table:table-cell>
              <table:table-cell office:value-type="float" office:value="0.0504204739217333">
                <text:p>0.0504204739217333</text:p>
              </table:table-cell>
              <table:table-cell office:value-type="float" office:value="1.16470480867641">
                <text:p>1.164704808676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59479283058241">
                <text:p>-0.159479283058241</text:p>
              </table:table-cell>
              <table:table-cell office:value-type="float" office:value="0.0524708018972632">
                <text:p>0.0524708018972632</text:p>
              </table:table-cell>
              <table:table-cell office:value-type="float" office:value="1.16479061264321">
                <text:p>1.164790612643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48644815544771">
                <text:p>-0.148644815544771</text:p>
              </table:table-cell>
              <table:table-cell office:value-type="float" office:value="0.0372978673555365">
                <text:p>0.0372978673555365</text:p>
              </table:table-cell>
              <table:table-cell office:value-type="float" office:value="1.16908485543629">
                <text:p>1.169084855436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52430175290426">
                <text:p>-0.152430175290426</text:p>
              </table:table-cell>
              <table:table-cell office:value-type="float" office:value="0.0328787959899939">
                <text:p>0.0328787959899939</text:p>
              </table:table-cell>
              <table:table-cell office:value-type="float" office:value="1.16917615887994">
                <text:p>1.169176158879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55896998953015">
                <text:p>-0.155896998953015</text:p>
              </table:table-cell>
              <table:table-cell office:value-type="float" office:value="0.0361756624182502">
                <text:p>0.0361756624182502</text:p>
              </table:table-cell>
              <table:table-cell office:value-type="float" office:value="1.16658766812977">
                <text:p>1.166587668129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58968225415911">
                <text:p>-0.158968225415911</text:p>
              </table:table-cell>
              <table:table-cell office:value-type="float" office:value="0.0350006624499688">
                <text:p>0.0350006624499688</text:p>
              </table:table-cell>
              <table:table-cell office:value-type="float" office:value="1.16557413957968">
                <text:p>1.165574139579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60332472788339">
                <text:p>-0.160332472788339</text:p>
              </table:table-cell>
              <table:table-cell office:value-type="float" office:value="0.0248691304376708">
                <text:p>0.0248691304376708</text:p>
              </table:table-cell>
              <table:table-cell office:value-type="float" office:value="1.16637813526914">
                <text:p>1.166378135269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64063789554446">
                <text:p>-0.164063789554446</text:p>
              </table:table-cell>
              <table:table-cell office:value-type="float" office:value="0.0326938768958817">
                <text:p>0.0326938768958817</text:p>
              </table:table-cell>
              <table:table-cell office:value-type="float" office:value="1.16599538068592">
                <text:p>1.165995380685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68239011809582">
                <text:p>-0.168239011809582</text:p>
              </table:table-cell>
              <table:table-cell office:value-type="float" office:value="0.0321475559843377">
                <text:p>0.0321475559843377</text:p>
              </table:table-cell>
              <table:table-cell office:value-type="float" office:value="1.1666530808936">
                <text:p>1.16665308089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78317504138089">
                <text:p>-0.178317504138089</text:p>
              </table:table-cell>
              <table:table-cell office:value-type="float" office:value="0.0241473029363341">
                <text:p>0.0241473029363341</text:p>
              </table:table-cell>
              <table:table-cell office:value-type="float" office:value="1.1657798125076">
                <text:p>1.16577981250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67515156964161">
                <text:p>-0.167515156964161</text:p>
              </table:table-cell>
              <table:table-cell office:value-type="float" office:value="0.0355892463793211">
                <text:p>0.0355892463793211</text:p>
              </table:table-cell>
              <table:table-cell office:value-type="float" office:value="1.16798009439465">
                <text:p>1.167980094394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60804198768709">
                <text:p>-0.160804198768709</text:p>
              </table:table-cell>
              <table:table-cell office:value-type="float" office:value="0.0346743191425203">
                <text:p>0.0346743191425203</text:p>
              </table:table-cell>
              <table:table-cell office:value-type="float" office:value="1.16961912852396">
                <text:p>1.169619128523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76005972911344">
                <text:p>-0.176005972911344</text:p>
              </table:table-cell>
              <table:table-cell office:value-type="float" office:value="0.029135868770035">
                <text:p>0.029135868770035</text:p>
              </table:table-cell>
              <table:table-cell office:value-type="float" office:value="1.16591523064143">
                <text:p>1.165915230641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66461385523343">
                <text:p>-0.166461385523343</text:p>
              </table:table-cell>
              <table:table-cell office:value-type="float" office:value="0.0319015297074197">
                <text:p>0.0319015297074197</text:p>
              </table:table-cell>
              <table:table-cell office:value-type="float" office:value="1.16855032242716">
                <text:p>1.16855032242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57620285440878">
                <text:p>-0.157620285440878</text:p>
              </table:table-cell>
              <table:table-cell office:value-type="float" office:value="0.0347409817813874">
                <text:p>0.0347409817813874</text:p>
              </table:table-cell>
              <table:table-cell office:value-type="float" office:value="1.16988170339721">
                <text:p>1.169881703397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56500737633675">
                <text:p>-0.156500737633675</text:p>
              </table:table-cell>
              <table:table-cell office:value-type="float" office:value="0.0348991566715312">
                <text:p>0.0348991566715312</text:p>
              </table:table-cell>
              <table:table-cell office:value-type="float" office:value="1.17067934073754">
                <text:p>1.170679340737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4753209838786">
                <text:p>-0.14753209838786</text:p>
              </table:table-cell>
              <table:table-cell office:value-type="float" office:value="0.0491387778548935">
                <text:p>0.0491387778548935</text:p>
              </table:table-cell>
              <table:table-cell office:value-type="float" office:value="1.16999924014966">
                <text:p>1.169999240149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54842936661617">
                <text:p>-0.154842936661617</text:p>
              </table:table-cell>
              <table:table-cell office:value-type="float" office:value="0.0284425531932643">
                <text:p>0.0284425531932643</text:p>
              </table:table-cell>
              <table:table-cell office:value-type="float" office:value="1.16796177291257">
                <text:p>1.167961772912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60222405916963">
                <text:p>-0.160222405916963</text:p>
              </table:table-cell>
              <table:table-cell office:value-type="float" office:value="0.0359402449245796">
                <text:p>0.0359402449245796</text:p>
              </table:table-cell>
              <table:table-cell office:value-type="float" office:value="1.16620189677086">
                <text:p>1.166201896770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40243860560954">
                <text:p>-0.140243860560954</text:p>
              </table:table-cell>
              <table:table-cell office:value-type="float" office:value="0.0458590576456905">
                <text:p>0.0458590576456905</text:p>
              </table:table-cell>
              <table:table-cell office:value-type="float" office:value="1.16892151491683">
                <text:p>1.168921514916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68524579853293">
                <text:p>-0.168524579853293</text:p>
              </table:table-cell>
              <table:table-cell office:value-type="float" office:value="0.0572860149005369">
                <text:p>0.0572860149005369</text:p>
              </table:table-cell>
              <table:table-cell office:value-type="float" office:value="1.16266630734199">
                <text:p>1.162666307341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7407337247321">
                <text:p>-0.17407337247321</text:p>
              </table:table-cell>
              <table:table-cell office:value-type="float" office:value="0.0702080001073981">
                <text:p>0.0702080001073981</text:p>
              </table:table-cell>
              <table:table-cell office:value-type="float" office:value="1.1611901980677">
                <text:p>1.16119019806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74179480853485">
                <text:p>-0.174179480853485</text:p>
              </table:table-cell>
              <table:table-cell office:value-type="float" office:value="0.0807041748481967">
                <text:p>0.0807041748481967</text:p>
              </table:table-cell>
              <table:table-cell office:value-type="float" office:value="1.16002807680494">
                <text:p>1.160028076804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59274444592105">
                <text:p>-0.159274444592105</text:p>
              </table:table-cell>
              <table:table-cell office:value-type="float" office:value="0.0720682464297674">
                <text:p>0.0720682464297674</text:p>
              </table:table-cell>
              <table:table-cell office:value-type="float" office:value="1.16554781718979">
                <text:p>1.165547817189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72504955654982">
                <text:p>-0.172504955654982</text:p>
              </table:table-cell>
              <table:table-cell office:value-type="float" office:value="0.0957557621281933">
                <text:p>0.0957557621281933</text:p>
              </table:table-cell>
              <table:table-cell office:value-type="float" office:value="1.16034268446596">
                <text:p>1.160342684465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9910712912418">
                <text:p>-0.19910712912418</text:p>
              </table:table-cell>
              <table:table-cell office:value-type="float" office:value="0.165652862468405">
                <text:p>0.165652862468405</text:p>
              </table:table-cell>
              <table:table-cell office:value-type="float" office:value="1.1377652297882">
                <text:p>1.13776522978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6253903016766">
                <text:p>-0.236253903016766</text:p>
              </table:table-cell>
              <table:table-cell office:value-type="float" office:value="0.100121338481905">
                <text:p>0.100121338481905</text:p>
              </table:table-cell>
              <table:table-cell office:value-type="float" office:value="1.13515373675496">
                <text:p>1.135153736754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62030988923138">
                <text:p>-0.162030988923138</text:p>
              </table:table-cell>
              <table:table-cell office:value-type="float" office:value="0.0744200912539725">
                <text:p>0.0744200912539725</text:p>
              </table:table-cell>
              <table:table-cell office:value-type="float" office:value="1.16178058056181">
                <text:p>1.161780580561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26228364383252">
                <text:p>-0.126228364383252</text:p>
              </table:table-cell>
              <table:table-cell office:value-type="float" office:value="0.0425721367279267">
                <text:p>0.0425721367279267</text:p>
              </table:table-cell>
              <table:table-cell office:value-type="float" office:value="1.1685913540267">
                <text:p>1.16859135402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25486651773709">
                <text:p>-0.125486651773709</text:p>
              </table:table-cell>
              <table:table-cell office:value-type="float" office:value="0.0624746916470374">
                <text:p>0.0624746916470374</text:p>
              </table:table-cell>
              <table:table-cell office:value-type="float" office:value="1.16748675833097">
                <text:p>1.167486758330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05988143166874">
                <text:p>-0.105988143166874</text:p>
              </table:table-cell>
              <table:table-cell office:value-type="float" office:value="0.050157860906157">
                <text:p>0.050157860906157</text:p>
              </table:table-cell>
              <table:table-cell office:value-type="float" office:value="1.17085740354197">
                <text:p>1.170857403541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19765946597414">
                <text:p>-0.119765946597414</text:p>
              </table:table-cell>
              <table:table-cell office:value-type="float" office:value="0.0625119756034854">
                <text:p>0.0625119756034854</text:p>
              </table:table-cell>
              <table:table-cell office:value-type="float" office:value="1.1669471924746">
                <text:p>1.16694719247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24467969662979">
                <text:p>-0.124467969662979</text:p>
              </table:table-cell>
              <table:table-cell office:value-type="float" office:value="0.0526876352100678">
                <text:p>0.0526876352100678</text:p>
              </table:table-cell>
              <table:table-cell office:value-type="float" office:value="1.16616986409146">
                <text:p>1.166169864091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30345259091286">
                <text:p>-0.130345259091286</text:p>
              </table:table-cell>
              <table:table-cell office:value-type="float" office:value="0.054583734634065">
                <text:p>0.054583734634065</text:p>
              </table:table-cell>
              <table:table-cell office:value-type="float" office:value="1.16408802919283">
                <text:p>1.164088029192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2618638162011">
                <text:p>-0.12618638162011</text:p>
              </table:table-cell>
              <table:table-cell office:value-type="float" office:value="0.0548800808461013">
                <text:p>0.0548800808461013</text:p>
              </table:table-cell>
              <table:table-cell office:value-type="float" office:value="1.16480013390347">
                <text:p>1.164800133903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35310231520781">
                <text:p>-0.135310231520781</text:p>
              </table:table-cell>
              <table:table-cell office:value-type="float" office:value="0.0637823689786988">
                <text:p>0.0637823689786988</text:p>
              </table:table-cell>
              <table:table-cell office:value-type="float" office:value="1.16194776677863">
                <text:p>1.161947766778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22346658617415">
                <text:p>-0.122346658617415</text:p>
              </table:table-cell>
              <table:table-cell office:value-type="float" office:value="0.0517027235525688">
                <text:p>0.0517027235525688</text:p>
              </table:table-cell>
              <table:table-cell office:value-type="float" office:value="1.16528730451348">
                <text:p>1.165287304513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12094484706836">
                <text:p>-0.112094484706836</text:p>
              </table:table-cell>
              <table:table-cell office:value-type="float" office:value="0.0616590025908706">
                <text:p>0.0616590025908706</text:p>
              </table:table-cell>
              <table:table-cell office:value-type="float" office:value="1.1667645532347">
                <text:p>1.16676455323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24475167103177">
                <text:p>-0.124475167103177</text:p>
              </table:table-cell>
              <table:table-cell office:value-type="float" office:value="0.0597963023004592">
                <text:p>0.0597963023004592</text:p>
              </table:table-cell>
              <table:table-cell office:value-type="float" office:value="1.16470093050761">
                <text:p>1.164700930507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22878056010085">
                <text:p>-0.122878056010085</text:p>
              </table:table-cell>
              <table:table-cell office:value-type="float" office:value="0.0536373179021452">
                <text:p>0.0536373179021452</text:p>
              </table:table-cell>
              <table:table-cell office:value-type="float" office:value="1.16616771561841">
                <text:p>1.166167715618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30818324584422">
                <text:p>-0.130818324584422</text:p>
              </table:table-cell>
              <table:table-cell office:value-type="float" office:value="0.0532914295977062">
                <text:p>0.0532914295977062</text:p>
              </table:table-cell>
              <table:table-cell office:value-type="float" office:value="1.1647988525544">
                <text:p>1.16479885255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28551210960533">
                <text:p>-0.128551210960533</text:p>
              </table:table-cell>
              <table:table-cell office:value-type="float" office:value="0.0538804180687433">
                <text:p>0.0538804180687433</text:p>
              </table:table-cell>
              <table:table-cell office:value-type="float" office:value="1.16556705939673">
                <text:p>1.165567059396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24198937123008">
                <text:p>-0.124198937123008</text:p>
              </table:table-cell>
              <table:table-cell office:value-type="float" office:value="0.0600224647072949">
                <text:p>0.0600224647072949</text:p>
              </table:table-cell>
              <table:table-cell office:value-type="float" office:value="1.16646667238621">
                <text:p>1.166466672386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17267540379566">
                <text:p>-0.117267540379566</text:p>
              </table:table-cell>
              <table:table-cell office:value-type="float" office:value="0.0470434722620105">
                <text:p>0.0470434722620105</text:p>
              </table:table-cell>
              <table:table-cell office:value-type="float" office:value="1.16901197235583">
                <text:p>1.169011972355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26014268359065">
                <text:p>-0.126014268359065</text:p>
              </table:table-cell>
              <table:table-cell office:value-type="float" office:value="0.052286495596049">
                <text:p>0.052286495596049</text:p>
              </table:table-cell>
              <table:table-cell office:value-type="float" office:value="1.16732012406865">
                <text:p>1.167320124068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2756540686822">
                <text:p>-0.12756540686822</text:p>
              </table:table-cell>
              <table:table-cell office:value-type="float" office:value="0.0597508127380196">
                <text:p>0.0597508127380196</text:p>
              </table:table-cell>
              <table:table-cell office:value-type="float" office:value="1.1663229910119">
                <text:p>1.16632299101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1678602230737">
                <text:p>-0.11678602230737</text:p>
              </table:table-cell>
              <table:table-cell office:value-type="float" office:value="0.0547396570732827">
                <text:p>0.0547396570732827</text:p>
              </table:table-cell>
              <table:table-cell office:value-type="float" office:value="1.16798676931204">
                <text:p>1.167986769312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14438142262595">
                <text:p>-0.114438142262595</text:p>
              </table:table-cell>
              <table:table-cell office:value-type="float" office:value="0.0508690948259596">
                <text:p>0.0508690948259596</text:p>
              </table:table-cell>
              <table:table-cell office:value-type="float" office:value="1.16903675738563">
                <text:p>1.169036757385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14629427352681">
                <text:p>-0.114629427352681</text:p>
              </table:table-cell>
              <table:table-cell office:value-type="float" office:value="0.0527270972819381">
                <text:p>0.0527270972819381</text:p>
              </table:table-cell>
              <table:table-cell office:value-type="float" office:value="1.16817824558496">
                <text:p>1.16817824558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08642707385208">
                <text:p>-0.108642707385208</text:p>
              </table:table-cell>
              <table:table-cell office:value-type="float" office:value="0.0513513000685173">
                <text:p>0.0513513000685173</text:p>
              </table:table-cell>
              <table:table-cell office:value-type="float" office:value="1.16888391848562">
                <text:p>1.168883918485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15972186000792">
                <text:p>-0.115972186000792</text:p>
              </table:table-cell>
              <table:table-cell office:value-type="float" office:value="0.0489482196934359">
                <text:p>0.0489482196934359</text:p>
              </table:table-cell>
              <table:table-cell office:value-type="float" office:value="1.16682515414631">
                <text:p>1.16682515414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16353236036649">
                <text:p>-0.116353236036649</text:p>
              </table:table-cell>
              <table:table-cell office:value-type="float" office:value="0.0514176256718665">
                <text:p>0.0514176256718665</text:p>
              </table:table-cell>
              <table:table-cell office:value-type="float" office:value="1.16592129648346">
                <text:p>1.165921296483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10816408291226">
                <text:p>-0.110816408291226</text:p>
              </table:table-cell>
              <table:table-cell office:value-type="float" office:value="0.0538706483691627">
                <text:p>0.0538706483691627</text:p>
              </table:table-cell>
              <table:table-cell office:value-type="float" office:value="1.16578222775571">
                <text:p>1.165782227755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08700642992913">
                <text:p>-0.108700642992913</text:p>
              </table:table-cell>
              <table:table-cell office:value-type="float" office:value="0.0515177044922748">
                <text:p>0.0515177044922748</text:p>
              </table:table-cell>
              <table:table-cell office:value-type="float" office:value="1.16565261780555">
                <text:p>1.165652617805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117055219819473">
                <text:p>-0.117055219819473</text:p>
              </table:table-cell>
              <table:table-cell office:value-type="float" office:value="0.0706420176373621">
                <text:p>0.0706420176373621</text:p>
              </table:table-cell>
              <table:table-cell office:value-type="float" office:value="1.16123247256829">
                <text:p>1.161232472568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12395874355817">
                <text:p>-0.112395874355817</text:p>
              </table:table-cell>
              <table:table-cell office:value-type="float" office:value="0.0576750447674873">
                <text:p>0.0576750447674873</text:p>
              </table:table-cell>
              <table:table-cell office:value-type="float" office:value="1.16008704355092">
                <text:p>1.160087043550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943440626516712">
                <text:p>-0.0943440626516712</text:p>
              </table:table-cell>
              <table:table-cell office:value-type="float" office:value="0.0580643769212876">
                <text:p>0.0580643769212876</text:p>
              </table:table-cell>
              <table:table-cell office:value-type="float" office:value="1.15953550967256">
                <text:p>1.159535509672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04511336051257">
                <text:p>-0.104511336051257</text:p>
              </table:table-cell>
              <table:table-cell office:value-type="float" office:value="0.0481236281314535">
                <text:p>0.0481236281314535</text:p>
              </table:table-cell>
              <table:table-cell office:value-type="float" office:value="1.15659549126408">
                <text:p>1.156595491264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987903425496539">
                <text:p>-0.0987903425496539</text:p>
              </table:table-cell>
              <table:table-cell office:value-type="float" office:value="0.0641642686693904">
                <text:p>0.0641642686693904</text:p>
              </table:table-cell>
              <table:table-cell office:value-type="float" office:value="1.15397501221683">
                <text:p>1.153975012216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03738922384076">
                <text:p>-0.103738922384076</text:p>
              </table:table-cell>
              <table:table-cell office:value-type="float" office:value="0.0521869718581113">
                <text:p>0.0521869718581113</text:p>
              </table:table-cell>
              <table:table-cell office:value-type="float" office:value="1.15113263593423">
                <text:p>1.151132635934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03054738315519">
                <text:p>-0.103054738315519</text:p>
              </table:table-cell>
              <table:table-cell office:value-type="float" office:value="0.0514126217405787">
                <text:p>0.0514126217405787</text:p>
              </table:table-cell>
              <table:table-cell office:value-type="float" office:value="1.14922789744586">
                <text:p>1.149227897445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10775945832109">
                <text:p>-0.110775945832109</text:p>
              </table:table-cell>
              <table:table-cell office:value-type="float" office:value="0.0480268620902855">
                <text:p>0.0480268620902855</text:p>
              </table:table-cell>
              <table:table-cell office:value-type="float" office:value="1.14527839712204">
                <text:p>1.145278397122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00408569502017">
                <text:p>-0.100408569502017</text:p>
              </table:table-cell>
              <table:table-cell office:value-type="float" office:value="0.052686129365899">
                <text:p>0.052686129365899</text:p>
              </table:table-cell>
              <table:table-cell office:value-type="float" office:value="1.14326576295012">
                <text:p>1.143265762950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916856156745896">
                <text:p>-0.0916856156745896</text:p>
              </table:table-cell>
              <table:table-cell office:value-type="float" office:value="0.0476802331380409">
                <text:p>0.0476802331380409</text:p>
              </table:table-cell>
              <table:table-cell office:value-type="float" office:value="1.14167289850435">
                <text:p>1.141672898504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0225881204523">
                <text:p>-0.10225881204523</text:p>
              </table:table-cell>
              <table:table-cell office:value-type="float" office:value="0.0509847839199564">
                <text:p>0.0509847839199564</text:p>
              </table:table-cell>
              <table:table-cell office:value-type="float" office:value="1.13670990353366">
                <text:p>1.136709903533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54381020381124">
                <text:p>-0.0954381020381124</text:p>
              </table:table-cell>
              <table:table-cell office:value-type="float" office:value="0.0615489798256858">
                <text:p>0.0615489798256858</text:p>
              </table:table-cell>
              <table:table-cell office:value-type="float" office:value="1.13318857442695">
                <text:p>1.133188574426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881698688938653">
                <text:p>-0.0881698688938653</text:p>
              </table:table-cell>
              <table:table-cell office:value-type="float" office:value="0.0578682622822512">
                <text:p>0.0578682622822512</text:p>
              </table:table-cell>
              <table:table-cell office:value-type="float" office:value="1.13106800241277">
                <text:p>1.131068002412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842541513984837">
                <text:p>-0.0842541513984837</text:p>
              </table:table-cell>
              <table:table-cell office:value-type="float" office:value="0.0468521046301012">
                <text:p>0.0468521046301012</text:p>
              </table:table-cell>
              <table:table-cell office:value-type="float" office:value="1.12810371122459">
                <text:p>1.128103711224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910023780922122">
                <text:p>-0.0910023780922122</text:p>
              </table:table-cell>
              <table:table-cell office:value-type="float" office:value="0.0410150818502726">
                <text:p>0.0410150818502726</text:p>
              </table:table-cell>
              <table:table-cell office:value-type="float" office:value="1.12442103791317">
                <text:p>1.124421037913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781898437763396">
                <text:p>-0.0781898437763396</text:p>
              </table:table-cell>
              <table:table-cell office:value-type="float" office:value="0.0537083454200006">
                <text:p>0.0537083454200006</text:p>
              </table:table-cell>
              <table:table-cell office:value-type="float" office:value="1.12102350795533">
                <text:p>1.121023507955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803612051584344">
                <text:p>-0.0803612051584344</text:p>
              </table:table-cell>
              <table:table-cell office:value-type="float" office:value="0.0426693362707448">
                <text:p>0.0426693362707448</text:p>
              </table:table-cell>
              <table:table-cell office:value-type="float" office:value="1.11786024317977">
                <text:p>1.117860243179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804263431868791">
                <text:p>-0.0804263431868791</text:p>
              </table:table-cell>
              <table:table-cell office:value-type="float" office:value="0.0436524717320785">
                <text:p>0.0436524717320785</text:p>
              </table:table-cell>
              <table:table-cell office:value-type="float" office:value="1.1138744689006">
                <text:p>1.11387446890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911469405843338">
                <text:p>-0.0911469405843338</text:p>
              </table:table-cell>
              <table:table-cell office:value-type="float" office:value="0.0408332613279509">
                <text:p>0.0408332613279509</text:p>
              </table:table-cell>
              <table:table-cell office:value-type="float" office:value="1.10916828981483">
                <text:p>1.109168289814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810192771907286">
                <text:p>-0.0810192771907286</text:p>
              </table:table-cell>
              <table:table-cell office:value-type="float" office:value="0.0612715291887545">
                <text:p>0.0612715291887545</text:p>
              </table:table-cell>
              <table:table-cell office:value-type="float" office:value="1.10610604656856">
                <text:p>1.106106046568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843151288105784">
                <text:p>-0.0843151288105784</text:p>
              </table:table-cell>
              <table:table-cell office:value-type="float" office:value="0.0497428520169963">
                <text:p>0.0497428520169963</text:p>
              </table:table-cell>
              <table:table-cell office:value-type="float" office:value="1.10348892774064">
                <text:p>1.103488927740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843557443946519">
                <text:p>-0.0843557443946519</text:p>
              </table:table-cell>
              <table:table-cell office:value-type="float" office:value="0.0425197800062758">
                <text:p>0.0425197800062758</text:p>
              </table:table-cell>
              <table:table-cell office:value-type="float" office:value="1.10119033193436">
                <text:p>1.101190331934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85119915984465">
                <text:p>-0.085119915984465</text:p>
              </table:table-cell>
              <table:table-cell office:value-type="float" office:value="0.0462444619807692">
                <text:p>0.0462444619807692</text:p>
              </table:table-cell>
              <table:table-cell office:value-type="float" office:value="1.09849113850071">
                <text:p>1.098491138500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736957939186397">
                <text:p>-0.0736957939186397</text:p>
              </table:table-cell>
              <table:table-cell office:value-type="float" office:value="0.0460449671897444">
                <text:p>0.0460449671897444</text:p>
              </table:table-cell>
              <table:table-cell office:value-type="float" office:value="1.0971298028674">
                <text:p>1.09712980286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725581448638363">
                <text:p>-0.0725581448638363</text:p>
              </table:table-cell>
              <table:table-cell office:value-type="float" office:value="0.0509077188086167">
                <text:p>0.0509077188086167</text:p>
              </table:table-cell>
              <table:table-cell office:value-type="float" office:value="1.09464833903519">
                <text:p>1.094648339035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686069816076071">
                <text:p>-0.0686069816076071</text:p>
              </table:table-cell>
              <table:table-cell office:value-type="float" office:value="0.0456725393599865">
                <text:p>0.0456725393599865</text:p>
              </table:table-cell>
              <table:table-cell office:value-type="float" office:value="1.09464544909073">
                <text:p>1.094645449090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711829716780491">
                <text:p>-0.0711829716780491</text:p>
              </table:table-cell>
              <table:table-cell office:value-type="float" office:value="0.0484988327915155">
                <text:p>0.0484988327915155</text:p>
              </table:table-cell>
              <table:table-cell office:value-type="float" office:value="1.09360126580078">
                <text:p>1.093601265800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580721457941855">
                <text:p>-0.0580721457941855</text:p>
              </table:table-cell>
              <table:table-cell office:value-type="float" office:value="0.0487224953120738">
                <text:p>0.0487224953120738</text:p>
              </table:table-cell>
              <table:table-cell office:value-type="float" office:value="1.09250750409238">
                <text:p>1.092507504092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623988914584976">
                <text:p>-0.0623988914584976</text:p>
              </table:table-cell>
              <table:table-cell office:value-type="float" office:value="0.0414295217524467">
                <text:p>0.0414295217524467</text:p>
              </table:table-cell>
              <table:table-cell office:value-type="float" office:value="1.0919874993413">
                <text:p>1.09198749934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662096559690209">
                <text:p>-0.0662096559690209</text:p>
              </table:table-cell>
              <table:table-cell office:value-type="float" office:value="0.0520420184140628">
                <text:p>0.0520420184140628</text:p>
              </table:table-cell>
              <table:table-cell office:value-type="float" office:value="1.09051883327997">
                <text:p>1.090518833279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74258058975202">
                <text:p>-0.074258058975202</text:p>
              </table:table-cell>
              <table:table-cell office:value-type="float" office:value="0.0555102253978787">
                <text:p>0.0555102253978787</text:p>
              </table:table-cell>
              <table:table-cell office:value-type="float" office:value="1.08945108191711">
                <text:p>1.089451081917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606122974389951">
                <text:p>-0.0606122974389951</text:p>
              </table:table-cell>
              <table:table-cell office:value-type="float" office:value="0.0507274824095374">
                <text:p>0.0507274824095374</text:p>
              </table:table-cell>
              <table:table-cell office:value-type="float" office:value="1.09019554071915">
                <text:p>1.090195540719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626319044889598">
                <text:p>-0.0626319044889598</text:p>
              </table:table-cell>
              <table:table-cell office:value-type="float" office:value="0.0522914371668569">
                <text:p>0.0522914371668569</text:p>
              </table:table-cell>
              <table:table-cell office:value-type="float" office:value="1.08937027510925">
                <text:p>1.089370275109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595156225286103">
                <text:p>-0.0595156225286103</text:p>
              </table:table-cell>
              <table:table-cell office:value-type="float" office:value="0.0600240924005626">
                <text:p>0.0600240924005626</text:p>
              </table:table-cell>
              <table:table-cell office:value-type="float" office:value="1.08919462012649">
                <text:p>1.089194620126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616113884043974">
                <text:p>-0.0616113884043974</text:p>
              </table:table-cell>
              <table:table-cell office:value-type="float" office:value="0.0509986438835451">
                <text:p>0.0509986438835451</text:p>
              </table:table-cell>
              <table:table-cell office:value-type="float" office:value="1.09033844238163">
                <text:p>1.090338442381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654458151687089">
                <text:p>-0.0654458151687089</text:p>
              </table:table-cell>
              <table:table-cell office:value-type="float" office:value="0.0533922343566674">
                <text:p>0.0533922343566674</text:p>
              </table:table-cell>
              <table:table-cell office:value-type="float" office:value="1.09065010387651">
                <text:p>1.090650103876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749939564543492">
                <text:p>-0.0749939564543492</text:p>
              </table:table-cell>
              <table:table-cell office:value-type="float" office:value="0.0486332370067917">
                <text:p>0.0486332370067917</text:p>
              </table:table-cell>
              <table:table-cell office:value-type="float" office:value="1.0912923585715">
                <text:p>1.09129235857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768345266080467">
                <text:p>-0.0768345266080467</text:p>
              </table:table-cell>
              <table:table-cell office:value-type="float" office:value="0.0525156625566117">
                <text:p>0.0525156625566117</text:p>
              </table:table-cell>
              <table:table-cell office:value-type="float" office:value="1.09133759669639">
                <text:p>1.091337596696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636599095493196">
                <text:p>-0.0636599095493196</text:p>
              </table:table-cell>
              <table:table-cell office:value-type="float" office:value="0.0530025895136433">
                <text:p>0.0530025895136433</text:p>
              </table:table-cell>
              <table:table-cell office:value-type="float" office:value="1.09469440881475">
                <text:p>1.094694408814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846202024411967">
                <text:p>-0.0846202024411967</text:p>
              </table:table-cell>
              <table:table-cell office:value-type="float" office:value="0.0620233804080505">
                <text:p>0.0620233804080505</text:p>
              </table:table-cell>
              <table:table-cell office:value-type="float" office:value="1.09375949580634">
                <text:p>1.093759495806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958670257125486">
                <text:p>-0.0958670257125486</text:p>
              </table:table-cell>
              <table:table-cell office:value-type="float" office:value="0.051289433408037">
                <text:p>0.051289433408037</text:p>
              </table:table-cell>
              <table:table-cell office:value-type="float" office:value="1.09502250903922">
                <text:p>1.095022509039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941983935368192">
                <text:p>-0.0941983935368192</text:p>
              </table:table-cell>
              <table:table-cell office:value-type="float" office:value="0.0608299705306378">
                <text:p>0.0608299705306378</text:p>
              </table:table-cell>
              <table:table-cell office:value-type="float" office:value="1.09604043922344">
                <text:p>1.096040439223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939436454953216">
                <text:p>-0.0939436454953216</text:p>
              </table:table-cell>
              <table:table-cell office:value-type="float" office:value="0.0599774692585158">
                <text:p>0.0599774692585158</text:p>
              </table:table-cell>
              <table:table-cell office:value-type="float" office:value="1.09798680106357">
                <text:p>1.097986801063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107387208115463">
                <text:p>-0.107387208115463</text:p>
              </table:table-cell>
              <table:table-cell office:value-type="float" office:value="0.0489938915891592">
                <text:p>0.0489938915891592</text:p>
              </table:table-cell>
              <table:table-cell office:value-type="float" office:value="1.09824998946373">
                <text:p>1.098249989463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04755060232568">
                <text:p>-0.104755060232568</text:p>
              </table:table-cell>
              <table:table-cell office:value-type="float" office:value="0.0508133729663733">
                <text:p>0.0508133729663733</text:p>
              </table:table-cell>
              <table:table-cell office:value-type="float" office:value="1.10021537628586">
                <text:p>1.100215376285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32072605806545">
                <text:p>-0.132072605806545</text:p>
              </table:table-cell>
              <table:table-cell office:value-type="float" office:value="0.0566386117807933">
                <text:p>0.0566386117807933</text:p>
              </table:table-cell>
              <table:table-cell office:value-type="float" office:value="1.09700810037859">
                <text:p>1.097008100378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129110493149681">
                <text:p>-0.129110493149681</text:p>
              </table:table-cell>
              <table:table-cell office:value-type="float" office:value="0.055081403916282">
                <text:p>0.055081403916282</text:p>
              </table:table-cell>
              <table:table-cell office:value-type="float" office:value="1.10036702537351">
                <text:p>1.100367025373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1278989663458">
                <text:p>-0.1278989663458</text:p>
              </table:table-cell>
              <table:table-cell office:value-type="float" office:value="0.0566725334481662">
                <text:p>0.0566725334481662</text:p>
              </table:table-cell>
              <table:table-cell office:value-type="float" office:value="1.10338217716336">
                <text:p>1.103382177163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36298805571365">
                <text:p>-0.136298805571365</text:p>
              </table:table-cell>
              <table:table-cell office:value-type="float" office:value="0.0530693107448824">
                <text:p>0.0530693107448824</text:p>
              </table:table-cell>
              <table:table-cell office:value-type="float" office:value="1.10590592737871">
                <text:p>1.105905927378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143822157536938">
                <text:p>-0.143822157536938</text:p>
              </table:table-cell>
              <table:table-cell office:value-type="float" office:value="0.0540358672257501">
                <text:p>0.0540358672257501</text:p>
              </table:table-cell>
              <table:table-cell office:value-type="float" office:value="1.10767704766414">
                <text:p>1.10767704766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58186715212171">
                <text:p>-0.158186715212171</text:p>
              </table:table-cell>
              <table:table-cell office:value-type="float" office:value="0.0487240169603396">
                <text:p>0.0487240169603396</text:p>
              </table:table-cell>
              <table:table-cell office:value-type="float" office:value="1.10776905633676">
                <text:p>1.107769056336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160005089482529">
                <text:p>-0.160005089482529</text:p>
              </table:table-cell>
              <table:table-cell office:value-type="float" office:value="0.0596670005229232">
                <text:p>0.0596670005229232</text:p>
              </table:table-cell>
              <table:table-cell office:value-type="float" office:value="1.11026372953233">
                <text:p>1.110263729532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70047806786861">
                <text:p>-0.170047806786861</text:p>
              </table:table-cell>
              <table:table-cell office:value-type="float" office:value="0.0545507724174725">
                <text:p>0.0545507724174725</text:p>
              </table:table-cell>
              <table:table-cell office:value-type="float" office:value="1.11095418522849">
                <text:p>1.110954185228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81005014167261">
                <text:p>-0.181005014167261</text:p>
              </table:table-cell>
              <table:table-cell office:value-type="float" office:value="0.0586319940116734">
                <text:p>0.0586319940116734</text:p>
              </table:table-cell>
              <table:table-cell office:value-type="float" office:value="1.11104438739099">
                <text:p>1.111044387390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186539970429079">
                <text:p>-0.186539970429079</text:p>
              </table:table-cell>
              <table:table-cell office:value-type="float" office:value="0.0684183603173909">
                <text:p>0.0684183603173909</text:p>
              </table:table-cell>
              <table:table-cell office:value-type="float" office:value="1.11285413515749">
                <text:p>1.112854135157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197819884903981">
                <text:p>-0.197819884903981</text:p>
              </table:table-cell>
              <table:table-cell office:value-type="float" office:value="0.0567799045253698">
                <text:p>0.0567799045253698</text:p>
              </table:table-cell>
              <table:table-cell office:value-type="float" office:value="1.11337026947493">
                <text:p>1.113370269474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203679409389902">
                <text:p>-0.203679409389902</text:p>
              </table:table-cell>
              <table:table-cell office:value-type="float" office:value="0.0622637450715251">
                <text:p>0.0622637450715251</text:p>
              </table:table-cell>
              <table:table-cell office:value-type="float" office:value="1.11467772055774">
                <text:p>1.114677720557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204251741559011">
                <text:p>-0.204251741559011</text:p>
              </table:table-cell>
              <table:table-cell office:value-type="float" office:value="0.0639758822736058">
                <text:p>0.0639758822736058</text:p>
              </table:table-cell>
              <table:table-cell office:value-type="float" office:value="1.1167675399618">
                <text:p>1.11676753996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205875678400695">
                <text:p>-0.205875678400695</text:p>
              </table:table-cell>
              <table:table-cell office:value-type="float" office:value="0.0699897916540534">
                <text:p>0.0699897916540534</text:p>
              </table:table-cell>
              <table:table-cell office:value-type="float" office:value="1.11871493424559">
                <text:p>1.118714934245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206837641709201">
                <text:p>-0.206837641709201</text:p>
              </table:table-cell>
              <table:table-cell office:value-type="float" office:value="0.0702121481230853">
                <text:p>0.0702121481230853</text:p>
              </table:table-cell>
              <table:table-cell office:value-type="float" office:value="1.12071923967492">
                <text:p>1.120719239674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212293906042216">
                <text:p>-0.212293906042216</text:p>
              </table:table-cell>
              <table:table-cell office:value-type="float" office:value="0.0683203330575028">
                <text:p>0.0683203330575028</text:p>
              </table:table-cell>
              <table:table-cell office:value-type="float" office:value="1.12130161887185">
                <text:p>1.121301618871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21711476674855">
                <text:p>-0.21711476674855</text:p>
              </table:table-cell>
              <table:table-cell office:value-type="float" office:value="0.0687272556140983">
                <text:p>0.0687272556140983</text:p>
              </table:table-cell>
              <table:table-cell office:value-type="float" office:value="1.12325574583617">
                <text:p>1.123255745836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211288306668424">
                <text:p>-0.211288306668424</text:p>
              </table:table-cell>
              <table:table-cell office:value-type="float" office:value="0.0698700763887583">
                <text:p>0.0698700763887583</text:p>
              </table:table-cell>
              <table:table-cell office:value-type="float" office:value="1.126545425679">
                <text:p>1.1265454256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219301473840871">
                <text:p>-0.219301473840871</text:p>
              </table:table-cell>
              <table:table-cell office:value-type="float" office:value="0.0730066991801944">
                <text:p>0.0730066991801944</text:p>
              </table:table-cell>
              <table:table-cell office:value-type="float" office:value="1.12495402157868">
                <text:p>1.124954021578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220226832540307">
                <text:p>-0.220226832540307</text:p>
              </table:table-cell>
              <table:table-cell office:value-type="float" office:value="0.0691939095201467">
                <text:p>0.0691939095201467</text:p>
              </table:table-cell>
              <table:table-cell office:value-type="float" office:value="1.12666386570653">
                <text:p>1.126663865706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220903572803432">
                <text:p>-0.220903572803432</text:p>
              </table:table-cell>
              <table:table-cell office:value-type="float" office:value="0.068278204364277">
                <text:p>0.068278204364277</text:p>
              </table:table-cell>
              <table:table-cell office:value-type="float" office:value="1.12772754933639">
                <text:p>1.127727549336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219633461617741">
                <text:p>-0.219633461617741</text:p>
              </table:table-cell>
              <table:table-cell office:value-type="float" office:value="0.0668672567685722">
                <text:p>0.0668672567685722</text:p>
              </table:table-cell>
              <table:table-cell office:value-type="float" office:value="1.12902734124569">
                <text:p>1.129027341245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214592212360944">
                <text:p>-0.214592212360944</text:p>
              </table:table-cell>
              <table:table-cell office:value-type="float" office:value="0.0699641284031504">
                <text:p>0.0699641284031504</text:p>
              </table:table-cell>
              <table:table-cell office:value-type="float" office:value="1.13147441973391">
                <text:p>1.131474419733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221273214173944">
                <text:p>-0.221273214173944</text:p>
              </table:table-cell>
              <table:table-cell office:value-type="float" office:value="0.0682927878237121">
                <text:p>0.0682927878237121</text:p>
              </table:table-cell>
              <table:table-cell office:value-type="float" office:value="1.13075206312032">
                <text:p>1.130752063120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209143925438668">
                <text:p>-0.209143925438668</text:p>
              </table:table-cell>
              <table:table-cell office:value-type="float" office:value="0.0753797544992754">
                <text:p>0.0753797544992754</text:p>
              </table:table-cell>
              <table:table-cell office:value-type="float" office:value="1.13342448554553">
                <text:p>1.133424485545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207607687652468">
                <text:p>-0.207607687652468</text:p>
              </table:table-cell>
              <table:table-cell office:value-type="float" office:value="0.0722229356738581">
                <text:p>0.0722229356738581</text:p>
              </table:table-cell>
              <table:table-cell office:value-type="float" office:value="1.13669858840521">
                <text:p>1.136698588405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201711559869373">
                <text:p>-0.201711559869373</text:p>
              </table:table-cell>
              <table:table-cell office:value-type="float" office:value="0.0800106720848036">
                <text:p>0.0800106720848036</text:p>
              </table:table-cell>
              <table:table-cell office:value-type="float" office:value="1.1392435443373">
                <text:p>1.13924354433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182843442705466">
                <text:p>-0.182843442705466</text:p>
              </table:table-cell>
              <table:table-cell office:value-type="float" office:value="0.0752302967727769">
                <text:p>0.0752302967727769</text:p>
              </table:table-cell>
              <table:table-cell office:value-type="float" office:value="1.14471181034318">
                <text:p>1.14471181034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78363384960338">
                <text:p>-0.178363384960338</text:p>
              </table:table-cell>
              <table:table-cell office:value-type="float" office:value="0.0800639623536349">
                <text:p>0.0800639623536349</text:p>
              </table:table-cell>
              <table:table-cell office:value-type="float" office:value="1.14689680862857">
                <text:p>1.146896808628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180869602411686">
                <text:p>-0.180869602411686</text:p>
              </table:table-cell>
              <table:table-cell office:value-type="float" office:value="0.0825334513803637">
                <text:p>0.0825334513803637</text:p>
              </table:table-cell>
              <table:table-cell office:value-type="float" office:value="1.14678064442287">
                <text:p>1.146780644422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171635941686443">
                <text:p>-0.171635941686443</text:p>
              </table:table-cell>
              <table:table-cell office:value-type="float" office:value="0.0778143293996311">
                <text:p>0.0778143293996311</text:p>
              </table:table-cell>
              <table:table-cell office:value-type="float" office:value="1.15149292890004">
                <text:p>1.151492928900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58208343666235">
                <text:p>-0.158208343666235</text:p>
              </table:table-cell>
              <table:table-cell office:value-type="float" office:value="0.0872407862261099">
                <text:p>0.0872407862261099</text:p>
              </table:table-cell>
              <table:table-cell office:value-type="float" office:value="1.15461690893157">
                <text:p>1.154616908931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4948496760145">
                <text:p>-0.14948496760145</text:p>
              </table:table-cell>
              <table:table-cell office:value-type="float" office:value="0.0682282066910432">
                <text:p>0.0682282066910432</text:p>
              </table:table-cell>
              <table:table-cell office:value-type="float" office:value="1.16129282464906">
                <text:p>1.161292824649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16802146391656">
                <text:p>-0.116802146391656</text:p>
              </table:table-cell>
              <table:table-cell office:value-type="float" office:value="0.0877584815815016">
                <text:p>0.0877584815815016</text:p>
              </table:table-cell>
              <table:table-cell office:value-type="float" office:value="1.16475538753531">
                <text:p>1.164755387535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27388102169666">
                <text:p>-0.127388102169666</text:p>
              </table:table-cell>
              <table:table-cell office:value-type="float" office:value="0.0881983291721158">
                <text:p>0.0881983291721158</text:p>
              </table:table-cell>
              <table:table-cell office:value-type="float" office:value="1.16397941768674">
                <text:p>1.163979417686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882949849680607">
                <text:p>-0.0882949849680607</text:p>
              </table:table-cell>
              <table:table-cell office:value-type="float" office:value="0.0838588913581758">
                <text:p>0.0838588913581758</text:p>
              </table:table-cell>
              <table:table-cell office:value-type="float" office:value="1.17277571840742">
                <text:p>1.172775718407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10113483804032">
                <text:p>-0.110113483804032</text:p>
              </table:table-cell>
              <table:table-cell office:value-type="float" office:value="0.0658582892372375">
                <text:p>0.0658582892372375</text:p>
              </table:table-cell>
              <table:table-cell office:value-type="float" office:value="1.1740489448296">
                <text:p>1.1740489448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752812409540394">
                <text:p>-0.0752812409540394</text:p>
              </table:table-cell>
              <table:table-cell office:value-type="float" office:value="0.0548773708238946">
                <text:p>0.0548773708238946</text:p>
              </table:table-cell>
              <table:table-cell office:value-type="float" office:value="1.18099900347232">
                <text:p>1.180999003472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378998782170508">
                <text:p>-0.0378998782170508</text:p>
              </table:table-cell>
              <table:table-cell office:value-type="float" office:value="0.081742166726093">
                <text:p>0.081742166726093</text:p>
              </table:table-cell>
              <table:table-cell office:value-type="float" office:value="1.18489099648872">
                <text:p>1.184890996488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54891024413745">
                <text:p>-0.054891024413745</text:p>
              </table:table-cell>
              <table:table-cell office:value-type="float" office:value="0.0739699637463924">
                <text:p>0.0739699637463924</text:p>
              </table:table-cell>
              <table:table-cell office:value-type="float" office:value="1.18837465735277">
                <text:p>1.188374657352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321491206044089">
                <text:p>-0.0321491206044089</text:p>
              </table:table-cell>
              <table:table-cell office:value-type="float" office:value="0.0736078975124934">
                <text:p>0.0736078975124934</text:p>
              </table:table-cell>
              <table:table-cell office:value-type="float" office:value="1.19157355878864">
                <text:p>1.191573558788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15990487685094">
                <text:p>0.0415990487685094</text:p>
              </table:table-cell>
              <table:table-cell office:value-type="float" office:value="0.100522951298502">
                <text:p>0.100522951298502</text:p>
              </table:table-cell>
              <table:table-cell office:value-type="float" office:value="1.19325375576993">
                <text:p>1.193253755769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649052878516181">
                <text:p>0.0649052878516181</text:p>
              </table:table-cell>
              <table:table-cell office:value-type="float" office:value="0.105310166295701">
                <text:p>0.105310166295701</text:p>
              </table:table-cell>
              <table:table-cell office:value-type="float" office:value="1.19464198295947">
                <text:p>1.194641982959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725898159253195">
                <text:p>0.0725898159253195</text:p>
              </table:table-cell>
              <table:table-cell office:value-type="float" office:value="0.0797862371548299">
                <text:p>0.0797862371548299</text:p>
              </table:table-cell>
              <table:table-cell office:value-type="float" office:value="1.2025807099583">
                <text:p>1.20258070995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668861637584445">
                <text:p>0.0668861637584445</text:p>
              </table:table-cell>
              <table:table-cell office:value-type="float" office:value="0.0831975666267895">
                <text:p>0.0831975666267895</text:p>
              </table:table-cell>
              <table:table-cell office:value-type="float" office:value="1.2080763726349">
                <text:p>1.20807637263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761068246952957">
                <text:p>0.0761068246952957</text:p>
              </table:table-cell>
              <table:table-cell office:value-type="float" office:value="0.0671647104890896">
                <text:p>0.0671647104890896</text:p>
              </table:table-cell>
              <table:table-cell office:value-type="float" office:value="1.21494313638084">
                <text:p>1.214943136380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819428957172998">
                <text:p>0.0819428957172998</text:p>
              </table:table-cell>
              <table:table-cell office:value-type="float" office:value="0.0634445470842494">
                <text:p>0.0634445470842494</text:p>
              </table:table-cell>
              <table:table-cell office:value-type="float" office:value="1.22091948316413">
                <text:p>1.220919483164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744744234745971">
                <text:p>0.0744744234745971</text:p>
              </table:table-cell>
              <table:table-cell office:value-type="float" office:value="0.0429218136551213">
                <text:p>0.0429218136551213</text:p>
              </table:table-cell>
              <table:table-cell office:value-type="float" office:value="1.22866037302975">
                <text:p>1.228660373029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04324039138853">
                <text:p>0.104324039138853</text:p>
              </table:table-cell>
              <table:table-cell office:value-type="float" office:value="0.047289229105263">
                <text:p>0.047289229105263</text:p>
              </table:table-cell>
              <table:table-cell office:value-type="float" office:value="1.23002998004181">
                <text:p>1.230029980041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21473933447616">
                <text:p>0.121473933447616</text:p>
              </table:table-cell>
              <table:table-cell office:value-type="float" office:value="0.0622964819852314">
                <text:p>0.0622964819852314</text:p>
              </table:table-cell>
              <table:table-cell office:value-type="float" office:value="1.23258516462199">
                <text:p>1.232585164621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46919948864136">
                <text:p>0.146919948864136</text:p>
              </table:table-cell>
              <table:table-cell office:value-type="float" office:value="0.0861049510908021">
                <text:p>0.0861049510908021</text:p>
              </table:table-cell>
              <table:table-cell office:value-type="float" office:value="1.2306624909362">
                <text:p>1.23066249093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47507144456993">
                <text:p>0.147507144456993</text:p>
              </table:table-cell>
              <table:table-cell office:value-type="float" office:value="0.0722917369612589">
                <text:p>0.0722917369612589</text:p>
              </table:table-cell>
              <table:table-cell office:value-type="float" office:value="1.23909830466944">
                <text:p>1.239098304669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62188393600615">
                <text:p>0.162188393600615</text:p>
              </table:table-cell>
              <table:table-cell office:value-type="float" office:value="0.0803971804036494">
                <text:p>0.0803971804036494</text:p>
              </table:table-cell>
              <table:table-cell office:value-type="float" office:value="1.24063307584443">
                <text:p>1.240633075844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72952909061258">
                <text:p>0.172952909061258</text:p>
              </table:table-cell>
              <table:table-cell office:value-type="float" office:value="0.0863582752759039">
                <text:p>0.0863582752759039</text:p>
              </table:table-cell>
              <table:table-cell office:value-type="float" office:value="1.24267610386407">
                <text:p>1.242676103864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76459943692776">
                <text:p>0.176459943692776</text:p>
              </table:table-cell>
              <table:table-cell office:value-type="float" office:value="0.0991029848351889">
                <text:p>0.0991029848351889</text:p>
              </table:table-cell>
              <table:table-cell office:value-type="float" office:value="1.24477581362142">
                <text:p>1.244775813621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77776430374378">
                <text:p>0.177776430374378</text:p>
              </table:table-cell>
              <table:table-cell office:value-type="float" office:value="0.0781745548354592">
                <text:p>0.0781745548354592</text:p>
              </table:table-cell>
              <table:table-cell office:value-type="float" office:value="1.25170766463461">
                <text:p>1.251707664634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79032249374346">
                <text:p>0.179032249374346</text:p>
              </table:table-cell>
              <table:table-cell office:value-type="float" office:value="0.0693850911038959">
                <text:p>0.0693850911038959</text:p>
              </table:table-cell>
              <table:table-cell office:value-type="float" office:value="1.25371853727001">
                <text:p>1.253718537270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3275984096092">
                <text:p>0.203275984096092</text:p>
              </table:table-cell>
              <table:table-cell office:value-type="float" office:value="0.0553263086776752">
                <text:p>0.0553263086776752</text:p>
              </table:table-cell>
              <table:table-cell office:value-type="float" office:value="1.25148135668536">
                <text:p>1.251481356685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817951720225">
                <text:p>0.20817951720225</text:p>
              </table:table-cell>
              <table:table-cell office:value-type="float" office:value="0.0748752366164814">
                <text:p>0.0748752366164814</text:p>
              </table:table-cell>
              <table:table-cell office:value-type="float" office:value="1.25178199205103">
                <text:p>1.251781992051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21529155210919">
                <text:p>0.221529155210919</text:p>
              </table:table-cell>
              <table:table-cell office:value-type="float" office:value="0.0614228979517215">
                <text:p>0.0614228979517215</text:p>
              </table:table-cell>
              <table:table-cell office:value-type="float" office:value="1.25317748733635">
                <text:p>1.253177487336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31704184199918">
                <text:p>0.231704184199918</text:p>
              </table:table-cell>
              <table:table-cell office:value-type="float" office:value="0.0579959269026026">
                <text:p>0.0579959269026026</text:p>
              </table:table-cell>
              <table:table-cell office:value-type="float" office:value="1.25369756708163">
                <text:p>1.253697567081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34565671753366">
                <text:p>0.234565671753366</text:p>
              </table:table-cell>
              <table:table-cell office:value-type="float" office:value="0.0619755564126186">
                <text:p>0.0619755564126186</text:p>
              </table:table-cell>
              <table:table-cell office:value-type="float" office:value="1.25641881171674">
                <text:p>1.256418811716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56678021949273">
                <text:p>0.256678021949273</text:p>
              </table:table-cell>
              <table:table-cell office:value-type="float" office:value="0.0668953950462124">
                <text:p>0.0668953950462124</text:p>
              </table:table-cell>
              <table:table-cell office:value-type="float" office:value="1.25284687970886">
                <text:p>1.252846879708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61086263742255">
                <text:p>0.261086263742255</text:p>
              </table:table-cell>
              <table:table-cell office:value-type="float" office:value="0.074450615556915">
                <text:p>0.074450615556915</text:p>
              </table:table-cell>
              <table:table-cell office:value-type="float" office:value="1.25407781578614">
                <text:p>1.254077815786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77523351857389">
                <text:p>0.277523351857389</text:p>
              </table:table-cell>
              <table:table-cell office:value-type="float" office:value="0.0654373753408453">
                <text:p>0.0654373753408453</text:p>
              </table:table-cell>
              <table:table-cell office:value-type="float" office:value="1.25062409331596">
                <text:p>1.250624093315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787827353363">
                <text:p>0.2787827353363</text:p>
              </table:table-cell>
              <table:table-cell office:value-type="float" office:value="0.049143864040037">
                <text:p>0.049143864040037</text:p>
              </table:table-cell>
              <table:table-cell office:value-type="float" office:value="1.25455130909893">
                <text:p>1.254551309098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92838117425754">
                <text:p>0.292838117425754</text:p>
              </table:table-cell>
              <table:table-cell office:value-type="float" office:value="0.0666866280024848">
                <text:p>0.0666866280024848</text:p>
              </table:table-cell>
              <table:table-cell office:value-type="float" office:value="1.25133192140005">
                <text:p>1.251331921400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00021362433646">
                <text:p>0.300021362433646</text:p>
              </table:table-cell>
              <table:table-cell office:value-type="float" office:value="0.061267214265995">
                <text:p>0.061267214265995</text:p>
              </table:table-cell>
              <table:table-cell office:value-type="float" office:value="1.25130658477999">
                <text:p>1.251306584779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13455526337963">
                <text:p>0.313455526337963</text:p>
              </table:table-cell>
              <table:table-cell office:value-type="float" office:value="0.0585630951253534">
                <text:p>0.0585630951253534</text:p>
              </table:table-cell>
              <table:table-cell office:value-type="float" office:value="1.2496417032971">
                <text:p>1.24964170329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17065396485815">
                <text:p>0.317065396485815</text:p>
              </table:table-cell>
              <table:table-cell office:value-type="float" office:value="0.059097636091636">
                <text:p>0.059097636091636</text:p>
              </table:table-cell>
              <table:table-cell office:value-type="float" office:value="1.25048414849298">
                <text:p>1.250484148492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31582232639519">
                <text:p>0.331582232639519</text:p>
              </table:table-cell>
              <table:table-cell office:value-type="float" office:value="0.0660440890158438">
                <text:p>0.0660440890158438</text:p>
              </table:table-cell>
              <table:table-cell office:value-type="float" office:value="1.24820812407951">
                <text:p>1.248208124079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29535549096638">
                <text:p>0.329535549096638</text:p>
              </table:table-cell>
              <table:table-cell office:value-type="float" office:value="0.0678137700542868">
                <text:p>0.0678137700542868</text:p>
              </table:table-cell>
              <table:table-cell office:value-type="float" office:value="1.25349272633764">
                <text:p>1.253492726337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41440806751939">
                <text:p>0.341440806751939</text:p>
              </table:table-cell>
              <table:table-cell office:value-type="float" office:value="0.0605844281062421">
                <text:p>0.0605844281062421</text:p>
              </table:table-cell>
              <table:table-cell office:value-type="float" office:value="1.25286248587947">
                <text:p>1.252862485879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52369792774564">
                <text:p>0.352369792774564</text:p>
              </table:table-cell>
              <table:table-cell office:value-type="float" office:value="0.0516135285986637">
                <text:p>0.0516135285986637</text:p>
              </table:table-cell>
              <table:table-cell office:value-type="float" office:value="1.25368338543376">
                <text:p>1.253683385433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57275931444796">
                <text:p>0.357275931444796</text:p>
              </table:table-cell>
              <table:table-cell office:value-type="float" office:value="0.0617895276645069">
                <text:p>0.0617895276645069</text:p>
              </table:table-cell>
              <table:table-cell office:value-type="float" office:value="1.25688451986551">
                <text:p>1.256884519865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65384619135799">
                <text:p>0.365384619135799</text:p>
              </table:table-cell>
              <table:table-cell office:value-type="float" office:value="0.0734221730613402">
                <text:p>0.0734221730613402</text:p>
              </table:table-cell>
              <table:table-cell office:value-type="float" office:value="1.25786407621004">
                <text:p>1.257864076210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73515462143003">
                <text:p>0.373515462143003</text:p>
              </table:table-cell>
              <table:table-cell office:value-type="float" office:value="0.072938006791016">
                <text:p>0.072938006791016</text:p>
              </table:table-cell>
              <table:table-cell office:value-type="float" office:value="1.26033735594099">
                <text:p>1.260337355940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83896959376711">
                <text:p>0.383896959376711</text:p>
              </table:table-cell>
              <table:table-cell office:value-type="float" office:value="0.0641512827644213">
                <text:p>0.0641512827644213</text:p>
              </table:table-cell>
              <table:table-cell office:value-type="float" office:value="1.26536375254795">
                <text:p>1.265363752547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97100050660497">
                <text:p>0.397100050660497</text:p>
              </table:table-cell>
              <table:table-cell office:value-type="float" office:value="0.0650258096382148">
                <text:p>0.0650258096382148</text:p>
              </table:table-cell>
              <table:table-cell office:value-type="float" office:value="1.27046326326979">
                <text:p>1.270463263269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05674825022272">
                <text:p>0.405674825022272</text:p>
              </table:table-cell>
              <table:table-cell office:value-type="float" office:value="0.0633244849741804">
                <text:p>0.0633244849741804</text:p>
              </table:table-cell>
              <table:table-cell office:value-type="float" office:value="1.27832284061482">
                <text:p>1.278322840614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09223902305327">
                <text:p>0.409223902305327</text:p>
              </table:table-cell>
              <table:table-cell office:value-type="float" office:value="0.0664565524390905">
                <text:p>0.0664565524390905</text:p>
              </table:table-cell>
              <table:table-cell office:value-type="float" office:value="1.28941671099495">
                <text:p>1.289416710994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17299500309215">
                <text:p>0.417299500309215</text:p>
              </table:table-cell>
              <table:table-cell office:value-type="float" office:value="0.0682351253109704">
                <text:p>0.0682351253109704</text:p>
              </table:table-cell>
              <table:table-cell office:value-type="float" office:value="1.29932717359709">
                <text:p>1.2993271735970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22692322859652">
                <text:p>0.422692322859652</text:p>
              </table:table-cell>
              <table:table-cell office:value-type="float" office:value="0.0691727128584693">
                <text:p>0.0691727128584693</text:p>
              </table:table-cell>
              <table:table-cell office:value-type="float" office:value="1.30890787399434">
                <text:p>1.308907873994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29641357446657">
                <text:p>0.429641357446657</text:p>
              </table:table-cell>
              <table:table-cell office:value-type="float" office:value="0.0690421831467547">
                <text:p>0.0690421831467547</text:p>
              </table:table-cell>
              <table:table-cell office:value-type="float" office:value="1.31954454163646">
                <text:p>1.319544541636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39398915350465">
                <text:p>0.439398915350465</text:p>
              </table:table-cell>
              <table:table-cell office:value-type="float" office:value="0.071401975844279">
                <text:p>0.071401975844279</text:p>
              </table:table-cell>
              <table:table-cell office:value-type="float" office:value="1.32777652423926">
                <text:p>1.327776524239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55408677858063">
                <text:p>0.455408677858063</text:p>
              </table:table-cell>
              <table:table-cell office:value-type="float" office:value="0.070360570153448">
                <text:p>0.070360570153448</text:p>
              </table:table-cell>
              <table:table-cell office:value-type="float" office:value="1.33336632742767">
                <text:p>1.333366327427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54072199649613">
                <text:p>0.454072199649613</text:p>
              </table:table-cell>
              <table:table-cell office:value-type="float" office:value="0.0722931024048714">
                <text:p>0.0722931024048714</text:p>
              </table:table-cell>
              <table:table-cell office:value-type="float" office:value="1.35108305657702">
                <text:p>1.351083056577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67350745302031">
                <text:p>0.467350745302031</text:p>
              </table:table-cell>
              <table:table-cell office:value-type="float" office:value="0.0732653399829134">
                <text:p>0.0732653399829134</text:p>
              </table:table-cell>
              <table:table-cell office:value-type="float" office:value="1.36005216347831">
                <text:p>1.360052163478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71960578802119">
                <text:p>0.471960578802119</text:p>
              </table:table-cell>
              <table:table-cell office:value-type="float" office:value="0.0698199943452296">
                <text:p>0.0698199943452296</text:p>
              </table:table-cell>
              <table:table-cell office:value-type="float" office:value="1.37268931752025">
                <text:p>1.372689317520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71711547902598">
                <text:p>0.471711547902598</text:p>
              </table:table-cell>
              <table:table-cell office:value-type="float" office:value="0.0630132195384728">
                <text:p>0.0630132195384728</text:p>
              </table:table-cell>
              <table:table-cell office:value-type="float" office:value="1.38910395071277">
                <text:p>1.389103950712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83556552291197">
                <text:p>0.483556552291197</text:p>
              </table:table-cell>
              <table:table-cell office:value-type="float" office:value="0.0540803910994059">
                <text:p>0.0540803910994059</text:p>
              </table:table-cell>
              <table:table-cell office:value-type="float" office:value="1.39894609343133">
                <text:p>1.398946093431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9064015885635">
                <text:p>0.49064015885635</text:p>
              </table:table-cell>
              <table:table-cell office:value-type="float" office:value="0.04716958474132">
                <text:p>0.04716958474132</text:p>
              </table:table-cell>
              <table:table-cell office:value-type="float" office:value="1.41166969622749">
                <text:p>1.411669696227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01356010664985">
                <text:p>0.501356010664985</text:p>
              </table:table-cell>
              <table:table-cell office:value-type="float" office:value="0.064080950375944">
                <text:p>0.064080950375944</text:p>
              </table:table-cell>
              <table:table-cell office:value-type="float" office:value="1.41975557869804">
                <text:p>1.419755578698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06249625279857">
                <text:p>0.506249625279857</text:p>
              </table:table-cell>
              <table:table-cell office:value-type="float" office:value="0.064718073337555">
                <text:p>0.064718073337555</text:p>
              </table:table-cell>
              <table:table-cell office:value-type="float" office:value="1.43197583823446">
                <text:p>1.431975838234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06907792686672">
                <text:p>0.506907792686672</text:p>
              </table:table-cell>
              <table:table-cell office:value-type="float" office:value="0.0739872494247606">
                <text:p>0.0739872494247606</text:p>
              </table:table-cell>
              <table:table-cell office:value-type="float" office:value="1.44752686043918">
                <text:p>1.447526860439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1523712641624">
                <text:p>0.51523712641624</text:p>
              </table:table-cell>
              <table:table-cell office:value-type="float" office:value="0.0779995901563775">
                <text:p>0.0779995901563775</text:p>
              </table:table-cell>
              <table:table-cell office:value-type="float" office:value="1.45917859898866">
                <text:p>1.459178598988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16075643298525">
                <text:p>0.516075643298525</text:p>
              </table:table-cell>
              <table:table-cell office:value-type="float" office:value="0.0691813979996323">
                <text:p>0.0691813979996323</text:p>
              </table:table-cell>
              <table:table-cell office:value-type="float" office:value="1.47271931786786">
                <text:p>1.472719317867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19912999287019">
                <text:p>0.519912999287019</text:p>
              </table:table-cell>
              <table:table-cell office:value-type="float" office:value="0.0628868286451994">
                <text:p>0.0628868286451994</text:p>
              </table:table-cell>
              <table:table-cell office:value-type="float" office:value="1.48584094148077">
                <text:p>1.485840941480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17176572947575">
                <text:p>0.517176572947575</text:p>
              </table:table-cell>
              <table:table-cell office:value-type="float" office:value="0.0764422192453181">
                <text:p>0.0764422192453181</text:p>
              </table:table-cell>
              <table:table-cell office:value-type="float" office:value="1.50014613750093">
                <text:p>1.500146137500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20532637056367">
                <text:p>0.520532637056367</text:p>
              </table:table-cell>
              <table:table-cell office:value-type="float" office:value="0.0778937527733182">
                <text:p>0.0778937527733182</text:p>
              </table:table-cell>
              <table:table-cell office:value-type="float" office:value="1.50916058904347">
                <text:p>1.509160589043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25002508991032">
                <text:p>0.525002508991032</text:p>
              </table:table-cell>
              <table:table-cell office:value-type="float" office:value="0.079440629832763">
                <text:p>0.079440629832763</text:p>
              </table:table-cell>
              <table:table-cell office:value-type="float" office:value="1.51734371014175">
                <text:p>1.517343710141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26136623682891">
                <text:p>0.526136623682891</text:p>
              </table:table-cell>
              <table:table-cell office:value-type="float" office:value="0.0871237817892603">
                <text:p>0.0871237817892603</text:p>
              </table:table-cell>
              <table:table-cell office:value-type="float" office:value="1.5276427008219">
                <text:p>1.52764270082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23736371334747">
                <text:p>0.523736371334747</text:p>
              </table:table-cell>
              <table:table-cell office:value-type="float" office:value="0.0838591399720269">
                <text:p>0.0838591399720269</text:p>
              </table:table-cell>
              <table:table-cell office:value-type="float" office:value="1.53553710840656">
                <text:p>1.535537108406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24589589536485">
                <text:p>0.524589589536485</text:p>
              </table:table-cell>
              <table:table-cell office:value-type="float" office:value="0.0836191345393547">
                <text:p>0.0836191345393547</text:p>
              </table:table-cell>
              <table:table-cell office:value-type="float" office:value="1.54548099578873">
                <text:p>1.545480995788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11696293872896">
                <text:p>0.511696293872896</text:p>
              </table:table-cell>
              <table:table-cell office:value-type="float" office:value="0.0891378467883108">
                <text:p>0.0891378467883108</text:p>
              </table:table-cell>
              <table:table-cell office:value-type="float" office:value="1.55955405786387">
                <text:p>1.559554057863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00353229523786">
                <text:p>0.500353229523786</text:p>
              </table:table-cell>
              <table:table-cell office:value-type="float" office:value="0.102695884996311">
                <text:p>0.102695884996311</text:p>
              </table:table-cell>
              <table:table-cell office:value-type="float" office:value="1.56821946093894">
                <text:p>1.568219460938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92205165842687">
                <text:p>0.492205165842687</text:p>
              </table:table-cell>
              <table:table-cell office:value-type="float" office:value="0.0826387898089694">
                <text:p>0.0826387898089694</text:p>
              </table:table-cell>
              <table:table-cell office:value-type="float" office:value="1.57974235881962">
                <text:p>1.579742358819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92538955097024">
                <text:p>0.492538955097024</text:p>
              </table:table-cell>
              <table:table-cell office:value-type="float" office:value="0.110082559985509">
                <text:p>0.110082559985509</text:p>
              </table:table-cell>
              <table:table-cell office:value-type="float" office:value="1.58312315106192">
                <text:p>1.583123151061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82656152272882">
                <text:p>0.482656152272882</text:p>
              </table:table-cell>
              <table:table-cell office:value-type="float" office:value="0.119312921810745">
                <text:p>0.119312921810745</text:p>
              </table:table-cell>
              <table:table-cell office:value-type="float" office:value="1.58940740244934">
                <text:p>1.589407402449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79133280195746">
                <text:p>0.479133280195746</text:p>
              </table:table-cell>
              <table:table-cell office:value-type="float" office:value="0.1146340099604">
                <text:p>0.1146340099604</text:p>
              </table:table-cell>
              <table:table-cell office:value-type="float" office:value="1.59445477422534">
                <text:p>1.594454774225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72224975048892">
                <text:p>0.472224975048892</text:p>
              </table:table-cell>
              <table:table-cell office:value-type="float" office:value="0.120411827235731">
                <text:p>0.120411827235731</text:p>
              </table:table-cell>
              <table:table-cell office:value-type="float" office:value="1.5977714457656">
                <text:p>1.59777144576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58878318243152">
                <text:p>0.458878318243152</text:p>
              </table:table-cell>
              <table:table-cell office:value-type="float" office:value="0.124151037589663">
                <text:p>0.124151037589663</text:p>
              </table:table-cell>
              <table:table-cell office:value-type="float" office:value="1.60607751668833">
                <text:p>1.606077516688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5010190301123">
                <text:p>0.45010190301123</text:p>
              </table:table-cell>
              <table:table-cell office:value-type="float" office:value="0.108573427295411">
                <text:p>0.108573427295411</text:p>
              </table:table-cell>
              <table:table-cell office:value-type="float" office:value="1.61441092258006">
                <text:p>1.614410922580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25409492725286">
                <text:p>0.425409492725286</text:p>
              </table:table-cell>
              <table:table-cell office:value-type="float" office:value="0.110069258552442">
                <text:p>0.110069258552442</text:p>
              </table:table-cell>
              <table:table-cell office:value-type="float" office:value="1.62481969824876">
                <text:p>1.624819698248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12833400387571">
                <text:p>0.412833400387571</text:p>
              </table:table-cell>
              <table:table-cell office:value-type="float" office:value="0.10421516583954">
                <text:p>0.10421516583954</text:p>
              </table:table-cell>
              <table:table-cell office:value-type="float" office:value="1.63149667411696">
                <text:p>1.631496674116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14746458280233">
                <text:p>0.414746458280233</text:p>
              </table:table-cell>
              <table:table-cell office:value-type="float" office:value="0.110829070301295">
                <text:p>0.110829070301295</text:p>
              </table:table-cell>
              <table:table-cell office:value-type="float" office:value="1.63442536918781">
                <text:p>1.634425369187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92954116013188">
                <text:p>0.392954116013188</text:p>
              </table:table-cell>
              <table:table-cell office:value-type="float" office:value="0.102761428017231">
                <text:p>0.102761428017231</text:p>
              </table:table-cell>
              <table:table-cell office:value-type="float" office:value="1.64461216761856">
                <text:p>1.644612167618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76783406554091">
                <text:p>0.376783406554091</text:p>
              </table:table-cell>
              <table:table-cell office:value-type="float" office:value="0.0733738742742612">
                <text:p>0.0733738742742612</text:p>
              </table:table-cell>
              <table:table-cell office:value-type="float" office:value="1.65354951894606">
                <text:p>1.653549518946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60455799242334">
                <text:p>0.360455799242334</text:p>
              </table:table-cell>
              <table:table-cell office:value-type="float" office:value="0.094917530377756">
                <text:p>0.094917530377756</text:p>
              </table:table-cell>
              <table:table-cell office:value-type="float" office:value="1.66042622945118">
                <text:p>1.660426229451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39688073545945">
                <text:p>0.339688073545945</text:p>
              </table:table-cell>
              <table:table-cell office:value-type="float" office:value="0.0925833412687466">
                <text:p>0.0925833412687466</text:p>
              </table:table-cell>
              <table:table-cell office:value-type="float" office:value="1.67136012501429">
                <text:p>1.671360125014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30530006915733">
                <text:p>0.330530006915733</text:p>
              </table:table-cell>
              <table:table-cell office:value-type="float" office:value="0.0794686983305051">
                <text:p>0.0794686983305051</text:p>
              </table:table-cell>
              <table:table-cell office:value-type="float" office:value="1.68136841923639">
                <text:p>1.681368419236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11086642333027">
                <text:p>0.311086642333027</text:p>
              </table:table-cell>
              <table:table-cell office:value-type="float" office:value="0.105048146311629">
                <text:p>0.105048146311629</text:p>
              </table:table-cell>
              <table:table-cell office:value-type="float" office:value="1.68472786050441">
                <text:p>1.684727860504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20421615874475">
                <text:p>0.320421615874475</text:p>
              </table:table-cell>
              <table:table-cell office:value-type="float" office:value="0.081637402815324">
                <text:p>0.081637402815324</text:p>
              </table:table-cell>
              <table:table-cell office:value-type="float" office:value="1.6825852064158">
                <text:p>1.68258520641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0510591509779">
                <text:p>0.30510591509779</text:p>
              </table:table-cell>
              <table:table-cell office:value-type="float" office:value="0.0907570702317461">
                <text:p>0.0907570702317461</text:p>
              </table:table-cell>
              <table:table-cell office:value-type="float" office:value="1.68688884234537">
                <text:p>1.686888842345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76876673286484">
                <text:p>0.276876673286484</text:p>
              </table:table-cell>
              <table:table-cell office:value-type="float" office:value="0.0668851870548455">
                <text:p>0.0668851870548455</text:p>
              </table:table-cell>
              <table:table-cell office:value-type="float" office:value="1.69659060841381">
                <text:p>1.696590608413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74522037094655">
                <text:p>0.274522037094655</text:p>
              </table:table-cell>
              <table:table-cell office:value-type="float" office:value="0.0469819881700842">
                <text:p>0.0469819881700842</text:p>
              </table:table-cell>
              <table:table-cell office:value-type="float" office:value="1.70111242224089">
                <text:p>1.701112422240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51836813039879">
                <text:p>0.251836813039879</text:p>
              </table:table-cell>
              <table:table-cell office:value-type="float" office:value="0.0468251743717087">
                <text:p>0.0468251743717087</text:p>
              </table:table-cell>
              <table:table-cell office:value-type="float" office:value="1.70824298355031">
                <text:p>1.708242983550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3249275727978">
                <text:p>0.23249275727978</text:p>
              </table:table-cell>
              <table:table-cell office:value-type="float" office:value="0.0403673823550842">
                <text:p>0.0403673823550842</text:p>
              </table:table-cell>
              <table:table-cell office:value-type="float" office:value="1.71090190329078">
                <text:p>1.710901903290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43035030747448">
                <text:p>0.243035030747448</text:p>
              </table:table-cell>
              <table:table-cell office:value-type="float" office:value="0.0338464285888834">
                <text:p>0.0338464285888834</text:p>
              </table:table-cell>
              <table:table-cell office:value-type="float" office:value="1.70836825749739">
                <text:p>1.708368257497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27030687863101">
                <text:p>0.227030687863101</text:p>
              </table:table-cell>
              <table:table-cell office:value-type="float" office:value="0.00361958206034414">
                <text:p>0.00361958206034414</text:p>
              </table:table-cell>
              <table:table-cell office:value-type="float" office:value="1.71136596959147">
                <text:p>1.711365969591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08239438476104">
                <text:p>0.208239438476104</text:p>
              </table:table-cell>
              <table:table-cell office:value-type="float" office:value="0.0353176998700856">
                <text:p>0.0353176998700856</text:p>
              </table:table-cell>
              <table:table-cell office:value-type="float" office:value="1.71255075962775">
                <text:p>1.712550759627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95231265115264">
                <text:p>0.195231265115264</text:p>
              </table:table-cell>
              <table:table-cell office:value-type="float" office:value="0.0577587846482513">
                <text:p>0.0577587846482513</text:p>
              </table:table-cell>
              <table:table-cell office:value-type="float" office:value="1.71585408637384">
                <text:p>1.715854086373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88083581215786">
                <text:p>0.188083581215786</text:p>
              </table:table-cell>
              <table:table-cell office:value-type="float" office:value="0.0724911289310766">
                <text:p>0.0724911289310766</text:p>
              </table:table-cell>
              <table:table-cell office:value-type="float" office:value="1.71362565289015">
                <text:p>1.713625652890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83346856608959">
                <text:p>0.183346856608959</text:p>
              </table:table-cell>
              <table:table-cell office:value-type="float" office:value="0.0593222939676989">
                <text:p>0.0593222939676989</text:p>
              </table:table-cell>
              <table:table-cell office:value-type="float" office:value="1.71301395463387">
                <text:p>1.713013954633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87709144981943">
                <text:p>0.187709144981943</text:p>
              </table:table-cell>
              <table:table-cell office:value-type="float" office:value="0.0494187392996108">
                <text:p>0.0494187392996108</text:p>
              </table:table-cell>
              <table:table-cell office:value-type="float" office:value="1.70944500553755">
                <text:p>1.709445005537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68287512974809">
                <text:p>0.168287512974809</text:p>
              </table:table-cell>
              <table:table-cell office:value-type="float" office:value="0.0748275112379745">
                <text:p>0.0748275112379745</text:p>
              </table:table-cell>
              <table:table-cell office:value-type="float" office:value="1.70970061946628">
                <text:p>1.709700619466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57604857853684">
                <text:p>0.157604857853684</text:p>
              </table:table-cell>
              <table:table-cell office:value-type="float" office:value="0.100738919897047">
                <text:p>0.100738919897047</text:p>
              </table:table-cell>
              <table:table-cell office:value-type="float" office:value="1.70411244258971">
                <text:p>1.704112442589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42086855977538">
                <text:p>0.142086855977538</text:p>
              </table:table-cell>
              <table:table-cell office:value-type="float" office:value="0.0285304831769024">
                <text:p>0.0285304831769024</text:p>
              </table:table-cell>
              <table:table-cell office:value-type="float" office:value="1.70660141306828">
                <text:p>1.706601413068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47685914120952">
                <text:p>0.147685914120952</text:p>
              </table:table-cell>
              <table:table-cell office:value-type="float" office:value="0.0302175393484999">
                <text:p>0.0302175393484999</text:p>
              </table:table-cell>
              <table:table-cell office:value-type="float" office:value="1.70334498600697">
                <text:p>1.703344986006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55069590656182">
                <text:p>0.155069590656182</text:p>
              </table:table-cell>
              <table:table-cell office:value-type="float" office:value="0.0843510582632818">
                <text:p>0.0843510582632818</text:p>
              </table:table-cell>
              <table:table-cell office:value-type="float" office:value="1.69479380851926">
                <text:p>1.694793808519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3017227198148">
                <text:p>0.13017227198148</text:p>
              </table:table-cell>
              <table:table-cell office:value-type="float" office:value="0.0552881299777351">
                <text:p>0.0552881299777351</text:p>
              </table:table-cell>
              <table:table-cell office:value-type="float" office:value="1.69650998346272">
                <text:p>1.696509983462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13915569415519">
                <text:p>0.113915569415519</text:p>
              </table:table-cell>
              <table:table-cell office:value-type="float" office:value="0.0410298268007234">
                <text:p>0.0410298268007234</text:p>
              </table:table-cell>
              <table:table-cell office:value-type="float" office:value="1.69770817303563">
                <text:p>1.697708173035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124635211666749">
                <text:p>-0.124635211666749</text:p>
              </table:table-cell>
              <table:table-cell office:value-type="float" office:value="-0.0812902695758001">
                <text:p>-0.0812902695758001</text:p>
              </table:table-cell>
              <table:table-cell office:value-type="float" office:value="1.68881798824157">
                <text:p>1.688817988241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95469622479483">
                <text:p>0.095469622479483</text:p>
              </table:table-cell>
              <table:table-cell office:value-type="float" office:value="0.0512824215787241">
                <text:p>0.0512824215787241</text:p>
              </table:table-cell>
              <table:table-cell office:value-type="float" office:value="1.69018699368305">
                <text:p>1.690186993683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33527168013531">
                <text:p>0.133527168013531</text:p>
              </table:table-cell>
              <table:table-cell office:value-type="float" office:value="0.019055460567761">
                <text:p>0.019055460567761</text:p>
              </table:table-cell>
              <table:table-cell office:value-type="float" office:value="1.68713008665974">
                <text:p>1.687130086659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501847275746133">
                <text:p>0.0501847275746133</text:p>
              </table:table-cell>
              <table:table-cell office:value-type="float" office:value="0.0733207068841363">
                <text:p>0.0733207068841363</text:p>
              </table:table-cell>
              <table:table-cell office:value-type="float" office:value="1.68720001888336">
                <text:p>1.687200018883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718901728542747">
                <text:p>0.0718901728542747</text:p>
              </table:table-cell>
              <table:table-cell office:value-type="float" office:value="0.0614940427892204">
                <text:p>0.0614940427892204</text:p>
              </table:table-cell>
              <table:table-cell office:value-type="float" office:value="1.68009205520324">
                <text:p>1.680092055203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63430273498738">
                <text:p>0.0163430273498738</text:p>
              </table:table-cell>
              <table:table-cell office:value-type="float" office:value="0.0550134092266125">
                <text:p>0.0550134092266125</text:p>
              </table:table-cell>
              <table:table-cell office:value-type="float" office:value="1.67846936643547">
                <text:p>1.678469366435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159786559516913">
                <text:p>0.0159786559516913</text:p>
              </table:table-cell>
              <table:table-cell office:value-type="float" office:value="0.0736338558578579">
                <text:p>0.0736338558578579</text:p>
              </table:table-cell>
              <table:table-cell office:value-type="float" office:value="1.6748492191381">
                <text:p>1.67484921913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103923374057554">
                <text:p>-0.103923374057554</text:p>
              </table:table-cell>
              <table:table-cell office:value-type="float" office:value="-0.000458550845401676">
                <text:p>-0.000458550845401676</text:p>
              </table:table-cell>
              <table:table-cell office:value-type="float" office:value="1.67073266653525">
                <text:p>1.670732666535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117365263587226">
                <text:p>-0.117365263587226</text:p>
              </table:table-cell>
              <table:table-cell office:value-type="float" office:value="0.00486599989416936">
                <text:p>0.00486599989416936</text:p>
              </table:table-cell>
              <table:table-cell office:value-type="float" office:value="1.6696262772331">
                <text:p>1.66962627723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137513148562648">
                <text:p>-0.137513148562648</text:p>
              </table:table-cell>
              <table:table-cell office:value-type="float" office:value="0.0184032187870517">
                <text:p>0.0184032187870517</text:p>
              </table:table-cell>
              <table:table-cell office:value-type="float" office:value="1.66888106554811">
                <text:p>1.668881065548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129112911091973">
                <text:p>-0.129112911091973</text:p>
              </table:table-cell>
              <table:table-cell office:value-type="float" office:value="-0.0154472134386597">
                <text:p>-0.0154472134386597</text:p>
              </table:table-cell>
              <table:table-cell office:value-type="float" office:value="1.67176871920655">
                <text:p>1.671768719206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669774021994544">
                <text:p>0.0669774021994544</text:p>
              </table:table-cell>
              <table:table-cell office:value-type="float" office:value="-0.0169322953902342">
                <text:p>-0.0169322953902342</text:p>
              </table:table-cell>
              <table:table-cell office:value-type="float" office:value="1.68062837905122">
                <text:p>1.680628379051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17158093891557">
                <text:p>-0.17158093891557</text:p>
              </table:table-cell>
              <table:table-cell office:value-type="float" office:value="0.0270639287549861">
                <text:p>0.0270639287549861</text:p>
              </table:table-cell>
              <table:table-cell office:value-type="float" office:value="1.67208949473928">
                <text:p>1.672089494739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11198216636005">
                <text:p>-0.11198216636005</text:p>
              </table:table-cell>
              <table:table-cell office:value-type="float" office:value="0.0028961345304377">
                <text:p>0.0028961345304377</text:p>
              </table:table-cell>
              <table:table-cell office:value-type="float" office:value="1.6826504214534">
                <text:p>1.68265042145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168007632280532">
                <text:p>-0.168007632280532</text:p>
              </table:table-cell>
              <table:table-cell office:value-type="float" office:value="0.0248599785984056">
                <text:p>0.0248599785984056</text:p>
              </table:table-cell>
              <table:table-cell office:value-type="float" office:value="1.67945784811437">
                <text:p>1.679457848114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142019259578296">
                <text:p>-0.142019259578296</text:p>
              </table:table-cell>
              <table:table-cell office:value-type="float" office:value="0.0385890755825081">
                <text:p>0.0385890755825081</text:p>
              </table:table-cell>
              <table:table-cell office:value-type="float" office:value="1.68958266549496">
                <text:p>1.689582665494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174478631684689">
                <text:p>-0.174478631684689</text:p>
              </table:table-cell>
              <table:table-cell office:value-type="float" office:value="0.0140081982160263">
                <text:p>0.0140081982160263</text:p>
              </table:table-cell>
              <table:table-cell office:value-type="float" office:value="1.69008730094373">
                <text:p>1.690087300943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188142706254453">
                <text:p>-0.188142706254453</text:p>
              </table:table-cell>
              <table:table-cell office:value-type="float" office:value="0.0358032604277241">
                <text:p>0.0358032604277241</text:p>
              </table:table-cell>
              <table:table-cell office:value-type="float" office:value="1.69490268602539">
                <text:p>1.694902686025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209261416207497">
                <text:p>-0.209261416207497</text:p>
              </table:table-cell>
              <table:table-cell office:value-type="float" office:value="0.0404663150597438">
                <text:p>0.0404663150597438</text:p>
              </table:table-cell>
              <table:table-cell office:value-type="float" office:value="1.69472656914585">
                <text:p>1.694726569145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214973738982389">
                <text:p>-0.214973738982389</text:p>
              </table:table-cell>
              <table:table-cell office:value-type="float" office:value="0.00950908817524089">
                <text:p>0.00950908817524089</text:p>
              </table:table-cell>
              <table:table-cell office:value-type="float" office:value="1.69732986404624">
                <text:p>1.697329864046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192132380793429">
                <text:p>-0.192132380793429</text:p>
              </table:table-cell>
              <table:table-cell office:value-type="float" office:value="0.0386619634773139">
                <text:p>0.0386619634773139</text:p>
              </table:table-cell>
              <table:table-cell office:value-type="float" office:value="1.70767257402776">
                <text:p>1.707672574027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17544725393731">
                <text:p>-0.17544725393731</text:p>
              </table:table-cell>
              <table:table-cell office:value-type="float" office:value="-0.000774746521114553">
                <text:p>-0.000774746521114553</text:p>
              </table:table-cell>
              <table:table-cell office:value-type="float" office:value="1.71464059183646">
                <text:p>1.714640591836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202422992088904">
                <text:p>-0.202422992088904</text:p>
              </table:table-cell>
              <table:table-cell office:value-type="float" office:value="0.0390267087032572">
                <text:p>0.0390267087032572</text:p>
              </table:table-cell>
              <table:table-cell office:value-type="float" office:value="1.71796813222648">
                <text:p>1.717968132226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24907610140837">
                <text:p>-0.24907610140837</text:p>
              </table:table-cell>
              <table:table-cell office:value-type="float" office:value="0.0373618414518097">
                <text:p>0.0373618414518097</text:p>
              </table:table-cell>
              <table:table-cell office:value-type="float" office:value="1.71786030898848">
                <text:p>1.717860308988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279982144036985">
                <text:p>-0.279982144036985</text:p>
              </table:table-cell>
              <table:table-cell office:value-type="float" office:value="0.0569778802924617">
                <text:p>0.0569778802924617</text:p>
              </table:table-cell>
              <table:table-cell office:value-type="float" office:value="1.71890194445028">
                <text:p>1.718901944450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304301532225233">
                <text:p>-0.304301532225233</text:p>
              </table:table-cell>
              <table:table-cell office:value-type="float" office:value="0.0503286913145634">
                <text:p>0.0503286913145634</text:p>
              </table:table-cell>
              <table:table-cell office:value-type="float" office:value="1.72507866429553">
                <text:p>1.725078664295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31173489991885">
                <text:p>-0.31173489991885</text:p>
              </table:table-cell>
              <table:table-cell office:value-type="float" office:value="0.057934544160665">
                <text:p>0.057934544160665</text:p>
              </table:table-cell>
              <table:table-cell office:value-type="float" office:value="1.73581661270905">
                <text:p>1.735816612709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327323838508216">
                <text:p>-0.327323838508216</text:p>
              </table:table-cell>
              <table:table-cell office:value-type="float" office:value="0.0481907691437523">
                <text:p>0.0481907691437523</text:p>
              </table:table-cell>
              <table:table-cell office:value-type="float" office:value="1.74234307678409">
                <text:p>1.742343076784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349166874492623">
                <text:p>-0.349166874492623</text:p>
              </table:table-cell>
              <table:table-cell office:value-type="float" office:value="0.0360672699940233">
                <text:p>0.0360672699940233</text:p>
              </table:table-cell>
              <table:table-cell office:value-type="float" office:value="1.74769404757733">
                <text:p>1.747694047577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346564918151384">
                <text:p>-0.346564918151384</text:p>
              </table:table-cell>
              <table:table-cell office:value-type="float" office:value="0.0489352846501958">
                <text:p>0.0489352846501958</text:p>
              </table:table-cell>
              <table:table-cell office:value-type="float" office:value="1.75772979113184">
                <text:p>1.7577297911318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357352886291833">
                <text:p>-0.357352886291833</text:p>
              </table:table-cell>
              <table:table-cell office:value-type="float" office:value="0.0473192132168978">
                <text:p>0.0473192132168978</text:p>
              </table:table-cell>
              <table:table-cell office:value-type="float" office:value="1.76548581476568">
                <text:p>1.765485814765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371682025794108">
                <text:p>-0.371682025794108</text:p>
              </table:table-cell>
              <table:table-cell office:value-type="float" office:value="0.055322104679241">
                <text:p>0.055322104679241</text:p>
              </table:table-cell>
              <table:table-cell office:value-type="float" office:value="1.77557964077634">
                <text:p>1.775579640776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391824311761537">
                <text:p>-0.391824311761537</text:p>
              </table:table-cell>
              <table:table-cell office:value-type="float" office:value="0.0597272005652447">
                <text:p>0.0597272005652447</text:p>
              </table:table-cell>
              <table:table-cell office:value-type="float" office:value="1.78089613197462">
                <text:p>1.780896131974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379656328316299">
                <text:p>-0.379656328316299</text:p>
              </table:table-cell>
              <table:table-cell office:value-type="float" office:value="0.0674757738602775">
                <text:p>0.0674757738602775</text:p>
              </table:table-cell>
              <table:table-cell office:value-type="float" office:value="1.79700300393096">
                <text:p>1.797003003930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378872711347522">
                <text:p>-0.378872711347522</text:p>
              </table:table-cell>
              <table:table-cell office:value-type="float" office:value="0.0586945964944285">
                <text:p>0.0586945964944285</text:p>
              </table:table-cell>
              <table:table-cell office:value-type="float" office:value="1.80834066099786">
                <text:p>1.808340660997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394206420024213">
                <text:p>-0.394206420024213</text:p>
              </table:table-cell>
              <table:table-cell office:value-type="float" office:value="0.0537148430375454">
                <text:p>0.0537148430375454</text:p>
              </table:table-cell>
              <table:table-cell office:value-type="float" office:value="1.81298080616506">
                <text:p>1.812980806165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392721745553478">
                <text:p>-0.392721745553478</text:p>
              </table:table-cell>
              <table:table-cell office:value-type="float" office:value="0.0486753717953184">
                <text:p>0.0486753717953184</text:p>
              </table:table-cell>
              <table:table-cell office:value-type="float" office:value="1.82413847651587">
                <text:p>1.824138476515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386902953615795">
                <text:p>-0.386902953615795</text:p>
              </table:table-cell>
              <table:table-cell office:value-type="float" office:value="0.0680777155210661">
                <text:p>0.0680777155210661</text:p>
              </table:table-cell>
              <table:table-cell office:value-type="float" office:value="1.83584240490367">
                <text:p>1.835842404903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403932829997469">
                <text:p>-0.403932829997469</text:p>
              </table:table-cell>
              <table:table-cell office:value-type="float" office:value="0.0665262671094437">
                <text:p>0.0665262671094437</text:p>
              </table:table-cell>
              <table:table-cell office:value-type="float" office:value="1.84072886523443">
                <text:p>1.840728865234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402896459066995">
                <text:p>-0.402896459066995</text:p>
              </table:table-cell>
              <table:table-cell office:value-type="float" office:value="0.0614605660883814">
                <text:p>0.0614605660883814</text:p>
              </table:table-cell>
              <table:table-cell office:value-type="float" office:value="1.85381772359934">
                <text:p>1.853817723599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418194748644996">
                <text:p>-0.418194748644996</text:p>
              </table:table-cell>
              <table:table-cell office:value-type="float" office:value="0.0665524735392412">
                <text:p>0.0665524735392412</text:p>
              </table:table-cell>
              <table:table-cell office:value-type="float" office:value="1.85883573053277">
                <text:p>1.858835730532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426339483820142">
                <text:p>-0.426339483820142</text:p>
              </table:table-cell>
              <table:table-cell office:value-type="float" office:value="0.0687018729669311">
                <text:p>0.0687018729669311</text:p>
              </table:table-cell>
              <table:table-cell office:value-type="float" office:value="1.866091649099">
                <text:p>1.8660916490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429005750651043">
                <text:p>-0.429005750651043</text:p>
              </table:table-cell>
              <table:table-cell office:value-type="float" office:value="0.0682209581522906">
                <text:p>0.0682209581522906</text:p>
              </table:table-cell>
              <table:table-cell office:value-type="float" office:value="1.87680631993828">
                <text:p>1.876806319938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428364094126608">
                <text:p>-0.428364094126608</text:p>
              </table:table-cell>
              <table:table-cell office:value-type="float" office:value="0.0664524472583794">
                <text:p>0.0664524472583794</text:p>
              </table:table-cell>
              <table:table-cell office:value-type="float" office:value="1.88801547160358">
                <text:p>1.888015471603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439969871436472">
                <text:p>-0.439969871436472</text:p>
              </table:table-cell>
              <table:table-cell office:value-type="float" office:value="0.0679669352255641">
                <text:p>0.0679669352255641</text:p>
              </table:table-cell>
              <table:table-cell office:value-type="float" office:value="1.89400780585407">
                <text:p>1.894007805854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441353133704859">
                <text:p>-0.441353133704859</text:p>
              </table:table-cell>
              <table:table-cell office:value-type="float" office:value="0.0643129124179849">
                <text:p>0.0643129124179849</text:p>
              </table:table-cell>
              <table:table-cell office:value-type="float" office:value="1.90443510317176">
                <text:p>1.904435103171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452256621405139">
                <text:p>-0.452256621405139</text:p>
              </table:table-cell>
              <table:table-cell office:value-type="float" office:value="0.0747539261463534">
                <text:p>0.0747539261463534</text:p>
              </table:table-cell>
              <table:table-cell office:value-type="float" office:value="1.91241221699513">
                <text:p>1.912412216995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459449789763517">
                <text:p>-0.459449789763517</text:p>
              </table:table-cell>
              <table:table-cell office:value-type="float" office:value="0.0614393377149561">
                <text:p>0.0614393377149561</text:p>
              </table:table-cell>
              <table:table-cell office:value-type="float" office:value="1.92516875450287">
                <text:p>1.925168754502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451682836232705">
                <text:p>-0.451682836232705</text:p>
              </table:table-cell>
              <table:table-cell office:value-type="float" office:value="0.0696213335114084">
                <text:p>0.0696213335114084</text:p>
              </table:table-cell>
              <table:table-cell office:value-type="float" office:value="1.93794944406285">
                <text:p>1.937949444062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460719626267183">
                <text:p>-0.460719626267183</text:p>
              </table:table-cell>
              <table:table-cell office:value-type="float" office:value="0.0653103747844983">
                <text:p>0.0653103747844983</text:p>
              </table:table-cell>
              <table:table-cell office:value-type="float" office:value="1.94670578536187">
                <text:p>1.9467057853618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467965510870069">
                <text:p>-0.467965510870069</text:p>
              </table:table-cell>
              <table:table-cell office:value-type="float" office:value="0.0512224765609406">
                <text:p>0.0512224765609406</text:p>
              </table:table-cell>
              <table:table-cell office:value-type="float" office:value="1.95906401686685">
                <text:p>1.959064016866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462919427870185">
                <text:p>-0.462919427870185</text:p>
              </table:table-cell>
              <table:table-cell office:value-type="float" office:value="0.0673433247774805">
                <text:p>0.0673433247774805</text:p>
              </table:table-cell>
              <table:table-cell office:value-type="float" office:value="1.97227500812071">
                <text:p>1.972275008120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448117535757921">
                <text:p>-0.448117535757921</text:p>
              </table:table-cell>
              <table:table-cell office:value-type="float" office:value="0.0718404635522645">
                <text:p>0.0718404635522645</text:p>
              </table:table-cell>
              <table:table-cell office:value-type="float" office:value="1.98985367436104">
                <text:p>1.989853674361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4444512857566">
                <text:p>-0.4444512857566</text:p>
              </table:table-cell>
              <table:table-cell office:value-type="float" office:value="0.0696801692609975">
                <text:p>0.0696801692609975</text:p>
              </table:table-cell>
              <table:table-cell office:value-type="float" office:value="2.00544354126227">
                <text:p>2.0054435412622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44364465802802">
                <text:p>-0.44364465802802</text:p>
              </table:table-cell>
              <table:table-cell office:value-type="float" office:value="0.0648618067113783">
                <text:p>0.0648618067113783</text:p>
              </table:table-cell>
              <table:table-cell office:value-type="float" office:value="2.01843301331065">
                <text:p>2.018433013310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446280240731475">
                <text:p>-0.446280240731475</text:p>
              </table:table-cell>
              <table:table-cell office:value-type="float" office:value="0.0504849923936884">
                <text:p>0.0504849923936884</text:p>
              </table:table-cell>
              <table:table-cell office:value-type="float" office:value="2.03375918767201">
                <text:p>2.033759187672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448925648644212">
                <text:p>-0.448925648644212</text:p>
              </table:table-cell>
              <table:table-cell office:value-type="float" office:value="0.0707168360242132">
                <text:p>0.0707168360242132</text:p>
              </table:table-cell>
              <table:table-cell office:value-type="float" office:value="2.04302229786639">
                <text:p>2.043022297866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44495871256493">
                <text:p>-0.44495871256493</text:p>
              </table:table-cell>
              <table:table-cell office:value-type="float" office:value="0.0755751001604403">
                <text:p>0.0755751001604403</text:p>
              </table:table-cell>
              <table:table-cell office:value-type="float" office:value="2.05748770955773">
                <text:p>2.057487709557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435636465519309">
                <text:p>-0.435636465519309</text:p>
              </table:table-cell>
              <table:table-cell office:value-type="float" office:value="0.0645315408268115">
                <text:p>0.0645315408268115</text:p>
              </table:table-cell>
              <table:table-cell office:value-type="float" office:value="2.07239557954691">
                <text:p>2.072395579546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436711231752083">
                <text:p>-0.436711231752083</text:p>
              </table:table-cell>
              <table:table-cell office:value-type="float" office:value="0.0583274280038874">
                <text:p>0.0583274280038874</text:p>
              </table:table-cell>
              <table:table-cell office:value-type="float" office:value="2.08411077104465">
                <text:p>2.084110771044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435920345045154">
                <text:p>-0.435920345045154</text:p>
              </table:table-cell>
              <table:table-cell office:value-type="float" office:value="0.045534195170583">
                <text:p>0.045534195170583</text:p>
              </table:table-cell>
              <table:table-cell office:value-type="float" office:value="2.09567672292343">
                <text:p>2.095676722923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451051435446343">
                <text:p>-0.451051435446343</text:p>
              </table:table-cell>
              <table:table-cell office:value-type="float" office:value="0.0661649743350947">
                <text:p>0.0661649743350947</text:p>
              </table:table-cell>
              <table:table-cell office:value-type="float" office:value="2.10144735946456">
                <text:p>2.101447359464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445821668641021">
                <text:p>-0.445821668641021</text:p>
              </table:table-cell>
              <table:table-cell office:value-type="float" office:value="0.0764039371288443">
                <text:p>0.0764039371288443</text:p>
              </table:table-cell>
              <table:table-cell office:value-type="float" office:value="2.11341696967868">
                <text:p>2.113416969678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432186526139187">
                <text:p>-0.432186526139187</text:p>
              </table:table-cell>
              <table:table-cell office:value-type="float" office:value="0.0692649232165272">
                <text:p>0.0692649232165272</text:p>
              </table:table-cell>
              <table:table-cell office:value-type="float" office:value="2.12881219145999">
                <text:p>2.128812191459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458587942717615">
                <text:p>-0.458587942717615</text:p>
              </table:table-cell>
              <table:table-cell office:value-type="float" office:value="0.0508435638912973">
                <text:p>0.0508435638912973</text:p>
              </table:table-cell>
              <table:table-cell office:value-type="float" office:value="2.13371836396843">
                <text:p>2.133718363968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450170433405361">
                <text:p>-0.450170433405361</text:p>
              </table:table-cell>
              <table:table-cell office:value-type="float" office:value="0.0535861995821901">
                <text:p>0.0535861995821901</text:p>
              </table:table-cell>
              <table:table-cell office:value-type="float" office:value="2.14693493789501">
                <text:p>2.146934937895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442986503806811">
                <text:p>-0.442986503806811</text:p>
              </table:table-cell>
              <table:table-cell office:value-type="float" office:value="0.0708514561175251">
                <text:p>0.0708514561175251</text:p>
              </table:table-cell>
              <table:table-cell office:value-type="float" office:value="2.15669163894089">
                <text:p>2.156691638940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447871049761078">
                <text:p>-0.447871049761078</text:p>
              </table:table-cell>
              <table:table-cell office:value-type="float" office:value="0.0846658911880954">
                <text:p>0.0846658911880954</text:p>
              </table:table-cell>
              <table:table-cell office:value-type="float" office:value="2.16450651440051">
                <text:p>2.164506514400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448757380817617">
                <text:p>-0.448757380817617</text:p>
              </table:table-cell>
              <table:table-cell office:value-type="float" office:value="0.0827735323173091">
                <text:p>0.0827735323173091</text:p>
              </table:table-cell>
              <table:table-cell office:value-type="float" office:value="2.17247924057363">
                <text:p>2.172479240573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422495992736584">
                <text:p>-0.422495992736584</text:p>
              </table:table-cell>
              <table:table-cell office:value-type="float" office:value="0.0581486768626567">
                <text:p>0.0581486768626567</text:p>
              </table:table-cell>
              <table:table-cell office:value-type="float" office:value="2.1947936567239">
                <text:p>2.19479365672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413254209588767">
                <text:p>-0.413254209588767</text:p>
              </table:table-cell>
              <table:table-cell office:value-type="float" office:value="0.0858090409905444">
                <text:p>0.0858090409905444</text:p>
              </table:table-cell>
              <table:table-cell office:value-type="float" office:value="2.20625081219043">
                <text:p>2.2062508121904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429516504677024">
                <text:p>-0.429516504677024</text:p>
              </table:table-cell>
              <table:table-cell office:value-type="float" office:value="0.0688084009624609">
                <text:p>0.0688084009624609</text:p>
              </table:table-cell>
              <table:table-cell office:value-type="float" office:value="2.21283866753203">
                <text:p>2.212838667532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476599838220242">
                <text:p>-0.476599838220242</text:p>
              </table:table-cell>
              <table:table-cell office:value-type="float" office:value="0.0507298573338989">
                <text:p>0.0507298573338989</text:p>
              </table:table-cell>
              <table:table-cell office:value-type="float" office:value="2.20533368754793">
                <text:p>2.205333687547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440113496017054">
                <text:p>-0.440113496017054</text:p>
              </table:table-cell>
              <table:table-cell office:value-type="float" office:value="0.0699006197981289">
                <text:p>0.0699006197981289</text:p>
              </table:table-cell>
              <table:table-cell office:value-type="float" office:value="2.22666361939454">
                <text:p>2.226663619394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420795001293071">
                <text:p>-0.420795001293071</text:p>
              </table:table-cell>
              <table:table-cell office:value-type="float" office:value="0.0700405819067401">
                <text:p>0.0700405819067401</text:p>
              </table:table-cell>
              <table:table-cell office:value-type="float" office:value="2.24040862070699">
                <text:p>2.240408620706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423410683955837">
                <text:p>-0.423410683955837</text:p>
              </table:table-cell>
              <table:table-cell office:value-type="float" office:value="0.0739423766018655">
                <text:p>0.0739423766018655</text:p>
              </table:table-cell>
              <table:table-cell office:value-type="float" office:value="2.25109693957451">
                <text:p>2.251096939574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446267747973673">
                <text:p>-0.446267747973673</text:p>
              </table:table-cell>
              <table:table-cell office:value-type="float" office:value="0.0746253510590034">
                <text:p>0.0746253510590034</text:p>
              </table:table-cell>
              <table:table-cell office:value-type="float" office:value="2.25811810459347">
                <text:p>2.258118104593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442735758864688">
                <text:p>-0.442735758864688</text:p>
              </table:table-cell>
              <table:table-cell office:value-type="float" office:value="0.0494744800759094">
                <text:p>0.0494744800759094</text:p>
              </table:table-cell>
              <table:table-cell office:value-type="float" office:value="2.27293779636932">
                <text:p>2.272937796369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414823022487108">
                <text:p>-0.414823022487108</text:p>
              </table:table-cell>
              <table:table-cell office:value-type="float" office:value="0.0181667540405069">
                <text:p>0.0181667540405069</text:p>
              </table:table-cell>
              <table:table-cell office:value-type="float" office:value="2.291215648072">
                <text:p>2.2912156480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434105152224513">
                <text:p>-0.434105152224513</text:p>
              </table:table-cell>
              <table:table-cell office:value-type="float" office:value="0.0447181851402014">
                <text:p>0.0447181851402014</text:p>
              </table:table-cell>
              <table:table-cell office:value-type="float" office:value="2.29626072536551">
                <text:p>2.296260725365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491502256530708">
                <text:p>-0.491502256530708</text:p>
              </table:table-cell>
              <table:table-cell office:value-type="float" office:value="0.0433470831278604">
                <text:p>0.0433470831278604</text:p>
              </table:table-cell>
              <table:table-cell office:value-type="float" office:value="2.2919837094108">
                <text:p>2.29198370941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433160423649688">
                <text:p>-0.433160423649688</text:p>
              </table:table-cell>
              <table:table-cell office:value-type="float" office:value="-0.0846948073840731">
                <text:p>-0.0846948073840731</text:p>
              </table:table-cell>
              <table:table-cell office:value-type="float" office:value="2.31360831470392">
                <text:p>2.313608314703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471002443673221">
                <text:p>-0.471002443673221</text:p>
              </table:table-cell>
              <table:table-cell office:value-type="float" office:value="-0.0189893558498474">
                <text:p>-0.0189893558498474</text:p>
              </table:table-cell>
              <table:table-cell office:value-type="float" office:value="2.31118328784947">
                <text:p>2.311183287849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453702037114977">
                <text:p>-0.453702037114977</text:p>
              </table:table-cell>
              <table:table-cell office:value-type="float" office:value="0.0479012016832706">
                <text:p>0.0479012016832706</text:p>
              </table:table-cell>
              <table:table-cell office:value-type="float" office:value="2.32690244644701">
                <text:p>2.326902446447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419113736422305">
                <text:p>-0.419113736422305</text:p>
              </table:table-cell>
              <table:table-cell office:value-type="float" office:value="0.032268850168556">
                <text:p>0.032268850168556</text:p>
              </table:table-cell>
              <table:table-cell office:value-type="float" office:value="2.34962648109483">
                <text:p>2.349626481094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418492428069767">
                <text:p>-0.418492428069767</text:p>
              </table:table-cell>
              <table:table-cell office:value-type="float" office:value="0.00488035878601157">
                <text:p>0.00488035878601157</text:p>
              </table:table-cell>
              <table:table-cell office:value-type="float" office:value="2.35391909134932">
                <text:p>2.353919091349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422243875913837">
                <text:p>-0.422243875913837</text:p>
              </table:table-cell>
              <table:table-cell office:value-type="float" office:value="-0.00465833926563726">
                <text:p>-0.00465833926563726</text:p>
              </table:table-cell>
              <table:table-cell office:value-type="float" office:value="2.3611972693554">
                <text:p>2.36119726935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422059284296426">
                <text:p>-0.422059284296426</text:p>
              </table:table-cell>
              <table:table-cell office:value-type="float" office:value="0.0321703714605459">
                <text:p>0.0321703714605459</text:p>
              </table:table-cell>
              <table:table-cell office:value-type="float" office:value="2.36824476058916">
                <text:p>2.368244760589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437715724500824">
                <text:p>-0.437715724500824</text:p>
              </table:table-cell>
              <table:table-cell office:value-type="float" office:value="0.0327612700613294">
                <text:p>0.0327612700613294</text:p>
              </table:table-cell>
              <table:table-cell office:value-type="float" office:value="2.36840243141599">
                <text:p>2.368402431415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429374068295472">
                <text:p>-0.429374068295472</text:p>
              </table:table-cell>
              <table:table-cell office:value-type="float" office:value="0.022235698900315">
                <text:p>0.022235698900315</text:p>
              </table:table-cell>
              <table:table-cell office:value-type="float" office:value="2.37645425214967">
                <text:p>2.376454252149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404675620471413">
                <text:p>-0.404675620471413</text:p>
              </table:table-cell>
              <table:table-cell office:value-type="float" office:value="0.0693915396025267">
                <text:p>0.0693915396025267</text:p>
              </table:table-cell>
              <table:table-cell office:value-type="float" office:value="2.38434892745291">
                <text:p>2.384348927452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402371284150218">
                <text:p>-0.402371284150218</text:p>
              </table:table-cell>
              <table:table-cell office:value-type="float" office:value="0.029309418111019">
                <text:p>0.029309418111019</text:p>
              </table:table-cell>
              <table:table-cell office:value-type="float" office:value="2.3891574263447">
                <text:p>2.38915742634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425779832889708">
                <text:p>-0.425779832889708</text:p>
              </table:table-cell>
              <table:table-cell office:value-type="float" office:value="0.0241932126835224">
                <text:p>0.0241932126835224</text:p>
              </table:table-cell>
              <table:table-cell office:value-type="float" office:value="2.38571552079826">
                <text:p>2.3857155207982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437294716769055">
                <text:p>-0.437294716769055</text:p>
              </table:table-cell>
              <table:table-cell office:value-type="float" office:value="0.0566353540541807">
                <text:p>0.0566353540541807</text:p>
              </table:table-cell>
              <table:table-cell office:value-type="float" office:value="2.38522285694029">
                <text:p>2.3852228569402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442082324492879">
                <text:p>-0.442082324492879</text:p>
              </table:table-cell>
              <table:table-cell office:value-type="float" office:value="0.0710261776397703">
                <text:p>0.0710261776397703</text:p>
              </table:table-cell>
              <table:table-cell office:value-type="float" office:value="2.38641610165531">
                <text:p>2.3864161016553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435733792560499">
                <text:p>-0.435733792560499</text:p>
              </table:table-cell>
              <table:table-cell office:value-type="float" office:value="0.0366929762832972">
                <text:p>0.0366929762832972</text:p>
              </table:table-cell>
              <table:table-cell office:value-type="float" office:value="2.39075914673503">
                <text:p>2.390759146735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399932006293628">
                <text:p>-0.399932006293628</text:p>
              </table:table-cell>
              <table:table-cell office:value-type="float" office:value="0.0644274161501696">
                <text:p>0.0644274161501696</text:p>
              </table:table-cell>
              <table:table-cell office:value-type="float" office:value="2.40144289158197">
                <text:p>2.401442891581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43062787535698">
                <text:p>-0.43062787535698</text:p>
              </table:table-cell>
              <table:table-cell office:value-type="float" office:value="0.0612359528345863">
                <text:p>0.0612359528345863</text:p>
              </table:table-cell>
              <table:table-cell office:value-type="float" office:value="2.39748830398535">
                <text:p>2.397488303985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447292805370603">
                <text:p>-0.447292805370603</text:p>
              </table:table-cell>
              <table:table-cell office:value-type="float" office:value="0.0488021949824281">
                <text:p>0.0488021949824281</text:p>
              </table:table-cell>
              <table:table-cell office:value-type="float" office:value="2.39207102435071">
                <text:p>2.392071024350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388474606053041">
                <text:p>-0.388474606053041</text:p>
              </table:table-cell>
              <table:table-cell office:value-type="float" office:value="-0.000837952756900865">
                <text:p>-0.000837952756900865</text:p>
              </table:table-cell>
              <table:table-cell office:value-type="float" office:value="2.4084712022115">
                <text:p>2.40847120221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382866300459675">
                <text:p>-0.382866300459675</text:p>
              </table:table-cell>
              <table:table-cell office:value-type="float" office:value="-0.00522858101995519">
                <text:p>-0.00522858101995519</text:p>
              </table:table-cell>
              <table:table-cell office:value-type="float" office:value="2.41153189270466">
                <text:p>2.411531892704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261746669429269">
                <text:p>-0.261746669429269</text:p>
              </table:table-cell>
              <table:table-cell office:value-type="float" office:value="0.0218809997250264">
                <text:p>0.0218809997250264</text:p>
              </table:table-cell>
              <table:table-cell office:value-type="float" office:value="2.43760709328333">
                <text:p>2.437607093283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261579088097074">
                <text:p>-0.261579088097074</text:p>
              </table:table-cell>
              <table:table-cell office:value-type="float" office:value="-0.0296796148820657">
                <text:p>-0.0296796148820657</text:p>
              </table:table-cell>
              <table:table-cell office:value-type="float" office:value="2.43780903885925">
                <text:p>2.437809038859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42712997678545">
                <text:p>-0.42712997678545</text:p>
              </table:table-cell>
              <table:table-cell office:value-type="float" office:value="0.0261658209820963">
                <text:p>0.0261658209820963</text:p>
              </table:table-cell>
              <table:table-cell office:value-type="float" office:value="2.40665956217639">
                <text:p>2.406659562176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576873765584973">
                <text:p>0.0576873765584973</text:p>
              </table:table-cell>
              <table:table-cell office:value-type="float" office:value="0.820298180717932">
                <text:p>0.820298180717932</text:p>
              </table:table-cell>
              <table:table-cell office:value-type="float" office:value="2.19032875890795">
                <text:p>2.190328758907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557539919071464">
                <text:p>0.00557539919071464</text:p>
              </table:table-cell>
              <table:table-cell office:value-type="float" office:value="-0.900761343016669">
                <text:p>-0.900761343016669</text:p>
              </table:table-cell>
              <table:table-cell office:value-type="float" office:value="2.07877808201542">
                <text:p>2.0787780820154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67203440663919">
                <text:p>0.267203440663919</text:p>
              </table:table-cell>
              <table:table-cell office:value-type="float" office:value="-0.715953063611158">
                <text:p>-0.715953063611158</text:p>
              </table:table-cell>
              <table:table-cell office:value-type="float" office:value="2.21029858085007">
                <text:p>2.210298580850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230686445386542">
                <text:p>-0.230686445386542</text:p>
              </table:table-cell>
              <table:table-cell office:value-type="float" office:value="0.275324349757898">
                <text:p>0.275324349757898</text:p>
              </table:table-cell>
              <table:table-cell office:value-type="float" office:value="2.3972735639573">
                <text:p>2.39727356395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872938595514698">
                <text:p>0.0872938595514698</text:p>
              </table:table-cell>
              <table:table-cell office:value-type="float" office:value="0.542210861435567">
                <text:p>0.542210861435567</text:p>
              </table:table-cell>
              <table:table-cell office:value-type="float" office:value="2.34113745987048">
                <text:p>2.341137459870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30480597089132">
                <text:p>0.430480597089132</text:p>
              </table:table-cell>
              <table:table-cell office:value-type="float" office:value="-0.283262161465815">
                <text:p>-0.283262161465815</text:p>
              </table:table-cell>
              <table:table-cell office:value-type="float" office:value="2.37529831848765">
                <text:p>2.375298318487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66085843643809">
                <text:p>0.566085843643809</text:p>
              </table:table-cell>
              <table:table-cell office:value-type="float" office:value="-0.126004519305249">
                <text:p>-0.126004519305249</text:p>
              </table:table-cell>
              <table:table-cell office:value-type="float" office:value="2.36164211140891">
                <text:p>2.3616421114089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550568230682007">
                <text:p>-0.550568230682007</text:p>
              </table:table-cell>
              <table:table-cell office:value-type="float" office:value="0.15268977124917">
                <text:p>0.15268977124917</text:p>
              </table:table-cell>
              <table:table-cell office:value-type="float" office:value="2.36679418226396">
                <text:p>2.366794182263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447350396317126">
                <text:p>-0.447350396317126</text:p>
              </table:table-cell>
              <table:table-cell office:value-type="float" office:value="0.0795398994677858">
                <text:p>0.0795398994677858</text:p>
              </table:table-cell>
              <table:table-cell office:value-type="float" office:value="2.4001743705491">
                <text:p>2.40017437054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290768036369378">
                <text:p>-0.290768036369378</text:p>
              </table:table-cell>
              <table:table-cell office:value-type="float" office:value="0.209682231522855">
                <text:p>0.209682231522855</text:p>
              </table:table-cell>
              <table:table-cell office:value-type="float" office:value="2.40826623541422">
                <text:p>2.408266235414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24332129637687">
                <text:p>0.124332129637687</text:p>
              </table:table-cell>
              <table:table-cell office:value-type="float" office:value="0.137220187906293">
                <text:p>0.137220187906293</text:p>
              </table:table-cell>
              <table:table-cell office:value-type="float" office:value="2.43210904291699">
                <text:p>2.432109042916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19401836181749">
                <text:p>-0.19401836181749</text:p>
              </table:table-cell>
              <table:table-cell office:value-type="float" office:value="-0.216199192559933">
                <text:p>-0.216199192559933</text:p>
              </table:table-cell>
              <table:table-cell office:value-type="float" office:value="2.41397427432052">
                <text:p>2.413974274320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99791534787634">
                <text:p>0.299791534787634</text:p>
              </table:table-cell>
              <table:table-cell office:value-type="float" office:value="0.182071206298508">
                <text:p>0.182071206298508</text:p>
              </table:table-cell>
              <table:table-cell office:value-type="float" office:value="2.40104136177396">
                <text:p>2.401041361773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68603384136686">
                <text:p>0.268603384136686</text:p>
              </table:table-cell>
              <table:table-cell office:value-type="float" office:value="0.169436672417892">
                <text:p>0.169436672417892</text:p>
              </table:table-cell>
              <table:table-cell office:value-type="float" office:value="2.40430848569694">
                <text:p>2.4043084856969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307059196560409">
                <text:p>-0.307059196560409</text:p>
              </table:table-cell>
              <table:table-cell office:value-type="float" office:value="-0.19921821824444">
                <text:p>-0.19921821824444</text:p>
              </table:table-cell>
              <table:table-cell office:value-type="float" office:value="2.38889671512434">
                <text:p>2.3888967151243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328890349979595">
                <text:p>-0.328890349979595</text:p>
              </table:table-cell>
              <table:table-cell office:value-type="float" office:value="-0.11399935810309">
                <text:p>-0.11399935810309</text:p>
              </table:table-cell>
              <table:table-cell office:value-type="float" office:value="2.38756828094465">
                <text:p>2.3875682809446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357594309981279">
                <text:p>-0.357594309981279</text:p>
              </table:table-cell>
              <table:table-cell office:value-type="float" office:value="-0.197587406844431">
                <text:p>-0.197587406844431</text:p>
              </table:table-cell>
              <table:table-cell office:value-type="float" office:value="2.36564303606849">
                <text:p>2.365643036068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300188384542">
                <text:p>0.2300188384542</text:p>
              </table:table-cell>
              <table:table-cell office:value-type="float" office:value="0.349980315259319">
                <text:p>0.349980315259319</text:p>
              </table:table-cell>
              <table:table-cell office:value-type="float" office:value="2.35263606071928">
                <text:p>2.3526360607192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537615162849449">
                <text:p>-0.537615162849449</text:p>
              </table:table-cell>
              <table:table-cell office:value-type="float" office:value="-0.262827040255957">
                <text:p>-0.262827040255957</text:p>
              </table:table-cell>
              <table:table-cell office:value-type="float" office:value="2.30159127297378">
                <text:p>2.301591272973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18948103036593">
                <text:p>0.218948103036593</text:p>
              </table:table-cell>
              <table:table-cell office:value-type="float" office:value="0.500112497688004">
                <text:p>0.500112497688004</text:p>
              </table:table-cell>
              <table:table-cell office:value-type="float" office:value="2.30630669988058">
                <text:p>2.306306699880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614435553768754">
                <text:p>-0.0614435553768754</text:p>
              </table:table-cell>
              <table:table-cell office:value-type="float" office:value="-0.897100390629205">
                <text:p>-0.897100390629205</text:p>
              </table:table-cell>
              <table:table-cell office:value-type="float" office:value="2.06508738076307">
                <text:p>2.065087380763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10104058820239">
                <text:p>0.110104058820239</text:p>
              </table:table-cell>
              <table:table-cell office:value-type="float" office:value="0.882807776242584">
                <text:p>0.882807776242584</text:p>
              </table:table-cell>
              <table:table-cell office:value-type="float" office:value="1.99402655775747">
                <text:p>1.9940265577574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322294864989756">
                <text:p>0.0322294864989756</text:p>
              </table:table-cell>
              <table:table-cell office:value-type="float" office:value="0.742996550987894">
                <text:p>0.742996550987894</text:p>
              </table:table-cell>
              <table:table-cell office:value-type="float" office:value="2.1259164319371">
                <text:p>2.12591643193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48471317902421">
                <text:p>0.348471317902421</text:p>
              </table:table-cell>
              <table:table-cell office:value-type="float" office:value="0.195457177188502">
                <text:p>0.195457177188502</text:p>
              </table:table-cell>
              <table:table-cell office:value-type="float" office:value="2.32483178375129">
                <text:p>2.3248317837512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52039924311083">
                <text:p>0.252039924311083</text:p>
              </table:table-cell>
              <table:table-cell office:value-type="float" office:value="0.127770135008402">
                <text:p>0.127770135008402</text:p>
              </table:table-cell>
              <table:table-cell office:value-type="float" office:value="2.34240848259336">
                <text:p>2.342408482593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84337188283922">
                <text:p>0.284337188283922</text:p>
              </table:table-cell>
              <table:table-cell office:value-type="float" office:value="0.195880392164179">
                <text:p>0.195880392164179</text:p>
              </table:table-cell>
              <table:table-cell office:value-type="float" office:value="2.32014369690676">
                <text:p>2.3201436969067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37234764283647">
                <text:p>0.337234764283647</text:p>
              </table:table-cell>
              <table:table-cell office:value-type="float" office:value="0.225802474620752">
                <text:p>0.225802474620752</text:p>
              </table:table-cell>
              <table:table-cell office:value-type="float" office:value="2.29716172826725">
                <text:p>2.297161728267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8376819557959">
                <text:p>0.28376819557959</text:p>
              </table:table-cell>
              <table:table-cell office:value-type="float" office:value="0.164009786289311">
                <text:p>0.164009786289311</text:p>
              </table:table-cell>
              <table:table-cell office:value-type="float" office:value="2.30707217264478">
                <text:p>2.307072172644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58830244409908">
                <text:p>0.258830244409908</text:p>
              </table:table-cell>
              <table:table-cell office:value-type="float" office:value="0.116110781806726">
                <text:p>0.116110781806726</text:p>
              </table:table-cell>
              <table:table-cell office:value-type="float" office:value="2.31161389928588">
                <text:p>2.311613899285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24456577826598">
                <text:p>0.324456577826598</text:p>
              </table:table-cell>
              <table:table-cell office:value-type="float" office:value="0.0497566630581066">
                <text:p>0.0497566630581066</text:p>
              </table:table-cell>
              <table:table-cell office:value-type="float" office:value="2.29521731672108">
                <text:p>2.2952173167210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73041867649325">
                <text:p>0.273041867649325</text:p>
              </table:table-cell>
              <table:table-cell office:value-type="float" office:value="0.0933891224112698">
                <text:p>0.0933891224112698</text:p>
              </table:table-cell>
              <table:table-cell office:value-type="float" office:value="2.29786575227482">
                <text:p>2.297865752274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06984739555045">
                <text:p>0.206984739555045</text:p>
              </table:table-cell>
              <table:table-cell office:value-type="float" office:value="0.118369459150834">
                <text:p>0.118369459150834</text:p>
              </table:table-cell>
              <table:table-cell office:value-type="float" office:value="2.30021977906226">
                <text:p>2.300219779062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31689719652963">
                <text:p>0.331689719652963</text:p>
              </table:table-cell>
              <table:table-cell office:value-type="float" office:value="0.120266372994127">
                <text:p>0.120266372994127</text:p>
              </table:table-cell>
              <table:table-cell office:value-type="float" office:value="2.27581828904002">
                <text:p>2.275818289040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439805370121696">
                <text:p>-0.0439805370121696</text:p>
              </table:table-cell>
              <table:table-cell office:value-type="float" office:value="-0.758545773379015">
                <text:p>-0.758545773379015</text:p>
              </table:table-cell>
              <table:table-cell office:value-type="float" office:value="2.03635351038327">
                <text:p>2.0363535103832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13810525937837">
                <text:p>-0.013810525937837</text:p>
              </table:table-cell>
              <table:table-cell office:value-type="float" office:value="-0.647914430448756">
                <text:p>-0.647914430448756</text:p>
              </table:table-cell>
              <table:table-cell office:value-type="float" office:value="2.09888686429743">
                <text:p>2.098886864297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114225648876753">
                <text:p>-0.114225648876753</text:p>
              </table:table-cell>
              <table:table-cell office:value-type="float" office:value="-0.814026899388524">
                <text:p>-0.814026899388524</text:p>
              </table:table-cell>
              <table:table-cell office:value-type="float" office:value="1.96488160288522">
                <text:p>1.964881602885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770996143208771">
                <text:p>-0.0770996143208771</text:p>
              </table:table-cell>
              <table:table-cell office:value-type="float" office:value="-0.695653305193225">
                <text:p>-0.695653305193225</text:p>
              </table:table-cell>
              <table:table-cell office:value-type="float" office:value="2.05284131981294">
                <text:p>2.052841319812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43999731796747">
                <text:p>0.343999731796747</text:p>
              </table:table-cell>
              <table:table-cell office:value-type="float" office:value="0.127833459260552">
                <text:p>0.127833459260552</text:p>
              </table:table-cell>
              <table:table-cell office:value-type="float" office:value="2.23293987495636">
                <text:p>2.232939874956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16199568091932">
                <text:p>0.316199568091932</text:p>
              </table:table-cell>
              <table:table-cell office:value-type="float" office:value="0.129931835077394">
                <text:p>0.129931835077394</text:p>
              </table:table-cell>
              <table:table-cell office:value-type="float" office:value="2.23027463342258">
                <text:p>2.230274633422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55446264494413">
                <text:p>0.355446264494413</text:p>
              </table:table-cell>
              <table:table-cell office:value-type="float" office:value="0.157786734192643">
                <text:p>0.157786734192643</text:p>
              </table:table-cell>
              <table:table-cell office:value-type="float" office:value="2.21654374113934">
                <text:p>2.216543741139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43527169759692">
                <text:p>0.343527169759692</text:p>
              </table:table-cell>
              <table:table-cell office:value-type="float" office:value="0.142555143201059">
                <text:p>0.142555143201059</text:p>
              </table:table-cell>
              <table:table-cell office:value-type="float" office:value="2.2165519421317">
                <text:p>2.21655194213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42485400076524">
                <text:p>0.342485400076524</text:p>
              </table:table-cell>
              <table:table-cell office:value-type="float" office:value="0.193162552822901">
                <text:p>0.193162552822901</text:p>
              </table:table-cell>
              <table:table-cell office:value-type="float" office:value="2.2078286400568">
                <text:p>2.20782864005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76317777977427">
                <text:p>0.376317777977427</text:p>
              </table:table-cell>
              <table:table-cell office:value-type="float" office:value="0.219321731789974">
                <text:p>0.219321731789974</text:p>
              </table:table-cell>
              <table:table-cell office:value-type="float" office:value="2.19739990931943">
                <text:p>2.197399909319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96900278510372">
                <text:p>0.396900278510372</text:p>
              </table:table-cell>
              <table:table-cell office:value-type="float" office:value="0.227470137960184">
                <text:p>0.227470137960184</text:p>
              </table:table-cell>
              <table:table-cell office:value-type="float" office:value="2.19365061964937">
                <text:p>2.1936506196493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03381255027512">
                <text:p>0.403381255027512</text:p>
              </table:table-cell>
              <table:table-cell office:value-type="float" office:value="0.226009722794121">
                <text:p>0.226009722794121</text:p>
              </table:table-cell>
              <table:table-cell office:value-type="float" office:value="2.19240179773315">
                <text:p>2.192401797733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7447557527639">
                <text:p>0.37447557527639</text:p>
              </table:table-cell>
              <table:table-cell office:value-type="float" office:value="0.221964412022207">
                <text:p>0.221964412022207</text:p>
              </table:table-cell>
              <table:table-cell office:value-type="float" office:value="2.19662812593007">
                <text:p>2.196628125930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10092998271502">
                <text:p>0.410092998271502</text:p>
              </table:table-cell>
              <table:table-cell office:value-type="float" office:value="0.193599260835243">
                <text:p>0.193599260835243</text:p>
              </table:table-cell>
              <table:table-cell office:value-type="float" office:value="2.19389285809423">
                <text:p>2.193892858094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19963970739486">
                <text:p>0.419963970739486</text:p>
              </table:table-cell>
              <table:table-cell office:value-type="float" office:value="0.244335764419371">
                <text:p>0.244335764419371</text:p>
              </table:table-cell>
              <table:table-cell office:value-type="float" office:value="2.18476805802527">
                <text:p>2.184768058025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01583201280001">
                <text:p>0.401583201280001</text:p>
              </table:table-cell>
              <table:table-cell office:value-type="float" office:value="0.150096859216119">
                <text:p>0.150096859216119</text:p>
              </table:table-cell>
              <table:table-cell office:value-type="float" office:value="2.2061206326494">
                <text:p>2.206120632649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17333383418868">
                <text:p>0.417333383418868</text:p>
              </table:table-cell>
              <table:table-cell office:value-type="float" office:value="0.103948784348174">
                <text:p>0.103948784348174</text:p>
              </table:table-cell>
              <table:table-cell office:value-type="float" office:value="2.21174681969855">
                <text:p>2.211746819698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99113004876314">
                <text:p>0.399113004876314</text:p>
              </table:table-cell>
              <table:table-cell office:value-type="float" office:value="0.0779384700554297">
                <text:p>0.0779384700554297</text:p>
              </table:table-cell>
              <table:table-cell office:value-type="float" office:value="2.22207001390186">
                <text:p>2.222070013901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19604383405228">
                <text:p>0.419604383405228</text:p>
              </table:table-cell>
              <table:table-cell office:value-type="float" office:value="0.0947599116245209">
                <text:p>0.0947599116245209</text:p>
              </table:table-cell>
              <table:table-cell office:value-type="float" office:value="2.22391789909035">
                <text:p>2.223917899090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75681829668804">
                <text:p>0.475681829668804</text:p>
              </table:table-cell>
              <table:table-cell office:value-type="float" office:value="0.11562758510113">
                <text:p>0.11562758510113</text:p>
              </table:table-cell>
              <table:table-cell office:value-type="float" office:value="2.21511254106736">
                <text:p>2.2151125410673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78893746080459">
                <text:p>0.578893746080459</text:p>
              </table:table-cell>
              <table:table-cell office:value-type="float" office:value="0.21977034734806">
                <text:p>0.21977034734806</text:p>
              </table:table-cell>
              <table:table-cell office:value-type="float" office:value="2.17525618576786">
                <text:p>2.175256185767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09595322531052">
                <text:p>0.409595322531052</text:p>
              </table:table-cell>
              <table:table-cell office:value-type="float" office:value="0.442286662682193">
                <text:p>0.442286662682193</text:p>
              </table:table-cell>
              <table:table-cell office:value-type="float" office:value="2.17290627054202">
                <text:p>2.1729062705420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84973585051436">
                <text:p>0.484973585051436</text:p>
              </table:table-cell>
              <table:table-cell office:value-type="float" office:value="0.204942174138529">
                <text:p>0.204942174138529</text:p>
              </table:table-cell>
              <table:table-cell office:value-type="float" office:value="2.22580864401589">
                <text:p>2.2258086440158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531715499636025">
                <text:p>0.531715499636025</text:p>
              </table:table-cell>
              <table:table-cell office:value-type="float" office:value="0.14566275992665">
                <text:p>0.14566275992665</text:p>
              </table:table-cell>
              <table:table-cell office:value-type="float" office:value="2.23032678469121">
                <text:p>2.2303267846912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19679442771263">
                <text:p>0.519679442771263</text:p>
              </table:table-cell>
              <table:table-cell office:value-type="float" office:value="0.12203672359056">
                <text:p>0.12203672359056</text:p>
              </table:table-cell>
              <table:table-cell office:value-type="float" office:value="2.24994800099485">
                <text:p>2.249948000994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53973776026496">
                <text:p>0.553973776026496</text:p>
              </table:table-cell>
              <table:table-cell office:value-type="float" office:value="0.177369843318975">
                <text:p>0.177369843318975</text:p>
              </table:table-cell>
              <table:table-cell office:value-type="float" office:value="2.24441310100275">
                <text:p>2.244413101002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94839420752048">
                <text:p>0.594839420752048</text:p>
              </table:table-cell>
              <table:table-cell office:value-type="float" office:value="0.112288808652825">
                <text:p>0.112288808652825</text:p>
              </table:table-cell>
              <table:table-cell office:value-type="float" office:value="2.24989461294507">
                <text:p>2.249894612945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95835807411753">
                <text:p>0.595835807411753</text:p>
              </table:table-cell>
              <table:table-cell office:value-type="float" office:value="0.0869225948146176">
                <text:p>0.0869225948146176</text:p>
              </table:table-cell>
              <table:table-cell office:value-type="float" office:value="2.26895835703876">
                <text:p>2.268958357038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610765159763274">
                <text:p>0.610765159763274</text:p>
              </table:table-cell>
              <table:table-cell office:value-type="float" office:value="0.0792020610042371">
                <text:p>0.0792020610042371</text:p>
              </table:table-cell>
              <table:table-cell office:value-type="float" office:value="2.2812058278014">
                <text:p>2.28120582780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634403961749969">
                <text:p>0.634403961749969</text:p>
              </table:table-cell>
              <table:table-cell office:value-type="float" office:value="0.0839738784090697">
                <text:p>0.0839738784090697</text:p>
              </table:table-cell>
              <table:table-cell office:value-type="float" office:value="2.28623136878578">
                <text:p>2.2862313687857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54782915277483">
                <text:p>0.654782915277483</text:p>
              </table:table-cell>
              <table:table-cell office:value-type="float" office:value="0.0964914633126142">
                <text:p>0.0964914633126142</text:p>
              </table:table-cell>
              <table:table-cell office:value-type="float" office:value="2.29057260745084">
                <text:p>2.290572607450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619082178108619">
                <text:p>0.619082178108619</text:p>
              </table:table-cell>
              <table:table-cell office:value-type="float" office:value="0.0667293183191185">
                <text:p>0.0667293183191185</text:p>
              </table:table-cell>
              <table:table-cell office:value-type="float" office:value="2.32939970167508">
                <text:p>2.329399701675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6501711469876">
                <text:p>0.6501711469876</text:p>
              </table:table-cell>
              <table:table-cell office:value-type="float" office:value="0.0626364655004971">
                <text:p>0.0626364655004971</text:p>
              </table:table-cell>
              <table:table-cell office:value-type="float" office:value="2.33508901077058">
                <text:p>2.335089010770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664627503197912">
                <text:p>0.664627503197912</text:p>
              </table:table-cell>
              <table:table-cell office:value-type="float" office:value="0.0682781494483461">
                <text:p>0.0682781494483461</text:p>
              </table:table-cell>
              <table:table-cell office:value-type="float" office:value="2.34800984023026">
                <text:p>2.348009840230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680313730480585">
                <text:p>0.680313730480585</text:p>
              </table:table-cell>
              <table:table-cell office:value-type="float" office:value="0.0757707163999386">
                <text:p>0.0757707163999386</text:p>
              </table:table-cell>
              <table:table-cell office:value-type="float" office:value="2.35529016152823">
                <text:p>2.355290161528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697953620051559">
                <text:p>0.697953620051559</text:p>
              </table:table-cell>
              <table:table-cell office:value-type="float" office:value="0.081129718888873">
                <text:p>0.081129718888873</text:p>
              </table:table-cell>
              <table:table-cell office:value-type="float" office:value="2.36726830122566">
                <text:p>2.3672683012256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679484903531765">
                <text:p>0.679484903531765</text:p>
              </table:table-cell>
              <table:table-cell office:value-type="float" office:value="0.0596473843658471">
                <text:p>0.0596473843658471</text:p>
              </table:table-cell>
              <table:table-cell office:value-type="float" office:value="2.38943132874607">
                <text:p>2.389431328746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0949831017059">
                <text:p>0.70949831017059</text:p>
              </table:table-cell>
              <table:table-cell office:value-type="float" office:value="0.072873494471881">
                <text:p>0.072873494471881</text:p>
              </table:table-cell>
              <table:table-cell office:value-type="float" office:value="2.39605957500185">
                <text:p>2.396059575001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04350156658411">
                <text:p>0.704350156658411</text:p>
              </table:table-cell>
              <table:table-cell office:value-type="float" office:value="0.0809410976755707">
                <text:p>0.0809410976755707</text:p>
              </table:table-cell>
              <table:table-cell office:value-type="float" office:value="2.41512029075458">
                <text:p>2.415120290754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2792803018683">
                <text:p>0.72792803018683</text:p>
              </table:table-cell>
              <table:table-cell office:value-type="float" office:value="0.077132393493235">
                <text:p>0.077132393493235</text:p>
              </table:table-cell>
              <table:table-cell office:value-type="float" office:value="2.41930037085656">
                <text:p>2.4193003708565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719322790672323">
                <text:p>0.719322790672323</text:p>
              </table:table-cell>
              <table:table-cell office:value-type="float" office:value="0.0907485372781831">
                <text:p>0.0907485372781831</text:p>
              </table:table-cell>
              <table:table-cell office:value-type="float" office:value="2.43783683151193">
                <text:p>2.437836831511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753048806315655">
                <text:p>0.753048806315655</text:p>
              </table:table-cell>
              <table:table-cell office:value-type="float" office:value="0.0986760861711151">
                <text:p>0.0986760861711151</text:p>
              </table:table-cell>
              <table:table-cell office:value-type="float" office:value="2.43794054106766">
                <text:p>2.437940541067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78133329971364">
                <text:p>0.778133329971364</text:p>
              </table:table-cell>
              <table:table-cell office:value-type="float" office:value="0.0856947372860853">
                <text:p>0.0856947372860853</text:p>
              </table:table-cell>
              <table:table-cell office:value-type="float" office:value="2.44304304479016">
                <text:p>2.443043044790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77114920067488">
                <text:p>0.77114920067488</text:p>
              </table:table-cell>
              <table:table-cell office:value-type="float" office:value="0.105186394636804">
                <text:p>0.105186394636804</text:p>
              </table:table-cell>
              <table:table-cell office:value-type="float" office:value="2.46842319783155">
                <text:p>2.468423197831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800166551459809">
                <text:p>0.800166551459809</text:p>
              </table:table-cell>
              <table:table-cell office:value-type="float" office:value="0.0929293759423742">
                <text:p>0.0929293759423742</text:p>
              </table:table-cell>
              <table:table-cell office:value-type="float" office:value="2.46620092059677">
                <text:p>2.466200920596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787443860147723">
                <text:p>0.787443860147723</text:p>
              </table:table-cell>
              <table:table-cell office:value-type="float" office:value="0.0946676699225006">
                <text:p>0.0946676699225006</text:p>
              </table:table-cell>
              <table:table-cell office:value-type="float" office:value="2.48773073780993">
                <text:p>2.4877307378099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95505568321473">
                <text:p>0.795505568321473</text:p>
              </table:table-cell>
              <table:table-cell office:value-type="float" office:value="0.118240618901732">
                <text:p>0.118240618901732</text:p>
              </table:table-cell>
              <table:table-cell office:value-type="float" office:value="2.4947286915807">
                <text:p>2.49472869158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821747697464551">
                <text:p>0.821747697464551</text:p>
              </table:table-cell>
              <table:table-cell office:value-type="float" office:value="0.104093754044711">
                <text:p>0.104093754044711</text:p>
              </table:table-cell>
              <table:table-cell office:value-type="float" office:value="2.50324685737836">
                <text:p>2.503246857378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872815182633879">
                <text:p>0.872815182633879</text:p>
              </table:table-cell>
              <table:table-cell office:value-type="float" office:value="0.0737060466626234">
                <text:p>0.0737060466626234</text:p>
              </table:table-cell>
              <table:table-cell office:value-type="float" office:value="2.49544949546947">
                <text:p>2.4954494954694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63451026983195">
                <text:p>0.863451026983195</text:p>
              </table:table-cell>
              <table:table-cell office:value-type="float" office:value="0.071645230782271">
                <text:p>0.071645230782271</text:p>
              </table:table-cell>
              <table:table-cell office:value-type="float" office:value="2.51965487253954">
                <text:p>2.5196548725395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75710587779731">
                <text:p>0.875710587779731</text:p>
              </table:table-cell>
              <table:table-cell office:value-type="float" office:value="0.0801976603096762">
                <text:p>0.0801976603096762</text:p>
              </table:table-cell>
              <table:table-cell office:value-type="float" office:value="2.52294645310454">
                <text:p>2.522946453104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870695297730565">
                <text:p>0.870695297730565</text:p>
              </table:table-cell>
              <table:table-cell office:value-type="float" office:value="0.0783929491185305">
                <text:p>0.0783929491185305</text:p>
              </table:table-cell>
              <table:table-cell office:value-type="float" office:value="2.54651372933004">
                <text:p>2.546513729330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67886073236768">
                <text:p>0.867886073236768</text:p>
              </table:table-cell>
              <table:table-cell office:value-type="float" office:value="0.0657298314163433">
                <text:p>0.0657298314163433</text:p>
              </table:table-cell>
              <table:table-cell office:value-type="float" office:value="2.56339641689281">
                <text:p>2.5633964168928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77599184734758">
                <text:p>0.877599184734758</text:p>
              </table:table-cell>
              <table:table-cell office:value-type="float" office:value="0.0737795664251769">
                <text:p>0.0737795664251769</text:p>
              </table:table-cell>
              <table:table-cell office:value-type="float" office:value="2.577067538914">
                <text:p>2.5770675389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61710618740945">
                <text:p>0.861710618740945</text:p>
              </table:table-cell>
              <table:table-cell office:value-type="float" office:value="0.0654030224695982">
                <text:p>0.0654030224695982</text:p>
              </table:table-cell>
              <table:table-cell office:value-type="float" office:value="2.60588811676465">
                <text:p>2.6058881167646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849823890706332">
                <text:p>0.849823890706332</text:p>
              </table:table-cell>
              <table:table-cell office:value-type="float" office:value="0.082936042969719">
                <text:p>0.082936042969719</text:p>
              </table:table-cell>
              <table:table-cell office:value-type="float" office:value="2.62638672595344">
                <text:p>2.626386725953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91547613709195">
                <text:p>0.891547613709195</text:p>
              </table:table-cell>
              <table:table-cell office:value-type="float" office:value="0.0428645231597876">
                <text:p>0.0428645231597876</text:p>
              </table:table-cell>
              <table:table-cell office:value-type="float" office:value="2.62290894231441">
                <text:p>2.622908942314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55063827441794">
                <text:p>0.855063827441794</text:p>
              </table:table-cell>
              <table:table-cell office:value-type="float" office:value="0.0561639406377517">
                <text:p>0.0561639406377517</text:p>
              </table:table-cell>
              <table:table-cell office:value-type="float" office:value="2.66772840693567">
                <text:p>2.6677284069356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871559717872486">
                <text:p>0.871559717872486</text:p>
              </table:table-cell>
              <table:table-cell office:value-type="float" office:value="0.0702739755633777">
                <text:p>0.0702739755633777</text:p>
              </table:table-cell>
              <table:table-cell office:value-type="float" office:value="2.67851224227305">
                <text:p>2.678512242273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1818797648582">
                <text:p>0.91818797648582</text:p>
              </table:table-cell>
              <table:table-cell office:value-type="float" office:value="0.0543697652522727">
                <text:p>0.0543697652522727</text:p>
              </table:table-cell>
              <table:table-cell office:value-type="float" office:value="2.67079684632487">
                <text:p>2.670796846324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1270381997531">
                <text:p>0.91270381997531</text:p>
              </table:table-cell>
              <table:table-cell office:value-type="float" office:value="0.0680860294005164">
                <text:p>0.0680860294005164</text:p>
              </table:table-cell>
              <table:table-cell office:value-type="float" office:value="2.68943420517284">
                <text:p>2.6894342051728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31337594451293">
                <text:p>0.931337594451293</text:p>
              </table:table-cell>
              <table:table-cell office:value-type="float" office:value="0.0628238315364395">
                <text:p>0.0628238315364395</text:p>
              </table:table-cell>
              <table:table-cell office:value-type="float" office:value="2.70432173161453">
                <text:p>2.7043217316145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50726454371169">
                <text:p>0.950726454371169</text:p>
              </table:table-cell>
              <table:table-cell office:value-type="float" office:value="0.0742148695964873">
                <text:p>0.0742148695964873</text:p>
              </table:table-cell>
              <table:table-cell office:value-type="float" office:value="2.70258129761008">
                <text:p>2.7025812976100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47749576964796">
                <text:p>0.947749576964796</text:p>
              </table:table-cell>
              <table:table-cell office:value-type="float" office:value="0.0653245686668173">
                <text:p>0.0653245686668173</text:p>
              </table:table-cell>
              <table:table-cell office:value-type="float" office:value="2.71905037191359">
                <text:p>2.7190503719135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45454019471269">
                <text:p>0.945454019471269</text:p>
              </table:table-cell>
              <table:table-cell office:value-type="float" office:value="0.0612485360483644">
                <text:p>0.0612485360483644</text:p>
              </table:table-cell>
              <table:table-cell office:value-type="float" office:value="2.74145169721461">
                <text:p>2.7414516972146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73816738432473">
                <text:p>0.973816738432473</text:p>
              </table:table-cell>
              <table:table-cell office:value-type="float" office:value="0.0647606238301228">
                <text:p>0.0647606238301228</text:p>
              </table:table-cell>
              <table:table-cell office:value-type="float" office:value="2.7412477386257">
                <text:p>2.741247738625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00312726022003">
                <text:p>1.00312726022003</text:p>
              </table:table-cell>
              <table:table-cell office:value-type="float" office:value="0.0700055032779472">
                <text:p>0.0700055032779472</text:p>
              </table:table-cell>
              <table:table-cell office:value-type="float" office:value="2.74090242380645">
                <text:p>2.740902423806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00338148467754">
                <text:p>1.00338148467754</text:p>
              </table:table-cell>
              <table:table-cell office:value-type="float" office:value="0.0649515481968976">
                <text:p>0.0649515481968976</text:p>
              </table:table-cell>
              <table:table-cell office:value-type="float" office:value="2.75389300505502">
                <text:p>2.753893005055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79270039962147">
                <text:p>0.979270039962147</text:p>
              </table:table-cell>
              <table:table-cell office:value-type="float" office:value="0.0309359088512237">
                <text:p>0.0309359088512237</text:p>
              </table:table-cell>
              <table:table-cell office:value-type="float" office:value="2.78266492965316">
                <text:p>2.782664929653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01467461236297">
                <text:p>1.01467461236297</text:p>
              </table:table-cell>
              <table:table-cell office:value-type="float" office:value="0.0832228265973563">
                <text:p>0.0832228265973563</text:p>
              </table:table-cell>
              <table:table-cell office:value-type="float" office:value="2.7775366035683">
                <text:p>2.777536603568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03596578742796">
                <text:p>1.03596578742796</text:p>
              </table:table-cell>
              <table:table-cell office:value-type="float" office:value="0.0807652455267311">
                <text:p>0.0807652455267311</text:p>
              </table:table-cell>
              <table:table-cell office:value-type="float" office:value="2.78325666741708">
                <text:p>2.783256667417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06332562300191">
                <text:p>1.06332562300191</text:p>
              </table:table-cell>
              <table:table-cell office:value-type="float" office:value="0.109511167266571">
                <text:p>0.109511167266571</text:p>
              </table:table-cell>
              <table:table-cell office:value-type="float" office:value="2.7906725821822">
                <text:p>2.79067258218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0378909341029">
                <text:p>1.0378909341029</text:p>
              </table:table-cell>
              <table:table-cell office:value-type="float" office:value="0.0876538783475632">
                <text:p>0.0876538783475632</text:p>
              </table:table-cell>
              <table:table-cell office:value-type="float" office:value="2.81137238077718">
                <text:p>2.8113723807771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06907937691618">
                <text:p>1.06907937691618</text:p>
              </table:table-cell>
              <table:table-cell office:value-type="float" office:value="0.0977139116831733">
                <text:p>0.0977139116831733</text:p>
              </table:table-cell>
              <table:table-cell office:value-type="float" office:value="2.81559793509887">
                <text:p>2.8155979350988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07080717437368">
                <text:p>1.07080717437368</text:p>
              </table:table-cell>
              <table:table-cell office:value-type="float" office:value="0.102900180494785">
                <text:p>0.102900180494785</text:p>
              </table:table-cell>
              <table:table-cell office:value-type="float" office:value="2.83085119099226">
                <text:p>2.8308511909922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08550309464519">
                <text:p>1.08550309464519</text:p>
              </table:table-cell>
              <table:table-cell office:value-type="float" office:value="0.0728721530931122">
                <text:p>0.0728721530931122</text:p>
              </table:table-cell>
              <table:table-cell office:value-type="float" office:value="2.82601430611085">
                <text:p>2.8260143061108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06534196731388">
                <text:p>1.06534196731388</text:p>
              </table:table-cell>
              <table:table-cell office:value-type="float" office:value="0.0698432594326255">
                <text:p>0.0698432594326255</text:p>
              </table:table-cell>
              <table:table-cell office:value-type="float" office:value="2.85174866090798">
                <text:p>2.8517486609079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08711571349752">
                <text:p>1.08711571349752</text:p>
              </table:table-cell>
              <table:table-cell office:value-type="float" office:value="0.0503043568639921">
                <text:p>0.0503043568639921</text:p>
              </table:table-cell>
              <table:table-cell office:value-type="float" office:value="2.85272126261693">
                <text:p>2.8527212626169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06768109187664">
                <text:p>1.06768109187664</text:p>
              </table:table-cell>
              <table:table-cell office:value-type="float" office:value="0.0850689138535687">
                <text:p>0.0850689138535687</text:p>
              </table:table-cell>
              <table:table-cell office:value-type="float" office:value="2.88496600541354">
                <text:p>2.8849660054135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10303388847902">
                <text:p>1.10303388847902</text:p>
              </table:table-cell>
              <table:table-cell office:value-type="float" office:value="0.0521136904883461">
                <text:p>0.0521136904883461</text:p>
              </table:table-cell>
              <table:table-cell office:value-type="float" office:value="2.87631696157254">
                <text:p>2.8763169615725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09471212274183">
                <text:p>1.09471212274183</text:p>
              </table:table-cell>
              <table:table-cell office:value-type="float" office:value="0.0818007355563755">
                <text:p>0.0818007355563755</text:p>
              </table:table-cell>
              <table:table-cell office:value-type="float" office:value="2.89631914565784">
                <text:p>2.8963191456578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08645517720645">
                <text:p>1.08645517720645</text:p>
              </table:table-cell>
              <table:table-cell office:value-type="float" office:value="0.0796748087816162">
                <text:p>0.0796748087816162</text:p>
              </table:table-cell>
              <table:table-cell office:value-type="float" office:value="2.91487834423167">
                <text:p>2.9148783442316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12175731169828">
                <text:p>1.12175731169828</text:p>
              </table:table-cell>
              <table:table-cell office:value-type="float" office:value="0.0773695421155825">
                <text:p>0.0773695421155825</text:p>
              </table:table-cell>
              <table:table-cell office:value-type="float" office:value="2.90550829753893">
                <text:p>2.905508297538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12359409087632">
                <text:p>1.12359409087632</text:p>
              </table:table-cell>
              <table:table-cell office:value-type="float" office:value="0.0935269955768121">
                <text:p>0.0935269955768121</text:p>
              </table:table-cell>
              <table:table-cell office:value-type="float" office:value="2.9089350852792">
                <text:p>2.90893508527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09835537062139">
                <text:p>1.09835537062139</text:p>
              </table:table-cell>
              <table:table-cell office:value-type="float" office:value="0.133559398017099">
                <text:p>0.133559398017099</text:p>
              </table:table-cell>
              <table:table-cell office:value-type="float" office:value="2.93678323057635">
                <text:p>2.9367832305763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08791602382625">
                <text:p>1.08791602382625</text:p>
              </table:table-cell>
              <table:table-cell office:value-type="float" office:value="0.0991089650058148">
                <text:p>0.0991089650058148</text:p>
              </table:table-cell>
              <table:table-cell office:value-type="float" office:value="2.96021907354786">
                <text:p>2.9602190735478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05276183037135">
                <text:p>1.05276183037135</text:p>
              </table:table-cell>
              <table:table-cell office:value-type="float" office:value="0.0809557779053643">
                <text:p>0.0809557779053643</text:p>
              </table:table-cell>
              <table:table-cell office:value-type="float" office:value="2.99523465476749">
                <text:p>2.9952346547674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02412524332008">
                <text:p>1.02412524332008</text:p>
              </table:table-cell>
              <table:table-cell office:value-type="float" office:value="0.0853311040398116">
                <text:p>0.0853311040398116</text:p>
              </table:table-cell>
              <table:table-cell office:value-type="float" office:value="3.01904123663644">
                <text:p>3.019041236636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03937782128623">
                <text:p>1.03937782128623</text:p>
              </table:table-cell>
              <table:table-cell office:value-type="float" office:value="0.0960131906959672">
                <text:p>0.0960131906959672</text:p>
              </table:table-cell>
              <table:table-cell office:value-type="float" office:value="3.02091221675066">
                <text:p>3.0209122167506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94316639035544">
                <text:p>0.994316639035544</text:p>
              </table:table-cell>
              <table:table-cell office:value-type="float" office:value="0.0802551069243953">
                <text:p>0.0802551069243953</text:p>
              </table:table-cell>
              <table:table-cell office:value-type="float" office:value="3.0623655495447">
                <text:p>3.06236554954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04916167651342">
                <text:p>1.04916167651342</text:p>
              </table:table-cell>
              <table:table-cell office:value-type="float" office:value="0.105246950092506">
                <text:p>0.105246950092506</text:p>
              </table:table-cell>
              <table:table-cell office:value-type="float" office:value="3.04949269389724">
                <text:p>3.049492693897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04654952638089">
                <text:p>1.04654952638089</text:p>
              </table:table-cell>
              <table:table-cell office:value-type="float" office:value="0.100314588541025">
                <text:p>0.100314588541025</text:p>
              </table:table-cell>
              <table:table-cell office:value-type="float" office:value="3.06455370602568">
                <text:p>3.064553706025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00472292315412">
                <text:p>1.00472292315412</text:p>
              </table:table-cell>
              <table:table-cell office:value-type="float" office:value="0.08810760254676">
                <text:p>0.08810760254676</text:p>
              </table:table-cell>
              <table:table-cell office:value-type="float" office:value="3.09831092773643">
                <text:p>3.0983109277364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0038955815534">
                <text:p>1.0038955815534</text:p>
              </table:table-cell>
              <table:table-cell office:value-type="float" office:value="0.0505690821495131">
                <text:p>0.0505690821495131</text:p>
              </table:table-cell>
              <table:table-cell office:value-type="float" office:value="3.11266615242091">
                <text:p>3.112666152420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45552194180669">
                <text:p>0.945552194180669</text:p>
              </table:table-cell>
              <table:table-cell office:value-type="float" office:value="0.0719437923577714">
                <text:p>0.0719437923577714</text:p>
              </table:table-cell>
              <table:table-cell office:value-type="float" office:value="3.14587619224355">
                <text:p>3.1458761922435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10123342577327">
                <text:p>1.10123342577327</text:p>
              </table:table-cell>
              <table:table-cell office:value-type="float" office:value="0.0329537289691797">
                <text:p>0.0329537289691797</text:p>
              </table:table-cell>
              <table:table-cell office:value-type="float" office:value="3.07248164430903">
                <text:p>3.072481644309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974050804943879">
                <text:p>0.974050804943879</text:p>
              </table:table-cell>
              <table:table-cell office:value-type="float" office:value="0.225336149912966">
                <text:p>0.225336149912966</text:p>
              </table:table-cell>
              <table:table-cell office:value-type="float" office:value="3.11266698083003">
                <text:p>3.112666980830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39490548215155">
                <text:p>0.139490548215155</text:p>
              </table:table-cell>
              <table:table-cell office:value-type="float" office:value="-0.585062608302783">
                <text:p>-0.585062608302783</text:p>
              </table:table-cell>
              <table:table-cell office:value-type="float" office:value="3.25666951285303">
                <text:p>3.256669512853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.3036380444723">
                <text:p>-1.3036380444723</text:p>
              </table:table-cell>
              <table:table-cell office:value-type="float" office:value="-0.15290219025105">
                <text:p>-0.15290219025105</text:p>
              </table:table-cell>
              <table:table-cell office:value-type="float" office:value="3.02192371645459">
                <text:p>3.0219237164545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.11556302954687">
                <text:p>-1.11556302954687</text:p>
              </table:table-cell>
              <table:table-cell office:value-type="float" office:value="-0.0632703512390258">
                <text:p>-0.0632703512390258</text:p>
              </table:table-cell>
              <table:table-cell office:value-type="float" office:value="3.10893142281489">
                <text:p>3.1089314228148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09613026712198">
                <text:p>1.09613026712198</text:p>
              </table:table-cell>
              <table:table-cell office:value-type="float" office:value="0.0956813141622811">
                <text:p>0.0956813141622811</text:p>
              </table:table-cell>
              <table:table-cell office:value-type="float" office:value="3.12678790518704">
                <text:p>3.1267879051870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0273651015007">
                <text:p>1.0273651015007</text:p>
              </table:table-cell>
              <table:table-cell office:value-type="float" office:value="0.106866041851059">
                <text:p>0.106866041851059</text:p>
              </table:table-cell>
              <table:table-cell office:value-type="float" office:value="3.16780782512106">
                <text:p>3.1678078251210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82700875990739">
                <text:p>0.982700875990739</text:p>
              </table:table-cell>
              <table:table-cell office:value-type="float" office:value="0.135042088125556">
                <text:p>0.135042088125556</text:p>
              </table:table-cell>
              <table:table-cell office:value-type="float" office:value="3.19038574048161">
                <text:p>3.1903857404816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63730386545013">
                <text:p>0.963730386545013</text:p>
              </table:table-cell>
              <table:table-cell office:value-type="float" office:value="0.115114613027841">
                <text:p>0.115114613027841</text:p>
              </table:table-cell>
              <table:table-cell office:value-type="float" office:value="3.21067066479416">
                <text:p>3.210670664794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00089082520138">
                <text:p>1.00089082520138</text:p>
              </table:table-cell>
              <table:table-cell office:value-type="float" office:value="0.11901170303498">
                <text:p>0.11901170303498</text:p>
              </table:table-cell>
              <table:table-cell office:value-type="float" office:value="3.205383009397">
                <text:p>3.20538300939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049686634088">
                <text:p>1.049686634088</text:p>
              </table:table-cell>
              <table:table-cell office:value-type="float" office:value="0.110025328935574">
                <text:p>0.110025328935574</text:p>
              </table:table-cell>
              <table:table-cell office:value-type="float" office:value="3.19243958887468">
                <text:p>3.1924395888746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0336824469215">
                <text:p>1.0336824469215</text:p>
              </table:table-cell>
              <table:table-cell office:value-type="float" office:value="0.0793636378493719">
                <text:p>0.0793636378493719</text:p>
              </table:table-cell>
              <table:table-cell office:value-type="float" office:value="3.20205500511447">
                <text:p>3.2020550051144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06666160377693">
                <text:p>1.06666160377693</text:p>
              </table:table-cell>
              <table:table-cell office:value-type="float" office:value="0.110309970392217">
                <text:p>0.110309970392217</text:p>
              </table:table-cell>
              <table:table-cell office:value-type="float" office:value="3.19417359908475">
                <text:p>3.194173599084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02857264582902">
                <text:p>1.02857264582902</text:p>
              </table:table-cell>
              <table:table-cell office:value-type="float" office:value="0.113621651186971">
                <text:p>0.113621651186971</text:p>
              </table:table-cell>
              <table:table-cell office:value-type="float" office:value="3.23104747388686">
                <text:p>3.2310474738868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939020260965671">
                <text:p>0.939020260965671</text:p>
              </table:table-cell>
              <table:table-cell office:value-type="float" office:value="0.162843640046239">
                <text:p>0.162843640046239</text:p>
              </table:table-cell>
              <table:table-cell office:value-type="float" office:value="3.28156647273864">
                <text:p>3.2815664727386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937821237225314">
                <text:p>0.937821237225314</text:p>
              </table:table-cell>
              <table:table-cell office:value-type="float" office:value="0.0892871596737432">
                <text:p>0.0892871596737432</text:p>
              </table:table-cell>
              <table:table-cell office:value-type="float" office:value="3.29124879600277">
                <text:p>3.2912487960027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34119890605283">
                <text:p>0.934119890605283</text:p>
              </table:table-cell>
              <table:table-cell office:value-type="float" office:value="0.13785006794774">
                <text:p>0.13785006794774</text:p>
              </table:table-cell>
              <table:table-cell office:value-type="float" office:value="3.30289540585602">
                <text:p>3.302895405856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941441450061584">
                <text:p>0.941441450061584</text:p>
              </table:table-cell>
              <table:table-cell office:value-type="float" office:value="0.1271823212393">
                <text:p>0.1271823212393</text:p>
              </table:table-cell>
              <table:table-cell office:value-type="float" office:value="3.30029326990071">
                <text:p>3.3002932699007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943295668201589">
                <text:p>0.943295668201589</text:p>
              </table:table-cell>
              <table:table-cell office:value-type="float" office:value="0.132653060698679">
                <text:p>0.132653060698679</text:p>
              </table:table-cell>
              <table:table-cell office:value-type="float" office:value="3.31242267419374">
                <text:p>3.312422674193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996466649522096">
                <text:p>0.996466649522096</text:p>
              </table:table-cell>
              <table:table-cell office:value-type="float" office:value="0.159253003912531">
                <text:p>0.159253003912531</text:p>
              </table:table-cell>
              <table:table-cell office:value-type="float" office:value="3.29597722406173">
                <text:p>3.2959772240617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88664958698851">
                <text:p>0.988664958698851</text:p>
              </table:table-cell>
              <table:table-cell office:value-type="float" office:value="0.138157022348496">
                <text:p>0.138157022348496</text:p>
              </table:table-cell>
              <table:table-cell office:value-type="float" office:value="3.31242730367852">
                <text:p>3.3124273036785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961377062273096">
                <text:p>0.961377062273096</text:p>
              </table:table-cell>
              <table:table-cell office:value-type="float" office:value="0.140982944007517">
                <text:p>0.140982944007517</text:p>
              </table:table-cell>
              <table:table-cell office:value-type="float" office:value="3.32830367997992">
                <text:p>3.3283036799799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942651933302934">
                <text:p>0.942651933302934</text:p>
              </table:table-cell>
              <table:table-cell office:value-type="float" office:value="0.152803897770477">
                <text:p>0.152803897770477</text:p>
              </table:table-cell>
              <table:table-cell office:value-type="float" office:value="3.34345547895802">
                <text:p>3.343455478958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990153265124184">
                <text:p>0.990153265124184</text:p>
              </table:table-cell>
              <table:table-cell office:value-type="float" office:value="0.199008927210658">
                <text:p>0.199008927210658</text:p>
              </table:table-cell>
              <table:table-cell office:value-type="float" office:value="3.32441811643008">
                <text:p>3.3244181164300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8514951973868">
                <text:p>0.98514951973868</text:p>
              </table:table-cell>
              <table:table-cell office:value-type="float" office:value="0.206218769780799">
                <text:p>0.206218769780799</text:p>
              </table:table-cell>
              <table:table-cell office:value-type="float" office:value="3.33209091236017">
                <text:p>3.332090912360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99617959563361">
                <text:p>0.99617959563361</text:p>
              </table:table-cell>
              <table:table-cell office:value-type="float" office:value="0.151463047172575">
                <text:p>0.151463047172575</text:p>
              </table:table-cell>
              <table:table-cell office:value-type="float" office:value="3.34206385025948">
                <text:p>3.342063850259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02518139251696">
                <text:p>1.02518139251696</text:p>
              </table:table-cell>
              <table:table-cell office:value-type="float" office:value="0.149265468863886">
                <text:p>0.149265468863886</text:p>
              </table:table-cell>
              <table:table-cell office:value-type="float" office:value="3.33837070788449">
                <text:p>3.338370707884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59769399032218">
                <text:p>0.959769399032218</text:p>
              </table:table-cell>
              <table:table-cell office:value-type="float" office:value="0.10206659093295">
                <text:p>0.10206659093295</text:p>
              </table:table-cell>
              <table:table-cell office:value-type="float" office:value="3.37065656033717">
                <text:p>3.370656560337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68024650867153">
                <text:p>0.968024650867153</text:p>
              </table:table-cell>
              <table:table-cell office:value-type="float" office:value="0.110550109830447">
                <text:p>0.110550109830447</text:p>
              </table:table-cell>
              <table:table-cell office:value-type="float" office:value="3.38082327546334">
                <text:p>3.3808232754633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42782104598769">
                <text:p>0.942782104598769</text:p>
              </table:table-cell>
              <table:table-cell office:value-type="float" office:value="0.146947018628487">
                <text:p>0.146947018628487</text:p>
              </table:table-cell>
              <table:table-cell office:value-type="float" office:value="3.38384766925486">
                <text:p>3.3838476692548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47214018730741">
                <text:p>0.947214018730741</text:p>
              </table:table-cell>
              <table:table-cell office:value-type="float" office:value="0.126442354624535">
                <text:p>0.126442354624535</text:p>
              </table:table-cell>
              <table:table-cell office:value-type="float" office:value="3.39265190112124">
                <text:p>3.392651901121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44881039812716">
                <text:p>0.944881039812716</text:p>
              </table:table-cell>
              <table:table-cell office:value-type="float" office:value="0.0729974626338174">
                <text:p>0.0729974626338174</text:p>
              </table:table-cell>
              <table:table-cell office:value-type="float" office:value="3.4081290668769">
                <text:p>3.408129066876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03757105802445">
                <text:p>1.03757105802445</text:p>
              </table:table-cell>
              <table:table-cell office:value-type="float" office:value="0.111674944041979">
                <text:p>0.111674944041979</text:p>
              </table:table-cell>
              <table:table-cell office:value-type="float" office:value="3.37969655709144">
                <text:p>3.3796965570914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943930973451927">
                <text:p>0.943930973451927</text:p>
              </table:table-cell>
              <table:table-cell office:value-type="float" office:value="0.137245783816774">
                <text:p>0.137245783816774</text:p>
              </table:table-cell>
              <table:table-cell office:value-type="float" office:value="3.4164936315468">
                <text:p>3.416493631546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928490271054542">
                <text:p>0.928490271054542</text:p>
              </table:table-cell>
              <table:table-cell office:value-type="float" office:value="0.122605628254389">
                <text:p>0.122605628254389</text:p>
              </table:table-cell>
              <table:table-cell office:value-type="float" office:value="3.43196192351133">
                <text:p>3.431961923511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938258554136772">
                <text:p>0.938258554136772</text:p>
              </table:table-cell>
              <table:table-cell office:value-type="float" office:value="0.136114758170842">
                <text:p>0.136114758170842</text:p>
              </table:table-cell>
              <table:table-cell office:value-type="float" office:value="3.4308305901649">
                <text:p>3.430830590164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00007465292888">
                <text:p>1.00007465292888</text:p>
              </table:table-cell>
              <table:table-cell office:value-type="float" office:value="0.111104391245123">
                <text:p>0.111104391245123</text:p>
              </table:table-cell>
              <table:table-cell office:value-type="float" office:value="3.40009069603733">
                <text:p>3.400090696037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967533705485776">
                <text:p>0.967533705485776</text:p>
              </table:table-cell>
              <table:table-cell office:value-type="float" office:value="0.130887931522725">
                <text:p>0.130887931522725</text:p>
              </table:table-cell>
              <table:table-cell office:value-type="float" office:value="3.42119084859791">
                <text:p>3.421190848597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938503163504995">
                <text:p>0.938503163504995</text:p>
              </table:table-cell>
              <table:table-cell office:value-type="float" office:value="0.123056716274913">
                <text:p>0.123056716274913</text:p>
              </table:table-cell>
              <table:table-cell office:value-type="float" office:value="3.42558601802903">
                <text:p>3.4255860180290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42188959378649">
                <text:p>0.942188959378649</text:p>
              </table:table-cell>
              <table:table-cell office:value-type="float" office:value="0.106105703851591">
                <text:p>0.106105703851591</text:p>
              </table:table-cell>
              <table:table-cell office:value-type="float" office:value="3.42948719492394">
                <text:p>3.4294871949239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930077691278946">
                <text:p>0.930077691278946</text:p>
              </table:table-cell>
              <table:table-cell office:value-type="float" office:value="0.102586821163716">
                <text:p>0.102586821163716</text:p>
              </table:table-cell>
              <table:table-cell office:value-type="float" office:value="3.42990803744494">
                <text:p>3.4299080374449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930136540709334">
                <text:p>0.930136540709334</text:p>
              </table:table-cell>
              <table:table-cell office:value-type="float" office:value="0.106723515797909">
                <text:p>0.106723515797909</text:p>
              </table:table-cell>
              <table:table-cell office:value-type="float" office:value="3.42571466854954">
                <text:p>3.4257146685495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924720809454726">
                <text:p>0.924720809454726</text:p>
              </table:table-cell>
              <table:table-cell office:value-type="float" office:value="0.12264490309714">
                <text:p>0.12264490309714</text:p>
              </table:table-cell>
              <table:table-cell office:value-type="float" office:value="3.42035448976268">
                <text:p>3.4203544897626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943242302718617">
                <text:p>0.943242302718617</text:p>
              </table:table-cell>
              <table:table-cell office:value-type="float" office:value="0.105625337010535">
                <text:p>0.105625337010535</text:p>
              </table:table-cell>
              <table:table-cell office:value-type="float" office:value="3.40487672558226">
                <text:p>3.4048767255822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963920900548916">
                <text:p>0.963920900548916</text:p>
              </table:table-cell>
              <table:table-cell office:value-type="float" office:value="0.12440063230178">
                <text:p>0.12440063230178</text:p>
              </table:table-cell>
              <table:table-cell office:value-type="float" office:value="3.38651517533035">
                <text:p>3.386515175330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947587200746492">
                <text:p>-0.947587200746492</text:p>
              </table:table-cell>
              <table:table-cell office:value-type="float" office:value="-0.106257570323162">
                <text:p>-0.106257570323162</text:p>
              </table:table-cell>
              <table:table-cell office:value-type="float" office:value="3.38492857164661">
                <text:p>3.3849285716466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908140670204767">
                <text:p>0.908140670204767</text:p>
              </table:table-cell>
              <table:table-cell office:value-type="float" office:value="0.136039616806553">
                <text:p>0.136039616806553</text:p>
              </table:table-cell>
              <table:table-cell office:value-type="float" office:value="3.39617056041684">
                <text:p>3.396170560416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93166918928806">
                <text:p>-0.93166918928806</text:p>
              </table:table-cell>
              <table:table-cell office:value-type="float" office:value="-0.103175576194564">
                <text:p>-0.103175576194564</text:p>
              </table:table-cell>
              <table:table-cell office:value-type="float" office:value="3.37376953197277">
                <text:p>3.3737695319727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02181445071213">
                <text:p>1.02181445071213</text:p>
              </table:table-cell>
              <table:table-cell office:value-type="float" office:value="0.110685804539504">
                <text:p>0.110685804539504</text:p>
              </table:table-cell>
              <table:table-cell office:value-type="float" office:value="3.31118533798436">
                <text:p>3.3111853379843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94560812529692">
                <text:p>0.94560812529692</text:p>
              </table:table-cell>
              <table:table-cell office:value-type="float" office:value="0.115044267538665">
                <text:p>0.115044267538665</text:p>
              </table:table-cell>
              <table:table-cell office:value-type="float" office:value="3.33699322298617">
                <text:p>3.336993222986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974372847030244">
                <text:p>0.974372847030244</text:p>
              </table:table-cell>
              <table:table-cell office:value-type="float" office:value="0.116458239622354">
                <text:p>0.116458239622354</text:p>
              </table:table-cell>
              <table:table-cell office:value-type="float" office:value="3.31387588064794">
                <text:p>3.313875880647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935561387596966">
                <text:p>0.935561387596966</text:p>
              </table:table-cell>
              <table:table-cell office:value-type="float" office:value="0.0889989187232162">
                <text:p>0.0889989187232162</text:p>
              </table:table-cell>
              <table:table-cell office:value-type="float" office:value="3.31812322081352">
                <text:p>3.3181232208135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942124764448862">
                <text:p>0.942124764448862</text:p>
              </table:table-cell>
              <table:table-cell office:value-type="float" office:value="0.0804145814521369">
                <text:p>0.0804145814521369</text:p>
              </table:table-cell>
              <table:table-cell office:value-type="float" office:value="3.304725254727">
                <text:p>3.30472525472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46642843991887">
                <text:p>0.946642843991887</text:p>
              </table:table-cell>
              <table:table-cell office:value-type="float" office:value="0.0380676913821317">
                <text:p>0.0380676913821317</text:p>
              </table:table-cell>
              <table:table-cell office:value-type="float" office:value="3.28786442816827">
                <text:p>3.2878644281682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82179337351867">
                <text:p>0.982179337351867</text:p>
              </table:table-cell>
              <table:table-cell office:value-type="float" office:value="-0.0211511444883856">
                <text:p>-0.0211511444883856</text:p>
              </table:table-cell>
              <table:table-cell office:value-type="float" office:value="3.25066930340265">
                <text:p>3.2506693034026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34071983772924">
                <text:p>0.934071983772924</text:p>
              </table:table-cell>
              <table:table-cell office:value-type="float" office:value="-0.0916997869310067">
                <text:p>-0.0916997869310067</text:p>
              </table:table-cell>
              <table:table-cell office:value-type="float" office:value="3.23594142244384">
                <text:p>3.2359414224438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12926327830941">
                <text:p>0.912926327830941</text:p>
              </table:table-cell>
              <table:table-cell office:value-type="float" office:value="0.0131319035526467">
                <text:p>0.0131319035526467</text:p>
              </table:table-cell>
              <table:table-cell office:value-type="float" office:value="3.23367798032208">
                <text:p>3.233677980322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49973305781371">
                <text:p>0.949973305781371</text:p>
              </table:table-cell>
              <table:table-cell office:value-type="float" office:value="0.102496731525759">
                <text:p>0.102496731525759</text:p>
              </table:table-cell>
              <table:table-cell office:value-type="float" office:value="3.20790890408105">
                <text:p>3.207908904081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27088238063425">
                <text:p>0.927088238063425</text:p>
              </table:table-cell>
              <table:table-cell office:value-type="float" office:value="0.0971978722833231">
                <text:p>0.0971978722833231</text:p>
              </table:table-cell>
              <table:table-cell office:value-type="float" office:value="3.19412775447586">
                <text:p>3.1941277544758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860043626501709">
                <text:p>0.860043626501709</text:p>
              </table:table-cell>
              <table:table-cell office:value-type="float" office:value="0.12436694237076">
                <text:p>0.12436694237076</text:p>
              </table:table-cell>
              <table:table-cell office:value-type="float" office:value="3.19400758832113">
                <text:p>3.194007588321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892840406366774">
                <text:p>0.892840406366774</text:p>
              </table:table-cell>
              <table:table-cell office:value-type="float" office:value="0.105488571901221">
                <text:p>0.105488571901221</text:p>
              </table:table-cell>
              <table:table-cell office:value-type="float" office:value="3.16746147486109">
                <text:p>3.1674614748610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897491333420029">
                <text:p>0.897491333420029</text:p>
              </table:table-cell>
              <table:table-cell office:value-type="float" office:value="0.0423847562945668">
                <text:p>0.0423847562945668</text:p>
              </table:table-cell>
              <table:table-cell office:value-type="float" office:value="3.13497066203928">
                <text:p>3.134970662039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20805822722455">
                <text:p>0.920805822722455</text:p>
              </table:table-cell>
              <table:table-cell office:value-type="float" office:value="0.061765766745912">
                <text:p>0.061765766745912</text:p>
              </table:table-cell>
              <table:table-cell office:value-type="float" office:value="3.11602993951663">
                <text:p>3.1160299395166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01192616719473">
                <text:p>0.901192616719473</text:p>
              </table:table-cell>
              <table:table-cell office:value-type="float" office:value="0.0335056038395268">
                <text:p>0.0335056038395268</text:p>
              </table:table-cell>
              <table:table-cell office:value-type="float" office:value="3.10176491470106">
                <text:p>3.1017649147010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893619336884617">
                <text:p>0.893619336884617</text:p>
              </table:table-cell>
              <table:table-cell office:value-type="float" office:value="0.0625381057585094">
                <text:p>0.0625381057585094</text:p>
              </table:table-cell>
              <table:table-cell office:value-type="float" office:value="3.09430206826398">
                <text:p>3.0943020682639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61074959240187">
                <text:p>0.961074959240187</text:p>
              </table:table-cell>
              <table:table-cell office:value-type="float" office:value="0.0730657264518082">
                <text:p>0.0730657264518082</text:p>
              </table:table-cell>
              <table:table-cell office:value-type="float" office:value="3.03235925159424">
                <text:p>3.0323592515942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14975494010703">
                <text:p>0.914975494010703</text:p>
              </table:table-cell>
              <table:table-cell office:value-type="float" office:value="0.0512051265256535">
                <text:p>0.0512051265256535</text:p>
              </table:table-cell>
              <table:table-cell office:value-type="float" office:value="3.02954802835524">
                <text:p>3.0295480283552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866087231143106">
                <text:p>0.866087231143106</text:p>
              </table:table-cell>
              <table:table-cell office:value-type="float" office:value="0.0858352786880718">
                <text:p>0.0858352786880718</text:p>
              </table:table-cell>
              <table:table-cell office:value-type="float" office:value="3.0372777557341">
                <text:p>3.03727775573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10284588666562">
                <text:p>0.910284588666562</text:p>
              </table:table-cell>
              <table:table-cell office:value-type="float" office:value="0.105960925904897">
                <text:p>0.105960925904897</text:p>
              </table:table-cell>
              <table:table-cell office:value-type="float" office:value="2.99175049222042">
                <text:p>2.9917504922204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8795155651212">
                <text:p>0.8795155651212</text:p>
              </table:table-cell>
              <table:table-cell office:value-type="float" office:value="0.0961358932263816">
                <text:p>0.0961358932263816</text:p>
              </table:table-cell>
              <table:table-cell office:value-type="float" office:value="2.98750685913875">
                <text:p>2.987506859138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899812147401465">
                <text:p>0.899812147401465</text:p>
              </table:table-cell>
              <table:table-cell office:value-type="float" office:value="0.108798516183965">
                <text:p>0.108798516183965</text:p>
              </table:table-cell>
              <table:table-cell office:value-type="float" office:value="2.95414530560721">
                <text:p>2.954145305607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878449762595655">
                <text:p>0.878449762595655</text:p>
              </table:table-cell>
              <table:table-cell office:value-type="float" office:value="0.0991639397289864">
                <text:p>0.0991639397289864</text:p>
              </table:table-cell>
              <table:table-cell office:value-type="float" office:value="2.94291885852291">
                <text:p>2.9429188585229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872171822894325">
                <text:p>0.872171822894325</text:p>
              </table:table-cell>
              <table:table-cell office:value-type="float" office:value="0.0850883878512894">
                <text:p>0.0850883878512894</text:p>
              </table:table-cell>
              <table:table-cell office:value-type="float" office:value="2.92563582313467">
                <text:p>2.9256358231346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855186721436692">
                <text:p>0.855186721436692</text:p>
              </table:table-cell>
              <table:table-cell office:value-type="float" office:value="0.0753587368292109">
                <text:p>0.0753587368292109</text:p>
              </table:table-cell>
              <table:table-cell office:value-type="float" office:value="2.91663097639958">
                <text:p>2.9166309763995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849353907093255">
                <text:p>0.849353907093255</text:p>
              </table:table-cell>
              <table:table-cell office:value-type="float" office:value="0.0898102635710671">
                <text:p>0.0898102635710671</text:p>
              </table:table-cell>
              <table:table-cell office:value-type="float" office:value="2.89625798809627">
                <text:p>2.8962579880962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890407699663951">
                <text:p>0.890407699663951</text:p>
              </table:table-cell>
              <table:table-cell office:value-type="float" office:value="0.108696996369285">
                <text:p>0.108696996369285</text:p>
              </table:table-cell>
              <table:table-cell office:value-type="float" office:value="2.85976520450639">
                <text:p>2.8597652045063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887364409032918">
                <text:p>0.887364409032918</text:p>
              </table:table-cell>
              <table:table-cell office:value-type="float" office:value="0.112303993639886">
                <text:p>0.112303993639886</text:p>
              </table:table-cell>
              <table:table-cell office:value-type="float" office:value="2.84761471552819">
                <text:p>2.847614715528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839074973691999">
                <text:p>0.839074973691999</text:p>
              </table:table-cell>
              <table:table-cell office:value-type="float" office:value="0.0929416998628126">
                <text:p>0.0929416998628126</text:p>
              </table:table-cell>
              <table:table-cell office:value-type="float" office:value="2.85623970580927">
                <text:p>2.8562397058092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813210170701576">
                <text:p>0.813210170701576</text:p>
              </table:table-cell>
              <table:table-cell office:value-type="float" office:value="0.142298682577393">
                <text:p>0.142298682577393</text:p>
              </table:table-cell>
              <table:table-cell office:value-type="float" office:value="2.85142905797953">
                <text:p>2.851429057979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855705640674841">
                <text:p>0.855705640674841</text:p>
              </table:table-cell>
              <table:table-cell office:value-type="float" office:value="0.112067651920965">
                <text:p>0.112067651920965</text:p>
              </table:table-cell>
              <table:table-cell office:value-type="float" office:value="2.80526694929236">
                <text:p>2.8052669492923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896450294265137">
                <text:p>0.896450294265137</text:p>
              </table:table-cell>
              <table:table-cell office:value-type="float" office:value="0.113302741317375">
                <text:p>0.113302741317375</text:p>
              </table:table-cell>
              <table:table-cell office:value-type="float" office:value="2.77673820203317">
                <text:p>2.776738202033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562203743063953">
                <text:p>0.562203743063953</text:p>
              </table:table-cell>
              <table:table-cell office:value-type="float" office:value="0.4864643075625">
                <text:p>0.4864643075625</text:p>
              </table:table-cell>
              <table:table-cell office:value-type="float" office:value="2.78470018840026">
                <text:p>2.7847001884002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378868505751421">
                <text:p>0.378868505751421</text:p>
              </table:table-cell>
              <table:table-cell office:value-type="float" office:value="0.639110539596239">
                <text:p>0.639110539596239</text:p>
              </table:table-cell>
              <table:table-cell office:value-type="float" office:value="2.68091669566965">
                <text:p>2.6809166956696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23395721683513">
                <text:p>-0.23395721683513</text:p>
              </table:table-cell>
              <table:table-cell office:value-type="float" office:value="-0.839768874626208">
                <text:p>-0.839768874626208</text:p>
              </table:table-cell>
              <table:table-cell office:value-type="float" office:value="2.61615340326377">
                <text:p>2.6161534032637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77044466493162">
                <text:p>0.977044466493162</text:p>
              </table:table-cell>
              <table:table-cell office:value-type="float" office:value="0.157518650330577">
                <text:p>0.157518650330577</text:p>
              </table:table-cell>
              <table:table-cell office:value-type="float" office:value="2.62451674994088">
                <text:p>2.6245167499408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32581657916019">
                <text:p>0.932581657916019</text:p>
              </table:table-cell>
              <table:table-cell office:value-type="float" office:value="0.138790259236231">
                <text:p>0.138790259236231</text:p>
              </table:table-cell>
              <table:table-cell office:value-type="float" office:value="2.62473016508078">
                <text:p>2.6247301650807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859942449393487">
                <text:p>0.859942449393487</text:p>
              </table:table-cell>
              <table:table-cell office:value-type="float" office:value="0.140339142976833">
                <text:p>0.140339142976833</text:p>
              </table:table-cell>
              <table:table-cell office:value-type="float" office:value="2.63443965653349">
                <text:p>2.6344396565334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87765562668642">
                <text:p>0.87765562668642</text:p>
              </table:table-cell>
              <table:table-cell office:value-type="float" office:value="0.146259800767535">
                <text:p>0.146259800767535</text:p>
              </table:table-cell>
              <table:table-cell office:value-type="float" office:value="2.60968236962032">
                <text:p>2.6096823696203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914109124702253">
                <text:p>0.914109124702253</text:p>
              </table:table-cell>
              <table:table-cell office:value-type="float" office:value="0.1053588062215">
                <text:p>0.1053588062215</text:p>
              </table:table-cell>
              <table:table-cell office:value-type="float" office:value="2.57487131975269">
                <text:p>2.5748713197526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04998607353032">
                <text:p>0.904998607353032</text:p>
              </table:table-cell>
              <table:table-cell office:value-type="float" office:value="0.0922465326448022">
                <text:p>0.0922465326448022</text:p>
              </table:table-cell>
              <table:table-cell office:value-type="float" office:value="2.55814856747667">
                <text:p>2.558148567476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871316327959133">
                <text:p>0.871316327959133</text:p>
              </table:table-cell>
              <table:table-cell office:value-type="float" office:value="0.0698758758008022">
                <text:p>0.0698758758008022</text:p>
              </table:table-cell>
              <table:table-cell office:value-type="float" office:value="2.55822444880299">
                <text:p>2.5582244488029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8349445762964">
                <text:p>0.8349445762964</text:p>
              </table:table-cell>
              <table:table-cell office:value-type="float" office:value="0.103938647093952">
                <text:p>0.103938647093952</text:p>
              </table:table-cell>
              <table:table-cell office:value-type="float" office:value="2.55105332547897">
                <text:p>2.5510533254789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814094561069116">
                <text:p>0.814094561069116</text:p>
              </table:table-cell>
              <table:table-cell office:value-type="float" office:value="0.0613383473365988">
                <text:p>0.0613383473365988</text:p>
              </table:table-cell>
              <table:table-cell office:value-type="float" office:value="2.54248933295647">
                <text:p>2.5424893329564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821008278384277">
                <text:p>0.821008278384277</text:p>
              </table:table-cell>
              <table:table-cell office:value-type="float" office:value="0.0512219375053988">
                <text:p>0.0512219375053988</text:p>
              </table:table-cell>
              <table:table-cell office:value-type="float" office:value="2.52122550391416">
                <text:p>2.521225503914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816476606401852">
                <text:p>0.816476606401852</text:p>
              </table:table-cell>
              <table:table-cell office:value-type="float" office:value="0.0571269851164388">
                <text:p>0.0571269851164388</text:p>
              </table:table-cell>
              <table:table-cell office:value-type="float" office:value="2.50377062640418">
                <text:p>2.503770626404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822827150823493">
                <text:p>0.822827150823493</text:p>
              </table:table-cell>
              <table:table-cell office:value-type="float" office:value="0.0803690287169461">
                <text:p>0.0803690287169461</text:p>
              </table:table-cell>
              <table:table-cell office:value-type="float" office:value="2.47977643575271">
                <text:p>2.4797764357527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804086277867752">
                <text:p>0.804086277867752</text:p>
              </table:table-cell>
              <table:table-cell office:value-type="float" office:value="0.0546167715120336">
                <text:p>0.0546167715120336</text:p>
              </table:table-cell>
              <table:table-cell office:value-type="float" office:value="2.47199163925396">
                <text:p>2.471991639253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792166013736311">
                <text:p>0.792166013736311</text:p>
              </table:table-cell>
              <table:table-cell office:value-type="float" office:value="0.0614014736635486">
                <text:p>0.0614014736635486</text:p>
              </table:table-cell>
              <table:table-cell office:value-type="float" office:value="2.4575001624097">
                <text:p>2.457500162409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782524142291379">
                <text:p>0.782524142291379</text:p>
              </table:table-cell>
              <table:table-cell office:value-type="float" office:value="0.0512894547993237">
                <text:p>0.0512894547993237</text:p>
              </table:table-cell>
              <table:table-cell office:value-type="float" office:value="2.44137803254347">
                <text:p>2.4413780325434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748218018184938">
                <text:p>0.748218018184938</text:p>
              </table:table-cell>
              <table:table-cell office:value-type="float" office:value="0.0889674680822981">
                <text:p>0.0889674680822981</text:p>
              </table:table-cell>
              <table:table-cell office:value-type="float" office:value="2.43920853171154">
                <text:p>2.4392085317115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776978060901457">
                <text:p>0.776978060901457</text:p>
              </table:table-cell>
              <table:table-cell office:value-type="float" office:value="0.0796079708683227">
                <text:p>0.0796079708683227</text:p>
              </table:table-cell>
              <table:table-cell office:value-type="float" office:value="2.40610978057686">
                <text:p>2.4061097805768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736335662286373">
                <text:p>0.736335662286373</text:p>
              </table:table-cell>
              <table:table-cell office:value-type="float" office:value="0.081047383958935">
                <text:p>0.081047383958935</text:p>
              </table:table-cell>
              <table:table-cell office:value-type="float" office:value="2.40633849775216">
                <text:p>2.406338497752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742226682287763">
                <text:p>0.742226682287763</text:p>
              </table:table-cell>
              <table:table-cell office:value-type="float" office:value="0.094861388857805">
                <text:p>0.094861388857805</text:p>
              </table:table-cell>
              <table:table-cell office:value-type="float" office:value="2.38138263029562">
                <text:p>2.381382630295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90524671234825">
                <text:p>0.690524671234825</text:p>
              </table:table-cell>
              <table:table-cell office:value-type="float" office:value="0.0933668450192603">
                <text:p>0.0933668450192603</text:p>
              </table:table-cell>
              <table:table-cell office:value-type="float" office:value="2.38158464512725">
                <text:p>2.381584645127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57351039977928">
                <text:p>0.657351039977928</text:p>
              </table:table-cell>
              <table:table-cell office:value-type="float" office:value="0.0997522782571422">
                <text:p>0.0997522782571422</text:p>
              </table:table-cell>
              <table:table-cell office:value-type="float" office:value="2.38139007246459">
                <text:p>2.3813900724645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18360813182346">
                <text:p>0.618360813182346</text:p>
              </table:table-cell>
              <table:table-cell office:value-type="float" office:value="0.0933916026311644">
                <text:p>0.0933916026311644</text:p>
              </table:table-cell>
              <table:table-cell office:value-type="float" office:value="2.37974532377377">
                <text:p>2.3797453237737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26776738718853">
                <text:p>0.626776738718853</text:p>
              </table:table-cell>
              <table:table-cell office:value-type="float" office:value="0.0848142274639386">
                <text:p>0.0848142274639386</text:p>
              </table:table-cell>
              <table:table-cell office:value-type="float" office:value="2.35748136533146">
                <text:p>2.3574813653314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573333811674663">
                <text:p>0.573333811674663</text:p>
              </table:table-cell>
              <table:table-cell office:value-type="float" office:value="0.136472925924144">
                <text:p>0.136472925924144</text:p>
              </table:table-cell>
              <table:table-cell office:value-type="float" office:value="2.35675791570204">
                <text:p>2.3567579157020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560260218458575">
                <text:p>0.560260218458575</text:p>
              </table:table-cell>
              <table:table-cell office:value-type="float" office:value="0.113564907427435">
                <text:p>0.113564907427435</text:p>
              </table:table-cell>
              <table:table-cell office:value-type="float" office:value="2.34931153206551">
                <text:p>2.3493115320655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542140880577968">
                <text:p>0.542140880577968</text:p>
              </table:table-cell>
              <table:table-cell office:value-type="float" office:value="0.104817155047324">
                <text:p>0.104817155047324</text:p>
              </table:table-cell>
              <table:table-cell office:value-type="float" office:value="2.34331878701079">
                <text:p>2.3433187870107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539232975205013">
                <text:p>0.539232975205013</text:p>
              </table:table-cell>
              <table:table-cell office:value-type="float" office:value="0.120691580405081">
                <text:p>0.120691580405081</text:p>
              </table:table-cell>
              <table:table-cell office:value-type="float" office:value="2.32139068612533">
                <text:p>2.321390686125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515263480786385">
                <text:p>0.515263480786385</text:p>
              </table:table-cell>
              <table:table-cell office:value-type="float" office:value="0.121879176066306">
                <text:p>0.121879176066306</text:p>
              </table:table-cell>
              <table:table-cell office:value-type="float" office:value="2.30724272704136">
                <text:p>2.3072427270413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535495940605659">
                <text:p>0.535495940605659</text:p>
              </table:table-cell>
              <table:table-cell office:value-type="float" office:value="0.109241763147627">
                <text:p>0.109241763147627</text:p>
              </table:table-cell>
              <table:table-cell office:value-type="float" office:value="2.28728492239198">
                <text:p>2.2872849223919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506495553205277">
                <text:p>0.506495553205277</text:p>
              </table:table-cell>
              <table:table-cell office:value-type="float" office:value="0.126736766865919">
                <text:p>0.126736766865919</text:p>
              </table:table-cell>
              <table:table-cell office:value-type="float" office:value="2.28671640722454">
                <text:p>2.2867164072245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538652860360688">
                <text:p>0.538652860360688</text:p>
              </table:table-cell>
              <table:table-cell office:value-type="float" office:value="0.115462316255004">
                <text:p>0.115462316255004</text:p>
              </table:table-cell>
              <table:table-cell office:value-type="float" office:value="2.26475883466544">
                <text:p>2.2647588346654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570890759224691">
                <text:p>0.570890759224691</text:p>
              </table:table-cell>
              <table:table-cell office:value-type="float" office:value="0.118891000578588">
                <text:p>0.118891000578588</text:p>
              </table:table-cell>
              <table:table-cell office:value-type="float" office:value="2.23624989875698">
                <text:p>2.236249898756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469673793166366">
                <text:p>0.469673793166366</text:p>
              </table:table-cell>
              <table:table-cell office:value-type="float" office:value="0.124176921207076">
                <text:p>0.124176921207076</text:p>
              </table:table-cell>
              <table:table-cell office:value-type="float" office:value="2.2419493675869">
                <text:p>2.241949367586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47107605021637">
                <text:p>0.447107605021637</text:p>
              </table:table-cell>
              <table:table-cell office:value-type="float" office:value="0.0781139164671423">
                <text:p>0.0781139164671423</text:p>
              </table:table-cell>
              <table:table-cell office:value-type="float" office:value="2.23151199245644">
                <text:p>2.2315119924564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443963427888283">
                <text:p>0.443963427888283</text:p>
              </table:table-cell>
              <table:table-cell office:value-type="float" office:value="0.052261768536677">
                <text:p>0.052261768536677</text:p>
              </table:table-cell>
              <table:table-cell office:value-type="float" office:value="2.22163175043163">
                <text:p>2.2216317504316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451861084365716">
                <text:p>0.451861084365716</text:p>
              </table:table-cell>
              <table:table-cell office:value-type="float" office:value="0.0636544287660103">
                <text:p>0.0636544287660103</text:p>
              </table:table-cell>
              <table:table-cell office:value-type="float" office:value="2.20483150982648">
                <text:p>2.2048315098264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430405110382067">
                <text:p>0.430405110382067</text:p>
              </table:table-cell>
              <table:table-cell office:value-type="float" office:value="0.0834977599073654">
                <text:p>0.0834977599073654</text:p>
              </table:table-cell>
              <table:table-cell office:value-type="float" office:value="2.19674517799545">
                <text:p>2.1967451779954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381822347524221">
                <text:p>0.381822347524221</text:p>
              </table:table-cell>
              <table:table-cell office:value-type="float" office:value="0.10031565033473">
                <text:p>0.10031565033473</text:p>
              </table:table-cell>
              <table:table-cell office:value-type="float" office:value="2.19131593920824">
                <text:p>2.1913159392082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343901940493726">
                <text:p>0.343901940493726</text:p>
              </table:table-cell>
              <table:table-cell office:value-type="float" office:value="0.0833718517476936">
                <text:p>0.0833718517476936</text:p>
              </table:table-cell>
              <table:table-cell office:value-type="float" office:value="2.18880189640565">
                <text:p>2.1888018964056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357384655188873">
                <text:p>0.357384655188873</text:p>
              </table:table-cell>
              <table:table-cell office:value-type="float" office:value="0.0889621649726865">
                <text:p>0.0889621649726865</text:p>
              </table:table-cell>
              <table:table-cell office:value-type="float" office:value="2.165001661058">
                <text:p>2.16500166105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341378845496172">
                <text:p>0.341378845496172</text:p>
              </table:table-cell>
              <table:table-cell office:value-type="float" office:value="0.0880739310992855">
                <text:p>0.0880739310992855</text:p>
              </table:table-cell>
              <table:table-cell office:value-type="float" office:value="2.15441200305406">
                <text:p>2.1544120030540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341120338457807">
                <text:p>0.341120338457807</text:p>
              </table:table-cell>
              <table:table-cell office:value-type="float" office:value="0.139547726149616">
                <text:p>0.139547726149616</text:p>
              </table:table-cell>
              <table:table-cell office:value-type="float" office:value="2.13538866297378">
                <text:p>2.1353886629737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340483254329031">
                <text:p>0.340483254329031</text:p>
              </table:table-cell>
              <table:table-cell office:value-type="float" office:value="0.159096637597491">
                <text:p>0.159096637597491</text:p>
              </table:table-cell>
              <table:table-cell office:value-type="float" office:value="2.11662192365957">
                <text:p>2.116621923659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329527029861486">
                <text:p>0.329527029861486</text:p>
              </table:table-cell>
              <table:table-cell office:value-type="float" office:value="0.175720965959987">
                <text:p>0.175720965959987</text:p>
              </table:table-cell>
              <table:table-cell office:value-type="float" office:value="2.10311341417922">
                <text:p>2.1031134141792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336452430916834">
                <text:p>0.336452430916834</text:p>
              </table:table-cell>
              <table:table-cell office:value-type="float" office:value="0.183702041482295">
                <text:p>0.183702041482295</text:p>
              </table:table-cell>
              <table:table-cell office:value-type="float" office:value="2.08694709416762">
                <text:p>2.0869470941676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337822935916338">
                <text:p>0.337822935916338</text:p>
              </table:table-cell>
              <table:table-cell office:value-type="float" office:value="0.202251905420315">
                <text:p>0.202251905420315</text:p>
              </table:table-cell>
              <table:table-cell office:value-type="float" office:value="2.06743582576762">
                <text:p>2.0674358257676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365813224659939">
                <text:p>0.365813224659939</text:p>
              </table:table-cell>
              <table:table-cell office:value-type="float" office:value="0.341148450472037">
                <text:p>0.341148450472037</text:p>
              </table:table-cell>
              <table:table-cell office:value-type="float" office:value="2.01370394287756">
                <text:p>2.0137039428775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328720592734558">
                <text:p>0.328720592734558</text:p>
              </table:table-cell>
              <table:table-cell office:value-type="float" office:value="0.0918341332647724">
                <text:p>0.0918341332647724</text:p>
              </table:table-cell>
              <table:table-cell office:value-type="float" office:value="2.05692664807561">
                <text:p>2.0569266480756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252816703912895">
                <text:p>0.252816703912895</text:p>
              </table:table-cell>
              <table:table-cell office:value-type="float" office:value="0.165905037564823">
                <text:p>0.165905037564823</text:p>
              </table:table-cell>
              <table:table-cell office:value-type="float" office:value="2.04531201688711">
                <text:p>2.0453120168871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21753528390713">
                <text:p>0.221753528390713</text:p>
              </table:table-cell>
              <table:table-cell office:value-type="float" office:value="0.137190449525834">
                <text:p>0.137190449525834</text:p>
              </table:table-cell>
              <table:table-cell office:value-type="float" office:value="2.03671858963709">
                <text:p>2.0367185896370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63694682487823">
                <text:p>0.163694682487823</text:p>
              </table:table-cell>
              <table:table-cell office:value-type="float" office:value="0.106751238061878">
                <text:p>0.106751238061878</text:p>
              </table:table-cell>
              <table:table-cell office:value-type="float" office:value="2.02726425102546">
                <text:p>2.0272642510254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04554541069551">
                <text:p>0.104554541069551</text:p>
              </table:table-cell>
              <table:table-cell office:value-type="float" office:value="0.104153238479482">
                <text:p>0.104153238479482</text:p>
              </table:table-cell>
              <table:table-cell office:value-type="float" office:value="2.01714803145222">
                <text:p>2.0171480314522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97436662867813">
                <text:p>0.197436662867813</text:p>
              </table:table-cell>
              <table:table-cell office:value-type="float" office:value="0.130004761709369">
                <text:p>0.130004761709369</text:p>
              </table:table-cell>
              <table:table-cell office:value-type="float" office:value="1.99464243708875">
                <text:p>1.994642437088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90162013856819">
                <text:p>0.190162013856819</text:p>
              </table:table-cell>
              <table:table-cell office:value-type="float" office:value="0.159971145732498">
                <text:p>0.159971145732498</text:p>
              </table:table-cell>
              <table:table-cell office:value-type="float" office:value="1.97402448090596">
                <text:p>1.9740244809059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20048328536355">
                <text:p>0.20048328536355</text:p>
              </table:table-cell>
              <table:table-cell office:value-type="float" office:value="0.134619877038387">
                <text:p>0.134619877038387</text:p>
              </table:table-cell>
              <table:table-cell office:value-type="float" office:value="1.95973662273105">
                <text:p>1.959736622731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141551713799849">
                <text:p>-0.141551713799849</text:p>
              </table:table-cell>
              <table:table-cell office:value-type="float" office:value="-0.521042629900641">
                <text:p>-0.521042629900641</text:p>
              </table:table-cell>
              <table:table-cell office:value-type="float" office:value="1.81796333228162">
                <text:p>1.817963332281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273168637934254">
                <text:p>0.273168637934254</text:p>
              </table:table-cell>
              <table:table-cell office:value-type="float" office:value="0.28231690568768">
                <text:p>0.28231690568768</text:p>
              </table:table-cell>
              <table:table-cell office:value-type="float" office:value="1.87963176345145">
                <text:p>1.8796317634514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76918546830903">
                <text:p>0.176918546830903</text:p>
              </table:table-cell>
              <table:table-cell office:value-type="float" office:value="0.108111123064768">
                <text:p>0.108111123064768</text:p>
              </table:table-cell>
              <table:table-cell office:value-type="float" office:value="1.91253642285552">
                <text:p>1.9125364228555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99189384214112">
                <text:p>0.199189384214112</text:p>
              </table:table-cell>
              <table:table-cell office:value-type="float" office:value="0.0508106914799781">
                <text:p>0.0508106914799781</text:p>
              </table:table-cell>
              <table:table-cell office:value-type="float" office:value="1.90059462425172">
                <text:p>1.9005946242517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997381261687059">
                <text:p>0.0997381261687059</text:p>
              </table:table-cell>
              <table:table-cell office:value-type="float" office:value="0.0991012331019929">
                <text:p>0.0991012331019929</text:p>
              </table:table-cell>
              <table:table-cell office:value-type="float" office:value="1.89708934796653">
                <text:p>1.8970893479665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4619633300424">
                <text:p>0.14619633300424</text:p>
              </table:table-cell>
              <table:table-cell office:value-type="float" office:value="0.125705073501034">
                <text:p>0.125705073501034</text:p>
              </table:table-cell>
              <table:table-cell office:value-type="float" office:value="1.87662040978701">
                <text:p>1.8766204097870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72377330261157">
                <text:p>0.172377330261157</text:p>
              </table:table-cell>
              <table:table-cell office:value-type="float" office:value="0.0542790747713061">
                <text:p>0.0542790747713061</text:p>
              </table:table-cell>
              <table:table-cell office:value-type="float" office:value="1.86637872914256">
                <text:p>1.866378729142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210926151646016">
                <text:p>-0.210926151646016</text:p>
              </table:table-cell>
              <table:table-cell office:value-type="float" office:value="-0.0608852055163902">
                <text:p>-0.0608852055163902</text:p>
              </table:table-cell>
              <table:table-cell office:value-type="float" office:value="1.84365706735389">
                <text:p>1.8436570673538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205274338841757">
                <text:p>-0.205274338841757</text:p>
              </table:table-cell>
              <table:table-cell office:value-type="float" office:value="-0.021064312612477">
                <text:p>-0.021064312612477</text:p>
              </table:table-cell>
              <table:table-cell office:value-type="float" office:value="1.82473126178993">
                <text:p>1.8247312617899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107517466454386">
                <text:p>-0.107517466454386</text:p>
              </table:table-cell>
              <table:table-cell office:value-type="float" office:value="-0.0624484046458703">
                <text:p>-0.0624484046458703</text:p>
              </table:table-cell>
              <table:table-cell office:value-type="float" office:value="1.82250857430282">
                <text:p>1.8225085743028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12763029360068">
                <text:p>0.112763029360068</text:p>
              </table:table-cell>
              <table:table-cell office:value-type="float" office:value="0.0620185606573412">
                <text:p>0.0620185606573412</text:p>
              </table:table-cell>
              <table:table-cell office:value-type="float" office:value="1.81039097766436">
                <text:p>1.8103909776643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178451329908581">
                <text:p>-0.178451329908581</text:p>
              </table:table-cell>
              <table:table-cell office:value-type="float" office:value="-0.019400680914167">
                <text:p>-0.019400680914167</text:p>
              </table:table-cell>
              <table:table-cell office:value-type="float" office:value="1.78836434896446">
                <text:p>1.788364348964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276673264459629">
                <text:p>-0.276673264459629</text:p>
              </table:table-cell>
              <table:table-cell office:value-type="float" office:value="0.0239125983376971">
                <text:p>0.0239125983376971</text:p>
              </table:table-cell>
              <table:table-cell office:value-type="float" office:value="1.76331711243568">
                <text:p>1.7633171124356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224502467509835">
                <text:p>-0.224502467509835</text:p>
              </table:table-cell>
              <table:table-cell office:value-type="float" office:value="-0.0506527773456202">
                <text:p>-0.0506527773456202</text:p>
              </table:table-cell>
              <table:table-cell office:value-type="float" office:value="1.75224164799435">
                <text:p>1.7522416479943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210072917363918">
                <text:p>-0.210072917363918</text:p>
              </table:table-cell>
              <table:table-cell office:value-type="float" office:value="-0.0296720638588942">
                <text:p>-0.0296720638588942</text:p>
              </table:table-cell>
              <table:table-cell office:value-type="float" office:value="1.73787199141943">
                <text:p>1.7378719914194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17431907333529">
                <text:p>-0.17431907333529</text:p>
              </table:table-cell>
              <table:table-cell office:value-type="float" office:value="-0.0166041720410225">
                <text:p>-0.0166041720410225</text:p>
              </table:table-cell>
              <table:table-cell office:value-type="float" office:value="1.73059994989324">
                <text:p>1.7305999498932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17809484707174">
                <text:p>-0.17809484707174</text:p>
              </table:table-cell>
              <table:table-cell office:value-type="float" office:value="-0.0189679301646502">
                <text:p>-0.0189679301646502</text:p>
              </table:table-cell>
              <table:table-cell office:value-type="float" office:value="1.72125372417082">
                <text:p>1.7212537241708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215478756876901">
                <text:p>-0.215478756876901</text:p>
              </table:table-cell>
              <table:table-cell office:value-type="float" office:value="-0.0191725007376476">
                <text:p>-0.0191725007376476</text:p>
              </table:table-cell>
              <table:table-cell office:value-type="float" office:value="1.70086977734306">
                <text:p>1.7008697773430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226896531871821">
                <text:p>-0.226896531871821</text:p>
              </table:table-cell>
              <table:table-cell office:value-type="float" office:value="-0.0283371351621154">
                <text:p>-0.0283371351621154</text:p>
              </table:table-cell>
              <table:table-cell office:value-type="float" office:value="1.68504808061703">
                <text:p>1.685048080617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236648854189114">
                <text:p>-0.236648854189114</text:p>
              </table:table-cell>
              <table:table-cell office:value-type="float" office:value="-0.0393819538184368">
                <text:p>-0.0393819538184368</text:p>
              </table:table-cell>
              <table:table-cell office:value-type="float" office:value="1.67121504822714">
                <text:p>1.6712150482271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216477757850242">
                <text:p>-0.216477757850242</text:p>
              </table:table-cell>
              <table:table-cell office:value-type="float" office:value="-0.0255646472937604">
                <text:p>-0.0255646472937604</text:p>
              </table:table-cell>
              <table:table-cell office:value-type="float" office:value="1.66158453239181">
                <text:p>1.6615845323918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22998200940262">
                <text:p>-0.22998200940262</text:p>
              </table:table-cell>
              <table:table-cell office:value-type="float" office:value="-0.0375456312558455">
                <text:p>-0.0375456312558455</text:p>
              </table:table-cell>
              <table:table-cell office:value-type="float" office:value="1.64865453441524">
                <text:p>1.648654534415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246664882654502">
                <text:p>-0.246664882654502</text:p>
              </table:table-cell>
              <table:table-cell office:value-type="float" office:value="-0.0601239625536345">
                <text:p>-0.0601239625536345</text:p>
              </table:table-cell>
              <table:table-cell office:value-type="float" office:value="1.62988338806035">
                <text:p>1.6298833880603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233692313124347">
                <text:p>-0.233692313124347</text:p>
              </table:table-cell>
              <table:table-cell office:value-type="float" office:value="-0.0536945530197167">
                <text:p>-0.0536945530197167</text:p>
              </table:table-cell>
              <table:table-cell office:value-type="float" office:value="1.62193546916241">
                <text:p>1.6219354691624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239932196373117">
                <text:p>-0.239932196373117</text:p>
              </table:table-cell>
              <table:table-cell office:value-type="float" office:value="-0.0328802101947005">
                <text:p>-0.0328802101947005</text:p>
              </table:table-cell>
              <table:table-cell office:value-type="float" office:value="1.60797045062752">
                <text:p>1.6079704506275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218880441516173">
                <text:p>-0.218880441516173</text:p>
              </table:table-cell>
              <table:table-cell office:value-type="float" office:value="-0.00366183402897285">
                <text:p>-0.00366183402897285</text:p>
              </table:table-cell>
              <table:table-cell office:value-type="float" office:value="1.59988810579507">
                <text:p>1.5998881057950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223914450088291">
                <text:p>-0.223914450088291</text:p>
              </table:table-cell>
              <table:table-cell office:value-type="float" office:value="0.0221775699008993">
                <text:p>0.0221775699008993</text:p>
              </table:table-cell>
              <table:table-cell office:value-type="float" office:value="1.58560717810251">
                <text:p>1.5856071781025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204484736776066">
                <text:p>-0.204484736776066</text:p>
              </table:table-cell>
              <table:table-cell office:value-type="float" office:value="0.0209549788948099">
                <text:p>0.0209549788948099</text:p>
              </table:table-cell>
              <table:table-cell office:value-type="float" office:value="1.5771162987261">
                <text:p>1.577116298726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220464402579824">
                <text:p>-0.220464402579824</text:p>
              </table:table-cell>
              <table:table-cell office:value-type="float" office:value="0.0403537614541349">
                <text:p>0.0403537614541349</text:p>
              </table:table-cell>
              <table:table-cell office:value-type="float" office:value="1.56157010982033">
                <text:p>1.5615701098203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219190748946185">
                <text:p>-0.219190748946185</text:p>
              </table:table-cell>
              <table:table-cell office:value-type="float" office:value="0.0346468966254571">
                <text:p>0.0346468966254571</text:p>
              </table:table-cell>
              <table:table-cell office:value-type="float" office:value="1.54984475006909">
                <text:p>1.5498447500690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208985022222198">
                <text:p>-0.208985022222198</text:p>
              </table:table-cell>
              <table:table-cell office:value-type="float" office:value="0.0276498069025394">
                <text:p>0.0276498069025394</text:p>
              </table:table-cell>
              <table:table-cell office:value-type="float" office:value="1.53801931606698">
                <text:p>1.5380193160669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217694614516719">
                <text:p>-0.217694614516719</text:p>
              </table:table-cell>
              <table:table-cell office:value-type="float" office:value="0.0378449643254868">
                <text:p>0.0378449643254868</text:p>
              </table:table-cell>
              <table:table-cell office:value-type="float" office:value="1.52101287033743">
                <text:p>1.5210128703374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201805193763444">
                <text:p>-0.201805193763444</text:p>
              </table:table-cell>
              <table:table-cell office:value-type="float" office:value="0.0389104632821616">
                <text:p>0.0389104632821616</text:p>
              </table:table-cell>
              <table:table-cell office:value-type="float" office:value="1.50933911291751">
                <text:p>1.509339112917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19391846401685">
                <text:p>-0.19391846401685</text:p>
              </table:table-cell>
              <table:table-cell office:value-type="float" office:value="0.0230316847325642">
                <text:p>0.0230316847325642</text:p>
              </table:table-cell>
              <table:table-cell office:value-type="float" office:value="1.49747738780504">
                <text:p>1.4974773878050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165311238026863">
                <text:p>-0.165311238026863</text:p>
              </table:table-cell>
              <table:table-cell office:value-type="float" office:value="0.074296104930929">
                <text:p>0.074296104930929</text:p>
              </table:table-cell>
              <table:table-cell office:value-type="float" office:value="1.48489605098968">
                <text:p>1.4848960509896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179564755534454">
                <text:p>-0.179564755534454</text:p>
              </table:table-cell>
              <table:table-cell office:value-type="float" office:value="0.0540554336895616">
                <text:p>0.0540554336895616</text:p>
              </table:table-cell>
              <table:table-cell office:value-type="float" office:value="1.46930533327178">
                <text:p>1.4693053332717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163322587174346">
                <text:p>-0.163322587174346</text:p>
              </table:table-cell>
              <table:table-cell office:value-type="float" office:value="0.0830919115499516">
                <text:p>0.0830919115499516</text:p>
              </table:table-cell>
              <table:table-cell office:value-type="float" office:value="1.45405969574129">
                <text:p>1.4540596957412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167250460947857">
                <text:p>-0.167250460947857</text:p>
              </table:table-cell>
              <table:table-cell office:value-type="float" office:value="0.0571004197588162">
                <text:p>0.0571004197588162</text:p>
              </table:table-cell>
              <table:table-cell office:value-type="float" office:value="1.44065208545933">
                <text:p>1.4406520854593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150695984167005">
                <text:p>-0.150695984167005</text:p>
              </table:table-cell>
              <table:table-cell office:value-type="float" office:value="0.0786141165655702">
                <text:p>0.0786141165655702</text:p>
              </table:table-cell>
              <table:table-cell office:value-type="float" office:value="1.4266849725345">
                <text:p>1.426684972534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11956774633215">
                <text:p>-0.11956774633215</text:p>
              </table:table-cell>
              <table:table-cell office:value-type="float" office:value="0.0756970150986089">
                <text:p>0.0756970150986089</text:p>
              </table:table-cell>
              <table:table-cell office:value-type="float" office:value="1.41411920616167">
                <text:p>1.4141192061616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155703021652353">
                <text:p>-0.155703021652353</text:p>
              </table:table-cell>
              <table:table-cell office:value-type="float" office:value="0.0434543434684648">
                <text:p>0.0434543434684648</text:p>
              </table:table-cell>
              <table:table-cell office:value-type="float" office:value="1.39366480132024">
                <text:p>1.3936648013202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140781658046354">
                <text:p>-0.140781658046354</text:p>
              </table:table-cell>
              <table:table-cell office:value-type="float" office:value="0.0484211387911901">
                <text:p>0.0484211387911901</text:p>
              </table:table-cell>
              <table:table-cell office:value-type="float" office:value="1.38006967525209">
                <text:p>1.3800696752520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133481808689546">
                <text:p>-0.133481808689546</text:p>
              </table:table-cell>
              <table:table-cell office:value-type="float" office:value="0.0376764489959052">
                <text:p>0.0376764489959052</text:p>
              </table:table-cell>
              <table:table-cell office:value-type="float" office:value="1.36685285709359">
                <text:p>1.3668528570935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116696156439785">
                <text:p>-0.116696156439785</text:p>
              </table:table-cell>
              <table:table-cell office:value-type="float" office:value="0.0453937593562372">
                <text:p>0.0453937593562372</text:p>
              </table:table-cell>
              <table:table-cell office:value-type="float" office:value="1.35470018325275">
                <text:p>1.354700183252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103886833841639">
                <text:p>-0.103886833841639</text:p>
              </table:table-cell>
              <table:table-cell office:value-type="float" office:value="0.0341267188597937">
                <text:p>0.0341267188597937</text:p>
              </table:table-cell>
              <table:table-cell office:value-type="float" office:value="1.34154919619425">
                <text:p>1.341549196194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0927725586312498">
                <text:p>-0.0927725586312498</text:p>
              </table:table-cell>
              <table:table-cell office:value-type="float" office:value="0.0342166443121775">
                <text:p>0.0342166443121775</text:p>
              </table:table-cell>
              <table:table-cell office:value-type="float" office:value="1.32861527744888">
                <text:p>1.3286152774488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0694326921204808">
                <text:p>-0.0694326921204808</text:p>
              </table:table-cell>
              <table:table-cell office:value-type="float" office:value="0.00969791308242821">
                <text:p>0.00969791308242821</text:p>
              </table:table-cell>
              <table:table-cell office:value-type="float" office:value="1.31750577842675">
                <text:p>1.317505778426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0801039507297819">
                <text:p>-0.0801039507297819</text:p>
              </table:table-cell>
              <table:table-cell office:value-type="float" office:value="0.0101627854925047">
                <text:p>0.0101627854925047</text:p>
              </table:table-cell>
              <table:table-cell office:value-type="float" office:value="1.30270730345591">
                <text:p>1.302707303455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0679421130304214">
                <text:p>-0.0679421130304214</text:p>
              </table:table-cell>
              <table:table-cell office:value-type="float" office:value="0.0319899008311585">
                <text:p>0.0319899008311585</text:p>
              </table:table-cell>
              <table:table-cell office:value-type="float" office:value="1.28970243449518">
                <text:p>1.2897024344951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0611635737651387">
                <text:p>-0.0611635737651387</text:p>
              </table:table-cell>
              <table:table-cell office:value-type="float" office:value="0.0222236426219001">
                <text:p>0.0222236426219001</text:p>
              </table:table-cell>
              <table:table-cell office:value-type="float" office:value="1.27796961283222">
                <text:p>1.2779696128322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0464092925845295">
                <text:p>-0.0464092925845295</text:p>
              </table:table-cell>
              <table:table-cell office:value-type="float" office:value="0.023613261462256">
                <text:p>0.023613261462256</text:p>
              </table:table-cell>
              <table:table-cell office:value-type="float" office:value="1.26591335886584">
                <text:p>1.2659133588658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58392144073086">
                <text:p>-0.058392144073086</text:p>
              </table:table-cell>
              <table:table-cell office:value-type="float" office:value="0.0175035505736348">
                <text:p>0.0175035505736348</text:p>
              </table:table-cell>
              <table:table-cell office:value-type="float" office:value="1.25235231594521">
                <text:p>1.2523523159452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201608987170884">
                <text:p>0.0201608987170884</text:p>
              </table:table-cell>
              <table:table-cell office:value-type="float" office:value="0.0557367048064493">
                <text:p>0.0557367048064493</text:p>
              </table:table-cell>
              <table:table-cell office:value-type="float" office:value="1.23894055346538">
                <text:p>1.2389405534653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021906289202771">
                <text:p>-0.021906289202771</text:p>
              </table:table-cell>
              <table:table-cell office:value-type="float" office:value="0.0414725781673628">
                <text:p>0.0414725781673628</text:p>
              </table:table-cell>
              <table:table-cell office:value-type="float" office:value="1.22637898117258">
                <text:p>1.2263789811725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22892637877376">
                <text:p>0.022892637877376</text:p>
              </table:table-cell>
              <table:table-cell office:value-type="float" office:value="0.0583956503280989">
                <text:p>0.0583956503280989</text:p>
              </table:table-cell>
              <table:table-cell office:value-type="float" office:value="1.21230859307714">
                <text:p>1.2123085930771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366588523206459">
                <text:p>0.0366588523206459</text:p>
              </table:table-cell>
              <table:table-cell office:value-type="float" office:value="0.0628251008283615">
                <text:p>0.0628251008283615</text:p>
              </table:table-cell>
              <table:table-cell office:value-type="float" office:value="1.19946960989519">
                <text:p>1.1994696098951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595564985766768">
                <text:p>0.00595564985766768</text:p>
              </table:table-cell>
              <table:table-cell office:value-type="float" office:value="0.0821584076010976">
                <text:p>0.0821584076010976</text:p>
              </table:table-cell>
              <table:table-cell office:value-type="float" office:value="1.18477492595738">
                <text:p>1.1847749259573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264670010630281">
                <text:p>0.0264670010630281</text:p>
              </table:table-cell>
              <table:table-cell office:value-type="float" office:value="0.0512148762175373">
                <text:p>0.0512148762175373</text:p>
              </table:table-cell>
              <table:table-cell office:value-type="float" office:value="1.17419185199311">
                <text:p>1.1741918519931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292678609983312">
                <text:p>0.0292678609983312</text:p>
              </table:table-cell>
              <table:table-cell office:value-type="float" office:value="0.0684374861410845">
                <text:p>0.0684374861410845</text:p>
              </table:table-cell>
              <table:table-cell office:value-type="float" office:value="1.15916775580521">
                <text:p>1.1591677558052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33186944763925">
                <text:p>0.033186944763925</text:p>
              </table:table-cell>
              <table:table-cell office:value-type="float" office:value="0.0543088072188686">
                <text:p>0.0543088072188686</text:p>
              </table:table-cell>
              <table:table-cell office:value-type="float" office:value="1.14725929368718">
                <text:p>1.1472592936871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00166191326200875">
                <text:p>-0.00166191326200875</text:p>
              </table:table-cell>
              <table:table-cell office:value-type="float" office:value="0.0603330397657262">
                <text:p>0.0603330397657262</text:p>
              </table:table-cell>
              <table:table-cell office:value-type="float" office:value="1.13626143281126">
                <text:p>1.1362614328112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154093951480419">
                <text:p>0.0154093951480419</text:p>
              </table:table-cell>
              <table:table-cell office:value-type="float" office:value="0.04116844407456">
                <text:p>0.04116844407456</text:p>
              </table:table-cell>
              <table:table-cell office:value-type="float" office:value="1.12555560166249">
                <text:p>1.1255556016624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567380494650848">
                <text:p>0.0567380494650848</text:p>
              </table:table-cell>
              <table:table-cell office:value-type="float" office:value="0.0337615070227238">
                <text:p>0.0337615070227238</text:p>
              </table:table-cell>
              <table:table-cell office:value-type="float" office:value="1.11273913975662">
                <text:p>1.1127391397566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401271017537272">
                <text:p>0.0401271017537272</text:p>
              </table:table-cell>
              <table:table-cell office:value-type="float" office:value="0.040251418089981">
                <text:p>0.040251418089981</text:p>
              </table:table-cell>
              <table:table-cell office:value-type="float" office:value="1.10166220528425">
                <text:p>1.101662205284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497058759503111">
                <text:p>0.0497058759503111</text:p>
              </table:table-cell>
              <table:table-cell office:value-type="float" office:value="0.0518808355402083">
                <text:p>0.0518808355402083</text:p>
              </table:table-cell>
              <table:table-cell office:value-type="float" office:value="1.08925917965663">
                <text:p>1.0892591796566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336171744824657">
                <text:p>0.0336171744824657</text:p>
              </table:table-cell>
              <table:table-cell office:value-type="float" office:value="0.0592913418895371">
                <text:p>0.0592913418895371</text:p>
              </table:table-cell>
              <table:table-cell office:value-type="float" office:value="1.07989578613978">
                <text:p>1.0798957861397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726658958710534">
                <text:p>0.0726658958710534</text:p>
              </table:table-cell>
              <table:table-cell office:value-type="float" office:value="0.0471377459023565">
                <text:p>0.0471377459023565</text:p>
              </table:table-cell>
              <table:table-cell office:value-type="float" office:value="1.0661838435776">
                <text:p>1.066183843577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785285654583505">
                <text:p>0.0785285654583505</text:p>
              </table:table-cell>
              <table:table-cell office:value-type="float" office:value="0.0627231396420201">
                <text:p>0.0627231396420201</text:p>
              </table:table-cell>
              <table:table-cell office:value-type="float" office:value="1.05391028678024">
                <text:p>1.0539102867802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931479886232735">
                <text:p>0.0931479886232735</text:p>
              </table:table-cell>
              <table:table-cell office:value-type="float" office:value="0.0765628926967907">
                <text:p>0.0765628926967907</text:p>
              </table:table-cell>
              <table:table-cell office:value-type="float" office:value="1.0408006277558">
                <text:p>1.040800627755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06816547136324">
                <text:p>0.106816547136324</text:p>
              </table:table-cell>
              <table:table-cell office:value-type="float" office:value="0.079524798077293">
                <text:p>0.079524798077293</text:p>
              </table:table-cell>
              <table:table-cell office:value-type="float" office:value="1.02991636584236">
                <text:p>1.0299163658423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23939418777509">
                <text:p>0.123939418777509</text:p>
              </table:table-cell>
              <table:table-cell office:value-type="float" office:value="0.0915779298178794">
                <text:p>0.0915779298178794</text:p>
              </table:table-cell>
              <table:table-cell office:value-type="float" office:value="1.01714123329857">
                <text:p>1.0171412332985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3114489161112">
                <text:p>0.13114489161112</text:p>
              </table:table-cell>
              <table:table-cell office:value-type="float" office:value="0.0951919904950832">
                <text:p>0.0951919904950832</text:p>
              </table:table-cell>
              <table:table-cell office:value-type="float" office:value="1.00758587886035">
                <text:p>1.007585878860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59923559058393">
                <text:p>0.159923559058393</text:p>
              </table:table-cell>
              <table:table-cell office:value-type="float" office:value="0.109986261535695">
                <text:p>0.109986261535695</text:p>
              </table:table-cell>
              <table:table-cell office:value-type="float" office:value="0.990713701074188">
                <text:p>0.99071370107418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48623237127281">
                <text:p>0.148623237127281</text:p>
              </table:table-cell>
              <table:table-cell office:value-type="float" office:value="0.0838202616486114">
                <text:p>0.0838202616486114</text:p>
              </table:table-cell>
              <table:table-cell office:value-type="float" office:value="0.992862548995294">
                <text:p>0.99286254899529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47460988300681">
                <text:p>0.147460988300681</text:p>
              </table:table-cell>
              <table:table-cell office:value-type="float" office:value="0.0835280253687891">
                <text:p>0.0835280253687891</text:p>
              </table:table-cell>
              <table:table-cell office:value-type="float" office:value="0.988169805769936">
                <text:p>0.9881698057699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54295341553361">
                <text:p>0.154295341553361</text:p>
              </table:table-cell>
              <table:table-cell office:value-type="float" office:value="0.0725792217242369">
                <text:p>0.0725792217242369</text:p>
              </table:table-cell>
              <table:table-cell office:value-type="float" office:value="0.983048836938445">
                <text:p>0.98304883693844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66117128914679">
                <text:p>0.166117128914679</text:p>
              </table:table-cell>
              <table:table-cell office:value-type="float" office:value="0.0670204509590962">
                <text:p>0.0670204509590962</text:p>
              </table:table-cell>
              <table:table-cell office:value-type="float" office:value="0.976314041261905">
                <text:p>0.9763140412619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76434172295587">
                <text:p>0.176434172295587</text:p>
              </table:table-cell>
              <table:table-cell office:value-type="float" office:value="0.0726929681855161">
                <text:p>0.0726929681855161</text:p>
              </table:table-cell>
              <table:table-cell office:value-type="float" office:value="0.969604337953247">
                <text:p>0.96960433795324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87436702135501">
                <text:p>0.187436702135501</text:p>
              </table:table-cell>
              <table:table-cell office:value-type="float" office:value="0.0712940432572407">
                <text:p>0.0712940432572407</text:p>
              </table:table-cell>
              <table:table-cell office:value-type="float" office:value="0.963374657294997">
                <text:p>0.96337465729499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94434555143688">
                <text:p>0.194434555143688</text:p>
              </table:table-cell>
              <table:table-cell office:value-type="float" office:value="0.0720859057939315">
                <text:p>0.0720859057939315</text:p>
              </table:table-cell>
              <table:table-cell office:value-type="float" office:value="0.959462335912617">
                <text:p>0.95946233591261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20784551680244">
                <text:p>0.20784551680244</text:p>
              </table:table-cell>
              <table:table-cell office:value-type="float" office:value="0.0724373652392075">
                <text:p>0.0724373652392075</text:p>
              </table:table-cell>
              <table:table-cell office:value-type="float" office:value="0.953262348534851">
                <text:p>0.9532623485348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25365852723969">
                <text:p>0.225365852723969</text:p>
              </table:table-cell>
              <table:table-cell office:value-type="float" office:value="0.070621376002235">
                <text:p>0.070621376002235</text:p>
              </table:table-cell>
              <table:table-cell office:value-type="float" office:value="0.945713248929998">
                <text:p>0.94571324892999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32739693573225">
                <text:p>0.232739693573225</text:p>
              </table:table-cell>
              <table:table-cell office:value-type="float" office:value="0.0737601282530942">
                <text:p>0.0737601282530942</text:p>
              </table:table-cell>
              <table:table-cell office:value-type="float" office:value="0.941507373152212">
                <text:p>0.9415073731522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245743316623966">
                <text:p>0.245743316623966</text:p>
              </table:table-cell>
              <table:table-cell office:value-type="float" office:value="0.0744919719454576">
                <text:p>0.0744919719454576</text:p>
              </table:table-cell>
              <table:table-cell office:value-type="float" office:value="0.935912546998635">
                <text:p>0.93591254699863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25637475418627">
                <text:p>0.25637475418627</text:p>
              </table:table-cell>
              <table:table-cell office:value-type="float" office:value="0.0731969554664179">
                <text:p>0.0731969554664179</text:p>
              </table:table-cell>
              <table:table-cell office:value-type="float" office:value="0.930955884887081">
                <text:p>0.93095588488708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6660529563247">
                <text:p>0.26660529563247</text:p>
              </table:table-cell>
              <table:table-cell office:value-type="float" office:value="0.0732633104028217">
                <text:p>0.0732633104028217</text:p>
              </table:table-cell>
              <table:table-cell office:value-type="float" office:value="0.926980360255228">
                <text:p>0.92698036025522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80003064985016">
                <text:p>0.280003064985016</text:p>
              </table:table-cell>
              <table:table-cell office:value-type="float" office:value="0.0748908824748526">
                <text:p>0.0748908824748526</text:p>
              </table:table-cell>
              <table:table-cell office:value-type="float" office:value="0.919487773189005">
                <text:p>0.91948777318900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279622785717798">
                <text:p>0.279622785717798</text:p>
              </table:table-cell>
              <table:table-cell office:value-type="float" office:value="0.0715152550743201">
                <text:p>0.0715152550743201</text:p>
              </table:table-cell>
              <table:table-cell office:value-type="float" office:value="0.91986838529489">
                <text:p>0.9198683852948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291187707360995">
                <text:p>0.291187707360995</text:p>
              </table:table-cell>
              <table:table-cell office:value-type="float" office:value="0.0724336966513933">
                <text:p>0.0724336966513933</text:p>
              </table:table-cell>
              <table:table-cell office:value-type="float" office:value="0.914154301991834">
                <text:p>0.91415430199183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300753774575109">
                <text:p>0.300753774575109</text:p>
              </table:table-cell>
              <table:table-cell office:value-type="float" office:value="0.0848960822262413">
                <text:p>0.0848960822262413</text:p>
              </table:table-cell>
              <table:table-cell office:value-type="float" office:value="0.906068241663086">
                <text:p>0.90606824166308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310775581224972">
                <text:p>0.310775581224972</text:p>
              </table:table-cell>
              <table:table-cell office:value-type="float" office:value="0.0846578310710666">
                <text:p>0.0846578310710666</text:p>
              </table:table-cell>
              <table:table-cell office:value-type="float" office:value="0.900495995821876">
                <text:p>0.90049599582187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312333325901609">
                <text:p>0.312333325901609</text:p>
              </table:table-cell>
              <table:table-cell office:value-type="float" office:value="0.0800162155685857">
                <text:p>0.0800162155685857</text:p>
              </table:table-cell>
              <table:table-cell office:value-type="float" office:value="0.899109994485237">
                <text:p>0.89910999448523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316846418823569">
                <text:p>0.316846418823569</text:p>
              </table:table-cell>
              <table:table-cell office:value-type="float" office:value="0.0817053339249953">
                <text:p>0.0817053339249953</text:p>
              </table:table-cell>
              <table:table-cell office:value-type="float" office:value="0.895171172372822">
                <text:p>0.89517117237282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323184369974829">
                <text:p>0.323184369974829</text:p>
              </table:table-cell>
              <table:table-cell office:value-type="float" office:value="0.0775219016446644">
                <text:p>0.0775219016446644</text:p>
              </table:table-cell>
              <table:table-cell office:value-type="float" office:value="0.890223124284358">
                <text:p>0.89022312428435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29514172054008">
                <text:p>0.329514172054008</text:p>
              </table:table-cell>
              <table:table-cell office:value-type="float" office:value="0.0803010616773255">
                <text:p>0.0803010616773255</text:p>
              </table:table-cell>
              <table:table-cell office:value-type="float" office:value="0.88416340829313">
                <text:p>0.8841634082931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335847194588669">
                <text:p>0.335847194588669</text:p>
              </table:table-cell>
              <table:table-cell office:value-type="float" office:value="0.0857465041679497">
                <text:p>0.0857465041679497</text:p>
              </table:table-cell>
              <table:table-cell office:value-type="float" office:value="0.877107568482674">
                <text:p>0.8771075684826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334129686228415">
                <text:p>0.334129686228415</text:p>
              </table:table-cell>
              <table:table-cell office:value-type="float" office:value="0.0798322356584894">
                <text:p>0.0798322356584894</text:p>
              </table:table-cell>
              <table:table-cell office:value-type="float" office:value="0.87518640202824">
                <text:p>0.875186402028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338709864406368">
                <text:p>0.338709864406368</text:p>
              </table:table-cell>
              <table:table-cell office:value-type="float" office:value="0.0835562802954407">
                <text:p>0.0835562802954407</text:p>
              </table:table-cell>
              <table:table-cell office:value-type="float" office:value="0.866923016464051">
                <text:p>0.86692301646405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342502426740368">
                <text:p>0.342502426740368</text:p>
              </table:table-cell>
              <table:table-cell office:value-type="float" office:value="0.0786550501241755">
                <text:p>0.0786550501241755</text:p>
              </table:table-cell>
              <table:table-cell office:value-type="float" office:value="0.858020273900127">
                <text:p>0.85802027390012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40361022932634">
                <text:p>0.340361022932634</text:p>
              </table:table-cell>
              <table:table-cell office:value-type="float" office:value="0.0797119164756154">
                <text:p>0.0797119164756154</text:p>
              </table:table-cell>
              <table:table-cell office:value-type="float" office:value="0.851927094274337">
                <text:p>0.85192709427433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33735434622781">
                <text:p>0.33735434622781</text:p>
              </table:table-cell>
              <table:table-cell office:value-type="float" office:value="0.0785030470472828">
                <text:p>0.0785030470472828</text:p>
              </table:table-cell>
              <table:table-cell office:value-type="float" office:value="0.845762949894978">
                <text:p>0.84576294989497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337495220334457">
                <text:p>0.337495220334457</text:p>
              </table:table-cell>
              <table:table-cell office:value-type="float" office:value="0.0750069253691204">
                <text:p>0.0750069253691204</text:p>
              </table:table-cell>
              <table:table-cell office:value-type="float" office:value="0.837176557488511">
                <text:p>0.83717655748851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334409258934973">
                <text:p>0.334409258934973</text:p>
              </table:table-cell>
              <table:table-cell office:value-type="float" office:value="0.075465322858685">
                <text:p>0.075465322858685</text:p>
              </table:table-cell>
              <table:table-cell office:value-type="float" office:value="0.829820577914041">
                <text:p>0.82982057791404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32811630937821">
                <text:p>0.32811630937821</text:p>
              </table:table-cell>
              <table:table-cell office:value-type="float" office:value="0.0778308978353128">
                <text:p>0.0778308978353128</text:p>
              </table:table-cell>
              <table:table-cell office:value-type="float" office:value="0.823153290815529">
                <text:p>0.82315329081552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323948546974348">
                <text:p>0.323948546974348</text:p>
              </table:table-cell>
              <table:table-cell office:value-type="float" office:value="0.0758631584812431">
                <text:p>0.0758631584812431</text:p>
              </table:table-cell>
              <table:table-cell office:value-type="float" office:value="0.815226097370747">
                <text:p>0.81522609737074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319809028353349">
                <text:p>0.319809028353349</text:p>
              </table:table-cell>
              <table:table-cell office:value-type="float" office:value="0.0820308497426689">
                <text:p>0.0820308497426689</text:p>
              </table:table-cell>
              <table:table-cell office:value-type="float" office:value="0.804262323653531">
                <text:p>0.80426232365353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314680964507978">
                <text:p>0.314680964507978</text:p>
              </table:table-cell>
              <table:table-cell office:value-type="float" office:value="0.0749923255143535">
                <text:p>0.0749923255143535</text:p>
              </table:table-cell>
              <table:table-cell office:value-type="float" office:value="0.796858681171277">
                <text:p>0.79685868117127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309020648629755">
                <text:p>0.309020648629755</text:p>
              </table:table-cell>
              <table:table-cell office:value-type="float" office:value="0.0808294683890332">
                <text:p>0.0808294683890332</text:p>
              </table:table-cell>
              <table:table-cell office:value-type="float" office:value="0.786286616428567">
                <text:p>0.78628661642856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305903829453044">
                <text:p>0.305903829453044</text:p>
              </table:table-cell>
              <table:table-cell office:value-type="float" office:value="0.0814903677344098">
                <text:p>0.0814903677344098</text:p>
              </table:table-cell>
              <table:table-cell office:value-type="float" office:value="0.77635330563696">
                <text:p>0.7763533056369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304126858757793">
                <text:p>0.304126858757793</text:p>
              </table:table-cell>
              <table:table-cell office:value-type="float" office:value="0.0853393373518972">
                <text:p>0.0853393373518972</text:p>
              </table:table-cell>
              <table:table-cell office:value-type="float" office:value="0.764572735887731">
                <text:p>0.76457273588773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294829916427137">
                <text:p>0.294829916427137</text:p>
              </table:table-cell>
              <table:table-cell office:value-type="float" office:value="0.0857676663473934">
                <text:p>0.0857676663473934</text:p>
              </table:table-cell>
              <table:table-cell office:value-type="float" office:value="0.758835843170954">
                <text:p>0.75883584317095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9117253713131">
                <text:p>0.29117253713131</text:p>
              </table:table-cell>
              <table:table-cell office:value-type="float" office:value="0.0882213905954726">
                <text:p>0.0882213905954726</text:p>
              </table:table-cell>
              <table:table-cell office:value-type="float" office:value="0.748466412199098">
                <text:p>0.74846641219909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82864746213774">
                <text:p>0.282864746213774</text:p>
              </table:table-cell>
              <table:table-cell office:value-type="float" office:value="0.0856864460875828">
                <text:p>0.0856864460875828</text:p>
              </table:table-cell>
              <table:table-cell office:value-type="float" office:value="0.742604669337027">
                <text:p>0.74260466933702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277081124954498">
                <text:p>0.277081124954498</text:p>
              </table:table-cell>
              <table:table-cell office:value-type="float" office:value="0.0862555624924087">
                <text:p>0.0862555624924087</text:p>
              </table:table-cell>
              <table:table-cell office:value-type="float" office:value="0.734036344594678">
                <text:p>0.73403634459467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73659621314617">
                <text:p>0.273659621314617</text:p>
              </table:table-cell>
              <table:table-cell office:value-type="float" office:value="0.0866321897813931">
                <text:p>0.0866321897813931</text:p>
              </table:table-cell>
              <table:table-cell office:value-type="float" office:value="0.724673182411893">
                <text:p>0.72467318241189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67906181349948">
                <text:p>0.267906181349948</text:p>
              </table:table-cell>
              <table:table-cell office:value-type="float" office:value="0.0873289217730253">
                <text:p>0.0873289217730253</text:p>
              </table:table-cell>
              <table:table-cell office:value-type="float" office:value="0.717263946266582">
                <text:p>0.71726394626658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260932182005218">
                <text:p>0.260932182005218</text:p>
              </table:table-cell>
              <table:table-cell office:value-type="float" office:value="0.0870548763447842">
                <text:p>0.0870548763447842</text:p>
              </table:table-cell>
              <table:table-cell office:value-type="float" office:value="0.711757463411144">
                <text:p>0.71175746341114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257533280739119">
                <text:p>0.257533280739119</text:p>
              </table:table-cell>
              <table:table-cell office:value-type="float" office:value="0.0867999529043857">
                <text:p>0.0867999529043857</text:p>
              </table:table-cell>
              <table:table-cell office:value-type="float" office:value="0.703734199142043">
                <text:p>0.70373419914204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251843142794373">
                <text:p>0.251843142794373</text:p>
              </table:table-cell>
              <table:table-cell office:value-type="float" office:value="0.086165850881321">
                <text:p>0.086165850881321</text:p>
              </table:table-cell>
              <table:table-cell office:value-type="float" office:value="0.698271575972389">
                <text:p>0.69827157597238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46656821106249">
                <text:p>0.246656821106249</text:p>
              </table:table-cell>
              <table:table-cell office:value-type="float" office:value="0.0844716389246412">
                <text:p>0.0844716389246412</text:p>
              </table:table-cell>
              <table:table-cell office:value-type="float" office:value="0.692902943314067">
                <text:p>0.6929029433140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243016818147104">
                <text:p>0.243016818147104</text:p>
              </table:table-cell>
              <table:table-cell office:value-type="float" office:value="0.0841931666393636">
                <text:p>0.0841931666393636</text:p>
              </table:table-cell>
              <table:table-cell office:value-type="float" office:value="0.685867050480184">
                <text:p>0.68586705048018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237035050120206">
                <text:p>0.237035050120206</text:p>
              </table:table-cell>
              <table:table-cell office:value-type="float" office:value="0.0850751488497624">
                <text:p>0.0850751488497624</text:p>
              </table:table-cell>
              <table:table-cell office:value-type="float" office:value="0.680521644331727">
                <text:p>0.68052164433172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232094076941876">
                <text:p>0.232094076941876</text:p>
              </table:table-cell>
              <table:table-cell office:value-type="float" office:value="0.0831361430099703">
                <text:p>0.0831361430099703</text:p>
              </table:table-cell>
              <table:table-cell office:value-type="float" office:value="0.675516919857091">
                <text:p>0.67551691985709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227578640351437">
                <text:p>0.227578640351437</text:p>
              </table:table-cell>
              <table:table-cell office:value-type="float" office:value="0.0830678432380113">
                <text:p>0.0830678432380113</text:p>
              </table:table-cell>
              <table:table-cell office:value-type="float" office:value="0.669728916344622">
                <text:p>0.66972891634462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222269558680099">
                <text:p>0.222269558680099</text:p>
              </table:table-cell>
              <table:table-cell office:value-type="float" office:value="0.0819010324174581">
                <text:p>0.0819010324174581</text:p>
              </table:table-cell>
              <table:table-cell office:value-type="float" office:value="0.665311601174109">
                <text:p>0.6653116011741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218620203679861">
                <text:p>0.218620203679861</text:p>
              </table:table-cell>
              <table:table-cell office:value-type="float" office:value="0.0812540825706904">
                <text:p>0.0812540825706904</text:p>
              </table:table-cell>
              <table:table-cell office:value-type="float" office:value="0.659784109694847">
                <text:p>0.65978410969484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215379686389868">
                <text:p>0.215379686389868</text:p>
              </table:table-cell>
              <table:table-cell office:value-type="float" office:value="0.0816091510262792">
                <text:p>0.0816091510262792</text:p>
              </table:table-cell>
              <table:table-cell office:value-type="float" office:value="0.65490134178581">
                <text:p>0.6549013417858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211263855934809">
                <text:p>0.211263855934809</text:p>
              </table:table-cell>
              <table:table-cell office:value-type="float" office:value="0.0798909714503413">
                <text:p>0.0798909714503413</text:p>
              </table:table-cell>
              <table:table-cell office:value-type="float" office:value="0.650300854640205">
                <text:p>0.65030085464020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20801998050892">
                <text:p>0.20801998050892</text:p>
              </table:table-cell>
              <table:table-cell office:value-type="float" office:value="0.0798513230656251">
                <text:p>0.0798513230656251</text:p>
              </table:table-cell>
              <table:table-cell office:value-type="float" office:value="0.645437747144252">
                <text:p>0.6454377471442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204694739691699">
                <text:p>0.204694739691699</text:p>
              </table:table-cell>
              <table:table-cell office:value-type="float" office:value="0.0795792620992781">
                <text:p>0.0795792620992781</text:p>
              </table:table-cell>
              <table:table-cell office:value-type="float" office:value="0.641349830781351">
                <text:p>0.64134983078135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202650236845125">
                <text:p>0.202650236845125</text:p>
              </table:table-cell>
              <table:table-cell office:value-type="float" office:value="0.0779283991378616">
                <text:p>0.0779283991378616</text:p>
              </table:table-cell>
              <table:table-cell office:value-type="float" office:value="0.63625220039317">
                <text:p>0.6362522003931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98955187810676">
                <text:p>0.198955187810676</text:p>
              </table:table-cell>
              <table:table-cell office:value-type="float" office:value="0.0783650785319358">
                <text:p>0.0783650785319358</text:p>
              </table:table-cell>
              <table:table-cell office:value-type="float" office:value="0.632033248828449">
                <text:p>0.63203324882844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96720838455065">
                <text:p>0.196720838455065</text:p>
              </table:table-cell>
              <table:table-cell office:value-type="float" office:value="0.0755470863582583">
                <text:p>0.0755470863582583</text:p>
              </table:table-cell>
              <table:table-cell office:value-type="float" office:value="0.628139307854097">
                <text:p>0.62813930785409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194812971167671">
                <text:p>0.194812971167671</text:p>
              </table:table-cell>
              <table:table-cell office:value-type="float" office:value="0.0768059337317288">
                <text:p>0.0768059337317288</text:p>
              </table:table-cell>
              <table:table-cell office:value-type="float" office:value="0.623121383639067">
                <text:p>0.62312138363906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192138237767124">
                <text:p>0.192138237767124</text:p>
              </table:table-cell>
              <table:table-cell office:value-type="float" office:value="0.0748689622513687">
                <text:p>0.0748689622513687</text:p>
              </table:table-cell>
              <table:table-cell office:value-type="float" office:value="0.619936144051791">
                <text:p>0.61993614405179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190715935021891">
                <text:p>0.190715935021891</text:p>
              </table:table-cell>
              <table:table-cell office:value-type="float" office:value="0.0751046952468157">
                <text:p>0.0751046952468157</text:p>
              </table:table-cell>
              <table:table-cell office:value-type="float" office:value="0.616428496810382">
                <text:p>0.61642849681038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88321555110542">
                <text:p>0.188321555110542</text:p>
              </table:table-cell>
              <table:table-cell office:value-type="float" office:value="0.074325176078394">
                <text:p>0.074325176078394</text:p>
              </table:table-cell>
              <table:table-cell office:value-type="float" office:value="0.614073842297742">
                <text:p>0.61407384229774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86771441921025">
                <text:p>0.186771441921025</text:p>
              </table:table-cell>
              <table:table-cell office:value-type="float" office:value="0.0763695741838367">
                <text:p>0.0763695741838367</text:p>
              </table:table-cell>
              <table:table-cell office:value-type="float" office:value="0.611373704592025">
                <text:p>0.6113737045920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84914700421745">
                <text:p>0.184914700421745</text:p>
              </table:table-cell>
              <table:table-cell office:value-type="float" office:value="0.0748678663944313">
                <text:p>0.0748678663944313</text:p>
              </table:table-cell>
              <table:table-cell office:value-type="float" office:value="0.609193196880694">
                <text:p>0.60919319688069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184527245495012">
                <text:p>0.184527245495012</text:p>
              </table:table-cell>
              <table:table-cell office:value-type="float" office:value="0.0735542632836321">
                <text:p>0.0735542632836321</text:p>
              </table:table-cell>
              <table:table-cell office:value-type="float" office:value="0.606251000848688">
                <text:p>0.60625100084868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84403808152974">
                <text:p>0.184403808152974</text:p>
              </table:table-cell>
              <table:table-cell office:value-type="float" office:value="0.0742506378004942">
                <text:p>0.0742506378004942</text:p>
              </table:table-cell>
              <table:table-cell office:value-type="float" office:value="0.603513920657808">
                <text:p>0.60351392065780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81961988569002">
                <text:p>0.181961988569002</text:p>
              </table:table-cell>
              <table:table-cell office:value-type="float" office:value="0.0736427825373375">
                <text:p>0.0736427825373375</text:p>
              </table:table-cell>
              <table:table-cell office:value-type="float" office:value="0.60198968788243">
                <text:p>0.6019896878824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180763103312655">
                <text:p>0.180763103312655</text:p>
              </table:table-cell>
              <table:table-cell office:value-type="float" office:value="0.0731348644979363">
                <text:p>0.0731348644979363</text:p>
              </table:table-cell>
              <table:table-cell office:value-type="float" office:value="0.60030630636482">
                <text:p>0.6003063063648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18175567182541">
                <text:p>0.18175567182541</text:p>
              </table:table-cell>
              <table:table-cell office:value-type="float" office:value="0.0726530489942386">
                <text:p>0.0726530489942386</text:p>
              </table:table-cell>
              <table:table-cell office:value-type="float" office:value="0.597858768354085">
                <text:p>0.59785876835408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81887860793865">
                <text:p>0.181887860793865</text:p>
              </table:table-cell>
              <table:table-cell office:value-type="float" office:value="0.0732919415025849">
                <text:p>0.0732919415025849</text:p>
              </table:table-cell>
              <table:table-cell office:value-type="float" office:value="0.596105991152739">
                <text:p>0.59610599115273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179685682373726">
                <text:p>0.179685682373726</text:p>
              </table:table-cell>
              <table:table-cell office:value-type="float" office:value="0.073213714589865">
                <text:p>0.073213714589865</text:p>
              </table:table-cell>
              <table:table-cell office:value-type="float" office:value="0.59519365109569">
                <text:p>0.5951936510956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180162715105415">
                <text:p>0.180162715105415</text:p>
              </table:table-cell>
              <table:table-cell office:value-type="float" office:value="0.0730741886937748">
                <text:p>0.0730741886937748</text:p>
              </table:table-cell>
              <table:table-cell office:value-type="float" office:value="0.593796783254128">
                <text:p>0.59379678325412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179442668178669">
                <text:p>0.179442668178669</text:p>
              </table:table-cell>
              <table:table-cell office:value-type="float" office:value="0.073560045318056">
                <text:p>0.073560045318056</text:p>
              </table:table-cell>
              <table:table-cell office:value-type="float" office:value="0.592707513237656">
                <text:p>0.59270751323765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179956838303287">
                <text:p>0.179956838303287</text:p>
              </table:table-cell>
              <table:table-cell office:value-type="float" office:value="0.0726041575121288">
                <text:p>0.0726041575121288</text:p>
              </table:table-cell>
              <table:table-cell office:value-type="float" office:value="0.591578391216046">
                <text:p>0.5915783912160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178693915768196">
                <text:p>0.178693915768196</text:p>
              </table:table-cell>
              <table:table-cell office:value-type="float" office:value="0.0747751413624324">
                <text:p>0.0747751413624324</text:p>
              </table:table-cell>
              <table:table-cell office:value-type="float" office:value="0.591411709847638">
                <text:p>0.59141170984763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178224493271643">
                <text:p>0.178224493271643</text:p>
              </table:table-cell>
              <table:table-cell office:value-type="float" office:value="0.0740285256025499">
                <text:p>0.0740285256025499</text:p>
              </table:table-cell>
              <table:table-cell office:value-type="float" office:value="0.591114173155312">
                <text:p>0.5911141731553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177887236032333">
                <text:p>0.177887236032333</text:p>
              </table:table-cell>
              <table:table-cell office:value-type="float" office:value="0.0744338209207008">
                <text:p>0.0744338209207008</text:p>
              </table:table-cell>
              <table:table-cell office:value-type="float" office:value="0.591009576417276">
                <text:p>0.59100957641727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17814618038472">
                <text:p>0.17814618038472</text:p>
              </table:table-cell>
              <table:table-cell office:value-type="float" office:value="0.0741660937837386">
                <text:p>0.0741660937837386</text:p>
              </table:table-cell>
              <table:table-cell office:value-type="float" office:value="0.59060749933286">
                <text:p>0.5906074993328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177359046202447">
                <text:p>0.177359046202447</text:p>
              </table:table-cell>
              <table:table-cell office:value-type="float" office:value="0.0738106053674613">
                <text:p>0.0738106053674613</text:p>
              </table:table-cell>
              <table:table-cell office:value-type="float" office:value="0.591251467482765">
                <text:p>0.59125146748276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178227050684901">
                <text:p>0.178227050684901</text:p>
              </table:table-cell>
              <table:table-cell office:value-type="float" office:value="0.0737425424122796">
                <text:p>0.0737425424122796</text:p>
              </table:table-cell>
              <table:table-cell office:value-type="float" office:value="0.591578105270857">
                <text:p>0.59157810527085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177731735615953">
                <text:p>0.177731735615953</text:p>
              </table:table-cell>
              <table:table-cell office:value-type="float" office:value="0.0737577865885704">
                <text:p>0.0737577865885704</text:p>
              </table:table-cell>
              <table:table-cell office:value-type="float" office:value="0.592756480279644">
                <text:p>0.59275648027964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176863116846733">
                <text:p>0.176863116846733</text:p>
              </table:table-cell>
              <table:table-cell office:value-type="float" office:value="0.0744722679657509">
                <text:p>0.0744722679657509</text:p>
              </table:table-cell>
              <table:table-cell office:value-type="float" office:value="0.594225264106494">
                <text:p>0.59422526410649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77112111899682">
                <text:p>0.177112111899682</text:p>
              </table:table-cell>
              <table:table-cell office:value-type="float" office:value="0.0741402100753574">
                <text:p>0.0741402100753574</text:p>
              </table:table-cell>
              <table:table-cell office:value-type="float" office:value="0.595453606022172">
                <text:p>0.59545360602217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1791358074338">
                <text:p>0.1791358074338</text:p>
              </table:table-cell>
              <table:table-cell office:value-type="float" office:value="0.0732839395964513">
                <text:p>0.0732839395964513</text:p>
              </table:table-cell>
              <table:table-cell office:value-type="float" office:value="0.596400793305561">
                <text:p>0.59640079330556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179294365251188">
                <text:p>0.179294365251188</text:p>
              </table:table-cell>
              <table:table-cell office:value-type="float" office:value="0.0733880858253386">
                <text:p>0.0733880858253386</text:p>
              </table:table-cell>
              <table:table-cell office:value-type="float" office:value="0.598065852800601">
                <text:p>0.59806585280060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178636185415516">
                <text:p>0.178636185415516</text:p>
              </table:table-cell>
              <table:table-cell office:value-type="float" office:value="0.0745948730264136">
                <text:p>0.0745948730264136</text:p>
              </table:table-cell>
              <table:table-cell office:value-type="float" office:value="0.600813355176721">
                <text:p>0.60081335517672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79180928805195">
                <text:p>0.179180928805195</text:p>
              </table:table-cell>
              <table:table-cell office:value-type="float" office:value="0.0754418307006116">
                <text:p>0.0754418307006116</text:p>
              </table:table-cell>
              <table:table-cell office:value-type="float" office:value="0.603280902590038">
                <text:p>0.60328090259003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181437911119645">
                <text:p>0.181437911119645</text:p>
              </table:table-cell>
              <table:table-cell office:value-type="float" office:value="0.0739212119551087">
                <text:p>0.0739212119551087</text:p>
              </table:table-cell>
              <table:table-cell office:value-type="float" office:value="0.605448708115551">
                <text:p>0.60544870811555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8201497510657">
                <text:p>0.18201497510657</text:p>
              </table:table-cell>
              <table:table-cell office:value-type="float" office:value="0.0734496028890517">
                <text:p>0.0734496028890517</text:p>
              </table:table-cell>
              <table:table-cell office:value-type="float" office:value="0.608677793789578">
                <text:p>0.60867779378957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183018894026478">
                <text:p>0.183018894026478</text:p>
              </table:table-cell>
              <table:table-cell office:value-type="float" office:value="0.0738747208121981">
                <text:p>0.0738747208121981</text:p>
              </table:table-cell>
              <table:table-cell office:value-type="float" office:value="0.611880090729601">
                <text:p>0.61188009072960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83012699480926">
                <text:p>0.183012699480926</text:p>
              </table:table-cell>
              <table:table-cell office:value-type="float" office:value="0.0740056514637892">
                <text:p>0.0740056514637892</text:p>
              </table:table-cell>
              <table:table-cell office:value-type="float" office:value="0.616214320622314">
                <text:p>0.61621432062231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85515247857018">
                <text:p>0.185515247857018</text:p>
              </table:table-cell>
              <table:table-cell office:value-type="float" office:value="0.0747563846705758">
                <text:p>0.0747563846705758</text:p>
              </table:table-cell>
              <table:table-cell office:value-type="float" office:value="0.619604497553508">
                <text:p>0.61960449755350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186279071704582">
                <text:p>0.186279071704582</text:p>
              </table:table-cell>
              <table:table-cell office:value-type="float" office:value="0.0745830893938079">
                <text:p>0.0745830893938079</text:p>
              </table:table-cell>
              <table:table-cell office:value-type="float" office:value="0.62473772073365">
                <text:p>0.6247377207336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188141934648269">
                <text:p>0.188141934648269</text:p>
              </table:table-cell>
              <table:table-cell office:value-type="float" office:value="0.0738777715414789">
                <text:p>0.0738777715414789</text:p>
              </table:table-cell>
              <table:table-cell office:value-type="float" office:value="0.629643982994604">
                <text:p>0.62964398299460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189242234039197">
                <text:p>0.189242234039197</text:p>
              </table:table-cell>
              <table:table-cell office:value-type="float" office:value="0.074984567582693">
                <text:p>0.074984567582693</text:p>
              </table:table-cell>
              <table:table-cell office:value-type="float" office:value="0.634200995382546">
                <text:p>0.63420099538254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190704580742829">
                <text:p>0.190704580742829</text:p>
              </table:table-cell>
              <table:table-cell office:value-type="float" office:value="0.0738170704182206">
                <text:p>0.0738170704182206</text:p>
              </table:table-cell>
              <table:table-cell office:value-type="float" office:value="0.640063815568889">
                <text:p>0.64006381556888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19334042587464">
                <text:p>0.19334042587464</text:p>
              </table:table-cell>
              <table:table-cell office:value-type="float" office:value="0.0757591694483908">
                <text:p>0.0757591694483908</text:p>
              </table:table-cell>
              <table:table-cell office:value-type="float" office:value="0.644451954833759">
                <text:p>0.64445195483375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93913598739225">
                <text:p>0.193913598739225</text:p>
              </table:table-cell>
              <table:table-cell office:value-type="float" office:value="0.0732085289802087">
                <text:p>0.0732085289802087</text:p>
              </table:table-cell>
              <table:table-cell office:value-type="float" office:value="0.651293451013669">
                <text:p>0.65129345101366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196744016291215">
                <text:p>0.196744016291215</text:p>
              </table:table-cell>
              <table:table-cell office:value-type="float" office:value="0.0741142209709491">
                <text:p>0.0741142209709491</text:p>
              </table:table-cell>
              <table:table-cell office:value-type="float" office:value="0.657855076051292">
                <text:p>0.65785507605129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198262700231617">
                <text:p>0.198262700231617</text:p>
              </table:table-cell>
              <table:table-cell office:value-type="float" office:value="0.0738167674229787">
                <text:p>0.0738167674229787</text:p>
              </table:table-cell>
              <table:table-cell office:value-type="float" office:value="0.665335763192813">
                <text:p>0.6653357631928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202173475490552">
                <text:p>0.202173475490552</text:p>
              </table:table-cell>
              <table:table-cell office:value-type="float" office:value="0.0738944676408939">
                <text:p>0.0738944676408939</text:p>
              </table:table-cell>
              <table:table-cell office:value-type="float" office:value="0.671910648563246">
                <text:p>0.67191064856324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202707033836684">
                <text:p>0.202707033836684</text:p>
              </table:table-cell>
              <table:table-cell office:value-type="float" office:value="0.0745970061831553">
                <text:p>0.0745970061831553</text:p>
              </table:table-cell>
              <table:table-cell office:value-type="float" office:value="0.680596187517769">
                <text:p>0.68059618751776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204076900797194">
                <text:p>0.204076900797194</text:p>
              </table:table-cell>
              <table:table-cell office:value-type="float" office:value="0.0750170721905402">
                <text:p>0.0750170721905402</text:p>
              </table:table-cell>
              <table:table-cell office:value-type="float" office:value="0.688896724488938">
                <text:p>0.68889672448893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207490283416829">
                <text:p>0.207490283416829</text:p>
              </table:table-cell>
              <table:table-cell office:value-type="float" office:value="0.0754653144480775">
                <text:p>0.0754653144480775</text:p>
              </table:table-cell>
              <table:table-cell office:value-type="float" office:value="0.696833334564193">
                <text:p>0.69683333456419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21246982339682">
                <text:p>0.21246982339682</text:p>
              </table:table-cell>
              <table:table-cell office:value-type="float" office:value="0.0759933763789652">
                <text:p>0.0759933763789652</text:p>
              </table:table-cell>
              <table:table-cell office:value-type="float" office:value="0.703455560993037">
                <text:p>0.70345556099303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211745936784352">
                <text:p>0.211745936784352</text:p>
              </table:table-cell>
              <table:table-cell office:value-type="float" office:value="0.0760591947517625">
                <text:p>0.0760591947517625</text:p>
              </table:table-cell>
              <table:table-cell office:value-type="float" office:value="0.715098487810419">
                <text:p>0.71509848781041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18499362568048">
                <text:p>0.218499362568048</text:p>
              </table:table-cell>
              <table:table-cell office:value-type="float" office:value="0.0777883130608168">
                <text:p>0.0777883130608168</text:p>
              </table:table-cell>
              <table:table-cell office:value-type="float" office:value="0.721639105359537">
                <text:p>0.72163910535953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217711350328069">
                <text:p>0.217711350328069</text:p>
              </table:table-cell>
              <table:table-cell office:value-type="float" office:value="0.0774251206883933">
                <text:p>0.0774251206883933</text:p>
              </table:table-cell>
              <table:table-cell office:value-type="float" office:value="0.732793063150478">
                <text:p>0.73279306315047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221769327050516">
                <text:p>0.221769327050516</text:p>
              </table:table-cell>
              <table:table-cell office:value-type="float" office:value="0.0786433259666688">
                <text:p>0.0786433259666688</text:p>
              </table:table-cell>
              <table:table-cell office:value-type="float" office:value="0.740615366946062">
                <text:p>0.74061536694606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225287766267222">
                <text:p>0.225287766267222</text:p>
              </table:table-cell>
              <table:table-cell office:value-type="float" office:value="0.0800823430563256">
                <text:p>0.0800823430563256</text:p>
              </table:table-cell>
              <table:table-cell office:value-type="float" office:value="0.748367343363042">
                <text:p>0.7483673433630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227972674229984">
                <text:p>0.227972674229984</text:p>
              </table:table-cell>
              <table:table-cell office:value-type="float" office:value="0.0799762148632062">
                <text:p>0.0799762148632062</text:p>
              </table:table-cell>
              <table:table-cell office:value-type="float" office:value="0.757190840878911">
                <text:p>0.75719084087891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231091887176142">
                <text:p>0.231091887176142</text:p>
              </table:table-cell>
              <table:table-cell office:value-type="float" office:value="0.0790514447561985">
                <text:p>0.0790514447561985</text:p>
              </table:table-cell>
              <table:table-cell office:value-type="float" office:value="0.765431521176624">
                <text:p>0.76543152117662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231953792225608">
                <text:p>0.231953792225608</text:p>
              </table:table-cell>
              <table:table-cell office:value-type="float" office:value="0.0803246905396337">
                <text:p>0.0803246905396337</text:p>
              </table:table-cell>
              <table:table-cell office:value-type="float" office:value="0.773846610027964">
                <text:p>0.77384661002796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234115455389037">
                <text:p>0.234115455389037</text:p>
              </table:table-cell>
              <table:table-cell office:value-type="float" office:value="0.0798842854950382">
                <text:p>0.0798842854950382</text:p>
              </table:table-cell>
              <table:table-cell office:value-type="float" office:value="0.781524121647704">
                <text:p>0.78152412164770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234133334898721">
                <text:p>0.234133334898721</text:p>
              </table:table-cell>
              <table:table-cell office:value-type="float" office:value="0.0827171304199338">
                <text:p>0.0827171304199338</text:p>
              </table:table-cell>
              <table:table-cell office:value-type="float" office:value="0.789685325694583">
                <text:p>0.78968532569458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237026941895786">
                <text:p>0.237026941895786</text:p>
              </table:table-cell>
              <table:table-cell office:value-type="float" office:value="0.0826438170980561">
                <text:p>0.0826438170980561</text:p>
              </table:table-cell>
              <table:table-cell office:value-type="float" office:value="0.796238857761639">
                <text:p>0.79623885776163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238513319437507">
                <text:p>0.238513319437507</text:p>
              </table:table-cell>
              <table:table-cell office:value-type="float" office:value="0.0770876872182187">
                <text:p>0.0770876872182187</text:p>
              </table:table-cell>
              <table:table-cell office:value-type="float" office:value="0.80515603113603">
                <text:p>0.8051560311360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240523415337974">
                <text:p>0.240523415337974</text:p>
              </table:table-cell>
              <table:table-cell office:value-type="float" office:value="0.0792466781596604">
                <text:p>0.0792466781596604</text:p>
              </table:table-cell>
              <table:table-cell office:value-type="float" office:value="0.81104561904663">
                <text:p>0.8110456190466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241979347851315">
                <text:p>0.241979347851315</text:p>
              </table:table-cell>
              <table:table-cell office:value-type="float" office:value="0.0767553434795529">
                <text:p>0.0767553434795529</text:p>
              </table:table-cell>
              <table:table-cell office:value-type="float" office:value="0.817373305135494">
                <text:p>0.81737330513549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240615986527632">
                <text:p>0.240615986527632</text:p>
              </table:table-cell>
              <table:table-cell office:value-type="float" office:value="0.0729129340378509">
                <text:p>0.0729129340378509</text:p>
              </table:table-cell>
              <table:table-cell office:value-type="float" office:value="0.824072929947781">
                <text:p>0.82407292994778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242830696930926">
                <text:p>0.242830696930926</text:p>
              </table:table-cell>
              <table:table-cell office:value-type="float" office:value="0.0742276417085811">
                <text:p>0.0742276417085811</text:p>
              </table:table-cell>
              <table:table-cell office:value-type="float" office:value="0.828750150664207">
                <text:p>0.82875015066420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247641831845152">
                <text:p>0.247641831845152</text:p>
              </table:table-cell>
              <table:table-cell office:value-type="float" office:value="0.0749988443437597">
                <text:p>0.0749988443437597</text:p>
              </table:table-cell>
              <table:table-cell office:value-type="float" office:value="0.831336972673086">
                <text:p>0.83133697267308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246209123032617">
                <text:p>0.246209123032617</text:p>
              </table:table-cell>
              <table:table-cell office:value-type="float" office:value="0.0713494291047528">
                <text:p>0.0713494291047528</text:p>
              </table:table-cell>
              <table:table-cell office:value-type="float" office:value="0.838619146961345">
                <text:p>0.83861914696134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250163300530125">
                <text:p>0.250163300530125</text:p>
              </table:table-cell>
              <table:table-cell office:value-type="float" office:value="0.0678982786806814">
                <text:p>0.0678982786806814</text:p>
              </table:table-cell>
              <table:table-cell office:value-type="float" office:value="0.840318564507728">
                <text:p>0.84031856450772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254556394879762">
                <text:p>0.254556394879762</text:p>
              </table:table-cell>
              <table:table-cell office:value-type="float" office:value="0.0680584927447177">
                <text:p>0.0680584927447177</text:p>
              </table:table-cell>
              <table:table-cell office:value-type="float" office:value="0.841188700508019">
                <text:p>0.84118870050801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253990487113263">
                <text:p>0.253990487113263</text:p>
              </table:table-cell>
              <table:table-cell office:value-type="float" office:value="0.0590881941285626">
                <text:p>0.0590881941285626</text:p>
              </table:table-cell>
              <table:table-cell office:value-type="float" office:value="0.846742597521078">
                <text:p>0.84674259752107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260407538324146">
                <text:p>0.260407538324146</text:p>
              </table:table-cell>
              <table:table-cell office:value-type="float" office:value="0.0486710247817613">
                <text:p>0.0486710247817613</text:p>
              </table:table-cell>
              <table:table-cell office:value-type="float" office:value="0.846463309358999">
                <text:p>0.84646330935899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265394295557634">
                <text:p>0.265394295557634</text:p>
              </table:table-cell>
              <table:table-cell office:value-type="float" office:value="0.0498729358991625">
                <text:p>0.0498729358991625</text:p>
              </table:table-cell>
              <table:table-cell office:value-type="float" office:value="0.845944565070664">
                <text:p>0.84594456507066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244363161758836">
                <text:p>0.244363161758836</text:p>
              </table:table-cell>
              <table:table-cell office:value-type="float" office:value="0.0293691074554722">
                <text:p>0.0293691074554722</text:p>
              </table:table-cell>
              <table:table-cell office:value-type="float" office:value="0.862364762238631">
                <text:p>0.86236476223863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269251340437752">
                <text:p>0.269251340437752</text:p>
              </table:table-cell>
              <table:table-cell office:value-type="float" office:value="0.0478285648106145">
                <text:p>0.0478285648106145</text:p>
              </table:table-cell>
              <table:table-cell office:value-type="float" office:value="0.848257765558157">
                <text:p>0.84825776555815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24565331550729">
                <text:p>0.24565331550729</text:p>
              </table:table-cell>
              <table:table-cell office:value-type="float" office:value="-0.00105704834374048">
                <text:p>-0.00105704834374048</text:p>
              </table:table-cell>
              <table:table-cell office:value-type="float" office:value="0.867006342021979">
                <text:p>0.86700634202197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263055746666579">
                <text:p>0.263055746666579</text:p>
              </table:table-cell>
              <table:table-cell office:value-type="float" office:value="0.0344329869891117">
                <text:p>0.0344329869891117</text:p>
              </table:table-cell>
              <table:table-cell office:value-type="float" office:value="0.858216291018843">
                <text:p>0.85821629101884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285969988536732">
                <text:p>0.285969988536732</text:p>
              </table:table-cell>
              <table:table-cell office:value-type="float" office:value="0.0323280258360003">
                <text:p>0.0323280258360003</text:p>
              </table:table-cell>
              <table:table-cell office:value-type="float" office:value="0.841738079552293">
                <text:p>0.84173807955229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275583888317138">
                <text:p>0.275583888317138</text:p>
              </table:table-cell>
              <table:table-cell office:value-type="float" office:value="0.04014921865738">
                <text:p>0.04014921865738</text:p>
              </table:table-cell>
              <table:table-cell office:value-type="float" office:value="0.84925837287029">
                <text:p>0.8492583728702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279909086204692">
                <text:p>0.279909086204692</text:p>
              </table:table-cell>
              <table:table-cell office:value-type="float" office:value="0.0172260317221522">
                <text:p>0.0172260317221522</text:p>
              </table:table-cell>
              <table:table-cell office:value-type="float" office:value="0.849720792973136">
                <text:p>0.84972079297313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272520590275655">
                <text:p>0.272520590275655</text:p>
              </table:table-cell>
              <table:table-cell office:value-type="float" office:value="0.00543737533562519">
                <text:p>0.00543737533562519</text:p>
              </table:table-cell>
              <table:table-cell office:value-type="float" office:value="0.855687754383772">
                <text:p>0.85568775438377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26658127327253">
                <text:p>0.26658127327253</text:p>
              </table:table-cell>
              <table:table-cell office:value-type="float" office:value="0.0299931553995344">
                <text:p>0.0299931553995344</text:p>
              </table:table-cell>
              <table:table-cell office:value-type="float" office:value="0.859937565937464">
                <text:p>0.85993756593746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269023687377738">
                <text:p>0.269023687377738</text:p>
              </table:table-cell>
              <table:table-cell office:value-type="float" office:value="0.00432104046717848">
                <text:p>0.00432104046717848</text:p>
              </table:table-cell>
              <table:table-cell office:value-type="float" office:value="0.857736149502638">
                <text:p>0.85773614950263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279108720444858">
                <text:p>0.279108720444858</text:p>
              </table:table-cell>
              <table:table-cell office:value-type="float" office:value="0.000182837967456378">
                <text:p>0.000182837967456378</text:p>
              </table:table-cell>
              <table:table-cell office:value-type="float" office:value="0.853305669470475">
                <text:p>0.85330566947047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263587661877547">
                <text:p>0.263587661877547</text:p>
              </table:table-cell>
              <table:table-cell office:value-type="float" office:value="0.0110146064363403">
                <text:p>0.0110146064363403</text:p>
              </table:table-cell>
              <table:table-cell office:value-type="float" office:value="0.861086168050754">
                <text:p>0.86108616805075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245740555140551">
                <text:p>0.245740555140551</text:p>
              </table:table-cell>
              <table:table-cell office:value-type="float" office:value="0.00607757237912021">
                <text:p>0.00607757237912021</text:p>
              </table:table-cell>
              <table:table-cell office:value-type="float" office:value="0.874037593545473">
                <text:p>0.87403759354547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219533030374404">
                <text:p>0.219533030374404</text:p>
              </table:table-cell>
              <table:table-cell office:value-type="float" office:value="0.0345608754381132">
                <text:p>0.0345608754381132</text:p>
              </table:table-cell>
              <table:table-cell office:value-type="float" office:value="0.886609752171286">
                <text:p>0.88660975217128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228962345149173">
                <text:p>0.228962345149173</text:p>
              </table:table-cell>
              <table:table-cell office:value-type="float" office:value="0.00549083691238733">
                <text:p>0.00549083691238733</text:p>
              </table:table-cell>
              <table:table-cell office:value-type="float" office:value="0.881233915631167">
                <text:p>0.88123391563116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242533030360754">
                <text:p>0.242533030360754</text:p>
              </table:table-cell>
              <table:table-cell office:value-type="float" office:value="0.0129329508830117">
                <text:p>0.0129329508830117</text:p>
              </table:table-cell>
              <table:table-cell office:value-type="float" office:value="0.872986824117597">
                <text:p>0.87298682411759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215843329879173">
                <text:p>0.215843329879173</text:p>
              </table:table-cell>
              <table:table-cell office:value-type="float" office:value="0.00839521123092578">
                <text:p>0.00839521123092578</text:p>
              </table:table-cell>
              <table:table-cell office:value-type="float" office:value="0.886062033999807">
                <text:p>0.88606203399980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21343548453288">
                <text:p>0.21343548453288</text:p>
              </table:table-cell>
              <table:table-cell office:value-type="float" office:value="0.00857685214997981">
                <text:p>0.00857685214997981</text:p>
              </table:table-cell>
              <table:table-cell office:value-type="float" office:value="0.885368870327934">
                <text:p>0.88536887032793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216220144833231">
                <text:p>0.216220144833231</text:p>
              </table:table-cell>
              <table:table-cell office:value-type="float" office:value="0.00751219645768886">
                <text:p>0.00751219645768886</text:p>
              </table:table-cell>
              <table:table-cell office:value-type="float" office:value="0.885431475991343">
                <text:p>0.88543147599134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211374026650819">
                <text:p>0.211374026650819</text:p>
              </table:table-cell>
              <table:table-cell office:value-type="float" office:value="0.0072585554039689">
                <text:p>0.0072585554039689</text:p>
              </table:table-cell>
              <table:table-cell office:value-type="float" office:value="0.88817823383842">
                <text:p>0.8881782338384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21607238358256">
                <text:p>0.21607238358256</text:p>
              </table:table-cell>
              <table:table-cell office:value-type="float" office:value="0.0102653904378377">
                <text:p>0.0102653904378377</text:p>
              </table:table-cell>
              <table:table-cell office:value-type="float" office:value="0.887036848874468">
                <text:p>0.88703684887446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216348401414858">
                <text:p>0.216348401414858</text:p>
              </table:table-cell>
              <table:table-cell office:value-type="float" office:value="0.0186027977011153">
                <text:p>0.0186027977011153</text:p>
              </table:table-cell>
              <table:table-cell office:value-type="float" office:value="0.887434007916954">
                <text:p>0.88743400791695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220258146233939">
                <text:p>0.220258146233939</text:p>
              </table:table-cell>
              <table:table-cell office:value-type="float" office:value="0.0278735472297485">
                <text:p>0.0278735472297485</text:p>
              </table:table-cell>
              <table:table-cell office:value-type="float" office:value="0.886423807206684">
                <text:p>0.88642380720668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224886981609995">
                <text:p>0.224886981609995</text:p>
              </table:table-cell>
              <table:table-cell office:value-type="float" office:value="0.0206977523465086">
                <text:p>0.0206977523465086</text:p>
              </table:table-cell>
              <table:table-cell office:value-type="float" office:value="0.884636119299662">
                <text:p>0.88463611929966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225461350887756">
                <text:p>0.225461350887756</text:p>
              </table:table-cell>
              <table:table-cell office:value-type="float" office:value="0.0193238949338403">
                <text:p>0.0193238949338403</text:p>
              </table:table-cell>
              <table:table-cell office:value-type="float" office:value="0.882856644596841">
                <text:p>0.88285664459684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225383888346773">
                <text:p>0.225383888346773</text:p>
              </table:table-cell>
              <table:table-cell office:value-type="float" office:value="0.0420538318140837">
                <text:p>0.0420538318140837</text:p>
              </table:table-cell>
              <table:table-cell office:value-type="float" office:value="0.881410551942391">
                <text:p>0.88141055194239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230395701399703">
                <text:p>0.230395701399703</text:p>
              </table:table-cell>
              <table:table-cell office:value-type="float" office:value="0.0338704661854586">
                <text:p>0.0338704661854586</text:p>
              </table:table-cell>
              <table:table-cell office:value-type="float" office:value="0.881474184401182">
                <text:p>0.88147418440118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229671086407068">
                <text:p>0.229671086407068</text:p>
              </table:table-cell>
              <table:table-cell office:value-type="float" office:value="0.0235741068973661">
                <text:p>0.0235741068973661</text:p>
              </table:table-cell>
              <table:table-cell office:value-type="float" office:value="0.884136329668172">
                <text:p>0.88413632966817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230328711165546">
                <text:p>0.230328711165546</text:p>
              </table:table-cell>
              <table:table-cell office:value-type="float" office:value="0.0285981071437925">
                <text:p>0.0285981071437925</text:p>
              </table:table-cell>
              <table:table-cell office:value-type="float" office:value="0.88398623528097">
                <text:p>0.8839862352809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233308140341615">
                <text:p>0.233308140341615</text:p>
              </table:table-cell>
              <table:table-cell office:value-type="float" office:value="0.0401590592727045">
                <text:p>0.0401590592727045</text:p>
              </table:table-cell>
              <table:table-cell office:value-type="float" office:value="0.882485707346495">
                <text:p>0.88248570734649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242339415275992">
                <text:p>0.242339415275992</text:p>
              </table:table-cell>
              <table:table-cell office:value-type="float" office:value="0.0389248626362787">
                <text:p>0.0389248626362787</text:p>
              </table:table-cell>
              <table:table-cell office:value-type="float" office:value="0.87994394364298">
                <text:p>0.8799439436429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241974100606588">
                <text:p>0.241974100606588</text:p>
              </table:table-cell>
              <table:table-cell office:value-type="float" office:value="0.0226622340659386">
                <text:p>0.0226622340659386</text:p>
              </table:table-cell>
              <table:table-cell office:value-type="float" office:value="0.881445046318135">
                <text:p>0.88144504631813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26633295021797">
                <text:p>0.26633295021797</text:p>
              </table:table-cell>
              <table:table-cell office:value-type="float" office:value="0.0248702889395557">
                <text:p>0.0248702889395557</text:p>
              </table:table-cell>
              <table:table-cell office:value-type="float" office:value="0.867202073173266">
                <text:p>0.86720207317326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289131165842868">
                <text:p>0.289131165842868</text:p>
              </table:table-cell>
              <table:table-cell office:value-type="float" office:value="0.0403607128074539">
                <text:p>0.0403607128074539</text:p>
              </table:table-cell>
              <table:table-cell office:value-type="float" office:value="0.853329165008408">
                <text:p>0.85332916500840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266841007535101">
                <text:p>0.266841007535101</text:p>
              </table:table-cell>
              <table:table-cell office:value-type="float" office:value="0.0308925506363069">
                <text:p>0.0308925506363069</text:p>
              </table:table-cell>
              <table:table-cell office:value-type="float" office:value="0.868905603095275">
                <text:p>0.86890560309527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237903857589017">
                <text:p>0.237903857589017</text:p>
              </table:table-cell>
              <table:table-cell office:value-type="float" office:value="0.0107791753358451">
                <text:p>0.0107791753358451</text:p>
              </table:table-cell>
              <table:table-cell office:value-type="float" office:value="0.886966234313742">
                <text:p>0.88696623431374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245195134315814">
                <text:p>0.245195134315814</text:p>
              </table:table-cell>
              <table:table-cell office:value-type="float" office:value="0.00888237448911494">
                <text:p>0.00888237448911494</text:p>
              </table:table-cell>
              <table:table-cell office:value-type="float" office:value="0.886671991860877">
                <text:p>0.88667199186087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243190326554665">
                <text:p>0.243190326554665</text:p>
              </table:table-cell>
              <table:table-cell office:value-type="float" office:value="0.0213335777079952">
                <text:p>0.0213335777079952</text:p>
              </table:table-cell>
              <table:table-cell office:value-type="float" office:value="0.889641381035492">
                <text:p>0.88964138103549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244624767336615">
                <text:p>0.244624767336615</text:p>
              </table:table-cell>
              <table:table-cell office:value-type="float" office:value="0.0350827553227251">
                <text:p>0.0350827553227251</text:p>
              </table:table-cell>
              <table:table-cell office:value-type="float" office:value="0.89010361004731">
                <text:p>0.8901036100473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265011376761909">
                <text:p>0.265011376761909</text:p>
              </table:table-cell>
              <table:table-cell office:value-type="float" office:value="0.0288210554933681">
                <text:p>0.0288210554933681</text:p>
              </table:table-cell>
              <table:table-cell office:value-type="float" office:value="0.882482703322052">
                <text:p>0.88248270332205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259346784751822">
                <text:p>0.259346784751822</text:p>
              </table:table-cell>
              <table:table-cell office:value-type="float" office:value="0.0453318792457952">
                <text:p>0.0453318792457952</text:p>
              </table:table-cell>
              <table:table-cell office:value-type="float" office:value="0.886328048203936">
                <text:p>0.88632804820393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264785627870608">
                <text:p>0.264785627870608</text:p>
              </table:table-cell>
              <table:table-cell office:value-type="float" office:value="0.0576190720051244">
                <text:p>0.0576190720051244</text:p>
              </table:table-cell>
              <table:table-cell office:value-type="float" office:value="0.885315732148544">
                <text:p>0.88531573214854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268519931476473">
                <text:p>0.268519931476473</text:p>
              </table:table-cell>
              <table:table-cell office:value-type="float" office:value="0.0629118234572999">
                <text:p>0.0629118234572999</text:p>
              </table:table-cell>
              <table:table-cell office:value-type="float" office:value="0.887302069811983">
                <text:p>0.88730206981198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268065300986198">
                <text:p>0.268065300986198</text:p>
              </table:table-cell>
              <table:table-cell office:value-type="float" office:value="0.0646591033509377">
                <text:p>0.0646591033509377</text:p>
              </table:table-cell>
              <table:table-cell office:value-type="float" office:value="0.890187111319977">
                <text:p>0.89018711131997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267380936826728">
                <text:p>0.267380936826728</text:p>
              </table:table-cell>
              <table:table-cell office:value-type="float" office:value="0.0698563216223717">
                <text:p>0.0698563216223717</text:p>
              </table:table-cell>
              <table:table-cell office:value-type="float" office:value="0.89340099169641">
                <text:p>0.8934009916964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27088679784914">
                <text:p>0.27088679784914</text:p>
              </table:table-cell>
              <table:table-cell office:value-type="float" office:value="0.0715365327528151">
                <text:p>0.0715365327528151</text:p>
              </table:table-cell>
              <table:table-cell office:value-type="float" office:value="0.894850748082311">
                <text:p>0.89485074808231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270481729808195">
                <text:p>0.270481729808195</text:p>
              </table:table-cell>
              <table:table-cell office:value-type="float" office:value="0.0742183157736678">
                <text:p>0.0742183157736678</text:p>
              </table:table-cell>
              <table:table-cell office:value-type="float" office:value="0.897447499029752">
                <text:p>0.89744749902975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270945522327934">
                <text:p>0.270945522327934</text:p>
              </table:table-cell>
              <table:table-cell office:value-type="float" office:value="0.0697336359504302">
                <text:p>0.0697336359504302</text:p>
              </table:table-cell>
              <table:table-cell office:value-type="float" office:value="0.900041309507099">
                <text:p>0.90004130950709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270048640082179">
                <text:p>0.270048640082179</text:p>
              </table:table-cell>
              <table:table-cell office:value-type="float" office:value="0.0754184550989965">
                <text:p>0.0754184550989965</text:p>
              </table:table-cell>
              <table:table-cell office:value-type="float" office:value="0.90184356951476">
                <text:p>0.9018435695147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274947099678408">
                <text:p>0.274947099678408</text:p>
              </table:table-cell>
              <table:table-cell office:value-type="float" office:value="0.0757054403413571">
                <text:p>0.0757054403413571</text:p>
              </table:table-cell>
              <table:table-cell office:value-type="float" office:value="0.901356583842832">
                <text:p>0.90135658384283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271915196449012">
                <text:p>0.271915196449012</text:p>
              </table:table-cell>
              <table:table-cell office:value-type="float" office:value="0.0730190313173641">
                <text:p>0.0730190313173641</text:p>
              </table:table-cell>
              <table:table-cell office:value-type="float" office:value="0.905045767502129">
                <text:p>0.90504576750212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27134110696225">
                <text:p>0.27134110696225</text:p>
              </table:table-cell>
              <table:table-cell office:value-type="float" office:value="0.0745046426078927">
                <text:p>0.0745046426078927</text:p>
              </table:table-cell>
              <table:table-cell office:value-type="float" office:value="0.905924875784928">
                <text:p>0.90592487578492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271653287804795">
                <text:p>0.271653287804795</text:p>
              </table:table-cell>
              <table:table-cell office:value-type="float" office:value="0.075691415050763">
                <text:p>0.075691415050763</text:p>
              </table:table-cell>
              <table:table-cell office:value-type="float" office:value="0.907528455096692">
                <text:p>0.90752845509669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270167566105496">
                <text:p>0.270167566105496</text:p>
              </table:table-cell>
              <table:table-cell office:value-type="float" office:value="0.0767347653932276">
                <text:p>0.0767347653932276</text:p>
              </table:table-cell>
              <table:table-cell office:value-type="float" office:value="0.909607968352124">
                <text:p>0.90960796835212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272627617757945">
                <text:p>0.272627617757945</text:p>
              </table:table-cell>
              <table:table-cell office:value-type="float" office:value="0.0737476816644484">
                <text:p>0.0737476816644484</text:p>
              </table:table-cell>
              <table:table-cell office:value-type="float" office:value="0.91017551379445">
                <text:p>0.9101755137944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274336353230334">
                <text:p>0.274336353230334</text:p>
              </table:table-cell>
              <table:table-cell office:value-type="float" office:value="0.0746154991691025">
                <text:p>0.0746154991691025</text:p>
              </table:table-cell>
              <table:table-cell office:value-type="float" office:value="0.909487194902224">
                <text:p>0.90948719490222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273265480984049">
                <text:p>0.273265480984049</text:p>
              </table:table-cell>
              <table:table-cell office:value-type="float" office:value="0.0729624796170346">
                <text:p>0.0729624796170346</text:p>
              </table:table-cell>
              <table:table-cell office:value-type="float" office:value="0.910819438350795">
                <text:p>0.91081943835079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271549307296421">
                <text:p>0.271549307296421</text:p>
              </table:table-cell>
              <table:table-cell office:value-type="float" office:value="0.0718325536342956">
                <text:p>0.0718325536342956</text:p>
              </table:table-cell>
              <table:table-cell office:value-type="float" office:value="0.912147775282902">
                <text:p>0.91214777528290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272315568583255">
                <text:p>0.272315568583255</text:p>
              </table:table-cell>
              <table:table-cell office:value-type="float" office:value="0.0738908139350171">
                <text:p>0.0738908139350171</text:p>
              </table:table-cell>
              <table:table-cell office:value-type="float" office:value="0.912657909114838">
                <text:p>0.91265790911483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274004541584821">
                <text:p>0.274004541584821</text:p>
              </table:table-cell>
              <table:table-cell office:value-type="float" office:value="0.0731719583431926">
                <text:p>0.0731719583431926</text:p>
              </table:table-cell>
              <table:table-cell office:value-type="float" office:value="0.912783540293821">
                <text:p>0.91278354029382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273025056265282">
                <text:p>0.273025056265282</text:p>
              </table:table-cell>
              <table:table-cell office:value-type="float" office:value="0.0715497027524822">
                <text:p>0.0715497027524822</text:p>
              </table:table-cell>
              <table:table-cell office:value-type="float" office:value="0.914716826020669">
                <text:p>0.91471682602066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275216311588251">
                <text:p>0.275216311588251</text:p>
              </table:table-cell>
              <table:table-cell office:value-type="float" office:value="0.0685538641491031">
                <text:p>0.0685538641491031</text:p>
              </table:table-cell>
              <table:table-cell office:value-type="float" office:value="0.914583767909824">
                <text:p>0.91458376790982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273988814657348">
                <text:p>0.273988814657348</text:p>
              </table:table-cell>
              <table:table-cell office:value-type="float" office:value="0.0710547493196107">
                <text:p>0.0710547493196107</text:p>
              </table:table-cell>
              <table:table-cell office:value-type="float" office:value="0.916453017650585">
                <text:p>0.91645301765058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271492275188119">
                <text:p>0.271492275188119</text:p>
              </table:table-cell>
              <table:table-cell office:value-type="float" office:value="0.0701707164478743">
                <text:p>0.0701707164478743</text:p>
              </table:table-cell>
              <table:table-cell office:value-type="float" office:value="0.91811177116206">
                <text:p>0.9181117711620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271089930269671">
                <text:p>0.271089930269671</text:p>
              </table:table-cell>
              <table:table-cell office:value-type="float" office:value="0.0696566767743743">
                <text:p>0.0696566767743743</text:p>
              </table:table-cell>
              <table:table-cell office:value-type="float" office:value="0.919134268468862">
                <text:p>0.919134268468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